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81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3.8366in"/>
    </style:style>
    <style:style style:name="co6" style:family="table-column">
      <style:table-column-properties fo:break-before="auto" style:column-width="4.6547in"/>
    </style:style>
    <style:style style:name="co7" style:family="table-column">
      <style:table-column-properties fo:break-before="auto" style:column-width="3.5055in"/>
    </style:style>
    <style:style style:name="co8" style:family="table-column">
      <style:table-column-properties fo:break-before="auto" style:column-width="1.1752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0.6189in"/>
    </style:style>
    <style:style style:name="co11" style:family="table-column">
      <style:table-column-properties fo:break-before="auto" style:column-width="2.5291in"/>
    </style:style>
    <style:style style:name="co12" style:family="table-column">
      <style:table-column-properties fo:break-before="auto" style:column-width="0.4618in"/>
    </style:style>
    <style:style style:name="co13" style:family="table-column">
      <style:table-column-properties fo:break-before="auto" style:column-width="0.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Rating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NormRatings">
      <style:table-properties table:display="true" style:writing-mode="lr-tb"/>
    </style:style>
    <style:style style:name="ta4" style:family="table" style:master-page-name="PageStyle_5f_Matrix">
      <style:table-properties table:display="true" style:writing-mode="lr-tb"/>
    </style:style>
    <style:style style:name="ta5" style:family="table" style:master-page-name="PageStyle_5f_FilterMatrix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Rating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style-name="ce2" office:value-type="string" calcext:value-type="string">
            <text:p>Mean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2:.U2])" office:value-type="float" office:value="3.2" calcext:value-type="float">
            <text:p>3.2</text:p>
          </table:table-cell>
          <table:table-cell table:number-columns-repeated="1002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:.U3])" office:value-type="float" office:value="2.76923076923077" calcext:value-type="float">
            <text:p>2.76923076923077</text:p>
          </table:table-cell>
          <table:table-cell table:number-columns-repeated="100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:.U4])" office:value-type="float" office:value="2.33333333333333" calcext:value-type="float">
            <text:p>2.33333333333333</text:p>
          </table:table-cell>
          <table:table-cell table:number-columns-repeated="1002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5:.U5])" office:value-type="float" office:value="2.83333333333333" calcext:value-type="float">
            <text:p>2.83333333333333</text:p>
          </table:table-cell>
          <table:table-cell table:number-columns-repeated="1002"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6:.U6])" office:value-type="float" office:value="3.21428571428571" calcext:value-type="float">
            <text:p>3.21428571428571</text:p>
          </table:table-cell>
          <table:table-cell table:number-columns-repeated="1002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7:.U7])" office:value-type="float" office:value="3.07142857142857" calcext:value-type="float">
            <text:p>3.07142857142857</text:p>
          </table:table-cell>
          <table:table-cell table:number-columns-repeated="1002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B8:.U8])" office:value-type="float" office:value="2.66666666666667" calcext:value-type="float">
            <text:p>2.66666666666667</text:p>
          </table:table-cell>
          <table:table-cell table:number-columns-repeated="1002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:.U9])" office:value-type="float" office:value="2.66666666666667" calcext:value-type="float">
            <text:p>2.66666666666667</text:p>
          </table:table-cell>
          <table:table-cell table:number-columns-repeated="100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AVERAGE([.B10:.U10])" office:value-type="float" office:value="3.16666666666667" calcext:value-type="float">
            <text:p>3.16666666666667</text:p>
          </table:table-cell>
          <table:table-cell table:number-columns-repeated="100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:.U11])" office:value-type="float" office:value="3.18181818181818" calcext:value-type="float">
            <text:p>3.18181818181818</text:p>
          </table:table-cell>
          <table:table-cell table:number-columns-repeated="100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12:.U12])" office:value-type="float" office:value="2.81818181818182" calcext:value-type="float">
            <text:p>2.81818181818182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AVERAGE([.B13:.U13])" office:value-type="float" office:value="2.8" calcext:value-type="float">
            <text:p>2.8</text:p>
          </table:table-cell>
          <table:table-cell table:number-columns-repeated="100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AVERAGE([.B14:.U14])" office:value-type="float" office:value="3.77777777777778" calcext:value-type="float">
            <text:p>3.77777777777778</text:p>
          </table:table-cell>
          <table:table-cell table:number-columns-repeated="100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5:.U15])" office:value-type="float" office:value="2.63636363636364" calcext:value-type="float">
            <text:p>2.63636363636364</text:p>
          </table:table-cell>
          <table:table-cell table:number-columns-repeated="100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B16:.U16])" office:value-type="float" office:value="3.15384615384615" calcext:value-type="float">
            <text:p>3.15384615384615</text:p>
          </table:table-cell>
          <table:table-cell table:number-columns-repeated="1002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B17:.U17])" office:value-type="float" office:value="2.58333333333333" calcext:value-type="float">
            <text:p>2.58333333333333</text:p>
          </table:table-cell>
          <table:table-cell table:number-columns-repeated="1002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AVERAGE([.B18:.U18])" office:value-type="float" office:value="2.66666666666667" calcext:value-type="float">
            <text:p>2.66666666666667</text:p>
          </table:table-cell>
          <table:table-cell table:number-columns-repeated="100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19:.U19])" office:value-type="float" office:value="3.07692307692308" calcext:value-type="float">
            <text:p>3.07692307692308</text:p>
          </table:table-cell>
          <table:table-cell table:number-columns-repeated="1002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B20:.U20])" office:value-type="float" office:value="2.54545454545455" calcext:value-type="float">
            <text:p>2.54545454545455</text:p>
          </table:table-cell>
          <table:table-cell table:number-columns-repeated="1002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1:.U21])" office:value-type="float" office:value="3.11764705882353" calcext:value-type="float">
            <text:p>3.1176470588235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formula="of:=SQRT(SUMSQ([.B2:.B21]))" office:value-type="float" office:value="11.8321595661992" calcext:value-type="float">
            <text:p>11.8321595661992</text:p>
          </table:table-cell>
          <table:table-cell table:formula="of:=SQRT(SUMSQ([.C2:.C21]))" office:value-type="float" office:value="11.6619037896906" calcext:value-type="float">
            <text:p>11.6619037896906</text:p>
          </table:table-cell>
          <table:table-cell table:formula="of:=SQRT(SUMSQ([.D2:.D21]))" office:value-type="float" office:value="9.89949493661167" calcext:value-type="float">
            <text:p>9.89949493661167</text:p>
          </table:table-cell>
          <table:table-cell table:formula="of:=SQRT(SUMSQ([.E2:.E21]))" office:value-type="float" office:value="12.4096736459909" calcext:value-type="float">
            <text:p>12.4096736459909</text:p>
          </table:table-cell>
          <table:table-cell table:formula="of:=SQRT(SUMSQ([.F2:.F21]))" office:value-type="float" office:value="12.4498995979887" calcext:value-type="float">
            <text:p>12.4498995979887</text:p>
          </table:table-cell>
          <table:table-cell table:formula="of:=SQRT(SUMSQ([.G2:.G21]))" office:value-type="float" office:value="11.3578166916005" calcext:value-type="float">
            <text:p>11.3578166916005</text:p>
          </table:table-cell>
          <table:table-cell table:formula="of:=SQRT(SUMSQ([.H2:.H21]))" office:value-type="float" office:value="14.247806848775" calcext:value-type="float">
            <text:p>14.247806848775</text:p>
          </table:table-cell>
          <table:table-cell table:formula="of:=SQRT(SUMSQ([.I2:.I21]))" office:value-type="float" office:value="10.9087121146357" calcext:value-type="float">
            <text:p>10.9087121146357</text:p>
          </table:table-cell>
          <table:table-cell table:formula="of:=SQRT(SUMSQ([.J2:.J21]))" office:value-type="float" office:value="10.6301458127347" calcext:value-type="float">
            <text:p>10.6301458127347</text:p>
          </table:table-cell>
          <table:table-cell table:formula="of:=SQRT(SUMSQ([.K2:.K21]))" office:value-type="float" office:value="9.9498743710662" calcext:value-type="float">
            <text:p>9.9498743710662</text:p>
          </table:table-cell>
          <table:table-cell table:formula="of:=SQRT(SUMSQ([.L2:.L21]))" office:value-type="float" office:value="10.770329614269" calcext:value-type="float">
            <text:p>10.770329614269</text:p>
          </table:table-cell>
          <table:table-cell table:formula="of:=SQRT(SUMSQ([.M2:.M21]))" office:value-type="float" office:value="6.78232998312527" calcext:value-type="float">
            <text:p>6.78232998312527</text:p>
          </table:table-cell>
          <table:table-cell table:formula="of:=SQRT(SUMSQ([.N2:.N21]))" office:value-type="float" office:value="11.7473401244707" calcext:value-type="float">
            <text:p>11.7473401244707</text:p>
          </table:table-cell>
          <table:table-cell table:formula="of:=SQRT(SUMSQ([.O2:.O21]))" office:value-type="float" office:value="10.1488915650922" calcext:value-type="float">
            <text:p>10.1488915650922</text:p>
          </table:table-cell>
          <table:table-cell table:formula="of:=SQRT(SUMSQ([.P2:.P21]))" office:value-type="float" office:value="12.5299640861417" calcext:value-type="float">
            <text:p>12.5299640861417</text:p>
          </table:table-cell>
          <table:table-cell table:formula="of:=SQRT(SUMSQ([.Q2:.Q21]))" office:value-type="float" office:value="11.0453610171873" calcext:value-type="float">
            <text:p>11.0453610171873</text:p>
          </table:table-cell>
          <table:table-cell table:formula="of:=SQRT(SUMSQ([.R2:.R21]))" office:value-type="float" office:value="11.6619037896906" calcext:value-type="float">
            <text:p>11.6619037896906</text:p>
          </table:table-cell>
          <table:table-cell table:formula="of:=SQRT(SUMSQ([.S2:.S21]))" office:value-type="float" office:value="11.2249721603218" calcext:value-type="float">
            <text:p>11.2249721603218</text:p>
          </table:table-cell>
          <table:table-cell table:formula="of:=SQRT(SUMSQ([.T2:.T21]))" office:value-type="float" office:value="10.8627804912002" calcext:value-type="float">
            <text:p>10.8627804912002</text:p>
          </table:table-cell>
          <table:table-cell table:formula="of:=SQRT(SUMSQ([.U2:.U21]))" office:value-type="float" office:value="10.3923048454133" calcext:value-type="float">
            <text:p>10.3923048454133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2" table:style-name="ta2">
        <office:forms form:automatic-focus="false" form:apply-design-mode="false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3.21428571428571" calcext:value-type="float">
            <text:p>3.2142857142857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7142857142857" calcext:value-type="float">
            <text:p>3.07142857142857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.18181818181818" calcext:value-type="float">
            <text:p>3.18181818181818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81818181818182" calcext:value-type="float">
            <text:p>2.818181818181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77777777777778" calcext:value-type="float">
            <text:p>3.77777777777778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.63636363636364" calcext:value-type="float">
            <text:p>2.63636363636364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5384615384615" calcext:value-type="float">
            <text:p>3.15384615384615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8333333333333" calcext:value-type="float">
            <text:p>2.58333333333333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07692307692308" calcext:value-type="float">
            <text:p>3.0769230769230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.54545454545455" calcext:value-type="float">
            <text:p>2.54545454545455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11764705882353" calcext:value-type="float">
            <text:p>3.11764705882353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1.8321595661992" calcext:value-type="float">
            <text:p>11.8321595661992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9.89949493661167" calcext:value-type="float">
            <text:p>9.89949493661167</text:p>
          </table:table-cell>
          <table:table-cell office:value-type="float" office:value="12.4096736459909" calcext:value-type="float">
            <text:p>12.4096736459909</text:p>
          </table:table-cell>
          <table:table-cell office:value-type="float" office:value="12.4498995979887" calcext:value-type="float">
            <text:p>12.4498995979887</text:p>
          </table:table-cell>
          <table:table-cell office:value-type="float" office:value="11.3578166916005" calcext:value-type="float">
            <text:p>11.3578166916005</text:p>
          </table:table-cell>
          <table:table-cell office:value-type="float" office:value="14.247806848775" calcext:value-type="float">
            <text:p>14.247806848775</text:p>
          </table:table-cell>
          <table:table-cell office:value-type="float" office:value="10.9087121146357" calcext:value-type="float">
            <text:p>10.9087121146357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9.9498743710662" calcext:value-type="float">
            <text:p>9.9498743710662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6.78232998312527" calcext:value-type="float">
            <text:p>6.78232998312527</text:p>
          </table:table-cell>
          <table:table-cell office:value-type="float" office:value="11.7473401244707" calcext:value-type="float">
            <text:p>11.7473401244707</text:p>
          </table:table-cell>
          <table:table-cell office:value-type="float" office:value="10.1488915650922" calcext:value-type="float">
            <text:p>10.1488915650922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11.2249721603218" calcext:value-type="float">
            <text:p>11.2249721603218</text:p>
          </table:table-cell>
          <table:table-cell office:value-type="float" office:value="10.8627804912002" calcext:value-type="float">
            <text:p>10.8627804912002</text:p>
          </table:table-cell>
          <table:table-cell office:value-type="float" office:value="10.3923048454133" calcext:value-type="float">
            <text:p>10.3923048454133</text:p>
          </table:table-cell>
          <table:table-cell/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NormRating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ISBLANK([$Ratings.B2]); 0; [$Ratings.B2]-[$Ratings.$V2])" office:value-type="float" office:value="-1.2" calcext:value-type="float">
            <text:p>-1.2</text:p>
          </table:table-cell>
          <table:table-cell table:formula="of:=IF(ISBLANK([$Ratings.C2]); 0; [$Ratings.C2]-[$Ratings.$V2])" office:value-type="float" office:value="1.8" calcext:value-type="float">
            <text:p>1.8</text:p>
          </table:table-cell>
          <table:table-cell table:formula="of:=IF(ISBLANK([$Ratings.D2]); 0; [$Ratings.D2]-[$Ratings.$V2])" office:value-type="float" office:value="-1.2" calcext:value-type="float">
            <text:p>-1.2</text:p>
          </table:table-cell>
          <table:table-cell table:formula="of:=IF(ISBLANK([$Ratings.E2]); 0; [$Ratings.E2]-[$Ratings.$V2])" office:value-type="float" office:value="0" calcext:value-type="float">
            <text:p>0</text:p>
          </table:table-cell>
          <table:table-cell table:formula="of:=IF(ISBLANK([$Ratings.F2]); 0; [$Ratings.F2]-[$Ratings.$V2])" office:value-type="float" office:value="0.8" calcext:value-type="float">
            <text:p>0.8</text:p>
          </table:table-cell>
          <table:table-cell table:formula="of:=IF(ISBLANK([$Ratings.G2]); 0; [$Ratings.G2]-[$Ratings.$V2])" office:value-type="float" office:value="0.8" calcext:value-type="float">
            <text:p>0.8</text:p>
          </table:table-cell>
          <table:table-cell table:formula="of:=IF(ISBLANK([$Ratings.H2]); 0; [$Ratings.H2]-[$Ratings.$V2])" office:value-type="float" office:value="-2.2" calcext:value-type="float">
            <text:p>-2.2</text:p>
          </table:table-cell>
          <table:table-cell table:formula="of:=IF(ISBLANK([$Ratings.I2]); 0; [$Ratings.I2]-[$Ratings.$V2])" office:value-type="float" office:value="-1.2" calcext:value-type="float">
            <text:p>-1.2</text:p>
          </table:table-cell>
          <table:table-cell table:formula="of:=IF(ISBLANK([$Ratings.J2]); 0; [$Ratings.J2]-[$Ratings.$V2])" office:value-type="float" office:value="0" calcext:value-type="float">
            <text:p>0</text:p>
          </table:table-cell>
          <table:table-cell table:formula="of:=IF(ISBLANK([$Ratings.K2]); 0; [$Ratings.K2]-[$Ratings.$V2])" office:value-type="float" office:value="-0.2" calcext:value-type="float">
            <text:p>-0.2</text:p>
          </table:table-cell>
          <table:table-cell table:formula="of:=IF(ISBLANK([$Ratings.L2]); 0; [$Ratings.L2]-[$Ratings.$V2])" office:value-type="float" office:value="-1.2" calcext:value-type="float">
            <text:p>-1.2</text:p>
          </table:table-cell>
          <table:table-cell table:formula="of:=IF(ISBLANK([$Ratings.M2]); 0; [$Ratings.M2]-[$Ratings.$V2])" office:value-type="float" office:value="0" calcext:value-type="float">
            <text:p>0</text:p>
          </table:table-cell>
          <table:table-cell table:formula="of:=IF(ISBLANK([$Ratings.N2]); 0; [$Ratings.N2]-[$Ratings.$V2])" office:value-type="float" office:value="1.8" calcext:value-type="float">
            <text:p>1.8</text:p>
          </table:table-cell>
          <table:table-cell table:formula="of:=IF(ISBLANK([$Ratings.O2]); 0; [$Ratings.O2]-[$Ratings.$V2])" office:value-type="float" office:value="-1.2" calcext:value-type="float">
            <text:p>-1.2</text:p>
          </table:table-cell>
          <table:table-cell table:formula="of:=IF(ISBLANK([$Ratings.P2]); 0; [$Ratings.P2]-[$Ratings.$V2])" office:value-type="float" office:value="1.8" calcext:value-type="float">
            <text:p>1.8</text:p>
          </table:table-cell>
          <table:table-cell table:formula="of:=IF(ISBLANK([$Ratings.Q2]); 0; [$Ratings.Q2]-[$Ratings.$V2])" office:value-type="float" office:value="0.8" calcext:value-type="float">
            <text:p>0.8</text:p>
          </table:table-cell>
          <table:table-cell table:formula="of:=IF(ISBLANK([$Ratings.R2]); 0; [$Ratings.R2]-[$Ratings.$V2])" office:value-type="float" office:value="-1.2" calcext:value-type="float">
            <text:p>-1.2</text:p>
          </table:table-cell>
          <table:table-cell table:formula="of:=IF(ISBLANK([$Ratings.S2]); 0; [$Ratings.S2]-[$Ratings.$V2])" office:value-type="float" office:value="1.8" calcext:value-type="float">
            <text:p>1.8</text:p>
          </table:table-cell>
          <table:table-cell table:formula="of:=IF(ISBLANK([$Ratings.T2]); 0; [$Ratings.T2]-[$Ratings.$V2])" office:value-type="float" office:value="0" calcext:value-type="float">
            <text:p>0</text:p>
          </table:table-cell>
          <table:table-cell table:formula="of:=IF(ISBLANK([$Ratings.U2]); 0; [$Ratings.U2]-[$Ratings.$V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IF(ISBLANK([$Ratings.B3]); 0; [$Ratings.B3]-[$Ratings.$V3])" office:value-type="float" office:value="-1.76923076923077" calcext:value-type="float">
            <text:p>-1.76923076923077</text:p>
          </table:table-cell>
          <table:table-cell table:formula="of:=IF(ISBLANK([$Ratings.C3]); 0; [$Ratings.C3]-[$Ratings.$V3])" office:value-type="float" office:value="0" calcext:value-type="float">
            <text:p>0</text:p>
          </table:table-cell>
          <table:table-cell table:formula="of:=IF(ISBLANK([$Ratings.D3]); 0; [$Ratings.D3]-[$Ratings.$V3])" office:value-type="float" office:value="0" calcext:value-type="float">
            <text:p>0</text:p>
          </table:table-cell>
          <table:table-cell table:formula="of:=IF(ISBLANK([$Ratings.E3]); 0; [$Ratings.E3]-[$Ratings.$V3])" office:value-type="float" office:value="-0.769230769230769" calcext:value-type="float">
            <text:p>-0.769230769230769</text:p>
          </table:table-cell>
          <table:table-cell table:formula="of:=IF(ISBLANK([$Ratings.F3]); 0; [$Ratings.F3]-[$Ratings.$V3])" office:value-type="float" office:value="1.23076923076923" calcext:value-type="float">
            <text:p>1.23076923076923</text:p>
          </table:table-cell>
          <table:table-cell table:formula="of:=IF(ISBLANK([$Ratings.G3]); 0; [$Ratings.G3]-[$Ratings.$V3])" office:value-type="float" office:value="-0.769230769230769" calcext:value-type="float">
            <text:p>-0.769230769230769</text:p>
          </table:table-cell>
          <table:table-cell table:formula="of:=IF(ISBLANK([$Ratings.H3]); 0; [$Ratings.H3]-[$Ratings.$V3])" office:value-type="float" office:value="2.23076923076923" calcext:value-type="float">
            <text:p>2.23076923076923</text:p>
          </table:table-cell>
          <table:table-cell table:formula="of:=IF(ISBLANK([$Ratings.I3]); 0; [$Ratings.I3]-[$Ratings.$V3])" office:value-type="float" office:value="0" calcext:value-type="float">
            <text:p>0</text:p>
          </table:table-cell>
          <table:table-cell table:formula="of:=IF(ISBLANK([$Ratings.J3]); 0; [$Ratings.J3]-[$Ratings.$V3])" office:value-type="float" office:value="0" calcext:value-type="float">
            <text:p>0</text:p>
          </table:table-cell>
          <table:table-cell table:formula="of:=IF(ISBLANK([$Ratings.K3]); 0; [$Ratings.K3]-[$Ratings.$V3])" office:value-type="float" office:value="1.23076923076923" calcext:value-type="float">
            <text:p>1.23076923076923</text:p>
          </table:table-cell>
          <table:table-cell table:formula="of:=IF(ISBLANK([$Ratings.L3]); 0; [$Ratings.L3]-[$Ratings.$V3])" office:value-type="float" office:value="0.230769230769231" calcext:value-type="float">
            <text:p>0.230769230769231</text:p>
          </table:table-cell>
          <table:table-cell table:formula="of:=IF(ISBLANK([$Ratings.M3]); 0; [$Ratings.M3]-[$Ratings.$V3])" office:value-type="float" office:value="-0.769230769230769" calcext:value-type="float">
            <text:p>-0.769230769230769</text:p>
          </table:table-cell>
          <table:table-cell table:formula="of:=IF(ISBLANK([$Ratings.N3]); 0; [$Ratings.N3]-[$Ratings.$V3])" office:value-type="float" office:value="-0.769230769230769" calcext:value-type="float">
            <text:p>-0.769230769230769</text:p>
          </table:table-cell>
          <table:table-cell table:formula="of:=IF(ISBLANK([$Ratings.O3]); 0; [$Ratings.O3]-[$Ratings.$V3])" office:value-type="float" office:value="0" calcext:value-type="float">
            <text:p>0</text:p>
          </table:table-cell>
          <table:table-cell table:formula="of:=IF(ISBLANK([$Ratings.P3]); 0; [$Ratings.P3]-[$Ratings.$V3])" office:value-type="float" office:value="-0.769230769230769" calcext:value-type="float">
            <text:p>-0.769230769230769</text:p>
          </table:table-cell>
          <table:table-cell table:formula="of:=IF(ISBLANK([$Ratings.Q3]); 0; [$Ratings.Q3]-[$Ratings.$V3])" office:value-type="float" office:value="0" calcext:value-type="float">
            <text:p>0</text:p>
          </table:table-cell>
          <table:table-cell table:formula="of:=IF(ISBLANK([$Ratings.R3]); 0; [$Ratings.R3]-[$Ratings.$V3])" office:value-type="float" office:value="2.23076923076923" calcext:value-type="float">
            <text:p>2.23076923076923</text:p>
          </table:table-cell>
          <table:table-cell table:formula="of:=IF(ISBLANK([$Ratings.S3]); 0; [$Ratings.S3]-[$Ratings.$V3])" office:value-type="float" office:value="-1.76923076923077" calcext:value-type="float">
            <text:p>-1.76923076923077</text:p>
          </table:table-cell>
          <table:table-cell table:formula="of:=IF(ISBLANK([$Ratings.T3]); 0; [$Ratings.T3]-[$Ratings.$V3])" office:value-type="float" office:value="0.230769230769231" calcext:value-type="float">
            <text:p>0.230769230769231</text:p>
          </table:table-cell>
          <table:table-cell table:formula="of:=IF(ISBLANK([$Ratings.U3]); 0; [$Ratings.U3]-[$Ratings.$V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ISBLANK([$Ratings.B4]); 0; [$Ratings.B4]-[$Ratings.$V4])" office:value-type="float" office:value="0" calcext:value-type="float">
            <text:p>0</text:p>
          </table:table-cell>
          <table:table-cell table:formula="of:=IF(ISBLANK([$Ratings.C4]); 0; [$Ratings.C4]-[$Ratings.$V4])" office:value-type="float" office:value="0" calcext:value-type="float">
            <text:p>0</text:p>
          </table:table-cell>
          <table:table-cell table:formula="of:=IF(ISBLANK([$Ratings.D4]); 0; [$Ratings.D4]-[$Ratings.$V4])" office:value-type="float" office:value="0" calcext:value-type="float">
            <text:p>0</text:p>
          </table:table-cell>
          <table:table-cell table:formula="of:=IF(ISBLANK([$Ratings.E4]); 0; [$Ratings.E4]-[$Ratings.$V4])" office:value-type="float" office:value="2.66666666666667" calcext:value-type="float">
            <text:p>2.66666666666667</text:p>
          </table:table-cell>
          <table:table-cell table:formula="of:=IF(ISBLANK([$Ratings.F4]); 0; [$Ratings.F4]-[$Ratings.$V4])" office:value-type="float" office:value="-0.333333333333333" calcext:value-type="float">
            <text:p>-0.333333333333333</text:p>
          </table:table-cell>
          <table:table-cell table:formula="of:=IF(ISBLANK([$Ratings.G4]); 0; [$Ratings.G4]-[$Ratings.$V4])" office:value-type="float" office:value="0" calcext:value-type="float">
            <text:p>0</text:p>
          </table:table-cell>
          <table:table-cell table:formula="of:=IF(ISBLANK([$Ratings.H4]); 0; [$Ratings.H4]-[$Ratings.$V4])" office:value-type="float" office:value="0" calcext:value-type="float">
            <text:p>0</text:p>
          </table:table-cell>
          <table:table-cell table:formula="of:=IF(ISBLANK([$Ratings.I4]); 0; [$Ratings.I4]-[$Ratings.$V4])" office:value-type="float" office:value="0" calcext:value-type="float">
            <text:p>0</text:p>
          </table:table-cell>
          <table:table-cell table:formula="of:=IF(ISBLANK([$Ratings.J4]); 0; [$Ratings.J4]-[$Ratings.$V4])" office:value-type="float" office:value="0" calcext:value-type="float">
            <text:p>0</text:p>
          </table:table-cell>
          <table:table-cell table:formula="of:=IF(ISBLANK([$Ratings.K4]); 0; [$Ratings.K4]-[$Ratings.$V4])" office:value-type="float" office:value="-1.33333333333333" calcext:value-type="float">
            <text:p>-1.33333333333333</text:p>
          </table:table-cell>
          <table:table-cell table:formula="of:=IF(ISBLANK([$Ratings.L4]); 0; [$Ratings.L4]-[$Ratings.$V4])" office:value-type="float" office:value="0" calcext:value-type="float">
            <text:p>0</text:p>
          </table:table-cell>
          <table:table-cell table:formula="of:=IF(ISBLANK([$Ratings.M4]); 0; [$Ratings.M4]-[$Ratings.$V4])" office:value-type="float" office:value="-1.33333333333333" calcext:value-type="float">
            <text:p>-1.33333333333333</text:p>
          </table:table-cell>
          <table:table-cell table:formula="of:=IF(ISBLANK([$Ratings.N4]); 0; [$Ratings.N4]-[$Ratings.$V4])" office:value-type="float" office:value="1.66666666666667" calcext:value-type="float">
            <text:p>1.66666666666667</text:p>
          </table:table-cell>
          <table:table-cell table:formula="of:=IF(ISBLANK([$Ratings.O4]); 0; [$Ratings.O4]-[$Ratings.$V4])" office:value-type="float" office:value="1.66666666666667" calcext:value-type="float">
            <text:p>1.66666666666667</text:p>
          </table:table-cell>
          <table:table-cell table:formula="of:=IF(ISBLANK([$Ratings.P4]); 0; [$Ratings.P4]-[$Ratings.$V4])" office:value-type="float" office:value="-1.33333333333333" calcext:value-type="float">
            <text:p>-1.33333333333333</text:p>
          </table:table-cell>
          <table:table-cell table:formula="of:=IF(ISBLANK([$Ratings.Q4]); 0; [$Ratings.Q4]-[$Ratings.$V4])" office:value-type="float" office:value="-1.33333333333333" calcext:value-type="float">
            <text:p>-1.33333333333333</text:p>
          </table:table-cell>
          <table:table-cell table:formula="of:=IF(ISBLANK([$Ratings.R4]); 0; [$Ratings.R4]-[$Ratings.$V4])" office:value-type="float" office:value="-0.333333333333333" calcext:value-type="float">
            <text:p>-0.333333333333333</text:p>
          </table:table-cell>
          <table:table-cell table:formula="of:=IF(ISBLANK([$Ratings.S4]); 0; [$Ratings.S4]-[$Ratings.$V4])" office:value-type="float" office:value="0.666666666666667" calcext:value-type="float">
            <text:p>0.666666666666667</text:p>
          </table:table-cell>
          <table:table-cell table:formula="of:=IF(ISBLANK([$Ratings.T4]); 0; [$Ratings.T4]-[$Ratings.$V4])" office:value-type="float" office:value="-1.33333333333333" calcext:value-type="float">
            <text:p>-1.33333333333333</text:p>
          </table:table-cell>
          <table:table-cell table:formula="of:=IF(ISBLANK([$Ratings.U4]); 0; [$Ratings.U4]-[$Ratings.$V4])" office:value-type="float" office:value="0.666666666666667" calcext:value-type="float">
            <text:p>0.666666666666667</text:p>
          </table:table-cell>
          <table:table-cell table:number-columns-repeated="100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ISBLANK([$Ratings.B5]); 0; [$Ratings.B5]-[$Ratings.$V5])" office:value-type="float" office:value="-0.833333333333333" calcext:value-type="float">
            <text:p>-0.833333333333333</text:p>
          </table:table-cell>
          <table:table-cell table:formula="of:=IF(ISBLANK([$Ratings.C5]); 0; [$Ratings.C5]-[$Ratings.$V5])" office:value-type="float" office:value="0.166666666666667" calcext:value-type="float">
            <text:p>0.166666666666667</text:p>
          </table:table-cell>
          <table:table-cell table:formula="of:=IF(ISBLANK([$Ratings.D5]); 0; [$Ratings.D5]-[$Ratings.$V5])" office:value-type="float" office:value="0" calcext:value-type="float">
            <text:p>0</text:p>
          </table:table-cell>
          <table:table-cell table:formula="of:=IF(ISBLANK([$Ratings.E5]); 0; [$Ratings.E5]-[$Ratings.$V5])" office:value-type="float" office:value="0" calcext:value-type="float">
            <text:p>0</text:p>
          </table:table-cell>
          <table:table-cell table:formula="of:=IF(ISBLANK([$Ratings.F5]); 0; [$Ratings.F5]-[$Ratings.$V5])" office:value-type="float" office:value="0" calcext:value-type="float">
            <text:p>0</text:p>
          </table:table-cell>
          <table:table-cell table:formula="of:=IF(ISBLANK([$Ratings.G5]); 0; [$Ratings.G5]-[$Ratings.$V5])" office:value-type="float" office:value="-1.83333333333333" calcext:value-type="float">
            <text:p>-1.83333333333333</text:p>
          </table:table-cell>
          <table:table-cell table:formula="of:=IF(ISBLANK([$Ratings.H5]); 0; [$Ratings.H5]-[$Ratings.$V5])" office:value-type="float" office:value="0" calcext:value-type="float">
            <text:p>0</text:p>
          </table:table-cell>
          <table:table-cell table:formula="of:=IF(ISBLANK([$Ratings.I5]); 0; [$Ratings.I5]-[$Ratings.$V5])" office:value-type="float" office:value="0.166666666666667" calcext:value-type="float">
            <text:p>0.166666666666667</text:p>
          </table:table-cell>
          <table:table-cell table:formula="of:=IF(ISBLANK([$Ratings.J5]); 0; [$Ratings.J5]-[$Ratings.$V5])" office:value-type="float" office:value="1.16666666666667" calcext:value-type="float">
            <text:p>1.16666666666667</text:p>
          </table:table-cell>
          <table:table-cell table:formula="of:=IF(ISBLANK([$Ratings.K5]); 0; [$Ratings.K5]-[$Ratings.$V5])" office:value-type="float" office:value="0" calcext:value-type="float">
            <text:p>0</text:p>
          </table:table-cell>
          <table:table-cell table:formula="of:=IF(ISBLANK([$Ratings.L5]); 0; [$Ratings.L5]-[$Ratings.$V5])" office:value-type="float" office:value="0" calcext:value-type="float">
            <text:p>0</text:p>
          </table:table-cell>
          <table:table-cell table:formula="of:=IF(ISBLANK([$Ratings.M5]); 0; [$Ratings.M5]-[$Ratings.$V5])" office:value-type="float" office:value="1.16666666666667" calcext:value-type="float">
            <text:p>1.16666666666667</text:p>
          </table:table-cell>
          <table:table-cell table:formula="of:=IF(ISBLANK([$Ratings.N5]); 0; [$Ratings.N5]-[$Ratings.$V5])" office:value-type="float" office:value="0" calcext:value-type="float">
            <text:p>0</text:p>
          </table:table-cell>
          <table:table-cell table:formula="of:=IF(ISBLANK([$Ratings.O5]); 0; [$Ratings.O5]-[$Ratings.$V5])" office:value-type="float" office:value="0.166666666666667" calcext:value-type="float">
            <text:p>0.166666666666667</text:p>
          </table:table-cell>
          <table:table-cell table:formula="of:=IF(ISBLANK([$Ratings.P5]); 0; [$Ratings.P5]-[$Ratings.$V5])" office:value-type="float" office:value="2.16666666666667" calcext:value-type="float">
            <text:p>2.16666666666667</text:p>
          </table:table-cell>
          <table:table-cell table:formula="of:=IF(ISBLANK([$Ratings.Q5]); 0; [$Ratings.Q5]-[$Ratings.$V5])" office:value-type="float" office:value="0" calcext:value-type="float">
            <text:p>0</text:p>
          </table:table-cell>
          <table:table-cell table:formula="of:=IF(ISBLANK([$Ratings.R5]); 0; [$Ratings.R5]-[$Ratings.$V5])" office:value-type="float" office:value="2.16666666666667" calcext:value-type="float">
            <text:p>2.16666666666667</text:p>
          </table:table-cell>
          <table:table-cell table:formula="of:=IF(ISBLANK([$Ratings.S5]); 0; [$Ratings.S5]-[$Ratings.$V5])" office:value-type="float" office:value="-1.83333333333333" calcext:value-type="float">
            <text:p>-1.83333333333333</text:p>
          </table:table-cell>
          <table:table-cell table:formula="of:=IF(ISBLANK([$Ratings.T5]); 0; [$Ratings.T5]-[$Ratings.$V5])" office:value-type="float" office:value="-1.83333333333333" calcext:value-type="float">
            <text:p>-1.83333333333333</text:p>
          </table:table-cell>
          <table:table-cell table:formula="of:=IF(ISBLANK([$Ratings.U5]); 0; [$Ratings.U5]-[$Ratings.$V5])" office:value-type="float" office:value="-0.833333333333333" calcext:value-type="float">
            <text:p>-0.833333333333333</text:p>
          </table:table-cell>
          <table:table-cell table:number-columns-repeated="100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ISBLANK([$Ratings.B6]); 0; [$Ratings.B6]-[$Ratings.$V6])" office:value-type="float" office:value="0" calcext:value-type="float">
            <text:p>0</text:p>
          </table:table-cell>
          <table:table-cell table:formula="of:=IF(ISBLANK([$Ratings.C6]); 0; [$Ratings.C6]-[$Ratings.$V6])" office:value-type="float" office:value="-0.214285714285714" calcext:value-type="float">
            <text:p>-0.214285714285714</text:p>
          </table:table-cell>
          <table:table-cell table:formula="of:=IF(ISBLANK([$Ratings.D6]); 0; [$Ratings.D6]-[$Ratings.$V6])" office:value-type="float" office:value="0.785714285714286" calcext:value-type="float">
            <text:p>0.785714285714286</text:p>
          </table:table-cell>
          <table:table-cell table:formula="of:=IF(ISBLANK([$Ratings.E6]); 0; [$Ratings.E6]-[$Ratings.$V6])" office:value-type="float" office:value="-2.21428571428571" calcext:value-type="float">
            <text:p>-2.21428571428571</text:p>
          </table:table-cell>
          <table:table-cell table:formula="of:=IF(ISBLANK([$Ratings.F6]); 0; [$Ratings.F6]-[$Ratings.$V6])" office:value-type="float" office:value="0.785714285714286" calcext:value-type="float">
            <text:p>0.785714285714286</text:p>
          </table:table-cell>
          <table:table-cell table:formula="of:=IF(ISBLANK([$Ratings.G6]); 0; [$Ratings.G6]-[$Ratings.$V6])" office:value-type="float" office:value="-2.21428571428571" calcext:value-type="float">
            <text:p>-2.21428571428571</text:p>
          </table:table-cell>
          <table:table-cell table:formula="of:=IF(ISBLANK([$Ratings.H6]); 0; [$Ratings.H6]-[$Ratings.$V6])" office:value-type="float" office:value="0.785714285714286" calcext:value-type="float">
            <text:p>0.785714285714286</text:p>
          </table:table-cell>
          <table:table-cell table:formula="of:=IF(ISBLANK([$Ratings.I6]); 0; [$Ratings.I6]-[$Ratings.$V6])" office:value-type="float" office:value="0.785714285714286" calcext:value-type="float">
            <text:p>0.785714285714286</text:p>
          </table:table-cell>
          <table:table-cell table:formula="of:=IF(ISBLANK([$Ratings.J6]); 0; [$Ratings.J6]-[$Ratings.$V6])" office:value-type="float" office:value="0" calcext:value-type="float">
            <text:p>0</text:p>
          </table:table-cell>
          <table:table-cell table:formula="of:=IF(ISBLANK([$Ratings.K6]); 0; [$Ratings.K6]-[$Ratings.$V6])" office:value-type="float" office:value="-2.21428571428571" calcext:value-type="float">
            <text:p>-2.21428571428571</text:p>
          </table:table-cell>
          <table:table-cell table:formula="of:=IF(ISBLANK([$Ratings.L6]); 0; [$Ratings.L6]-[$Ratings.$V6])" office:value-type="float" office:value="1.78571428571429" calcext:value-type="float">
            <text:p>1.78571428571429</text:p>
          </table:table-cell>
          <table:table-cell table:formula="of:=IF(ISBLANK([$Ratings.M6]); 0; [$Ratings.M6]-[$Ratings.$V6])" office:value-type="float" office:value="-2.21428571428571" calcext:value-type="float">
            <text:p>-2.21428571428571</text:p>
          </table:table-cell>
          <table:table-cell table:formula="of:=IF(ISBLANK([$Ratings.N6]); 0; [$Ratings.N6]-[$Ratings.$V6])" office:value-type="float" office:value="0" calcext:value-type="float">
            <text:p>0</text:p>
          </table:table-cell>
          <table:table-cell table:formula="of:=IF(ISBLANK([$Ratings.O6]); 0; [$Ratings.O6]-[$Ratings.$V6])" office:value-type="float" office:value="0.785714285714286" calcext:value-type="float">
            <text:p>0.785714285714286</text:p>
          </table:table-cell>
          <table:table-cell table:formula="of:=IF(ISBLANK([$Ratings.P6]); 0; [$Ratings.P6]-[$Ratings.$V6])" office:value-type="float" office:value="0" calcext:value-type="float">
            <text:p>0</text:p>
          </table:table-cell>
          <table:table-cell table:formula="of:=IF(ISBLANK([$Ratings.Q6]); 0; [$Ratings.Q6]-[$Ratings.$V6])" office:value-type="float" office:value="-0.214285714285714" calcext:value-type="float">
            <text:p>-0.214285714285714</text:p>
          </table:table-cell>
          <table:table-cell table:formula="of:=IF(ISBLANK([$Ratings.R6]); 0; [$Ratings.R6]-[$Ratings.$V6])" office:value-type="float" office:value="1.78571428571429" calcext:value-type="float">
            <text:p>1.78571428571429</text:p>
          </table:table-cell>
          <table:table-cell table:formula="of:=IF(ISBLANK([$Ratings.S6]); 0; [$Ratings.S6]-[$Ratings.$V6])" office:value-type="float" office:value="1.78571428571429" calcext:value-type="float">
            <text:p>1.78571428571429</text:p>
          </table:table-cell>
          <table:table-cell table:formula="of:=IF(ISBLANK([$Ratings.T6]); 0; [$Ratings.T6]-[$Ratings.$V6])" office:value-type="float" office:value="0" calcext:value-type="float">
            <text:p>0</text:p>
          </table:table-cell>
          <table:table-cell table:formula="of:=IF(ISBLANK([$Ratings.U6]); 0; [$Ratings.U6]-[$Ratings.$V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IF(ISBLANK([$Ratings.B7]); 0; [$Ratings.B7]-[$Ratings.$V7])" office:value-type="float" office:value="-0.0714285714285716" calcext:value-type="float">
            <text:p>-0.071428571428572</text:p>
          </table:table-cell>
          <table:table-cell table:formula="of:=IF(ISBLANK([$Ratings.C7]); 0; [$Ratings.C7]-[$Ratings.$V7])" office:value-type="float" office:value="0.928571428571428" calcext:value-type="float">
            <text:p>0.928571428571428</text:p>
          </table:table-cell>
          <table:table-cell table:formula="of:=IF(ISBLANK([$Ratings.D7]); 0; [$Ratings.D7]-[$Ratings.$V7])" office:value-type="float" office:value="0.928571428571428" calcext:value-type="float">
            <text:p>0.928571428571428</text:p>
          </table:table-cell>
          <table:table-cell table:formula="of:=IF(ISBLANK([$Ratings.E7]); 0; [$Ratings.E7]-[$Ratings.$V7])" office:value-type="float" office:value="0.928571428571428" calcext:value-type="float">
            <text:p>0.928571428571428</text:p>
          </table:table-cell>
          <table:table-cell table:formula="of:=IF(ISBLANK([$Ratings.F7]); 0; [$Ratings.F7]-[$Ratings.$V7])" office:value-type="float" office:value="0" calcext:value-type="float">
            <text:p>0</text:p>
          </table:table-cell>
          <table:table-cell table:formula="of:=IF(ISBLANK([$Ratings.G7]); 0; [$Ratings.G7]-[$Ratings.$V7])" office:value-type="float" office:value="0" calcext:value-type="float">
            <text:p>0</text:p>
          </table:table-cell>
          <table:table-cell table:formula="of:=IF(ISBLANK([$Ratings.H7]); 0; [$Ratings.H7]-[$Ratings.$V7])" office:value-type="float" office:value="-1.07142857142857" calcext:value-type="float">
            <text:p>-1.07142857142857</text:p>
          </table:table-cell>
          <table:table-cell table:formula="of:=IF(ISBLANK([$Ratings.I7]); 0; [$Ratings.I7]-[$Ratings.$V7])" office:value-type="float" office:value="-2.07142857142857" calcext:value-type="float">
            <text:p>-2.07142857142857</text:p>
          </table:table-cell>
          <table:table-cell table:formula="of:=IF(ISBLANK([$Ratings.J7]); 0; [$Ratings.J7]-[$Ratings.$V7])" office:value-type="float" office:value="0.928571428571428" calcext:value-type="float">
            <text:p>0.928571428571428</text:p>
          </table:table-cell>
          <table:table-cell table:formula="of:=IF(ISBLANK([$Ratings.K7]); 0; [$Ratings.K7]-[$Ratings.$V7])" office:value-type="float" office:value="0.928571428571428" calcext:value-type="float">
            <text:p>0.928571428571428</text:p>
          </table:table-cell>
          <table:table-cell table:formula="of:=IF(ISBLANK([$Ratings.L7]); 0; [$Ratings.L7]-[$Ratings.$V7])" office:value-type="float" office:value="1.92857142857143" calcext:value-type="float">
            <text:p>1.92857142857143</text:p>
          </table:table-cell>
          <table:table-cell table:formula="of:=IF(ISBLANK([$Ratings.M7]); 0; [$Ratings.M7]-[$Ratings.$V7])" office:value-type="float" office:value="-1.07142857142857" calcext:value-type="float">
            <text:p>-1.07142857142857</text:p>
          </table:table-cell>
          <table:table-cell table:formula="of:=IF(ISBLANK([$Ratings.N7]); 0; [$Ratings.N7]-[$Ratings.$V7])" office:value-type="float" office:value="0.928571428571428" calcext:value-type="float">
            <text:p>0.928571428571428</text:p>
          </table:table-cell>
          <table:table-cell table:formula="of:=IF(ISBLANK([$Ratings.O7]); 0; [$Ratings.O7]-[$Ratings.$V7])" office:value-type="float" office:value="0" calcext:value-type="float">
            <text:p>0</text:p>
          </table:table-cell>
          <table:table-cell table:formula="of:=IF(ISBLANK([$Ratings.P7]); 0; [$Ratings.P7]-[$Ratings.$V7])" office:value-type="float" office:value="-2.07142857142857" calcext:value-type="float">
            <text:p>-2.07142857142857</text:p>
          </table:table-cell>
          <table:table-cell table:formula="of:=IF(ISBLANK([$Ratings.Q7]); 0; [$Ratings.Q7]-[$Ratings.$V7])" office:value-type="float" office:value="0" calcext:value-type="float">
            <text:p>0</text:p>
          </table:table-cell>
          <table:table-cell table:formula="of:=IF(ISBLANK([$Ratings.R7]); 0; [$Ratings.R7]-[$Ratings.$V7])" office:value-type="float" office:value="0" calcext:value-type="float">
            <text:p>0</text:p>
          </table:table-cell>
          <table:table-cell table:formula="of:=IF(ISBLANK([$Ratings.S7]); 0; [$Ratings.S7]-[$Ratings.$V7])" office:value-type="float" office:value="-0.0714285714285716" calcext:value-type="float">
            <text:p>-0.071428571428572</text:p>
          </table:table-cell>
          <table:table-cell table:formula="of:=IF(ISBLANK([$Ratings.T7]); 0; [$Ratings.T7]-[$Ratings.$V7])" office:value-type="float" office:value="0" calcext:value-type="float">
            <text:p>0</text:p>
          </table:table-cell>
          <table:table-cell table:formula="of:=IF(ISBLANK([$Ratings.U7]); 0; [$Ratings.U7]-[$Ratings.$V7])" office:value-type="float" office:value="-1.07142857142857" calcext:value-type="float">
            <text:p>-1.07142857142857</text:p>
          </table:table-cell>
          <table:table-cell table:number-columns-repeated="100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ISBLANK([$Ratings.B8]); 0; [$Ratings.B8]-[$Ratings.$V8])" office:value-type="float" office:value="0" calcext:value-type="float">
            <text:p>0</text:p>
          </table:table-cell>
          <table:table-cell table:formula="of:=IF(ISBLANK([$Ratings.C8]); 0; [$Ratings.C8]-[$Ratings.$V8])" office:value-type="float" office:value="0" calcext:value-type="float">
            <text:p>0</text:p>
          </table:table-cell>
          <table:table-cell table:formula="of:=IF(ISBLANK([$Ratings.D8]); 0; [$Ratings.D8]-[$Ratings.$V8])" office:value-type="float" office:value="0.333333333333333" calcext:value-type="float">
            <text:p>0.333333333333333</text:p>
          </table:table-cell>
          <table:table-cell table:formula="of:=IF(ISBLANK([$Ratings.E8]); 0; [$Ratings.E8]-[$Ratings.$V8])" office:value-type="float" office:value="-1.66666666666667" calcext:value-type="float">
            <text:p>-1.66666666666667</text:p>
          </table:table-cell>
          <table:table-cell table:formula="of:=IF(ISBLANK([$Ratings.F8]); 0; [$Ratings.F8]-[$Ratings.$V8])" office:value-type="float" office:value="-1.66666666666667" calcext:value-type="float">
            <text:p>-1.66666666666667</text:p>
          </table:table-cell>
          <table:table-cell table:formula="of:=IF(ISBLANK([$Ratings.G8]); 0; [$Ratings.G8]-[$Ratings.$V8])" office:value-type="float" office:value="1.33333333333333" calcext:value-type="float">
            <text:p>1.33333333333333</text:p>
          </table:table-cell>
          <table:table-cell table:formula="of:=IF(ISBLANK([$Ratings.H8]); 0; [$Ratings.H8]-[$Ratings.$V8])" office:value-type="float" office:value="1.33333333333333" calcext:value-type="float">
            <text:p>1.33333333333333</text:p>
          </table:table-cell>
          <table:table-cell table:formula="of:=IF(ISBLANK([$Ratings.I8]); 0; [$Ratings.I8]-[$Ratings.$V8])" office:value-type="float" office:value="2.33333333333333" calcext:value-type="float">
            <text:p>2.33333333333333</text:p>
          </table:table-cell>
          <table:table-cell table:formula="of:=IF(ISBLANK([$Ratings.J8]); 0; [$Ratings.J8]-[$Ratings.$V8])" office:value-type="float" office:value="-0.666666666666667" calcext:value-type="float">
            <text:p>-0.666666666666667</text:p>
          </table:table-cell>
          <table:table-cell table:formula="of:=IF(ISBLANK([$Ratings.K8]); 0; [$Ratings.K8]-[$Ratings.$V8])" office:value-type="float" office:value="0" calcext:value-type="float">
            <text:p>0</text:p>
          </table:table-cell>
          <table:table-cell table:formula="of:=IF(ISBLANK([$Ratings.L8]); 0; [$Ratings.L8]-[$Ratings.$V8])" office:value-type="float" office:value="-1.66666666666667" calcext:value-type="float">
            <text:p>-1.66666666666667</text:p>
          </table:table-cell>
          <table:table-cell table:formula="of:=IF(ISBLANK([$Ratings.M8]); 0; [$Ratings.M8]-[$Ratings.$V8])" office:value-type="float" office:value="0" calcext:value-type="float">
            <text:p>0</text:p>
          </table:table-cell>
          <table:table-cell table:formula="of:=IF(ISBLANK([$Ratings.N8]); 0; [$Ratings.N8]-[$Ratings.$V8])" office:value-type="float" office:value="0" calcext:value-type="float">
            <text:p>0</text:p>
          </table:table-cell>
          <table:table-cell table:formula="of:=IF(ISBLANK([$Ratings.O8]); 0; [$Ratings.O8]-[$Ratings.$V8])" office:value-type="float" office:value="0.333333333333333" calcext:value-type="float">
            <text:p>0.333333333333333</text:p>
          </table:table-cell>
          <table:table-cell table:formula="of:=IF(ISBLANK([$Ratings.P8]); 0; [$Ratings.P8]-[$Ratings.$V8])" office:value-type="float" office:value="0" calcext:value-type="float">
            <text:p>0</text:p>
          </table:table-cell>
          <table:table-cell table:formula="of:=IF(ISBLANK([$Ratings.Q8]); 0; [$Ratings.Q8]-[$Ratings.$V8])" office:value-type="float" office:value="-1.66666666666667" calcext:value-type="float">
            <text:p>-1.66666666666667</text:p>
          </table:table-cell>
          <table:table-cell table:formula="of:=IF(ISBLANK([$Ratings.R8]); 0; [$Ratings.R8]-[$Ratings.$V8])" office:value-type="float" office:value="0" calcext:value-type="float">
            <text:p>0</text:p>
          </table:table-cell>
          <table:table-cell table:formula="of:=IF(ISBLANK([$Ratings.S8]); 0; [$Ratings.S8]-[$Ratings.$V8])" office:value-type="float" office:value="0" calcext:value-type="float">
            <text:p>0</text:p>
          </table:table-cell>
          <table:table-cell table:formula="of:=IF(ISBLANK([$Ratings.T8]); 0; [$Ratings.T8]-[$Ratings.$V8])" office:value-type="float" office:value="2.33333333333333" calcext:value-type="float">
            <text:p>2.33333333333333</text:p>
          </table:table-cell>
          <table:table-cell table:formula="of:=IF(ISBLANK([$Ratings.U8]); 0; [$Ratings.U8]-[$Ratings.$V8])" office:value-type="float" office:value="-0.666666666666667" calcext:value-type="float">
            <text:p>-0.666666666666667</text:p>
          </table:table-cell>
          <table:table-cell table:number-columns-repeated="100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ISBLANK([$Ratings.B9]); 0; [$Ratings.B9]-[$Ratings.$V9])" office:value-type="float" office:value="-0.666666666666667" calcext:value-type="float">
            <text:p>-0.666666666666667</text:p>
          </table:table-cell>
          <table:table-cell table:formula="of:=IF(ISBLANK([$Ratings.C9]); 0; [$Ratings.C9]-[$Ratings.$V9])" office:value-type="float" office:value="0" calcext:value-type="float">
            <text:p>0</text:p>
          </table:table-cell>
          <table:table-cell table:formula="of:=IF(ISBLANK([$Ratings.D9]); 0; [$Ratings.D9]-[$Ratings.$V9])" office:value-type="float" office:value="0" calcext:value-type="float">
            <text:p>0</text:p>
          </table:table-cell>
          <table:table-cell table:formula="of:=IF(ISBLANK([$Ratings.E9]); 0; [$Ratings.E9]-[$Ratings.$V9])" office:value-type="float" office:value="0" calcext:value-type="float">
            <text:p>0</text:p>
          </table:table-cell>
          <table:table-cell table:formula="of:=IF(ISBLANK([$Ratings.F9]); 0; [$Ratings.F9]-[$Ratings.$V9])" office:value-type="float" office:value="0.333333333333333" calcext:value-type="float">
            <text:p>0.333333333333333</text:p>
          </table:table-cell>
          <table:table-cell table:formula="of:=IF(ISBLANK([$Ratings.G9]); 0; [$Ratings.G9]-[$Ratings.$V9])" office:value-type="float" office:value="-0.666666666666667" calcext:value-type="float">
            <text:p>-0.666666666666667</text:p>
          </table:table-cell>
          <table:table-cell table:formula="of:=IF(ISBLANK([$Ratings.H9]); 0; [$Ratings.H9]-[$Ratings.$V9])" office:value-type="float" office:value="1.33333333333333" calcext:value-type="float">
            <text:p>1.33333333333333</text:p>
          </table:table-cell>
          <table:table-cell table:formula="of:=IF(ISBLANK([$Ratings.I9]); 0; [$Ratings.I9]-[$Ratings.$V9])" office:value-type="float" office:value="0" calcext:value-type="float">
            <text:p>0</text:p>
          </table:table-cell>
          <table:table-cell table:formula="of:=IF(ISBLANK([$Ratings.J9]); 0; [$Ratings.J9]-[$Ratings.$V9])" office:value-type="float" office:value="0.333333333333333" calcext:value-type="float">
            <text:p>0.333333333333333</text:p>
          </table:table-cell>
          <table:table-cell table:formula="of:=IF(ISBLANK([$Ratings.K9]); 0; [$Ratings.K9]-[$Ratings.$V9])" office:value-type="float" office:value="0" calcext:value-type="float">
            <text:p>0</text:p>
          </table:table-cell>
          <table:table-cell table:formula="of:=IF(ISBLANK([$Ratings.L9]); 0; [$Ratings.L9]-[$Ratings.$V9])" office:value-type="float" office:value="0" calcext:value-type="float">
            <text:p>0</text:p>
          </table:table-cell>
          <table:table-cell table:formula="of:=IF(ISBLANK([$Ratings.M9]); 0; [$Ratings.M9]-[$Ratings.$V9])" office:value-type="float" office:value="-0.666666666666667" calcext:value-type="float">
            <text:p>-0.666666666666667</text:p>
          </table:table-cell>
          <table:table-cell table:formula="of:=IF(ISBLANK([$Ratings.N9]); 0; [$Ratings.N9]-[$Ratings.$V9])" office:value-type="float" office:value="-1.66666666666667" calcext:value-type="float">
            <text:p>-1.66666666666667</text:p>
          </table:table-cell>
          <table:table-cell table:formula="of:=IF(ISBLANK([$Ratings.O9]); 0; [$Ratings.O9]-[$Ratings.$V9])" office:value-type="float" office:value="-0.666666666666667" calcext:value-type="float">
            <text:p>-0.666666666666667</text:p>
          </table:table-cell>
          <table:table-cell table:formula="of:=IF(ISBLANK([$Ratings.P9]); 0; [$Ratings.P9]-[$Ratings.$V9])" office:value-type="float" office:value="1.33333333333333" calcext:value-type="float">
            <text:p>1.33333333333333</text:p>
          </table:table-cell>
          <table:table-cell table:formula="of:=IF(ISBLANK([$Ratings.Q9]); 0; [$Ratings.Q9]-[$Ratings.$V9])" office:value-type="float" office:value="0" calcext:value-type="float">
            <text:p>0</text:p>
          </table:table-cell>
          <table:table-cell table:formula="of:=IF(ISBLANK([$Ratings.R9]); 0; [$Ratings.R9]-[$Ratings.$V9])" office:value-type="float" office:value="-1.66666666666667" calcext:value-type="float">
            <text:p>-1.66666666666667</text:p>
          </table:table-cell>
          <table:table-cell table:formula="of:=IF(ISBLANK([$Ratings.S9]); 0; [$Ratings.S9]-[$Ratings.$V9])" office:value-type="float" office:value="0.333333333333333" calcext:value-type="float">
            <text:p>0.333333333333333</text:p>
          </table:table-cell>
          <table:table-cell table:formula="of:=IF(ISBLANK([$Ratings.T9]); 0; [$Ratings.T9]-[$Ratings.$V9])" office:value-type="float" office:value="2.33333333333333" calcext:value-type="float">
            <text:p>2.33333333333333</text:p>
          </table:table-cell>
          <table:table-cell table:formula="of:=IF(ISBLANK([$Ratings.U9]); 0; [$Ratings.U9]-[$Ratings.$V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formula="of:=IF(ISBLANK([$Ratings.B10]); 0; [$Ratings.B10]-[$Ratings.$V10])" office:value-type="float" office:value="0.833333333333333" calcext:value-type="float">
            <text:p>0.833333333333333</text:p>
          </table:table-cell>
          <table:table-cell table:formula="of:=IF(ISBLANK([$Ratings.C10]); 0; [$Ratings.C10]-[$Ratings.$V10])" office:value-type="float" office:value="-2.16666666666667" calcext:value-type="float">
            <text:p>-2.16666666666667</text:p>
          </table:table-cell>
          <table:table-cell table:formula="of:=IF(ISBLANK([$Ratings.D10]); 0; [$Ratings.D10]-[$Ratings.$V10])" office:value-type="float" office:value="0" calcext:value-type="float">
            <text:p>0</text:p>
          </table:table-cell>
          <table:table-cell table:formula="of:=IF(ISBLANK([$Ratings.E10]); 0; [$Ratings.E10]-[$Ratings.$V10])" office:value-type="float" office:value="0.833333333333333" calcext:value-type="float">
            <text:p>0.833333333333333</text:p>
          </table:table-cell>
          <table:table-cell table:formula="of:=IF(ISBLANK([$Ratings.F10]); 0; [$Ratings.F10]-[$Ratings.$V10])" office:value-type="float" office:value="-1.16666666666667" calcext:value-type="float">
            <text:p>-1.16666666666667</text:p>
          </table:table-cell>
          <table:table-cell table:formula="of:=IF(ISBLANK([$Ratings.G10]); 0; [$Ratings.G10]-[$Ratings.$V10])" office:value-type="float" office:value="0.833333333333333" calcext:value-type="float">
            <text:p>0.833333333333333</text:p>
          </table:table-cell>
          <table:table-cell table:formula="of:=IF(ISBLANK([$Ratings.H10]); 0; [$Ratings.H10]-[$Ratings.$V10])" office:value-type="float" office:value="1.83333333333333" calcext:value-type="float">
            <text:p>1.83333333333333</text:p>
          </table:table-cell>
          <table:table-cell table:formula="of:=IF(ISBLANK([$Ratings.I10]); 0; [$Ratings.I10]-[$Ratings.$V10])" office:value-type="float" office:value="0.833333333333333" calcext:value-type="float">
            <text:p>0.833333333333333</text:p>
          </table:table-cell>
          <table:table-cell table:formula="of:=IF(ISBLANK([$Ratings.J10]); 0; [$Ratings.J10]-[$Ratings.$V10])" office:value-type="float" office:value="0" calcext:value-type="float">
            <text:p>0</text:p>
          </table:table-cell>
          <table:table-cell table:formula="of:=IF(ISBLANK([$Ratings.K10]); 0; [$Ratings.K10]-[$Ratings.$V10])" office:value-type="float" office:value="-2.16666666666667" calcext:value-type="float">
            <text:p>-2.16666666666667</text:p>
          </table:table-cell>
          <table:table-cell table:formula="of:=IF(ISBLANK([$Ratings.L10]); 0; [$Ratings.L10]-[$Ratings.$V10])" office:value-type="float" office:value="-1.16666666666667" calcext:value-type="float">
            <text:p>-1.16666666666667</text:p>
          </table:table-cell>
          <table:table-cell table:formula="of:=IF(ISBLANK([$Ratings.M10]); 0; [$Ratings.M10]-[$Ratings.$V10])" office:value-type="float" office:value="0" calcext:value-type="float">
            <text:p>0</text:p>
          </table:table-cell>
          <table:table-cell table:formula="of:=IF(ISBLANK([$Ratings.N10]); 0; [$Ratings.N10]-[$Ratings.$V10])" office:value-type="float" office:value="-2.16666666666667" calcext:value-type="float">
            <text:p>-2.16666666666667</text:p>
          </table:table-cell>
          <table:table-cell table:formula="of:=IF(ISBLANK([$Ratings.O10]); 0; [$Ratings.O10]-[$Ratings.$V10])" office:value-type="float" office:value="0" calcext:value-type="float">
            <text:p>0</text:p>
          </table:table-cell>
          <table:table-cell table:formula="of:=IF(ISBLANK([$Ratings.P10]); 0; [$Ratings.P10]-[$Ratings.$V10])" office:value-type="float" office:value="1.83333333333333" calcext:value-type="float">
            <text:p>1.83333333333333</text:p>
          </table:table-cell>
          <table:table-cell table:formula="of:=IF(ISBLANK([$Ratings.Q10]); 0; [$Ratings.Q10]-[$Ratings.$V10])" office:value-type="float" office:value="0" calcext:value-type="float">
            <text:p>0</text:p>
          </table:table-cell>
          <table:table-cell table:formula="of:=IF(ISBLANK([$Ratings.R10]); 0; [$Ratings.R10]-[$Ratings.$V10])" office:value-type="float" office:value="0" calcext:value-type="float">
            <text:p>0</text:p>
          </table:table-cell>
          <table:table-cell table:formula="of:=IF(ISBLANK([$Ratings.S10]); 0; [$Ratings.S10]-[$Ratings.$V10])" office:value-type="float" office:value="0" calcext:value-type="float">
            <text:p>0</text:p>
          </table:table-cell>
          <table:table-cell table:formula="of:=IF(ISBLANK([$Ratings.T10]); 0; [$Ratings.T10]-[$Ratings.$V10])" office:value-type="float" office:value="0" calcext:value-type="float">
            <text:p>0</text:p>
          </table:table-cell>
          <table:table-cell table:formula="of:=IF(ISBLANK([$Ratings.U10]); 0; [$Ratings.U10]-[$Ratings.$V10])" office:value-type="float" office:value="1.83333333333333" calcext:value-type="float">
            <text:p>1.83333333333333</text:p>
          </table:table-cell>
          <table:table-cell table:number-columns-repeated="100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ISBLANK([$Ratings.B11]); 0; [$Ratings.B11]-[$Ratings.$V11])" office:value-type="float" office:value="0.818181818181818" calcext:value-type="float">
            <text:p>0.818181818181818</text:p>
          </table:table-cell>
          <table:table-cell table:formula="of:=IF(ISBLANK([$Ratings.C11]); 0; [$Ratings.C11]-[$Ratings.$V11])" office:value-type="float" office:value="-1.18181818181818" calcext:value-type="float">
            <text:p>-1.18181818181818</text:p>
          </table:table-cell>
          <table:table-cell table:formula="of:=IF(ISBLANK([$Ratings.D11]); 0; [$Ratings.D11]-[$Ratings.$V11])" office:value-type="float" office:value="0" calcext:value-type="float">
            <text:p>0</text:p>
          </table:table-cell>
          <table:table-cell table:formula="of:=IF(ISBLANK([$Ratings.E11]); 0; [$Ratings.E11]-[$Ratings.$V11])" office:value-type="float" office:value="1.81818181818182" calcext:value-type="float">
            <text:p>1.81818181818182</text:p>
          </table:table-cell>
          <table:table-cell table:formula="of:=IF(ISBLANK([$Ratings.F11]); 0; [$Ratings.F11]-[$Ratings.$V11])" office:value-type="float" office:value="-0.181818181818182" calcext:value-type="float">
            <text:p>-0.181818181818182</text:p>
          </table:table-cell>
          <table:table-cell table:formula="of:=IF(ISBLANK([$Ratings.G11]); 0; [$Ratings.G11]-[$Ratings.$V11])" office:value-type="float" office:value="0" calcext:value-type="float">
            <text:p>0</text:p>
          </table:table-cell>
          <table:table-cell table:formula="of:=IF(ISBLANK([$Ratings.H11]); 0; [$Ratings.H11]-[$Ratings.$V11])" office:value-type="float" office:value="0.818181818181818" calcext:value-type="float">
            <text:p>0.818181818181818</text:p>
          </table:table-cell>
          <table:table-cell table:formula="of:=IF(ISBLANK([$Ratings.I11]); 0; [$Ratings.I11]-[$Ratings.$V11])" office:value-type="float" office:value="-0.181818181818182" calcext:value-type="float">
            <text:p>-0.181818181818182</text:p>
          </table:table-cell>
          <table:table-cell table:formula="of:=IF(ISBLANK([$Ratings.J11]); 0; [$Ratings.J11]-[$Ratings.$V11])" office:value-type="float" office:value="0.818181818181818" calcext:value-type="float">
            <text:p>0.818181818181818</text:p>
          </table:table-cell>
          <table:table-cell table:formula="of:=IF(ISBLANK([$Ratings.K11]); 0; [$Ratings.K11]-[$Ratings.$V11])" office:value-type="float" office:value="0" calcext:value-type="float">
            <text:p>0</text:p>
          </table:table-cell>
          <table:table-cell table:formula="of:=IF(ISBLANK([$Ratings.L11]); 0; [$Ratings.L11]-[$Ratings.$V11])" office:value-type="float" office:value="0" calcext:value-type="float">
            <text:p>0</text:p>
          </table:table-cell>
          <table:table-cell table:formula="of:=IF(ISBLANK([$Ratings.M11]); 0; [$Ratings.M11]-[$Ratings.$V11])" office:value-type="float" office:value="0" calcext:value-type="float">
            <text:p>0</text:p>
          </table:table-cell>
          <table:table-cell table:formula="of:=IF(ISBLANK([$Ratings.N11]); 0; [$Ratings.N11]-[$Ratings.$V11])" office:value-type="float" office:value="-1.18181818181818" calcext:value-type="float">
            <text:p>-1.18181818181818</text:p>
          </table:table-cell>
          <table:table-cell table:formula="of:=IF(ISBLANK([$Ratings.O11]); 0; [$Ratings.O11]-[$Ratings.$V11])" office:value-type="float" office:value="0" calcext:value-type="float">
            <text:p>0</text:p>
          </table:table-cell>
          <table:table-cell table:formula="of:=IF(ISBLANK([$Ratings.P11]); 0; [$Ratings.P11]-[$Ratings.$V11])" office:value-type="float" office:value="0" calcext:value-type="float">
            <text:p>0</text:p>
          </table:table-cell>
          <table:table-cell table:formula="of:=IF(ISBLANK([$Ratings.Q11]); 0; [$Ratings.Q11]-[$Ratings.$V11])" office:value-type="float" office:value="-1.18181818181818" calcext:value-type="float">
            <text:p>-1.18181818181818</text:p>
          </table:table-cell>
          <table:table-cell table:formula="of:=IF(ISBLANK([$Ratings.R11]); 0; [$Ratings.R11]-[$Ratings.$V11])" office:value-type="float" office:value="1.81818181818182" calcext:value-type="float">
            <text:p>1.81818181818182</text:p>
          </table:table-cell>
          <table:table-cell table:formula="of:=IF(ISBLANK([$Ratings.S11]); 0; [$Ratings.S11]-[$Ratings.$V11])" office:value-type="float" office:value="-2.18181818181818" calcext:value-type="float">
            <text:p>-2.18181818181818</text:p>
          </table:table-cell>
          <table:table-cell table:formula="of:=IF(ISBLANK([$Ratings.T11]); 0; [$Ratings.T11]-[$Ratings.$V11])" office:value-type="float" office:value="0" calcext:value-type="float">
            <text:p>0</text:p>
          </table:table-cell>
          <table:table-cell table:formula="of:=IF(ISBLANK([$Ratings.U11]); 0; [$Ratings.U11]-[$Ratings.$V1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IF(ISBLANK([$Ratings.B12]); 0; [$Ratings.B12]-[$Ratings.$V12])" office:value-type="float" office:value="2.18181818181818" calcext:value-type="float">
            <text:p>2.18181818181818</text:p>
          </table:table-cell>
          <table:table-cell table:formula="of:=IF(ISBLANK([$Ratings.C12]); 0; [$Ratings.C12]-[$Ratings.$V12])" office:value-type="float" office:value="-1.81818181818182" calcext:value-type="float">
            <text:p>-1.81818181818182</text:p>
          </table:table-cell>
          <table:table-cell table:formula="of:=IF(ISBLANK([$Ratings.D12]); 0; [$Ratings.D12]-[$Ratings.$V12])" office:value-type="float" office:value="2.18181818181818" calcext:value-type="float">
            <text:p>2.18181818181818</text:p>
          </table:table-cell>
          <table:table-cell table:formula="of:=IF(ISBLANK([$Ratings.E12]); 0; [$Ratings.E12]-[$Ratings.$V12])" office:value-type="float" office:value="0" calcext:value-type="float">
            <text:p>0</text:p>
          </table:table-cell>
          <table:table-cell table:formula="of:=IF(ISBLANK([$Ratings.F12]); 0; [$Ratings.F12]-[$Ratings.$V12])" office:value-type="float" office:value="0" calcext:value-type="float">
            <text:p>0</text:p>
          </table:table-cell>
          <table:table-cell table:formula="of:=IF(ISBLANK([$Ratings.G12]); 0; [$Ratings.G12]-[$Ratings.$V12])" office:value-type="float" office:value="2.18181818181818" calcext:value-type="float">
            <text:p>2.18181818181818</text:p>
          </table:table-cell>
          <table:table-cell table:formula="of:=IF(ISBLANK([$Ratings.H12]); 0; [$Ratings.H12]-[$Ratings.$V12])" office:value-type="float" office:value="-0.818181818181818" calcext:value-type="float">
            <text:p>-0.818181818181818</text:p>
          </table:table-cell>
          <table:table-cell table:formula="of:=IF(ISBLANK([$Ratings.I12]); 0; [$Ratings.I12]-[$Ratings.$V12])" office:value-type="float" office:value="0" calcext:value-type="float">
            <text:p>0</text:p>
          </table:table-cell>
          <table:table-cell table:formula="of:=IF(ISBLANK([$Ratings.J12]); 0; [$Ratings.J12]-[$Ratings.$V12])" office:value-type="float" office:value="0" calcext:value-type="float">
            <text:p>0</text:p>
          </table:table-cell>
          <table:table-cell table:formula="of:=IF(ISBLANK([$Ratings.K12]); 0; [$Ratings.K12]-[$Ratings.$V12])" office:value-type="float" office:value="0" calcext:value-type="float">
            <text:p>0</text:p>
          </table:table-cell>
          <table:table-cell table:formula="of:=IF(ISBLANK([$Ratings.L12]); 0; [$Ratings.L12]-[$Ratings.$V12])" office:value-type="float" office:value="0" calcext:value-type="float">
            <text:p>0</text:p>
          </table:table-cell>
          <table:table-cell table:formula="of:=IF(ISBLANK([$Ratings.M12]); 0; [$Ratings.M12]-[$Ratings.$V12])" office:value-type="float" office:value="0.181818181818182" calcext:value-type="float">
            <text:p>0.181818181818182</text:p>
          </table:table-cell>
          <table:table-cell table:formula="of:=IF(ISBLANK([$Ratings.N12]); 0; [$Ratings.N12]-[$Ratings.$V12])" office:value-type="float" office:value="-0.818181818181818" calcext:value-type="float">
            <text:p>-0.818181818181818</text:p>
          </table:table-cell>
          <table:table-cell table:formula="of:=IF(ISBLANK([$Ratings.O12]); 0; [$Ratings.O12]-[$Ratings.$V12])" office:value-type="float" office:value="0" calcext:value-type="float">
            <text:p>0</text:p>
          </table:table-cell>
          <table:table-cell table:formula="of:=IF(ISBLANK([$Ratings.P12]); 0; [$Ratings.P12]-[$Ratings.$V12])" office:value-type="float" office:value="0" calcext:value-type="float">
            <text:p>0</text:p>
          </table:table-cell>
          <table:table-cell table:formula="of:=IF(ISBLANK([$Ratings.Q12]); 0; [$Ratings.Q12]-[$Ratings.$V12])" office:value-type="float" office:value="-1.81818181818182" calcext:value-type="float">
            <text:p>-1.81818181818182</text:p>
          </table:table-cell>
          <table:table-cell table:formula="of:=IF(ISBLANK([$Ratings.R12]); 0; [$Ratings.R12]-[$Ratings.$V12])" office:value-type="float" office:value="0" calcext:value-type="float">
            <text:p>0</text:p>
          </table:table-cell>
          <table:table-cell table:formula="of:=IF(ISBLANK([$Ratings.S12]); 0; [$Ratings.S12]-[$Ratings.$V12])" office:value-type="float" office:value="-0.818181818181818" calcext:value-type="float">
            <text:p>-0.818181818181818</text:p>
          </table:table-cell>
          <table:table-cell table:formula="of:=IF(ISBLANK([$Ratings.T12]); 0; [$Ratings.T12]-[$Ratings.$V12])" office:value-type="float" office:value="-1.81818181818182" calcext:value-type="float">
            <text:p>-1.81818181818182</text:p>
          </table:table-cell>
          <table:table-cell table:formula="of:=IF(ISBLANK([$Ratings.U12]); 0; [$Ratings.U12]-[$Ratings.$V12])" office:value-type="float" office:value="1.18181818181818" calcext:value-type="float">
            <text:p>1.18181818181818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ISBLANK([$Ratings.B13]); 0; [$Ratings.B13]-[$Ratings.$V13])" office:value-type="float" office:value="-0.8" calcext:value-type="float">
            <text:p>-0.8</text:p>
          </table:table-cell>
          <table:table-cell table:formula="of:=IF(ISBLANK([$Ratings.C13]); 0; [$Ratings.C13]-[$Ratings.$V13])" office:value-type="float" office:value="2.2" calcext:value-type="float">
            <text:p>2.2</text:p>
          </table:table-cell>
          <table:table-cell table:formula="of:=IF(ISBLANK([$Ratings.D13]); 0; [$Ratings.D13]-[$Ratings.$V13])" office:value-type="float" office:value="-0.8" calcext:value-type="float">
            <text:p>-0.8</text:p>
          </table:table-cell>
          <table:table-cell table:formula="of:=IF(ISBLANK([$Ratings.E13]); 0; [$Ratings.E13]-[$Ratings.$V13])" office:value-type="float" office:value="0" calcext:value-type="float">
            <text:p>0</text:p>
          </table:table-cell>
          <table:table-cell table:formula="of:=IF(ISBLANK([$Ratings.F13]); 0; [$Ratings.F13]-[$Ratings.$V13])" office:value-type="float" office:value="0" calcext:value-type="float">
            <text:p>0</text:p>
          </table:table-cell>
          <table:table-cell table:formula="of:=IF(ISBLANK([$Ratings.G13]); 0; [$Ratings.G13]-[$Ratings.$V13])" office:value-type="float" office:value="0" calcext:value-type="float">
            <text:p>0</text:p>
          </table:table-cell>
          <table:table-cell table:formula="of:=IF(ISBLANK([$Ratings.H13]); 0; [$Ratings.H13]-[$Ratings.$V13])" office:value-type="float" office:value="0.2" calcext:value-type="float">
            <text:p>0.2</text:p>
          </table:table-cell>
          <table:table-cell table:formula="of:=IF(ISBLANK([$Ratings.I13]); 0; [$Ratings.I13]-[$Ratings.$V13])" office:value-type="float" office:value="0" calcext:value-type="float">
            <text:p>0</text:p>
          </table:table-cell>
          <table:table-cell table:formula="of:=IF(ISBLANK([$Ratings.J13]); 0; [$Ratings.J13]-[$Ratings.$V13])" office:value-type="float" office:value="-1.8" calcext:value-type="float">
            <text:p>-1.8</text:p>
          </table:table-cell>
          <table:table-cell table:formula="of:=IF(ISBLANK([$Ratings.K13]); 0; [$Ratings.K13]-[$Ratings.$V13])" office:value-type="float" office:value="0" calcext:value-type="float">
            <text:p>0</text:p>
          </table:table-cell>
          <table:table-cell table:formula="of:=IF(ISBLANK([$Ratings.L13]); 0; [$Ratings.L13]-[$Ratings.$V13])" office:value-type="float" office:value="0.2" calcext:value-type="float">
            <text:p>0.2</text:p>
          </table:table-cell>
          <table:table-cell table:formula="of:=IF(ISBLANK([$Ratings.M13]); 0; [$Ratings.M13]-[$Ratings.$V13])" office:value-type="float" office:value="0" calcext:value-type="float">
            <text:p>0</text:p>
          </table:table-cell>
          <table:table-cell table:formula="of:=IF(ISBLANK([$Ratings.N13]); 0; [$Ratings.N13]-[$Ratings.$V13])" office:value-type="float" office:value="0.2" calcext:value-type="float">
            <text:p>0.2</text:p>
          </table:table-cell>
          <table:table-cell table:formula="of:=IF(ISBLANK([$Ratings.O13]); 0; [$Ratings.O13]-[$Ratings.$V13])" office:value-type="float" office:value="0" calcext:value-type="float">
            <text:p>0</text:p>
          </table:table-cell>
          <table:table-cell table:formula="of:=IF(ISBLANK([$Ratings.P13]); 0; [$Ratings.P13]-[$Ratings.$V13])" office:value-type="float" office:value="-0.8" calcext:value-type="float">
            <text:p>-0.8</text:p>
          </table:table-cell>
          <table:table-cell table:formula="of:=IF(ISBLANK([$Ratings.Q13]); 0; [$Ratings.Q13]-[$Ratings.$V13])" office:value-type="float" office:value="2.2" calcext:value-type="float">
            <text:p>2.2</text:p>
          </table:table-cell>
          <table:table-cell table:formula="of:=IF(ISBLANK([$Ratings.R13]); 0; [$Ratings.R13]-[$Ratings.$V13])" office:value-type="float" office:value="0" calcext:value-type="float">
            <text:p>0</text:p>
          </table:table-cell>
          <table:table-cell table:formula="of:=IF(ISBLANK([$Ratings.S13]); 0; [$Ratings.S13]-[$Ratings.$V13])" office:value-type="float" office:value="0" calcext:value-type="float">
            <text:p>0</text:p>
          </table:table-cell>
          <table:table-cell table:formula="of:=IF(ISBLANK([$Ratings.T13]); 0; [$Ratings.T13]-[$Ratings.$V13])" office:value-type="float" office:value="0" calcext:value-type="float">
            <text:p>0</text:p>
          </table:table-cell>
          <table:table-cell table:formula="of:=IF(ISBLANK([$Ratings.U13]); 0; [$Ratings.U13]-[$Ratings.$V13])" office:value-type="float" office:value="-0.8" calcext:value-type="float">
            <text:p>-0.8</text:p>
          </table:table-cell>
          <table:table-cell table:number-columns-repeated="100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ISBLANK([$Ratings.B14]); 0; [$Ratings.B14]-[$Ratings.$V14])" office:value-type="float" office:value="0.222222222222222" calcext:value-type="float">
            <text:p>0.222222222222222</text:p>
          </table:table-cell>
          <table:table-cell table:formula="of:=IF(ISBLANK([$Ratings.C14]); 0; [$Ratings.C14]-[$Ratings.$V14])" office:value-type="float" office:value="0" calcext:value-type="float">
            <text:p>0</text:p>
          </table:table-cell>
          <table:table-cell table:formula="of:=IF(ISBLANK([$Ratings.D14]); 0; [$Ratings.D14]-[$Ratings.$V14])" office:value-type="float" office:value="0" calcext:value-type="float">
            <text:p>0</text:p>
          </table:table-cell>
          <table:table-cell table:formula="of:=IF(ISBLANK([$Ratings.E14]); 0; [$Ratings.E14]-[$Ratings.$V14])" office:value-type="float" office:value="1.22222222222222" calcext:value-type="float">
            <text:p>1.22222222222222</text:p>
          </table:table-cell>
          <table:table-cell table:formula="of:=IF(ISBLANK([$Ratings.F14]); 0; [$Ratings.F14]-[$Ratings.$V14])" office:value-type="float" office:value="0.222222222222222" calcext:value-type="float">
            <text:p>0.222222222222222</text:p>
          </table:table-cell>
          <table:table-cell table:formula="of:=IF(ISBLANK([$Ratings.G14]); 0; [$Ratings.G14]-[$Ratings.$V14])" office:value-type="float" office:value="0" calcext:value-type="float">
            <text:p>0</text:p>
          </table:table-cell>
          <table:table-cell table:formula="of:=IF(ISBLANK([$Ratings.H14]); 0; [$Ratings.H14]-[$Ratings.$V14])" office:value-type="float" office:value="-1.77777777777778" calcext:value-type="float">
            <text:p>-1.77777777777778</text:p>
          </table:table-cell>
          <table:table-cell table:formula="of:=IF(ISBLANK([$Ratings.I14]); 0; [$Ratings.I14]-[$Ratings.$V14])" office:value-type="float" office:value="1.22222222222222" calcext:value-type="float">
            <text:p>1.22222222222222</text:p>
          </table:table-cell>
          <table:table-cell table:formula="of:=IF(ISBLANK([$Ratings.J14]); 0; [$Ratings.J14]-[$Ratings.$V14])" office:value-type="float" office:value="0" calcext:value-type="float">
            <text:p>0</text:p>
          </table:table-cell>
          <table:table-cell table:formula="of:=IF(ISBLANK([$Ratings.K14]); 0; [$Ratings.K14]-[$Ratings.$V14])" office:value-type="float" office:value="0" calcext:value-type="float">
            <text:p>0</text:p>
          </table:table-cell>
          <table:table-cell table:formula="of:=IF(ISBLANK([$Ratings.L14]); 0; [$Ratings.L14]-[$Ratings.$V14])" office:value-type="float" office:value="0" calcext:value-type="float">
            <text:p>0</text:p>
          </table:table-cell>
          <table:table-cell table:formula="of:=IF(ISBLANK([$Ratings.M14]); 0; [$Ratings.M14]-[$Ratings.$V14])" office:value-type="float" office:value="-1.77777777777778" calcext:value-type="float">
            <text:p>-1.77777777777778</text:p>
          </table:table-cell>
          <table:table-cell table:formula="of:=IF(ISBLANK([$Ratings.N14]); 0; [$Ratings.N14]-[$Ratings.$V14])" office:value-type="float" office:value="0.222222222222222" calcext:value-type="float">
            <text:p>0.222222222222222</text:p>
          </table:table-cell>
          <table:table-cell table:formula="of:=IF(ISBLANK([$Ratings.O14]); 0; [$Ratings.O14]-[$Ratings.$V14])" office:value-type="float" office:value="0" calcext:value-type="float">
            <text:p>0</text:p>
          </table:table-cell>
          <table:table-cell table:formula="of:=IF(ISBLANK([$Ratings.P14]); 0; [$Ratings.P14]-[$Ratings.$V14])" office:value-type="float" office:value="-0.777777777777778" calcext:value-type="float">
            <text:p>-0.777777777777778</text:p>
          </table:table-cell>
          <table:table-cell table:formula="of:=IF(ISBLANK([$Ratings.Q14]); 0; [$Ratings.Q14]-[$Ratings.$V14])" office:value-type="float" office:value="0" calcext:value-type="float">
            <text:p>0</text:p>
          </table:table-cell>
          <table:table-cell table:formula="of:=IF(ISBLANK([$Ratings.R14]); 0; [$Ratings.R14]-[$Ratings.$V14])" office:value-type="float" office:value="0" calcext:value-type="float">
            <text:p>0</text:p>
          </table:table-cell>
          <table:table-cell table:formula="of:=IF(ISBLANK([$Ratings.S14]); 0; [$Ratings.S14]-[$Ratings.$V14])" office:value-type="float" office:value="0" calcext:value-type="float">
            <text:p>0</text:p>
          </table:table-cell>
          <table:table-cell table:formula="of:=IF(ISBLANK([$Ratings.T14]); 0; [$Ratings.T14]-[$Ratings.$V14])" office:value-type="float" office:value="1.22222222222222" calcext:value-type="float">
            <text:p>1.22222222222222</text:p>
          </table:table-cell>
          <table:table-cell table:formula="of:=IF(ISBLANK([$Ratings.U14]); 0; [$Ratings.U14]-[$Ratings.$V1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IF(ISBLANK([$Ratings.B15]); 0; [$Ratings.B15]-[$Ratings.$V15])" office:value-type="float" office:value="0.363636363636364" calcext:value-type="float">
            <text:p>0.363636363636364</text:p>
          </table:table-cell>
          <table:table-cell table:formula="of:=IF(ISBLANK([$Ratings.C15]); 0; [$Ratings.C15]-[$Ratings.$V15])" office:value-type="float" office:value="0" calcext:value-type="float">
            <text:p>0</text:p>
          </table:table-cell>
          <table:table-cell table:formula="of:=IF(ISBLANK([$Ratings.D15]); 0; [$Ratings.D15]-[$Ratings.$V15])" office:value-type="float" office:value="0.363636363636364" calcext:value-type="float">
            <text:p>0.363636363636364</text:p>
          </table:table-cell>
          <table:table-cell table:formula="of:=IF(ISBLANK([$Ratings.E15]); 0; [$Ratings.E15]-[$Ratings.$V15])" office:value-type="float" office:value="0" calcext:value-type="float">
            <text:p>0</text:p>
          </table:table-cell>
          <table:table-cell table:formula="of:=IF(ISBLANK([$Ratings.F15]); 0; [$Ratings.F15]-[$Ratings.$V15])" office:value-type="float" office:value="-0.636363636363636" calcext:value-type="float">
            <text:p>-0.636363636363636</text:p>
          </table:table-cell>
          <table:table-cell table:formula="of:=IF(ISBLANK([$Ratings.G15]); 0; [$Ratings.G15]-[$Ratings.$V15])" office:value-type="float" office:value="0" calcext:value-type="float">
            <text:p>0</text:p>
          </table:table-cell>
          <table:table-cell table:formula="of:=IF(ISBLANK([$Ratings.H15]); 0; [$Ratings.H15]-[$Ratings.$V15])" office:value-type="float" office:value="0.363636363636364" calcext:value-type="float">
            <text:p>0.363636363636364</text:p>
          </table:table-cell>
          <table:table-cell table:formula="of:=IF(ISBLANK([$Ratings.I15]); 0; [$Ratings.I15]-[$Ratings.$V15])" office:value-type="float" office:value="0" calcext:value-type="float">
            <text:p>0</text:p>
          </table:table-cell>
          <table:table-cell table:formula="of:=IF(ISBLANK([$Ratings.J15]); 0; [$Ratings.J15]-[$Ratings.$V15])" office:value-type="float" office:value="0" calcext:value-type="float">
            <text:p>0</text:p>
          </table:table-cell>
          <table:table-cell table:formula="of:=IF(ISBLANK([$Ratings.K15]); 0; [$Ratings.K15]-[$Ratings.$V15])" office:value-type="float" office:value="1.36363636363636" calcext:value-type="float">
            <text:p>1.36363636363636</text:p>
          </table:table-cell>
          <table:table-cell table:formula="of:=IF(ISBLANK([$Ratings.L15]); 0; [$Ratings.L15]-[$Ratings.$V15])" office:value-type="float" office:value="0" calcext:value-type="float">
            <text:p>0</text:p>
          </table:table-cell>
          <table:table-cell table:formula="of:=IF(ISBLANK([$Ratings.M15]); 0; [$Ratings.M15]-[$Ratings.$V15])" office:value-type="float" office:value="-1.63636363636364" calcext:value-type="float">
            <text:p>-1.63636363636364</text:p>
          </table:table-cell>
          <table:table-cell table:formula="of:=IF(ISBLANK([$Ratings.N15]); 0; [$Ratings.N15]-[$Ratings.$V15])" office:value-type="float" office:value="-0.636363636363636" calcext:value-type="float">
            <text:p>-0.636363636363636</text:p>
          </table:table-cell>
          <table:table-cell table:formula="of:=IF(ISBLANK([$Ratings.O15]); 0; [$Ratings.O15]-[$Ratings.$V15])" office:value-type="float" office:value="-0.636363636363636" calcext:value-type="float">
            <text:p>-0.636363636363636</text:p>
          </table:table-cell>
          <table:table-cell table:formula="of:=IF(ISBLANK([$Ratings.P15]); 0; [$Ratings.P15]-[$Ratings.$V15])" office:value-type="float" office:value="0.363636363636364" calcext:value-type="float">
            <text:p>0.363636363636364</text:p>
          </table:table-cell>
          <table:table-cell table:formula="of:=IF(ISBLANK([$Ratings.Q15]); 0; [$Ratings.Q15]-[$Ratings.$V15])" office:value-type="float" office:value="2.36363636363636" calcext:value-type="float">
            <text:p>2.36363636363636</text:p>
          </table:table-cell>
          <table:table-cell table:formula="of:=IF(ISBLANK([$Ratings.R15]); 0; [$Ratings.R15]-[$Ratings.$V15])" office:value-type="float" office:value="-1.63636363636364" calcext:value-type="float">
            <text:p>-1.63636363636364</text:p>
          </table:table-cell>
          <table:table-cell table:formula="of:=IF(ISBLANK([$Ratings.S15]); 0; [$Ratings.S15]-[$Ratings.$V15])" office:value-type="float" office:value="0" calcext:value-type="float">
            <text:p>0</text:p>
          </table:table-cell>
          <table:table-cell table:formula="of:=IF(ISBLANK([$Ratings.T15]); 0; [$Ratings.T15]-[$Ratings.$V15])" office:value-type="float" office:value="0" calcext:value-type="float">
            <text:p>0</text:p>
          </table:table-cell>
          <table:table-cell table:formula="of:=IF(ISBLANK([$Ratings.U15]); 0; [$Ratings.U15]-[$Ratings.$V15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IF(ISBLANK([$Ratings.B16]); 0; [$Ratings.B16]-[$Ratings.$V16])" office:value-type="float" office:value="-1.15384615384615" calcext:value-type="float">
            <text:p>-1.15384615384615</text:p>
          </table:table-cell>
          <table:table-cell table:formula="of:=IF(ISBLANK([$Ratings.C16]); 0; [$Ratings.C16]-[$Ratings.$V16])" office:value-type="float" office:value="0.846153846153846" calcext:value-type="float">
            <text:p>0.846153846153846</text:p>
          </table:table-cell>
          <table:table-cell table:formula="of:=IF(ISBLANK([$Ratings.D16]); 0; [$Ratings.D16]-[$Ratings.$V16])" office:value-type="float" office:value="0" calcext:value-type="float">
            <text:p>0</text:p>
          </table:table-cell>
          <table:table-cell table:formula="of:=IF(ISBLANK([$Ratings.E16]); 0; [$Ratings.E16]-[$Ratings.$V16])" office:value-type="float" office:value="0" calcext:value-type="float">
            <text:p>0</text:p>
          </table:table-cell>
          <table:table-cell table:formula="of:=IF(ISBLANK([$Ratings.F16]); 0; [$Ratings.F16]-[$Ratings.$V16])" office:value-type="float" office:value="1.84615384615385" calcext:value-type="float">
            <text:p>1.84615384615385</text:p>
          </table:table-cell>
          <table:table-cell table:formula="of:=IF(ISBLANK([$Ratings.G16]); 0; [$Ratings.G16]-[$Ratings.$V16])" office:value-type="float" office:value="1.84615384615385" calcext:value-type="float">
            <text:p>1.84615384615385</text:p>
          </table:table-cell>
          <table:table-cell table:formula="of:=IF(ISBLANK([$Ratings.H16]); 0; [$Ratings.H16]-[$Ratings.$V16])" office:value-type="float" office:value="0.846153846153846" calcext:value-type="float">
            <text:p>0.846153846153846</text:p>
          </table:table-cell>
          <table:table-cell table:formula="of:=IF(ISBLANK([$Ratings.I16]); 0; [$Ratings.I16]-[$Ratings.$V16])" office:value-type="float" office:value="0" calcext:value-type="float">
            <text:p>0</text:p>
          </table:table-cell>
          <table:table-cell table:formula="of:=IF(ISBLANK([$Ratings.J16]); 0; [$Ratings.J16]-[$Ratings.$V16])" office:value-type="float" office:value="-0.153846153846154" calcext:value-type="float">
            <text:p>-0.153846153846154</text:p>
          </table:table-cell>
          <table:table-cell table:formula="of:=IF(ISBLANK([$Ratings.K16]); 0; [$Ratings.K16]-[$Ratings.$V16])" office:value-type="float" office:value="1.84615384615385" calcext:value-type="float">
            <text:p>1.84615384615385</text:p>
          </table:table-cell>
          <table:table-cell table:formula="of:=IF(ISBLANK([$Ratings.L16]); 0; [$Ratings.L16]-[$Ratings.$V16])" office:value-type="float" office:value="0" calcext:value-type="float">
            <text:p>0</text:p>
          </table:table-cell>
          <table:table-cell table:formula="of:=IF(ISBLANK([$Ratings.M16]); 0; [$Ratings.M16]-[$Ratings.$V16])" office:value-type="float" office:value="-2.15384615384615" calcext:value-type="float">
            <text:p>-2.15384615384615</text:p>
          </table:table-cell>
          <table:table-cell table:formula="of:=IF(ISBLANK([$Ratings.N16]); 0; [$Ratings.N16]-[$Ratings.$V16])" office:value-type="float" office:value="-0.153846153846154" calcext:value-type="float">
            <text:p>-0.153846153846154</text:p>
          </table:table-cell>
          <table:table-cell table:formula="of:=IF(ISBLANK([$Ratings.O16]); 0; [$Ratings.O16]-[$Ratings.$V16])" office:value-type="float" office:value="0" calcext:value-type="float">
            <text:p>0</text:p>
          </table:table-cell>
          <table:table-cell table:formula="of:=IF(ISBLANK([$Ratings.P16]); 0; [$Ratings.P16]-[$Ratings.$V16])" office:value-type="float" office:value="-1.15384615384615" calcext:value-type="float">
            <text:p>-1.15384615384615</text:p>
          </table:table-cell>
          <table:table-cell table:formula="of:=IF(ISBLANK([$Ratings.Q16]); 0; [$Ratings.Q16]-[$Ratings.$V16])" office:value-type="float" office:value="0" calcext:value-type="float">
            <text:p>0</text:p>
          </table:table-cell>
          <table:table-cell table:formula="of:=IF(ISBLANK([$Ratings.R16]); 0; [$Ratings.R16]-[$Ratings.$V16])" office:value-type="float" office:value="-0.153846153846154" calcext:value-type="float">
            <text:p>-0.153846153846154</text:p>
          </table:table-cell>
          <table:table-cell table:formula="of:=IF(ISBLANK([$Ratings.S16]); 0; [$Ratings.S16]-[$Ratings.$V16])" office:value-type="float" office:value="0" calcext:value-type="float">
            <text:p>0</text:p>
          </table:table-cell>
          <table:table-cell table:formula="of:=IF(ISBLANK([$Ratings.T16]); 0; [$Ratings.T16]-[$Ratings.$V16])" office:value-type="float" office:value="-0.153846153846154" calcext:value-type="float">
            <text:p>-0.153846153846154</text:p>
          </table:table-cell>
          <table:table-cell table:formula="of:=IF(ISBLANK([$Ratings.U16]); 0; [$Ratings.U16]-[$Ratings.$V16])" office:value-type="float" office:value="-2.15384615384615" calcext:value-type="float">
            <text:p>-2.15384615384615</text:p>
          </table:table-cell>
          <table:table-cell table:number-columns-repeated="100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formula="of:=IF(ISBLANK([$Ratings.B17]); 0; [$Ratings.B17]-[$Ratings.$V17])" office:value-type="float" office:value="0" calcext:value-type="float">
            <text:p>0</text:p>
          </table:table-cell>
          <table:table-cell table:formula="of:=IF(ISBLANK([$Ratings.C17]); 0; [$Ratings.C17]-[$Ratings.$V17])" office:value-type="float" office:value="0" calcext:value-type="float">
            <text:p>0</text:p>
          </table:table-cell>
          <table:table-cell table:formula="of:=IF(ISBLANK([$Ratings.D17]); 0; [$Ratings.D17]-[$Ratings.$V17])" office:value-type="float" office:value="-1.58333333333333" calcext:value-type="float">
            <text:p>-1.58333333333333</text:p>
          </table:table-cell>
          <table:table-cell table:formula="of:=IF(ISBLANK([$Ratings.E17]); 0; [$Ratings.E17]-[$Ratings.$V17])" office:value-type="float" office:value="0" calcext:value-type="float">
            <text:p>0</text:p>
          </table:table-cell>
          <table:table-cell table:formula="of:=IF(ISBLANK([$Ratings.F17]); 0; [$Ratings.F17]-[$Ratings.$V17])" office:value-type="float" office:value="0.416666666666667" calcext:value-type="float">
            <text:p>0.416666666666667</text:p>
          </table:table-cell>
          <table:table-cell table:formula="of:=IF(ISBLANK([$Ratings.G17]); 0; [$Ratings.G17]-[$Ratings.$V17])" office:value-type="float" office:value="-0.583333333333334" calcext:value-type="float">
            <text:p>-0.583333333333334</text:p>
          </table:table-cell>
          <table:table-cell table:formula="of:=IF(ISBLANK([$Ratings.H17]); 0; [$Ratings.H17]-[$Ratings.$V17])" office:value-type="float" office:value="0" calcext:value-type="float">
            <text:p>0</text:p>
          </table:table-cell>
          <table:table-cell table:formula="of:=IF(ISBLANK([$Ratings.I17]); 0; [$Ratings.I17]-[$Ratings.$V17])" office:value-type="float" office:value="-0.583333333333334" calcext:value-type="float">
            <text:p>-0.583333333333334</text:p>
          </table:table-cell>
          <table:table-cell table:formula="of:=IF(ISBLANK([$Ratings.J17]); 0; [$Ratings.J17]-[$Ratings.$V17])" office:value-type="float" office:value="0" calcext:value-type="float">
            <text:p>0</text:p>
          </table:table-cell>
          <table:table-cell table:formula="of:=IF(ISBLANK([$Ratings.K17]); 0; [$Ratings.K17]-[$Ratings.$V17])" office:value-type="float" office:value="-1.58333333333333" calcext:value-type="float">
            <text:p>-1.58333333333333</text:p>
          </table:table-cell>
          <table:table-cell table:formula="of:=IF(ISBLANK([$Ratings.L17]); 0; [$Ratings.L17]-[$Ratings.$V17])" office:value-type="float" office:value="2.41666666666667" calcext:value-type="float">
            <text:p>2.41666666666667</text:p>
          </table:table-cell>
          <table:table-cell table:formula="of:=IF(ISBLANK([$Ratings.M17]); 0; [$Ratings.M17]-[$Ratings.$V17])" office:value-type="float" office:value="0" calcext:value-type="float">
            <text:p>0</text:p>
          </table:table-cell>
          <table:table-cell table:formula="of:=IF(ISBLANK([$Ratings.N17]); 0; [$Ratings.N17]-[$Ratings.$V17])" office:value-type="float" office:value="-0.583333333333334" calcext:value-type="float">
            <text:p>-0.583333333333334</text:p>
          </table:table-cell>
          <table:table-cell table:formula="of:=IF(ISBLANK([$Ratings.O17]); 0; [$Ratings.O17]-[$Ratings.$V17])" office:value-type="float" office:value="0" calcext:value-type="float">
            <text:p>0</text:p>
          </table:table-cell>
          <table:table-cell table:formula="of:=IF(ISBLANK([$Ratings.P17]); 0; [$Ratings.P17]-[$Ratings.$V17])" office:value-type="float" office:value="0" calcext:value-type="float">
            <text:p>0</text:p>
          </table:table-cell>
          <table:table-cell table:formula="of:=IF(ISBLANK([$Ratings.Q17]); 0; [$Ratings.Q17]-[$Ratings.$V17])" office:value-type="float" office:value="-0.583333333333334" calcext:value-type="float">
            <text:p>-0.583333333333334</text:p>
          </table:table-cell>
          <table:table-cell table:formula="of:=IF(ISBLANK([$Ratings.R17]); 0; [$Ratings.R17]-[$Ratings.$V17])" office:value-type="float" office:value="-0.583333333333334" calcext:value-type="float">
            <text:p>-0.583333333333334</text:p>
          </table:table-cell>
          <table:table-cell table:formula="of:=IF(ISBLANK([$Ratings.S17]); 0; [$Ratings.S17]-[$Ratings.$V17])" office:value-type="float" office:value="1.41666666666667" calcext:value-type="float">
            <text:p>1.41666666666667</text:p>
          </table:table-cell>
          <table:table-cell table:formula="of:=IF(ISBLANK([$Ratings.T17]); 0; [$Ratings.T17]-[$Ratings.$V17])" office:value-type="float" office:value="0.416666666666667" calcext:value-type="float">
            <text:p>0.416666666666667</text:p>
          </table:table-cell>
          <table:table-cell table:formula="of:=IF(ISBLANK([$Ratings.U17]); 0; [$Ratings.U17]-[$Ratings.$V17])" office:value-type="float" office:value="1.41666666666667" calcext:value-type="float">
            <text:p>1.41666666666667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ISBLANK([$Ratings.B18]); 0; [$Ratings.B18]-[$Ratings.$V18])" office:value-type="float" office:value="-0.666666666666667" calcext:value-type="float">
            <text:p>-0.666666666666667</text:p>
          </table:table-cell>
          <table:table-cell table:formula="of:=IF(ISBLANK([$Ratings.C18]); 0; [$Ratings.C18]-[$Ratings.$V18])" office:value-type="float" office:value="0" calcext:value-type="float">
            <text:p>0</text:p>
          </table:table-cell>
          <table:table-cell table:formula="of:=IF(ISBLANK([$Ratings.D18]); 0; [$Ratings.D18]-[$Ratings.$V18])" office:value-type="float" office:value="0" calcext:value-type="float">
            <text:p>0</text:p>
          </table:table-cell>
          <table:table-cell table:formula="of:=IF(ISBLANK([$Ratings.E18]); 0; [$Ratings.E18]-[$Ratings.$V18])" office:value-type="float" office:value="0" calcext:value-type="float">
            <text:p>0</text:p>
          </table:table-cell>
          <table:table-cell table:formula="of:=IF(ISBLANK([$Ratings.F18]); 0; [$Ratings.F18]-[$Ratings.$V18])" office:value-type="float" office:value="0" calcext:value-type="float">
            <text:p>0</text:p>
          </table:table-cell>
          <table:table-cell table:formula="of:=IF(ISBLANK([$Ratings.G18]); 0; [$Ratings.G18]-[$Ratings.$V18])" office:value-type="float" office:value="0" calcext:value-type="float">
            <text:p>0</text:p>
          </table:table-cell>
          <table:table-cell table:formula="of:=IF(ISBLANK([$Ratings.H18]); 0; [$Ratings.H18]-[$Ratings.$V18])" office:value-type="float" office:value="0" calcext:value-type="float">
            <text:p>0</text:p>
          </table:table-cell>
          <table:table-cell table:formula="of:=IF(ISBLANK([$Ratings.I18]); 0; [$Ratings.I18]-[$Ratings.$V18])" office:value-type="float" office:value="0" calcext:value-type="float">
            <text:p>0</text:p>
          </table:table-cell>
          <table:table-cell table:formula="of:=IF(ISBLANK([$Ratings.J18]); 0; [$Ratings.J18]-[$Ratings.$V18])" office:value-type="float" office:value="-0.666666666666667" calcext:value-type="float">
            <text:p>-0.666666666666667</text:p>
          </table:table-cell>
          <table:table-cell table:formula="of:=IF(ISBLANK([$Ratings.K18]); 0; [$Ratings.K18]-[$Ratings.$V18])" office:value-type="float" office:value="0" calcext:value-type="float">
            <text:p>0</text:p>
          </table:table-cell>
          <table:table-cell table:formula="of:=IF(ISBLANK([$Ratings.L18]); 0; [$Ratings.L18]-[$Ratings.$V18])" office:value-type="float" office:value="-0.666666666666667" calcext:value-type="float">
            <text:p>-0.666666666666667</text:p>
          </table:table-cell>
          <table:table-cell table:formula="of:=IF(ISBLANK([$Ratings.M18]); 0; [$Ratings.M18]-[$Ratings.$V18])" office:value-type="float" office:value="0" calcext:value-type="float">
            <text:p>0</text:p>
          </table:table-cell>
          <table:table-cell table:formula="of:=IF(ISBLANK([$Ratings.N18]); 0; [$Ratings.N18]-[$Ratings.$V18])" office:value-type="float" office:value="0.333333333333333" calcext:value-type="float">
            <text:p>0.333333333333333</text:p>
          </table:table-cell>
          <table:table-cell table:formula="of:=IF(ISBLANK([$Ratings.O18]); 0; [$Ratings.O18]-[$Ratings.$V18])" office:value-type="float" office:value="0" calcext:value-type="float">
            <text:p>0</text:p>
          </table:table-cell>
          <table:table-cell table:formula="of:=IF(ISBLANK([$Ratings.P18]); 0; [$Ratings.P18]-[$Ratings.$V18])" office:value-type="float" office:value="0.333333333333333" calcext:value-type="float">
            <text:p>0.333333333333333</text:p>
          </table:table-cell>
          <table:table-cell table:formula="of:=IF(ISBLANK([$Ratings.Q18]); 0; [$Ratings.Q18]-[$Ratings.$V18])" office:value-type="float" office:value="1.33333333333333" calcext:value-type="float">
            <text:p>1.33333333333333</text:p>
          </table:table-cell>
          <table:table-cell table:formula="of:=IF(ISBLANK([$Ratings.R18]); 0; [$Ratings.R18]-[$Ratings.$V18])" office:value-type="float" office:value="0" calcext:value-type="float">
            <text:p>0</text:p>
          </table:table-cell>
          <table:table-cell table:formula="of:=IF(ISBLANK([$Ratings.S18]); 0; [$Ratings.S18]-[$Ratings.$V18])" office:value-type="float" office:value="0" calcext:value-type="float">
            <text:p>0</text:p>
          </table:table-cell>
          <table:table-cell table:formula="of:=IF(ISBLANK([$Ratings.T18]); 0; [$Ratings.T18]-[$Ratings.$V18])" office:value-type="float" office:value="0" calcext:value-type="float">
            <text:p>0</text:p>
          </table:table-cell>
          <table:table-cell table:formula="of:=IF(ISBLANK([$Ratings.U18]); 0; [$Ratings.U18]-[$Ratings.$V1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IF(ISBLANK([$Ratings.B19]); 0; [$Ratings.B19]-[$Ratings.$V19])" office:value-type="float" office:value="0.923076923076923" calcext:value-type="float">
            <text:p>0.923076923076923</text:p>
          </table:table-cell>
          <table:table-cell table:formula="of:=IF(ISBLANK([$Ratings.C19]); 0; [$Ratings.C19]-[$Ratings.$V19])" office:value-type="float" office:value="1.92307692307692" calcext:value-type="float">
            <text:p>1.92307692307692</text:p>
          </table:table-cell>
          <table:table-cell table:formula="of:=IF(ISBLANK([$Ratings.D19]); 0; [$Ratings.D19]-[$Ratings.$V19])" office:value-type="float" office:value="-2.07692307692308" calcext:value-type="float">
            <text:p>-2.07692307692308</text:p>
          </table:table-cell>
          <table:table-cell table:formula="of:=IF(ISBLANK([$Ratings.E19]); 0; [$Ratings.E19]-[$Ratings.$V19])" office:value-type="float" office:value="1.92307692307692" calcext:value-type="float">
            <text:p>1.92307692307692</text:p>
          </table:table-cell>
          <table:table-cell table:formula="of:=IF(ISBLANK([$Ratings.F19]); 0; [$Ratings.F19]-[$Ratings.$V19])" office:value-type="float" office:value="-2.07692307692308" calcext:value-type="float">
            <text:p>-2.07692307692308</text:p>
          </table:table-cell>
          <table:table-cell table:formula="of:=IF(ISBLANK([$Ratings.G19]); 0; [$Ratings.G19]-[$Ratings.$V19])" office:value-type="float" office:value="-2.07692307692308" calcext:value-type="float">
            <text:p>-2.07692307692308</text:p>
          </table:table-cell>
          <table:table-cell table:formula="of:=IF(ISBLANK([$Ratings.H19]); 0; [$Ratings.H19]-[$Ratings.$V19])" office:value-type="float" office:value="0.923076923076923" calcext:value-type="float">
            <text:p>0.923076923076923</text:p>
          </table:table-cell>
          <table:table-cell table:formula="of:=IF(ISBLANK([$Ratings.I19]); 0; [$Ratings.I19]-[$Ratings.$V19])" office:value-type="float" office:value="0" calcext:value-type="float">
            <text:p>0</text:p>
          </table:table-cell>
          <table:table-cell table:formula="of:=IF(ISBLANK([$Ratings.J19]); 0; [$Ratings.J19]-[$Ratings.$V19])" office:value-type="float" office:value="1.92307692307692" calcext:value-type="float">
            <text:p>1.92307692307692</text:p>
          </table:table-cell>
          <table:table-cell table:formula="of:=IF(ISBLANK([$Ratings.K19]); 0; [$Ratings.K19]-[$Ratings.$V19])" office:value-type="float" office:value="0" calcext:value-type="float">
            <text:p>0</text:p>
          </table:table-cell>
          <table:table-cell table:formula="of:=IF(ISBLANK([$Ratings.L19]); 0; [$Ratings.L19]-[$Ratings.$V19])" office:value-type="float" office:value="0" calcext:value-type="float">
            <text:p>0</text:p>
          </table:table-cell>
          <table:table-cell table:formula="of:=IF(ISBLANK([$Ratings.M19]); 0; [$Ratings.M19]-[$Ratings.$V19])" office:value-type="float" office:value="0" calcext:value-type="float">
            <text:p>0</text:p>
          </table:table-cell>
          <table:table-cell table:formula="of:=IF(ISBLANK([$Ratings.N19]); 0; [$Ratings.N19]-[$Ratings.$V19])" office:value-type="float" office:value="0" calcext:value-type="float">
            <text:p>0</text:p>
          </table:table-cell>
          <table:table-cell table:formula="of:=IF(ISBLANK([$Ratings.O19]); 0; [$Ratings.O19]-[$Ratings.$V19])" office:value-type="float" office:value="0.923076923076923" calcext:value-type="float">
            <text:p>0.923076923076923</text:p>
          </table:table-cell>
          <table:table-cell table:formula="of:=IF(ISBLANK([$Ratings.P19]); 0; [$Ratings.P19]-[$Ratings.$V19])" office:value-type="float" office:value="0" calcext:value-type="float">
            <text:p>0</text:p>
          </table:table-cell>
          <table:table-cell table:formula="of:=IF(ISBLANK([$Ratings.Q19]); 0; [$Ratings.Q19]-[$Ratings.$V19])" office:value-type="float" office:value="0" calcext:value-type="float">
            <text:p>0</text:p>
          </table:table-cell>
          <table:table-cell table:formula="of:=IF(ISBLANK([$Ratings.R19]); 0; [$Ratings.R19]-[$Ratings.$V19])" office:value-type="float" office:value="-1.07692307692308" calcext:value-type="float">
            <text:p>-1.07692307692308</text:p>
          </table:table-cell>
          <table:table-cell table:formula="of:=IF(ISBLANK([$Ratings.S19]); 0; [$Ratings.S19]-[$Ratings.$V19])" office:value-type="float" office:value="-2.07692307692308" calcext:value-type="float">
            <text:p>-2.07692307692308</text:p>
          </table:table-cell>
          <table:table-cell table:formula="of:=IF(ISBLANK([$Ratings.T19]); 0; [$Ratings.T19]-[$Ratings.$V19])" office:value-type="float" office:value="-1.07692307692308" calcext:value-type="float">
            <text:p>-1.07692307692308</text:p>
          </table:table-cell>
          <table:table-cell table:formula="of:=IF(ISBLANK([$Ratings.U19]); 0; [$Ratings.U19]-[$Ratings.$V19])" office:value-type="float" office:value="1.92307692307692" calcext:value-type="float">
            <text:p>1.92307692307692</text:p>
          </table:table-cell>
          <table:table-cell table:number-columns-repeated="100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ISBLANK([$Ratings.B20]); 0; [$Ratings.B20]-[$Ratings.$V20])" office:value-type="float" office:value="-0.545454545454545" calcext:value-type="float">
            <text:p>-0.545454545454545</text:p>
          </table:table-cell>
          <table:table-cell table:formula="of:=IF(ISBLANK([$Ratings.C20]); 0; [$Ratings.C20]-[$Ratings.$V20])" office:value-type="float" office:value="-1.54545454545455" calcext:value-type="float">
            <text:p>-1.54545454545455</text:p>
          </table:table-cell>
          <table:table-cell table:formula="of:=IF(ISBLANK([$Ratings.D20]); 0; [$Ratings.D20]-[$Ratings.$V20])" office:value-type="float" office:value="0.454545454545455" calcext:value-type="float">
            <text:p>0.454545454545455</text:p>
          </table:table-cell>
          <table:table-cell table:formula="of:=IF(ISBLANK([$Ratings.E20]); 0; [$Ratings.E20]-[$Ratings.$V20])" office:value-type="float" office:value="0" calcext:value-type="float">
            <text:p>0</text:p>
          </table:table-cell>
          <table:table-cell table:formula="of:=IF(ISBLANK([$Ratings.F20]); 0; [$Ratings.F20]-[$Ratings.$V20])" office:value-type="float" office:value="0" calcext:value-type="float">
            <text:p>0</text:p>
          </table:table-cell>
          <table:table-cell table:formula="of:=IF(ISBLANK([$Ratings.G20]); 0; [$Ratings.G20]-[$Ratings.$V20])" office:value-type="float" office:value="1.45454545454545" calcext:value-type="float">
            <text:p>1.45454545454545</text:p>
          </table:table-cell>
          <table:table-cell table:formula="of:=IF(ISBLANK([$Ratings.H20]); 0; [$Ratings.H20]-[$Ratings.$V20])" office:value-type="float" office:value="2.45454545454545" calcext:value-type="float">
            <text:p>2.45454545454545</text:p>
          </table:table-cell>
          <table:table-cell table:formula="of:=IF(ISBLANK([$Ratings.I20]); 0; [$Ratings.I20]-[$Ratings.$V20])" office:value-type="float" office:value="-1.54545454545455" calcext:value-type="float">
            <text:p>-1.54545454545455</text:p>
          </table:table-cell>
          <table:table-cell table:formula="of:=IF(ISBLANK([$Ratings.J20]); 0; [$Ratings.J20]-[$Ratings.$V20])" office:value-type="float" office:value="0.454545454545455" calcext:value-type="float">
            <text:p>0.454545454545455</text:p>
          </table:table-cell>
          <table:table-cell table:formula="of:=IF(ISBLANK([$Ratings.K20]); 0; [$Ratings.K20]-[$Ratings.$V20])" office:value-type="float" office:value="0.454545454545455" calcext:value-type="float">
            <text:p>0.454545454545455</text:p>
          </table:table-cell>
          <table:table-cell table:formula="of:=IF(ISBLANK([$Ratings.L20]); 0; [$Ratings.L20]-[$Ratings.$V20])" office:value-type="float" office:value="0.454545454545455" calcext:value-type="float">
            <text:p>0.454545454545455</text:p>
          </table:table-cell>
          <table:table-cell table:formula="of:=IF(ISBLANK([$Ratings.M20]); 0; [$Ratings.M20]-[$Ratings.$V20])" office:value-type="float" office:value="-1.54545454545455" calcext:value-type="float">
            <text:p>-1.54545454545455</text:p>
          </table:table-cell>
          <table:table-cell table:formula="of:=IF(ISBLANK([$Ratings.N20]); 0; [$Ratings.N20]-[$Ratings.$V20])" office:value-type="float" office:value="0" calcext:value-type="float">
            <text:p>0</text:p>
          </table:table-cell>
          <table:table-cell table:formula="of:=IF(ISBLANK([$Ratings.O20]); 0; [$Ratings.O20]-[$Ratings.$V20])" office:value-type="float" office:value="0" calcext:value-type="float">
            <text:p>0</text:p>
          </table:table-cell>
          <table:table-cell table:formula="of:=IF(ISBLANK([$Ratings.P20]); 0; [$Ratings.P20]-[$Ratings.$V20])" office:value-type="float" office:value="0" calcext:value-type="float">
            <text:p>0</text:p>
          </table:table-cell>
          <table:table-cell table:formula="of:=IF(ISBLANK([$Ratings.Q20]); 0; [$Ratings.Q20]-[$Ratings.$V20])" office:value-type="float" office:value="-0.545454545454545" calcext:value-type="float">
            <text:p>-0.545454545454545</text:p>
          </table:table-cell>
          <table:table-cell table:formula="of:=IF(ISBLANK([$Ratings.R20]); 0; [$Ratings.R20]-[$Ratings.$V20])" office:value-type="float" office:value="0" calcext:value-type="float">
            <text:p>0</text:p>
          </table:table-cell>
          <table:table-cell table:formula="of:=IF(ISBLANK([$Ratings.S20]); 0; [$Ratings.S20]-[$Ratings.$V20])" office:value-type="float" office:value="0" calcext:value-type="float">
            <text:p>0</text:p>
          </table:table-cell>
          <table:table-cell table:formula="of:=IF(ISBLANK([$Ratings.T20]); 0; [$Ratings.T20]-[$Ratings.$V20])" office:value-type="float" office:value="0" calcext:value-type="float">
            <text:p>0</text:p>
          </table:table-cell>
          <table:table-cell table:formula="of:=IF(ISBLANK([$Ratings.U20]); 0; [$Ratings.U20]-[$Ratings.$V2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IF(ISBLANK([$Ratings.B21]); 0; [$Ratings.B21]-[$Ratings.$V21])" office:value-type="float" office:value="-1.11764705882353" calcext:value-type="float">
            <text:p>-1.11764705882353</text:p>
          </table:table-cell>
          <table:table-cell table:formula="of:=IF(ISBLANK([$Ratings.C21]); 0; [$Ratings.C21]-[$Ratings.$V21])" office:value-type="float" office:value="-1.11764705882353" calcext:value-type="float">
            <text:p>-1.11764705882353</text:p>
          </table:table-cell>
          <table:table-cell table:formula="of:=IF(ISBLANK([$Ratings.D21]); 0; [$Ratings.D21]-[$Ratings.$V21])" office:value-type="float" office:value="-1.11764705882353" calcext:value-type="float">
            <text:p>-1.11764705882353</text:p>
          </table:table-cell>
          <table:table-cell table:formula="of:=IF(ISBLANK([$Ratings.E21]); 0; [$Ratings.E21]-[$Ratings.$V21])" office:value-type="float" office:value="0.882352941176471" calcext:value-type="float">
            <text:p>0.882352941176471</text:p>
          </table:table-cell>
          <table:table-cell table:formula="of:=IF(ISBLANK([$Ratings.F21]); 0; [$Ratings.F21]-[$Ratings.$V21])" office:value-type="float" office:value="1.88235294117647" calcext:value-type="float">
            <text:p>1.88235294117647</text:p>
          </table:table-cell>
          <table:table-cell table:formula="of:=IF(ISBLANK([$Ratings.G21]); 0; [$Ratings.G21]-[$Ratings.$V21])" office:value-type="float" office:value="0" calcext:value-type="float">
            <text:p>0</text:p>
          </table:table-cell>
          <table:table-cell table:formula="of:=IF(ISBLANK([$Ratings.H21]); 0; [$Ratings.H21]-[$Ratings.$V21])" office:value-type="float" office:value="-2.11764705882353" calcext:value-type="float">
            <text:p>-2.11764705882353</text:p>
          </table:table-cell>
          <table:table-cell table:formula="of:=IF(ISBLANK([$Ratings.I21]); 0; [$Ratings.I21]-[$Ratings.$V21])" office:value-type="float" office:value="-0.117647058823529" calcext:value-type="float">
            <text:p>-0.117647058823529</text:p>
          </table:table-cell>
          <table:table-cell table:formula="of:=IF(ISBLANK([$Ratings.J21]); 0; [$Ratings.J21]-[$Ratings.$V21])" office:value-type="float" office:value="-1.11764705882353" calcext:value-type="float">
            <text:p>-1.11764705882353</text:p>
          </table:table-cell>
          <table:table-cell table:formula="of:=IF(ISBLANK([$Ratings.K21]); 0; [$Ratings.K21]-[$Ratings.$V21])" office:value-type="float" office:value="-1.11764705882353" calcext:value-type="float">
            <text:p>-1.11764705882353</text:p>
          </table:table-cell>
          <table:table-cell table:formula="of:=IF(ISBLANK([$Ratings.L21]); 0; [$Ratings.L21]-[$Ratings.$V21])" office:value-type="float" office:value="-2.11764705882353" calcext:value-type="float">
            <text:p>-2.11764705882353</text:p>
          </table:table-cell>
          <table:table-cell table:formula="of:=IF(ISBLANK([$Ratings.M21]); 0; [$Ratings.M21]-[$Ratings.$V21])" office:value-type="float" office:value="0" calcext:value-type="float">
            <text:p>0</text:p>
          </table:table-cell>
          <table:table-cell table:formula="of:=IF(ISBLANK([$Ratings.N21]); 0; [$Ratings.N21]-[$Ratings.$V21])" office:value-type="float" office:value="0.882352941176471" calcext:value-type="float">
            <text:p>0.882352941176471</text:p>
          </table:table-cell>
          <table:table-cell table:formula="of:=IF(ISBLANK([$Ratings.O21]); 0; [$Ratings.O21]-[$Ratings.$V21])" office:value-type="float" office:value="1.88235294117647" calcext:value-type="float">
            <text:p>1.88235294117647</text:p>
          </table:table-cell>
          <table:table-cell table:formula="of:=IF(ISBLANK([$Ratings.P21]); 0; [$Ratings.P21]-[$Ratings.$V21])" office:value-type="float" office:value="1.88235294117647" calcext:value-type="float">
            <text:p>1.88235294117647</text:p>
          </table:table-cell>
          <table:table-cell table:formula="of:=IF(ISBLANK([$Ratings.Q21]); 0; [$Ratings.Q21]-[$Ratings.$V21])" office:value-type="float" office:value="0.882352941176471" calcext:value-type="float">
            <text:p>0.882352941176471</text:p>
          </table:table-cell>
          <table:table-cell table:formula="of:=IF(ISBLANK([$Ratings.R21]); 0; [$Ratings.R21]-[$Ratings.$V21])" office:value-type="float" office:value="-0.117647058823529" calcext:value-type="float">
            <text:p>-0.117647058823529</text:p>
          </table:table-cell>
          <table:table-cell table:formula="of:=IF(ISBLANK([$Ratings.S21]); 0; [$Ratings.S21]-[$Ratings.$V21])" office:value-type="float" office:value="1.88235294117647" calcext:value-type="float">
            <text:p>1.88235294117647</text:p>
          </table:table-cell>
          <table:table-cell table:formula="of:=IF(ISBLANK([$Ratings.T21]); 0; [$Ratings.T21]-[$Ratings.$V21])" office:value-type="float" office:value="-0.117647058823529" calcext:value-type="float">
            <text:p>-0.117647058823529</text:p>
          </table:table-cell>
          <table:table-cell table:formula="of:=IF(ISBLANK([$Ratings.U21]); 0; [$Ratings.U21]-[$Ratings.$V2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formula="of:=SQRT(SUMSQ([.B2:.B21]))" office:value-type="float" office:value="4.10298806754631" calcext:value-type="float">
            <text:p>4.10298806754631</text:p>
          </table:table-cell>
          <table:table-cell table:formula="of:=SQRT(SUMSQ([.C2:.C21]))" office:value-type="float" office:value="5.14437855430238" calcext:value-type="float">
            <text:p>5.14437855430238</text:p>
          </table:table-cell>
          <table:table-cell table:formula="of:=SQRT(SUMSQ([.D2:.D21]))" office:value-type="float" office:value="4.10360394794159" calcext:value-type="float">
            <text:p>4.10360394794159</text:p>
          </table:table-cell>
          <table:table-cell table:formula="of:=SQRT(SUMSQ([.E2:.E21]))" office:value-type="float" office:value="5.12022844035774" calcext:value-type="float">
            <text:p>5.12022844035774</text:p>
          </table:table-cell>
          <table:table-cell table:formula="of:=SQRT(SUMSQ([.F2:.F21]))" office:value-type="float" office:value="4.36570812030087" calcext:value-type="float">
            <text:p>4.36570812030087</text:p>
          </table:table-cell>
          <table:table-cell table:formula="of:=SQRT(SUMSQ([.G2:.G21]))" office:value-type="float" office:value="5.2297953406756" calcext:value-type="float">
            <text:p>5.2297953406756</text:p>
          </table:table-cell>
          <table:table-cell table:formula="of:=SQRT(SUMSQ([.H2:.H21]))" office:value-type="float" office:value="5.93693036415621" calcext:value-type="float">
            <text:p>5.93693036415621</text:p>
          </table:table-cell>
          <table:table-cell table:formula="of:=SQRT(SUMSQ([.I2:.I21]))" office:value-type="float" office:value="4.09686017628134" calcext:value-type="float">
            <text:p>4.09686017628134</text:p>
          </table:table-cell>
          <table:table-cell table:formula="of:=SQRT(SUMSQ([.J2:.J21]))" office:value-type="float" office:value="3.50862045626806" calcext:value-type="float">
            <text:p>3.50862045626806</text:p>
          </table:table-cell>
          <table:table-cell table:formula="of:=SQRT(SUMSQ([.K2:.K21]))" office:value-type="float" office:value="4.79820803662876" calcext:value-type="float">
            <text:p>4.79820803662876</text:p>
          </table:table-cell>
          <table:table-cell table:formula="of:=SQRT(SUMSQ([.L2:.L21]))" office:value-type="float" office:value="4.85345953421669" calcext:value-type="float">
            <text:p>4.85345953421669</text:p>
          </table:table-cell>
          <table:table-cell table:formula="of:=SQRT(SUMSQ([.M2:.M21]))" office:value-type="float" office:value="4.80882421732645" calcext:value-type="float">
            <text:p>4.80882421732645</text:p>
          </table:table-cell>
          <table:table-cell table:formula="of:=SQRT(SUMSQ([.N2:.N21]))" office:value-type="float" office:value="4.33105324502599" calcext:value-type="float">
            <text:p>4.33105324502599</text:p>
          </table:table-cell>
          <table:table-cell table:formula="of:=SQRT(SUMSQ([.O2:.O21]))" office:value-type="float" office:value="3.19667645041619" calcext:value-type="float">
            <text:p>3.19667645041619</text:p>
          </table:table-cell>
          <table:table-cell table:formula="of:=SQRT(SUMSQ([.P2:.P21]))" office:value-type="float" office:value="5.10847704737421" calcext:value-type="float">
            <text:p>5.10847704737421</text:p>
          </table:table-cell>
          <table:table-cell table:formula="of:=SQRT(SUMSQ([.Q2:.Q21]))" office:value-type="float" office:value="4.85436433024603" calcext:value-type="float">
            <text:p>4.85436433024603</text:p>
          </table:table-cell>
          <table:table-cell table:formula="of:=SQRT(SUMSQ([.R2:.R21]))" office:value-type="float" office:value="4.97086127746034" calcext:value-type="float">
            <text:p>4.97086127746034</text:p>
          </table:table-cell>
          <table:table-cell table:formula="of:=SQRT(SUMSQ([.S2:.S21]))" office:value-type="float" office:value="5.36416631972308" calcext:value-type="float">
            <text:p>5.36416631972308</text:p>
          </table:table-cell>
          <table:table-cell table:formula="of:=SQRT(SUMSQ([.T2:.T21]))" office:value-type="float" office:value="4.71715257272139" calcext:value-type="float">
            <text:p>4.71715257272139</text:p>
          </table:table-cell>
          <table:table-cell table:formula="of:=SQRT(SUMSQ([.U2:.U21]))" office:value-type="float" office:value="4.29806007332928" calcext:value-type="float">
            <text:p>4.29806007332928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Ratings_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ISBLANK([$Ratings.B2]); 0; [$Ratings.B2]-[$Ratings.$V2])" office:value-type="float" office:value="-1.2" calcext:value-type="float">
            <text:p>-1.2</text:p>
          </table:table-cell>
          <table:table-cell table:formula="of:=IF(ISBLANK([$Ratings.C2]); 0; [$Ratings.C2]-[$Ratings.$V2])" office:value-type="float" office:value="1.8" calcext:value-type="float">
            <text:p>1.8</text:p>
          </table:table-cell>
          <table:table-cell table:formula="of:=IF(ISBLANK([$Ratings.D2]); 0; [$Ratings.D2]-[$Ratings.$V2])" office:value-type="float" office:value="-1.2" calcext:value-type="float">
            <text:p>-1.2</text:p>
          </table:table-cell>
          <table:table-cell table:formula="of:=IF(ISBLANK([$Ratings.E2]); 0; [$Ratings.E2]-[$Ratings.$V2])" office:value-type="float" office:value="0" calcext:value-type="float">
            <text:p>0</text:p>
          </table:table-cell>
          <table:table-cell table:formula="of:=IF(ISBLANK([$Ratings.F2]); 0; [$Ratings.F2]-[$Ratings.$V2])" office:value-type="float" office:value="0.8" calcext:value-type="float">
            <text:p>0.8</text:p>
          </table:table-cell>
          <table:table-cell table:formula="of:=IF(ISBLANK([$Ratings.G2]); 0; [$Ratings.G2]-[$Ratings.$V2])" office:value-type="float" office:value="0.8" calcext:value-type="float">
            <text:p>0.8</text:p>
          </table:table-cell>
          <table:table-cell table:formula="of:=IF(ISBLANK([$Ratings.H2]); 0; [$Ratings.H2]-[$Ratings.$V2])" office:value-type="float" office:value="-2.2" calcext:value-type="float">
            <text:p>-2.2</text:p>
          </table:table-cell>
          <table:table-cell table:formula="of:=IF(ISBLANK([$Ratings.I2]); 0; [$Ratings.I2]-[$Ratings.$V2])" office:value-type="float" office:value="-1.2" calcext:value-type="float">
            <text:p>-1.2</text:p>
          </table:table-cell>
          <table:table-cell table:formula="of:=IF(ISBLANK([$Ratings.J2]); 0; [$Ratings.J2]-[$Ratings.$V2])" office:value-type="float" office:value="0" calcext:value-type="float">
            <text:p>0</text:p>
          </table:table-cell>
          <table:table-cell table:formula="of:=IF(ISBLANK([$Ratings.K2]); 0; [$Ratings.K2]-[$Ratings.$V2])" office:value-type="float" office:value="-0.2" calcext:value-type="float">
            <text:p>-0.2</text:p>
          </table:table-cell>
          <table:table-cell table:formula="of:=IF(ISBLANK([$Ratings.L2]); 0; [$Ratings.L2]-[$Ratings.$V2])" office:value-type="float" office:value="-1.2" calcext:value-type="float">
            <text:p>-1.2</text:p>
          </table:table-cell>
          <table:table-cell table:formula="of:=IF(ISBLANK([$Ratings.M2]); 0; [$Ratings.M2]-[$Ratings.$V2])" office:value-type="float" office:value="0" calcext:value-type="float">
            <text:p>0</text:p>
          </table:table-cell>
          <table:table-cell table:formula="of:=IF(ISBLANK([$Ratings.N2]); 0; [$Ratings.N2]-[$Ratings.$V2])" office:value-type="float" office:value="1.8" calcext:value-type="float">
            <text:p>1.8</text:p>
          </table:table-cell>
          <table:table-cell table:formula="of:=IF(ISBLANK([$Ratings.O2]); 0; [$Ratings.O2]-[$Ratings.$V2])" office:value-type="float" office:value="-1.2" calcext:value-type="float">
            <text:p>-1.2</text:p>
          </table:table-cell>
          <table:table-cell table:formula="of:=IF(ISBLANK([$Ratings.P2]); 0; [$Ratings.P2]-[$Ratings.$V2])" office:value-type="float" office:value="1.8" calcext:value-type="float">
            <text:p>1.8</text:p>
          </table:table-cell>
          <table:table-cell table:formula="of:=IF(ISBLANK([$Ratings.Q2]); 0; [$Ratings.Q2]-[$Ratings.$V2])" office:value-type="float" office:value="0.8" calcext:value-type="float">
            <text:p>0.8</text:p>
          </table:table-cell>
          <table:table-cell table:formula="of:=IF(ISBLANK([$Ratings.R2]); 0; [$Ratings.R2]-[$Ratings.$V2])" office:value-type="float" office:value="-1.2" calcext:value-type="float">
            <text:p>-1.2</text:p>
          </table:table-cell>
          <table:table-cell table:formula="of:=IF(ISBLANK([$Ratings.S2]); 0; [$Ratings.S2]-[$Ratings.$V2])" office:value-type="float" office:value="1.8" calcext:value-type="float">
            <text:p>1.8</text:p>
          </table:table-cell>
          <table:table-cell table:formula="of:=IF(ISBLANK([$Ratings.T2]); 0; [$Ratings.T2]-[$Ratings.$V2])" office:value-type="float" office:value="0" calcext:value-type="float">
            <text:p>0</text:p>
          </table:table-cell>
          <table:table-cell table:formula="of:=IF(ISBLANK([$Ratings.U2]); 0; [$Ratings.U2]-[$Ratings.$V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IF(ISBLANK([$Ratings.B3]); 0; [$Ratings.B3]-[$Ratings.$V3])" office:value-type="float" office:value="-1.76923076923077" calcext:value-type="float">
            <text:p>-1.76923076923077</text:p>
          </table:table-cell>
          <table:table-cell table:formula="of:=IF(ISBLANK([$Ratings.C3]); 0; [$Ratings.C3]-[$Ratings.$V3])" office:value-type="float" office:value="0" calcext:value-type="float">
            <text:p>0</text:p>
          </table:table-cell>
          <table:table-cell table:formula="of:=IF(ISBLANK([$Ratings.D3]); 0; [$Ratings.D3]-[$Ratings.$V3])" office:value-type="float" office:value="0" calcext:value-type="float">
            <text:p>0</text:p>
          </table:table-cell>
          <table:table-cell table:formula="of:=IF(ISBLANK([$Ratings.E3]); 0; [$Ratings.E3]-[$Ratings.$V3])" office:value-type="float" office:value="-0.769230769230769" calcext:value-type="float">
            <text:p>-0.769230769230769</text:p>
          </table:table-cell>
          <table:table-cell table:formula="of:=IF(ISBLANK([$Ratings.F3]); 0; [$Ratings.F3]-[$Ratings.$V3])" office:value-type="float" office:value="1.23076923076923" calcext:value-type="float">
            <text:p>1.23076923076923</text:p>
          </table:table-cell>
          <table:table-cell table:formula="of:=IF(ISBLANK([$Ratings.G3]); 0; [$Ratings.G3]-[$Ratings.$V3])" office:value-type="float" office:value="-0.769230769230769" calcext:value-type="float">
            <text:p>-0.769230769230769</text:p>
          </table:table-cell>
          <table:table-cell table:formula="of:=IF(ISBLANK([$Ratings.H3]); 0; [$Ratings.H3]-[$Ratings.$V3])" office:value-type="float" office:value="2.23076923076923" calcext:value-type="float">
            <text:p>2.23076923076923</text:p>
          </table:table-cell>
          <table:table-cell table:formula="of:=IF(ISBLANK([$Ratings.I3]); 0; [$Ratings.I3]-[$Ratings.$V3])" office:value-type="float" office:value="0" calcext:value-type="float">
            <text:p>0</text:p>
          </table:table-cell>
          <table:table-cell table:formula="of:=IF(ISBLANK([$Ratings.J3]); 0; [$Ratings.J3]-[$Ratings.$V3])" office:value-type="float" office:value="0" calcext:value-type="float">
            <text:p>0</text:p>
          </table:table-cell>
          <table:table-cell table:formula="of:=IF(ISBLANK([$Ratings.K3]); 0; [$Ratings.K3]-[$Ratings.$V3])" office:value-type="float" office:value="1.23076923076923" calcext:value-type="float">
            <text:p>1.23076923076923</text:p>
          </table:table-cell>
          <table:table-cell table:formula="of:=IF(ISBLANK([$Ratings.L3]); 0; [$Ratings.L3]-[$Ratings.$V3])" office:value-type="float" office:value="0.230769230769231" calcext:value-type="float">
            <text:p>0.230769230769231</text:p>
          </table:table-cell>
          <table:table-cell table:formula="of:=IF(ISBLANK([$Ratings.M3]); 0; [$Ratings.M3]-[$Ratings.$V3])" office:value-type="float" office:value="-0.769230769230769" calcext:value-type="float">
            <text:p>-0.769230769230769</text:p>
          </table:table-cell>
          <table:table-cell table:formula="of:=IF(ISBLANK([$Ratings.N3]); 0; [$Ratings.N3]-[$Ratings.$V3])" office:value-type="float" office:value="-0.769230769230769" calcext:value-type="float">
            <text:p>-0.769230769230769</text:p>
          </table:table-cell>
          <table:table-cell table:formula="of:=IF(ISBLANK([$Ratings.O3]); 0; [$Ratings.O3]-[$Ratings.$V3])" office:value-type="float" office:value="0" calcext:value-type="float">
            <text:p>0</text:p>
          </table:table-cell>
          <table:table-cell table:formula="of:=IF(ISBLANK([$Ratings.P3]); 0; [$Ratings.P3]-[$Ratings.$V3])" office:value-type="float" office:value="-0.769230769230769" calcext:value-type="float">
            <text:p>-0.769230769230769</text:p>
          </table:table-cell>
          <table:table-cell table:formula="of:=IF(ISBLANK([$Ratings.Q3]); 0; [$Ratings.Q3]-[$Ratings.$V3])" office:value-type="float" office:value="0" calcext:value-type="float">
            <text:p>0</text:p>
          </table:table-cell>
          <table:table-cell table:formula="of:=IF(ISBLANK([$Ratings.R3]); 0; [$Ratings.R3]-[$Ratings.$V3])" office:value-type="float" office:value="2.23076923076923" calcext:value-type="float">
            <text:p>2.23076923076923</text:p>
          </table:table-cell>
          <table:table-cell table:formula="of:=IF(ISBLANK([$Ratings.S3]); 0; [$Ratings.S3]-[$Ratings.$V3])" office:value-type="float" office:value="-1.76923076923077" calcext:value-type="float">
            <text:p>-1.76923076923077</text:p>
          </table:table-cell>
          <table:table-cell table:formula="of:=IF(ISBLANK([$Ratings.T3]); 0; [$Ratings.T3]-[$Ratings.$V3])" office:value-type="float" office:value="0.230769230769231" calcext:value-type="float">
            <text:p>0.230769230769231</text:p>
          </table:table-cell>
          <table:table-cell table:formula="of:=IF(ISBLANK([$Ratings.U3]); 0; [$Ratings.U3]-[$Ratings.$V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ISBLANK([$Ratings.B4]); 0; [$Ratings.B4]-[$Ratings.$V4])" office:value-type="float" office:value="0" calcext:value-type="float">
            <text:p>0</text:p>
          </table:table-cell>
          <table:table-cell table:formula="of:=IF(ISBLANK([$Ratings.C4]); 0; [$Ratings.C4]-[$Ratings.$V4])" office:value-type="float" office:value="0" calcext:value-type="float">
            <text:p>0</text:p>
          </table:table-cell>
          <table:table-cell table:formula="of:=IF(ISBLANK([$Ratings.D4]); 0; [$Ratings.D4]-[$Ratings.$V4])" office:value-type="float" office:value="0" calcext:value-type="float">
            <text:p>0</text:p>
          </table:table-cell>
          <table:table-cell table:formula="of:=IF(ISBLANK([$Ratings.E4]); 0; [$Ratings.E4]-[$Ratings.$V4])" office:value-type="float" office:value="2.66666666666667" calcext:value-type="float">
            <text:p>2.66666666666667</text:p>
          </table:table-cell>
          <table:table-cell table:formula="of:=IF(ISBLANK([$Ratings.F4]); 0; [$Ratings.F4]-[$Ratings.$V4])" office:value-type="float" office:value="-0.333333333333333" calcext:value-type="float">
            <text:p>-0.333333333333333</text:p>
          </table:table-cell>
          <table:table-cell table:formula="of:=IF(ISBLANK([$Ratings.G4]); 0; [$Ratings.G4]-[$Ratings.$V4])" office:value-type="float" office:value="0" calcext:value-type="float">
            <text:p>0</text:p>
          </table:table-cell>
          <table:table-cell table:formula="of:=IF(ISBLANK([$Ratings.H4]); 0; [$Ratings.H4]-[$Ratings.$V4])" office:value-type="float" office:value="0" calcext:value-type="float">
            <text:p>0</text:p>
          </table:table-cell>
          <table:table-cell table:formula="of:=IF(ISBLANK([$Ratings.I4]); 0; [$Ratings.I4]-[$Ratings.$V4])" office:value-type="float" office:value="0" calcext:value-type="float">
            <text:p>0</text:p>
          </table:table-cell>
          <table:table-cell table:formula="of:=IF(ISBLANK([$Ratings.J4]); 0; [$Ratings.J4]-[$Ratings.$V4])" office:value-type="float" office:value="0" calcext:value-type="float">
            <text:p>0</text:p>
          </table:table-cell>
          <table:table-cell table:formula="of:=IF(ISBLANK([$Ratings.K4]); 0; [$Ratings.K4]-[$Ratings.$V4])" office:value-type="float" office:value="-1.33333333333333" calcext:value-type="float">
            <text:p>-1.33333333333333</text:p>
          </table:table-cell>
          <table:table-cell table:formula="of:=IF(ISBLANK([$Ratings.L4]); 0; [$Ratings.L4]-[$Ratings.$V4])" office:value-type="float" office:value="0" calcext:value-type="float">
            <text:p>0</text:p>
          </table:table-cell>
          <table:table-cell table:formula="of:=IF(ISBLANK([$Ratings.M4]); 0; [$Ratings.M4]-[$Ratings.$V4])" office:value-type="float" office:value="-1.33333333333333" calcext:value-type="float">
            <text:p>-1.33333333333333</text:p>
          </table:table-cell>
          <table:table-cell table:formula="of:=IF(ISBLANK([$Ratings.N4]); 0; [$Ratings.N4]-[$Ratings.$V4])" office:value-type="float" office:value="1.66666666666667" calcext:value-type="float">
            <text:p>1.66666666666667</text:p>
          </table:table-cell>
          <table:table-cell table:formula="of:=IF(ISBLANK([$Ratings.O4]); 0; [$Ratings.O4]-[$Ratings.$V4])" office:value-type="float" office:value="1.66666666666667" calcext:value-type="float">
            <text:p>1.66666666666667</text:p>
          </table:table-cell>
          <table:table-cell table:formula="of:=IF(ISBLANK([$Ratings.P4]); 0; [$Ratings.P4]-[$Ratings.$V4])" office:value-type="float" office:value="-1.33333333333333" calcext:value-type="float">
            <text:p>-1.33333333333333</text:p>
          </table:table-cell>
          <table:table-cell table:formula="of:=IF(ISBLANK([$Ratings.Q4]); 0; [$Ratings.Q4]-[$Ratings.$V4])" office:value-type="float" office:value="-1.33333333333333" calcext:value-type="float">
            <text:p>-1.33333333333333</text:p>
          </table:table-cell>
          <table:table-cell table:formula="of:=IF(ISBLANK([$Ratings.R4]); 0; [$Ratings.R4]-[$Ratings.$V4])" office:value-type="float" office:value="-0.333333333333333" calcext:value-type="float">
            <text:p>-0.333333333333333</text:p>
          </table:table-cell>
          <table:table-cell table:formula="of:=IF(ISBLANK([$Ratings.S4]); 0; [$Ratings.S4]-[$Ratings.$V4])" office:value-type="float" office:value="0.666666666666667" calcext:value-type="float">
            <text:p>0.666666666666667</text:p>
          </table:table-cell>
          <table:table-cell table:formula="of:=IF(ISBLANK([$Ratings.T4]); 0; [$Ratings.T4]-[$Ratings.$V4])" office:value-type="float" office:value="-1.33333333333333" calcext:value-type="float">
            <text:p>-1.33333333333333</text:p>
          </table:table-cell>
          <table:table-cell table:formula="of:=IF(ISBLANK([$Ratings.U4]); 0; [$Ratings.U4]-[$Ratings.$V4])" office:value-type="float" office:value="0.666666666666667" calcext:value-type="float">
            <text:p>0.666666666666667</text:p>
          </table:table-cell>
          <table:table-cell table:number-columns-repeated="100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ISBLANK([$Ratings.B5]); 0; [$Ratings.B5]-[$Ratings.$V5])" office:value-type="float" office:value="-0.833333333333333" calcext:value-type="float">
            <text:p>-0.833333333333333</text:p>
          </table:table-cell>
          <table:table-cell table:formula="of:=IF(ISBLANK([$Ratings.C5]); 0; [$Ratings.C5]-[$Ratings.$V5])" office:value-type="float" office:value="0.166666666666667" calcext:value-type="float">
            <text:p>0.166666666666667</text:p>
          </table:table-cell>
          <table:table-cell table:formula="of:=IF(ISBLANK([$Ratings.D5]); 0; [$Ratings.D5]-[$Ratings.$V5])" office:value-type="float" office:value="0" calcext:value-type="float">
            <text:p>0</text:p>
          </table:table-cell>
          <table:table-cell table:formula="of:=IF(ISBLANK([$Ratings.E5]); 0; [$Ratings.E5]-[$Ratings.$V5])" office:value-type="float" office:value="0" calcext:value-type="float">
            <text:p>0</text:p>
          </table:table-cell>
          <table:table-cell table:formula="of:=IF(ISBLANK([$Ratings.F5]); 0; [$Ratings.F5]-[$Ratings.$V5])" office:value-type="float" office:value="0" calcext:value-type="float">
            <text:p>0</text:p>
          </table:table-cell>
          <table:table-cell table:formula="of:=IF(ISBLANK([$Ratings.G5]); 0; [$Ratings.G5]-[$Ratings.$V5])" office:value-type="float" office:value="-1.83333333333333" calcext:value-type="float">
            <text:p>-1.83333333333333</text:p>
          </table:table-cell>
          <table:table-cell table:formula="of:=IF(ISBLANK([$Ratings.H5]); 0; [$Ratings.H5]-[$Ratings.$V5])" office:value-type="float" office:value="0" calcext:value-type="float">
            <text:p>0</text:p>
          </table:table-cell>
          <table:table-cell table:formula="of:=IF(ISBLANK([$Ratings.I5]); 0; [$Ratings.I5]-[$Ratings.$V5])" office:value-type="float" office:value="0.166666666666667" calcext:value-type="float">
            <text:p>0.166666666666667</text:p>
          </table:table-cell>
          <table:table-cell table:formula="of:=IF(ISBLANK([$Ratings.J5]); 0; [$Ratings.J5]-[$Ratings.$V5])" office:value-type="float" office:value="1.16666666666667" calcext:value-type="float">
            <text:p>1.16666666666667</text:p>
          </table:table-cell>
          <table:table-cell table:formula="of:=IF(ISBLANK([$Ratings.K5]); 0; [$Ratings.K5]-[$Ratings.$V5])" office:value-type="float" office:value="0" calcext:value-type="float">
            <text:p>0</text:p>
          </table:table-cell>
          <table:table-cell table:formula="of:=IF(ISBLANK([$Ratings.L5]); 0; [$Ratings.L5]-[$Ratings.$V5])" office:value-type="float" office:value="0" calcext:value-type="float">
            <text:p>0</text:p>
          </table:table-cell>
          <table:table-cell table:formula="of:=IF(ISBLANK([$Ratings.M5]); 0; [$Ratings.M5]-[$Ratings.$V5])" office:value-type="float" office:value="1.16666666666667" calcext:value-type="float">
            <text:p>1.16666666666667</text:p>
          </table:table-cell>
          <table:table-cell table:formula="of:=IF(ISBLANK([$Ratings.N5]); 0; [$Ratings.N5]-[$Ratings.$V5])" office:value-type="float" office:value="0" calcext:value-type="float">
            <text:p>0</text:p>
          </table:table-cell>
          <table:table-cell table:formula="of:=IF(ISBLANK([$Ratings.O5]); 0; [$Ratings.O5]-[$Ratings.$V5])" office:value-type="float" office:value="0.166666666666667" calcext:value-type="float">
            <text:p>0.166666666666667</text:p>
          </table:table-cell>
          <table:table-cell table:formula="of:=IF(ISBLANK([$Ratings.P5]); 0; [$Ratings.P5]-[$Ratings.$V5])" office:value-type="float" office:value="2.16666666666667" calcext:value-type="float">
            <text:p>2.16666666666667</text:p>
          </table:table-cell>
          <table:table-cell table:formula="of:=IF(ISBLANK([$Ratings.Q5]); 0; [$Ratings.Q5]-[$Ratings.$V5])" office:value-type="float" office:value="0" calcext:value-type="float">
            <text:p>0</text:p>
          </table:table-cell>
          <table:table-cell table:formula="of:=IF(ISBLANK([$Ratings.R5]); 0; [$Ratings.R5]-[$Ratings.$V5])" office:value-type="float" office:value="2.16666666666667" calcext:value-type="float">
            <text:p>2.16666666666667</text:p>
          </table:table-cell>
          <table:table-cell table:formula="of:=IF(ISBLANK([$Ratings.S5]); 0; [$Ratings.S5]-[$Ratings.$V5])" office:value-type="float" office:value="-1.83333333333333" calcext:value-type="float">
            <text:p>-1.83333333333333</text:p>
          </table:table-cell>
          <table:table-cell table:formula="of:=IF(ISBLANK([$Ratings.T5]); 0; [$Ratings.T5]-[$Ratings.$V5])" office:value-type="float" office:value="-1.83333333333333" calcext:value-type="float">
            <text:p>-1.83333333333333</text:p>
          </table:table-cell>
          <table:table-cell table:formula="of:=IF(ISBLANK([$Ratings.U5]); 0; [$Ratings.U5]-[$Ratings.$V5])" office:value-type="float" office:value="-0.833333333333333" calcext:value-type="float">
            <text:p>-0.833333333333333</text:p>
          </table:table-cell>
          <table:table-cell table:number-columns-repeated="100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ISBLANK([$Ratings.B6]); 0; [$Ratings.B6]-[$Ratings.$V6])" office:value-type="float" office:value="0" calcext:value-type="float">
            <text:p>0</text:p>
          </table:table-cell>
          <table:table-cell table:formula="of:=IF(ISBLANK([$Ratings.C6]); 0; [$Ratings.C6]-[$Ratings.$V6])" office:value-type="float" office:value="-0.214285714285714" calcext:value-type="float">
            <text:p>-0.214285714285714</text:p>
          </table:table-cell>
          <table:table-cell table:formula="of:=IF(ISBLANK([$Ratings.D6]); 0; [$Ratings.D6]-[$Ratings.$V6])" office:value-type="float" office:value="0.785714285714286" calcext:value-type="float">
            <text:p>0.785714285714286</text:p>
          </table:table-cell>
          <table:table-cell table:formula="of:=IF(ISBLANK([$Ratings.E6]); 0; [$Ratings.E6]-[$Ratings.$V6])" office:value-type="float" office:value="-2.21428571428571" calcext:value-type="float">
            <text:p>-2.21428571428571</text:p>
          </table:table-cell>
          <table:table-cell table:formula="of:=IF(ISBLANK([$Ratings.F6]); 0; [$Ratings.F6]-[$Ratings.$V6])" office:value-type="float" office:value="0.785714285714286" calcext:value-type="float">
            <text:p>0.785714285714286</text:p>
          </table:table-cell>
          <table:table-cell table:formula="of:=IF(ISBLANK([$Ratings.G6]); 0; [$Ratings.G6]-[$Ratings.$V6])" office:value-type="float" office:value="-2.21428571428571" calcext:value-type="float">
            <text:p>-2.21428571428571</text:p>
          </table:table-cell>
          <table:table-cell table:formula="of:=IF(ISBLANK([$Ratings.H6]); 0; [$Ratings.H6]-[$Ratings.$V6])" office:value-type="float" office:value="0.785714285714286" calcext:value-type="float">
            <text:p>0.785714285714286</text:p>
          </table:table-cell>
          <table:table-cell table:formula="of:=IF(ISBLANK([$Ratings.I6]); 0; [$Ratings.I6]-[$Ratings.$V6])" office:value-type="float" office:value="0.785714285714286" calcext:value-type="float">
            <text:p>0.785714285714286</text:p>
          </table:table-cell>
          <table:table-cell table:formula="of:=IF(ISBLANK([$Ratings.J6]); 0; [$Ratings.J6]-[$Ratings.$V6])" office:value-type="float" office:value="0" calcext:value-type="float">
            <text:p>0</text:p>
          </table:table-cell>
          <table:table-cell table:formula="of:=IF(ISBLANK([$Ratings.K6]); 0; [$Ratings.K6]-[$Ratings.$V6])" office:value-type="float" office:value="-2.21428571428571" calcext:value-type="float">
            <text:p>-2.21428571428571</text:p>
          </table:table-cell>
          <table:table-cell table:formula="of:=IF(ISBLANK([$Ratings.L6]); 0; [$Ratings.L6]-[$Ratings.$V6])" office:value-type="float" office:value="1.78571428571429" calcext:value-type="float">
            <text:p>1.78571428571429</text:p>
          </table:table-cell>
          <table:table-cell table:formula="of:=IF(ISBLANK([$Ratings.M6]); 0; [$Ratings.M6]-[$Ratings.$V6])" office:value-type="float" office:value="-2.21428571428571" calcext:value-type="float">
            <text:p>-2.21428571428571</text:p>
          </table:table-cell>
          <table:table-cell table:formula="of:=IF(ISBLANK([$Ratings.N6]); 0; [$Ratings.N6]-[$Ratings.$V6])" office:value-type="float" office:value="0" calcext:value-type="float">
            <text:p>0</text:p>
          </table:table-cell>
          <table:table-cell table:formula="of:=IF(ISBLANK([$Ratings.O6]); 0; [$Ratings.O6]-[$Ratings.$V6])" office:value-type="float" office:value="0.785714285714286" calcext:value-type="float">
            <text:p>0.785714285714286</text:p>
          </table:table-cell>
          <table:table-cell table:formula="of:=IF(ISBLANK([$Ratings.P6]); 0; [$Ratings.P6]-[$Ratings.$V6])" office:value-type="float" office:value="0" calcext:value-type="float">
            <text:p>0</text:p>
          </table:table-cell>
          <table:table-cell table:formula="of:=IF(ISBLANK([$Ratings.Q6]); 0; [$Ratings.Q6]-[$Ratings.$V6])" office:value-type="float" office:value="-0.214285714285714" calcext:value-type="float">
            <text:p>-0.214285714285714</text:p>
          </table:table-cell>
          <table:table-cell table:formula="of:=IF(ISBLANK([$Ratings.R6]); 0; [$Ratings.R6]-[$Ratings.$V6])" office:value-type="float" office:value="1.78571428571429" calcext:value-type="float">
            <text:p>1.78571428571429</text:p>
          </table:table-cell>
          <table:table-cell table:formula="of:=IF(ISBLANK([$Ratings.S6]); 0; [$Ratings.S6]-[$Ratings.$V6])" office:value-type="float" office:value="1.78571428571429" calcext:value-type="float">
            <text:p>1.78571428571429</text:p>
          </table:table-cell>
          <table:table-cell table:formula="of:=IF(ISBLANK([$Ratings.T6]); 0; [$Ratings.T6]-[$Ratings.$V6])" office:value-type="float" office:value="0" calcext:value-type="float">
            <text:p>0</text:p>
          </table:table-cell>
          <table:table-cell table:formula="of:=IF(ISBLANK([$Ratings.U6]); 0; [$Ratings.U6]-[$Ratings.$V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IF(ISBLANK([$Ratings.B7]); 0; [$Ratings.B7]-[$Ratings.$V7])" office:value-type="float" office:value="-0.0714285714285716" calcext:value-type="float">
            <text:p>-0.071428571428572</text:p>
          </table:table-cell>
          <table:table-cell table:formula="of:=IF(ISBLANK([$Ratings.C7]); 0; [$Ratings.C7]-[$Ratings.$V7])" office:value-type="float" office:value="0.928571428571428" calcext:value-type="float">
            <text:p>0.928571428571428</text:p>
          </table:table-cell>
          <table:table-cell table:formula="of:=IF(ISBLANK([$Ratings.D7]); 0; [$Ratings.D7]-[$Ratings.$V7])" office:value-type="float" office:value="0.928571428571428" calcext:value-type="float">
            <text:p>0.928571428571428</text:p>
          </table:table-cell>
          <table:table-cell table:formula="of:=IF(ISBLANK([$Ratings.E7]); 0; [$Ratings.E7]-[$Ratings.$V7])" office:value-type="float" office:value="0.928571428571428" calcext:value-type="float">
            <text:p>0.928571428571428</text:p>
          </table:table-cell>
          <table:table-cell table:formula="of:=IF(ISBLANK([$Ratings.F7]); 0; [$Ratings.F7]-[$Ratings.$V7])" office:value-type="float" office:value="0" calcext:value-type="float">
            <text:p>0</text:p>
          </table:table-cell>
          <table:table-cell table:formula="of:=IF(ISBLANK([$Ratings.G7]); 0; [$Ratings.G7]-[$Ratings.$V7])" office:value-type="float" office:value="0" calcext:value-type="float">
            <text:p>0</text:p>
          </table:table-cell>
          <table:table-cell table:formula="of:=IF(ISBLANK([$Ratings.H7]); 0; [$Ratings.H7]-[$Ratings.$V7])" office:value-type="float" office:value="-1.07142857142857" calcext:value-type="float">
            <text:p>-1.07142857142857</text:p>
          </table:table-cell>
          <table:table-cell table:formula="of:=IF(ISBLANK([$Ratings.I7]); 0; [$Ratings.I7]-[$Ratings.$V7])" office:value-type="float" office:value="-2.07142857142857" calcext:value-type="float">
            <text:p>-2.07142857142857</text:p>
          </table:table-cell>
          <table:table-cell table:formula="of:=IF(ISBLANK([$Ratings.J7]); 0; [$Ratings.J7]-[$Ratings.$V7])" office:value-type="float" office:value="0.928571428571428" calcext:value-type="float">
            <text:p>0.928571428571428</text:p>
          </table:table-cell>
          <table:table-cell table:formula="of:=IF(ISBLANK([$Ratings.K7]); 0; [$Ratings.K7]-[$Ratings.$V7])" office:value-type="float" office:value="0.928571428571428" calcext:value-type="float">
            <text:p>0.928571428571428</text:p>
          </table:table-cell>
          <table:table-cell table:formula="of:=IF(ISBLANK([$Ratings.L7]); 0; [$Ratings.L7]-[$Ratings.$V7])" office:value-type="float" office:value="1.92857142857143" calcext:value-type="float">
            <text:p>1.92857142857143</text:p>
          </table:table-cell>
          <table:table-cell table:formula="of:=IF(ISBLANK([$Ratings.M7]); 0; [$Ratings.M7]-[$Ratings.$V7])" office:value-type="float" office:value="-1.07142857142857" calcext:value-type="float">
            <text:p>-1.07142857142857</text:p>
          </table:table-cell>
          <table:table-cell table:formula="of:=IF(ISBLANK([$Ratings.N7]); 0; [$Ratings.N7]-[$Ratings.$V7])" office:value-type="float" office:value="0.928571428571428" calcext:value-type="float">
            <text:p>0.928571428571428</text:p>
          </table:table-cell>
          <table:table-cell table:formula="of:=IF(ISBLANK([$Ratings.O7]); 0; [$Ratings.O7]-[$Ratings.$V7])" office:value-type="float" office:value="0" calcext:value-type="float">
            <text:p>0</text:p>
          </table:table-cell>
          <table:table-cell table:formula="of:=IF(ISBLANK([$Ratings.P7]); 0; [$Ratings.P7]-[$Ratings.$V7])" office:value-type="float" office:value="-2.07142857142857" calcext:value-type="float">
            <text:p>-2.07142857142857</text:p>
          </table:table-cell>
          <table:table-cell table:formula="of:=IF(ISBLANK([$Ratings.Q7]); 0; [$Ratings.Q7]-[$Ratings.$V7])" office:value-type="float" office:value="0" calcext:value-type="float">
            <text:p>0</text:p>
          </table:table-cell>
          <table:table-cell table:formula="of:=IF(ISBLANK([$Ratings.R7]); 0; [$Ratings.R7]-[$Ratings.$V7])" office:value-type="float" office:value="0" calcext:value-type="float">
            <text:p>0</text:p>
          </table:table-cell>
          <table:table-cell table:formula="of:=IF(ISBLANK([$Ratings.S7]); 0; [$Ratings.S7]-[$Ratings.$V7])" office:value-type="float" office:value="-0.0714285714285716" calcext:value-type="float">
            <text:p>-0.071428571428572</text:p>
          </table:table-cell>
          <table:table-cell table:formula="of:=IF(ISBLANK([$Ratings.T7]); 0; [$Ratings.T7]-[$Ratings.$V7])" office:value-type="float" office:value="0" calcext:value-type="float">
            <text:p>0</text:p>
          </table:table-cell>
          <table:table-cell table:formula="of:=IF(ISBLANK([$Ratings.U7]); 0; [$Ratings.U7]-[$Ratings.$V7])" office:value-type="float" office:value="-1.07142857142857" calcext:value-type="float">
            <text:p>-1.07142857142857</text:p>
          </table:table-cell>
          <table:table-cell table:number-columns-repeated="100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ISBLANK([$Ratings.B8]); 0; [$Ratings.B8]-[$Ratings.$V8])" office:value-type="float" office:value="0" calcext:value-type="float">
            <text:p>0</text:p>
          </table:table-cell>
          <table:table-cell table:formula="of:=IF(ISBLANK([$Ratings.C8]); 0; [$Ratings.C8]-[$Ratings.$V8])" office:value-type="float" office:value="0" calcext:value-type="float">
            <text:p>0</text:p>
          </table:table-cell>
          <table:table-cell table:formula="of:=IF(ISBLANK([$Ratings.D8]); 0; [$Ratings.D8]-[$Ratings.$V8])" office:value-type="float" office:value="0.333333333333333" calcext:value-type="float">
            <text:p>0.333333333333333</text:p>
          </table:table-cell>
          <table:table-cell table:formula="of:=IF(ISBLANK([$Ratings.E8]); 0; [$Ratings.E8]-[$Ratings.$V8])" office:value-type="float" office:value="-1.66666666666667" calcext:value-type="float">
            <text:p>-1.66666666666667</text:p>
          </table:table-cell>
          <table:table-cell table:formula="of:=IF(ISBLANK([$Ratings.F8]); 0; [$Ratings.F8]-[$Ratings.$V8])" office:value-type="float" office:value="-1.66666666666667" calcext:value-type="float">
            <text:p>-1.66666666666667</text:p>
          </table:table-cell>
          <table:table-cell table:formula="of:=IF(ISBLANK([$Ratings.G8]); 0; [$Ratings.G8]-[$Ratings.$V8])" office:value-type="float" office:value="1.33333333333333" calcext:value-type="float">
            <text:p>1.33333333333333</text:p>
          </table:table-cell>
          <table:table-cell table:formula="of:=IF(ISBLANK([$Ratings.H8]); 0; [$Ratings.H8]-[$Ratings.$V8])" office:value-type="float" office:value="1.33333333333333" calcext:value-type="float">
            <text:p>1.33333333333333</text:p>
          </table:table-cell>
          <table:table-cell table:formula="of:=IF(ISBLANK([$Ratings.I8]); 0; [$Ratings.I8]-[$Ratings.$V8])" office:value-type="float" office:value="2.33333333333333" calcext:value-type="float">
            <text:p>2.33333333333333</text:p>
          </table:table-cell>
          <table:table-cell table:formula="of:=IF(ISBLANK([$Ratings.J8]); 0; [$Ratings.J8]-[$Ratings.$V8])" office:value-type="float" office:value="-0.666666666666667" calcext:value-type="float">
            <text:p>-0.666666666666667</text:p>
          </table:table-cell>
          <table:table-cell table:formula="of:=IF(ISBLANK([$Ratings.K8]); 0; [$Ratings.K8]-[$Ratings.$V8])" office:value-type="float" office:value="0" calcext:value-type="float">
            <text:p>0</text:p>
          </table:table-cell>
          <table:table-cell table:formula="of:=IF(ISBLANK([$Ratings.L8]); 0; [$Ratings.L8]-[$Ratings.$V8])" office:value-type="float" office:value="-1.66666666666667" calcext:value-type="float">
            <text:p>-1.66666666666667</text:p>
          </table:table-cell>
          <table:table-cell table:formula="of:=IF(ISBLANK([$Ratings.M8]); 0; [$Ratings.M8]-[$Ratings.$V8])" office:value-type="float" office:value="0" calcext:value-type="float">
            <text:p>0</text:p>
          </table:table-cell>
          <table:table-cell table:formula="of:=IF(ISBLANK([$Ratings.N8]); 0; [$Ratings.N8]-[$Ratings.$V8])" office:value-type="float" office:value="0" calcext:value-type="float">
            <text:p>0</text:p>
          </table:table-cell>
          <table:table-cell table:formula="of:=IF(ISBLANK([$Ratings.O8]); 0; [$Ratings.O8]-[$Ratings.$V8])" office:value-type="float" office:value="0.333333333333333" calcext:value-type="float">
            <text:p>0.333333333333333</text:p>
          </table:table-cell>
          <table:table-cell table:formula="of:=IF(ISBLANK([$Ratings.P8]); 0; [$Ratings.P8]-[$Ratings.$V8])" office:value-type="float" office:value="0" calcext:value-type="float">
            <text:p>0</text:p>
          </table:table-cell>
          <table:table-cell table:formula="of:=IF(ISBLANK([$Ratings.Q8]); 0; [$Ratings.Q8]-[$Ratings.$V8])" office:value-type="float" office:value="-1.66666666666667" calcext:value-type="float">
            <text:p>-1.66666666666667</text:p>
          </table:table-cell>
          <table:table-cell table:formula="of:=IF(ISBLANK([$Ratings.R8]); 0; [$Ratings.R8]-[$Ratings.$V8])" office:value-type="float" office:value="0" calcext:value-type="float">
            <text:p>0</text:p>
          </table:table-cell>
          <table:table-cell table:formula="of:=IF(ISBLANK([$Ratings.S8]); 0; [$Ratings.S8]-[$Ratings.$V8])" office:value-type="float" office:value="0" calcext:value-type="float">
            <text:p>0</text:p>
          </table:table-cell>
          <table:table-cell table:formula="of:=IF(ISBLANK([$Ratings.T8]); 0; [$Ratings.T8]-[$Ratings.$V8])" office:value-type="float" office:value="2.33333333333333" calcext:value-type="float">
            <text:p>2.33333333333333</text:p>
          </table:table-cell>
          <table:table-cell table:formula="of:=IF(ISBLANK([$Ratings.U8]); 0; [$Ratings.U8]-[$Ratings.$V8])" office:value-type="float" office:value="-0.666666666666667" calcext:value-type="float">
            <text:p>-0.666666666666667</text:p>
          </table:table-cell>
          <table:table-cell table:number-columns-repeated="100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ISBLANK([$Ratings.B9]); 0; [$Ratings.B9]-[$Ratings.$V9])" office:value-type="float" office:value="-0.666666666666667" calcext:value-type="float">
            <text:p>-0.666666666666667</text:p>
          </table:table-cell>
          <table:table-cell table:formula="of:=IF(ISBLANK([$Ratings.C9]); 0; [$Ratings.C9]-[$Ratings.$V9])" office:value-type="float" office:value="0" calcext:value-type="float">
            <text:p>0</text:p>
          </table:table-cell>
          <table:table-cell table:formula="of:=IF(ISBLANK([$Ratings.D9]); 0; [$Ratings.D9]-[$Ratings.$V9])" office:value-type="float" office:value="0" calcext:value-type="float">
            <text:p>0</text:p>
          </table:table-cell>
          <table:table-cell table:formula="of:=IF(ISBLANK([$Ratings.E9]); 0; [$Ratings.E9]-[$Ratings.$V9])" office:value-type="float" office:value="0" calcext:value-type="float">
            <text:p>0</text:p>
          </table:table-cell>
          <table:table-cell table:formula="of:=IF(ISBLANK([$Ratings.F9]); 0; [$Ratings.F9]-[$Ratings.$V9])" office:value-type="float" office:value="0.333333333333333" calcext:value-type="float">
            <text:p>0.333333333333333</text:p>
          </table:table-cell>
          <table:table-cell table:formula="of:=IF(ISBLANK([$Ratings.G9]); 0; [$Ratings.G9]-[$Ratings.$V9])" office:value-type="float" office:value="-0.666666666666667" calcext:value-type="float">
            <text:p>-0.666666666666667</text:p>
          </table:table-cell>
          <table:table-cell table:formula="of:=IF(ISBLANK([$Ratings.H9]); 0; [$Ratings.H9]-[$Ratings.$V9])" office:value-type="float" office:value="1.33333333333333" calcext:value-type="float">
            <text:p>1.33333333333333</text:p>
          </table:table-cell>
          <table:table-cell table:formula="of:=IF(ISBLANK([$Ratings.I9]); 0; [$Ratings.I9]-[$Ratings.$V9])" office:value-type="float" office:value="0" calcext:value-type="float">
            <text:p>0</text:p>
          </table:table-cell>
          <table:table-cell table:formula="of:=IF(ISBLANK([$Ratings.J9]); 0; [$Ratings.J9]-[$Ratings.$V9])" office:value-type="float" office:value="0.333333333333333" calcext:value-type="float">
            <text:p>0.333333333333333</text:p>
          </table:table-cell>
          <table:table-cell table:formula="of:=IF(ISBLANK([$Ratings.K9]); 0; [$Ratings.K9]-[$Ratings.$V9])" office:value-type="float" office:value="0" calcext:value-type="float">
            <text:p>0</text:p>
          </table:table-cell>
          <table:table-cell table:formula="of:=IF(ISBLANK([$Ratings.L9]); 0; [$Ratings.L9]-[$Ratings.$V9])" office:value-type="float" office:value="0" calcext:value-type="float">
            <text:p>0</text:p>
          </table:table-cell>
          <table:table-cell table:formula="of:=IF(ISBLANK([$Ratings.M9]); 0; [$Ratings.M9]-[$Ratings.$V9])" office:value-type="float" office:value="-0.666666666666667" calcext:value-type="float">
            <text:p>-0.666666666666667</text:p>
          </table:table-cell>
          <table:table-cell table:formula="of:=IF(ISBLANK([$Ratings.N9]); 0; [$Ratings.N9]-[$Ratings.$V9])" office:value-type="float" office:value="-1.66666666666667" calcext:value-type="float">
            <text:p>-1.66666666666667</text:p>
          </table:table-cell>
          <table:table-cell table:formula="of:=IF(ISBLANK([$Ratings.O9]); 0; [$Ratings.O9]-[$Ratings.$V9])" office:value-type="float" office:value="-0.666666666666667" calcext:value-type="float">
            <text:p>-0.666666666666667</text:p>
          </table:table-cell>
          <table:table-cell table:formula="of:=IF(ISBLANK([$Ratings.P9]); 0; [$Ratings.P9]-[$Ratings.$V9])" office:value-type="float" office:value="1.33333333333333" calcext:value-type="float">
            <text:p>1.33333333333333</text:p>
          </table:table-cell>
          <table:table-cell table:formula="of:=IF(ISBLANK([$Ratings.Q9]); 0; [$Ratings.Q9]-[$Ratings.$V9])" office:value-type="float" office:value="0" calcext:value-type="float">
            <text:p>0</text:p>
          </table:table-cell>
          <table:table-cell table:formula="of:=IF(ISBLANK([$Ratings.R9]); 0; [$Ratings.R9]-[$Ratings.$V9])" office:value-type="float" office:value="-1.66666666666667" calcext:value-type="float">
            <text:p>-1.66666666666667</text:p>
          </table:table-cell>
          <table:table-cell table:formula="of:=IF(ISBLANK([$Ratings.S9]); 0; [$Ratings.S9]-[$Ratings.$V9])" office:value-type="float" office:value="0.333333333333333" calcext:value-type="float">
            <text:p>0.333333333333333</text:p>
          </table:table-cell>
          <table:table-cell table:formula="of:=IF(ISBLANK([$Ratings.T9]); 0; [$Ratings.T9]-[$Ratings.$V9])" office:value-type="float" office:value="2.33333333333333" calcext:value-type="float">
            <text:p>2.33333333333333</text:p>
          </table:table-cell>
          <table:table-cell table:formula="of:=IF(ISBLANK([$Ratings.U9]); 0; [$Ratings.U9]-[$Ratings.$V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formula="of:=IF(ISBLANK([$Ratings.B10]); 0; [$Ratings.B10]-[$Ratings.$V10])" office:value-type="float" office:value="0.833333333333333" calcext:value-type="float">
            <text:p>0.833333333333333</text:p>
          </table:table-cell>
          <table:table-cell table:formula="of:=IF(ISBLANK([$Ratings.C10]); 0; [$Ratings.C10]-[$Ratings.$V10])" office:value-type="float" office:value="-2.16666666666667" calcext:value-type="float">
            <text:p>-2.16666666666667</text:p>
          </table:table-cell>
          <table:table-cell table:formula="of:=IF(ISBLANK([$Ratings.D10]); 0; [$Ratings.D10]-[$Ratings.$V10])" office:value-type="float" office:value="0" calcext:value-type="float">
            <text:p>0</text:p>
          </table:table-cell>
          <table:table-cell table:formula="of:=IF(ISBLANK([$Ratings.E10]); 0; [$Ratings.E10]-[$Ratings.$V10])" office:value-type="float" office:value="0.833333333333333" calcext:value-type="float">
            <text:p>0.833333333333333</text:p>
          </table:table-cell>
          <table:table-cell table:formula="of:=IF(ISBLANK([$Ratings.F10]); 0; [$Ratings.F10]-[$Ratings.$V10])" office:value-type="float" office:value="-1.16666666666667" calcext:value-type="float">
            <text:p>-1.16666666666667</text:p>
          </table:table-cell>
          <table:table-cell table:formula="of:=IF(ISBLANK([$Ratings.G10]); 0; [$Ratings.G10]-[$Ratings.$V10])" office:value-type="float" office:value="0.833333333333333" calcext:value-type="float">
            <text:p>0.833333333333333</text:p>
          </table:table-cell>
          <table:table-cell table:formula="of:=IF(ISBLANK([$Ratings.H10]); 0; [$Ratings.H10]-[$Ratings.$V10])" office:value-type="float" office:value="1.83333333333333" calcext:value-type="float">
            <text:p>1.83333333333333</text:p>
          </table:table-cell>
          <table:table-cell table:formula="of:=IF(ISBLANK([$Ratings.I10]); 0; [$Ratings.I10]-[$Ratings.$V10])" office:value-type="float" office:value="0.833333333333333" calcext:value-type="float">
            <text:p>0.833333333333333</text:p>
          </table:table-cell>
          <table:table-cell table:formula="of:=IF(ISBLANK([$Ratings.J10]); 0; [$Ratings.J10]-[$Ratings.$V10])" office:value-type="float" office:value="0" calcext:value-type="float">
            <text:p>0</text:p>
          </table:table-cell>
          <table:table-cell table:formula="of:=IF(ISBLANK([$Ratings.K10]); 0; [$Ratings.K10]-[$Ratings.$V10])" office:value-type="float" office:value="-2.16666666666667" calcext:value-type="float">
            <text:p>-2.16666666666667</text:p>
          </table:table-cell>
          <table:table-cell table:formula="of:=IF(ISBLANK([$Ratings.L10]); 0; [$Ratings.L10]-[$Ratings.$V10])" office:value-type="float" office:value="-1.16666666666667" calcext:value-type="float">
            <text:p>-1.16666666666667</text:p>
          </table:table-cell>
          <table:table-cell table:formula="of:=IF(ISBLANK([$Ratings.M10]); 0; [$Ratings.M10]-[$Ratings.$V10])" office:value-type="float" office:value="0" calcext:value-type="float">
            <text:p>0</text:p>
          </table:table-cell>
          <table:table-cell table:formula="of:=IF(ISBLANK([$Ratings.N10]); 0; [$Ratings.N10]-[$Ratings.$V10])" office:value-type="float" office:value="-2.16666666666667" calcext:value-type="float">
            <text:p>-2.16666666666667</text:p>
          </table:table-cell>
          <table:table-cell table:formula="of:=IF(ISBLANK([$Ratings.O10]); 0; [$Ratings.O10]-[$Ratings.$V10])" office:value-type="float" office:value="0" calcext:value-type="float">
            <text:p>0</text:p>
          </table:table-cell>
          <table:table-cell table:formula="of:=IF(ISBLANK([$Ratings.P10]); 0; [$Ratings.P10]-[$Ratings.$V10])" office:value-type="float" office:value="1.83333333333333" calcext:value-type="float">
            <text:p>1.83333333333333</text:p>
          </table:table-cell>
          <table:table-cell table:formula="of:=IF(ISBLANK([$Ratings.Q10]); 0; [$Ratings.Q10]-[$Ratings.$V10])" office:value-type="float" office:value="0" calcext:value-type="float">
            <text:p>0</text:p>
          </table:table-cell>
          <table:table-cell table:formula="of:=IF(ISBLANK([$Ratings.R10]); 0; [$Ratings.R10]-[$Ratings.$V10])" office:value-type="float" office:value="0" calcext:value-type="float">
            <text:p>0</text:p>
          </table:table-cell>
          <table:table-cell table:formula="of:=IF(ISBLANK([$Ratings.S10]); 0; [$Ratings.S10]-[$Ratings.$V10])" office:value-type="float" office:value="0" calcext:value-type="float">
            <text:p>0</text:p>
          </table:table-cell>
          <table:table-cell table:formula="of:=IF(ISBLANK([$Ratings.T10]); 0; [$Ratings.T10]-[$Ratings.$V10])" office:value-type="float" office:value="0" calcext:value-type="float">
            <text:p>0</text:p>
          </table:table-cell>
          <table:table-cell table:formula="of:=IF(ISBLANK([$Ratings.U10]); 0; [$Ratings.U10]-[$Ratings.$V10])" office:value-type="float" office:value="1.83333333333333" calcext:value-type="float">
            <text:p>1.83333333333333</text:p>
          </table:table-cell>
          <table:table-cell table:number-columns-repeated="100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ISBLANK([$Ratings.B11]); 0; [$Ratings.B11]-[$Ratings.$V11])" office:value-type="float" office:value="0.818181818181818" calcext:value-type="float">
            <text:p>0.818181818181818</text:p>
          </table:table-cell>
          <table:table-cell table:formula="of:=IF(ISBLANK([$Ratings.C11]); 0; [$Ratings.C11]-[$Ratings.$V11])" office:value-type="float" office:value="-1.18181818181818" calcext:value-type="float">
            <text:p>-1.18181818181818</text:p>
          </table:table-cell>
          <table:table-cell table:formula="of:=IF(ISBLANK([$Ratings.D11]); 0; [$Ratings.D11]-[$Ratings.$V11])" office:value-type="float" office:value="0" calcext:value-type="float">
            <text:p>0</text:p>
          </table:table-cell>
          <table:table-cell table:formula="of:=IF(ISBLANK([$Ratings.E11]); 0; [$Ratings.E11]-[$Ratings.$V11])" office:value-type="float" office:value="1.81818181818182" calcext:value-type="float">
            <text:p>1.81818181818182</text:p>
          </table:table-cell>
          <table:table-cell table:formula="of:=IF(ISBLANK([$Ratings.F11]); 0; [$Ratings.F11]-[$Ratings.$V11])" office:value-type="float" office:value="-0.181818181818182" calcext:value-type="float">
            <text:p>-0.181818181818182</text:p>
          </table:table-cell>
          <table:table-cell table:formula="of:=IF(ISBLANK([$Ratings.G11]); 0; [$Ratings.G11]-[$Ratings.$V11])" office:value-type="float" office:value="0" calcext:value-type="float">
            <text:p>0</text:p>
          </table:table-cell>
          <table:table-cell table:formula="of:=IF(ISBLANK([$Ratings.H11]); 0; [$Ratings.H11]-[$Ratings.$V11])" office:value-type="float" office:value="0.818181818181818" calcext:value-type="float">
            <text:p>0.818181818181818</text:p>
          </table:table-cell>
          <table:table-cell table:formula="of:=IF(ISBLANK([$Ratings.I11]); 0; [$Ratings.I11]-[$Ratings.$V11])" office:value-type="float" office:value="-0.181818181818182" calcext:value-type="float">
            <text:p>-0.181818181818182</text:p>
          </table:table-cell>
          <table:table-cell table:formula="of:=IF(ISBLANK([$Ratings.J11]); 0; [$Ratings.J11]-[$Ratings.$V11])" office:value-type="float" office:value="0.818181818181818" calcext:value-type="float">
            <text:p>0.818181818181818</text:p>
          </table:table-cell>
          <table:table-cell table:formula="of:=IF(ISBLANK([$Ratings.K11]); 0; [$Ratings.K11]-[$Ratings.$V11])" office:value-type="float" office:value="0" calcext:value-type="float">
            <text:p>0</text:p>
          </table:table-cell>
          <table:table-cell table:formula="of:=IF(ISBLANK([$Ratings.L11]); 0; [$Ratings.L11]-[$Ratings.$V11])" office:value-type="float" office:value="0" calcext:value-type="float">
            <text:p>0</text:p>
          </table:table-cell>
          <table:table-cell table:formula="of:=IF(ISBLANK([$Ratings.M11]); 0; [$Ratings.M11]-[$Ratings.$V11])" office:value-type="float" office:value="0" calcext:value-type="float">
            <text:p>0</text:p>
          </table:table-cell>
          <table:table-cell table:formula="of:=IF(ISBLANK([$Ratings.N11]); 0; [$Ratings.N11]-[$Ratings.$V11])" office:value-type="float" office:value="-1.18181818181818" calcext:value-type="float">
            <text:p>-1.18181818181818</text:p>
          </table:table-cell>
          <table:table-cell table:formula="of:=IF(ISBLANK([$Ratings.O11]); 0; [$Ratings.O11]-[$Ratings.$V11])" office:value-type="float" office:value="0" calcext:value-type="float">
            <text:p>0</text:p>
          </table:table-cell>
          <table:table-cell table:formula="of:=IF(ISBLANK([$Ratings.P11]); 0; [$Ratings.P11]-[$Ratings.$V11])" office:value-type="float" office:value="0" calcext:value-type="float">
            <text:p>0</text:p>
          </table:table-cell>
          <table:table-cell table:formula="of:=IF(ISBLANK([$Ratings.Q11]); 0; [$Ratings.Q11]-[$Ratings.$V11])" office:value-type="float" office:value="-1.18181818181818" calcext:value-type="float">
            <text:p>-1.18181818181818</text:p>
          </table:table-cell>
          <table:table-cell table:formula="of:=IF(ISBLANK([$Ratings.R11]); 0; [$Ratings.R11]-[$Ratings.$V11])" office:value-type="float" office:value="1.81818181818182" calcext:value-type="float">
            <text:p>1.81818181818182</text:p>
          </table:table-cell>
          <table:table-cell table:formula="of:=IF(ISBLANK([$Ratings.S11]); 0; [$Ratings.S11]-[$Ratings.$V11])" office:value-type="float" office:value="-2.18181818181818" calcext:value-type="float">
            <text:p>-2.18181818181818</text:p>
          </table:table-cell>
          <table:table-cell table:formula="of:=IF(ISBLANK([$Ratings.T11]); 0; [$Ratings.T11]-[$Ratings.$V11])" office:value-type="float" office:value="0" calcext:value-type="float">
            <text:p>0</text:p>
          </table:table-cell>
          <table:table-cell table:formula="of:=IF(ISBLANK([$Ratings.U11]); 0; [$Ratings.U11]-[$Ratings.$V1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IF(ISBLANK([$Ratings.B12]); 0; [$Ratings.B12]-[$Ratings.$V12])" office:value-type="float" office:value="2.18181818181818" calcext:value-type="float">
            <text:p>2.18181818181818</text:p>
          </table:table-cell>
          <table:table-cell table:formula="of:=IF(ISBLANK([$Ratings.C12]); 0; [$Ratings.C12]-[$Ratings.$V12])" office:value-type="float" office:value="-1.81818181818182" calcext:value-type="float">
            <text:p>-1.81818181818182</text:p>
          </table:table-cell>
          <table:table-cell table:formula="of:=IF(ISBLANK([$Ratings.D12]); 0; [$Ratings.D12]-[$Ratings.$V12])" office:value-type="float" office:value="2.18181818181818" calcext:value-type="float">
            <text:p>2.18181818181818</text:p>
          </table:table-cell>
          <table:table-cell table:formula="of:=IF(ISBLANK([$Ratings.E12]); 0; [$Ratings.E12]-[$Ratings.$V12])" office:value-type="float" office:value="0" calcext:value-type="float">
            <text:p>0</text:p>
          </table:table-cell>
          <table:table-cell table:formula="of:=IF(ISBLANK([$Ratings.F12]); 0; [$Ratings.F12]-[$Ratings.$V12])" office:value-type="float" office:value="0" calcext:value-type="float">
            <text:p>0</text:p>
          </table:table-cell>
          <table:table-cell table:formula="of:=IF(ISBLANK([$Ratings.G12]); 0; [$Ratings.G12]-[$Ratings.$V12])" office:value-type="float" office:value="2.18181818181818" calcext:value-type="float">
            <text:p>2.18181818181818</text:p>
          </table:table-cell>
          <table:table-cell table:formula="of:=IF(ISBLANK([$Ratings.H12]); 0; [$Ratings.H12]-[$Ratings.$V12])" office:value-type="float" office:value="-0.818181818181818" calcext:value-type="float">
            <text:p>-0.818181818181818</text:p>
          </table:table-cell>
          <table:table-cell table:formula="of:=IF(ISBLANK([$Ratings.I12]); 0; [$Ratings.I12]-[$Ratings.$V12])" office:value-type="float" office:value="0" calcext:value-type="float">
            <text:p>0</text:p>
          </table:table-cell>
          <table:table-cell table:formula="of:=IF(ISBLANK([$Ratings.J12]); 0; [$Ratings.J12]-[$Ratings.$V12])" office:value-type="float" office:value="0" calcext:value-type="float">
            <text:p>0</text:p>
          </table:table-cell>
          <table:table-cell table:formula="of:=IF(ISBLANK([$Ratings.K12]); 0; [$Ratings.K12]-[$Ratings.$V12])" office:value-type="float" office:value="0" calcext:value-type="float">
            <text:p>0</text:p>
          </table:table-cell>
          <table:table-cell table:formula="of:=IF(ISBLANK([$Ratings.L12]); 0; [$Ratings.L12]-[$Ratings.$V12])" office:value-type="float" office:value="0" calcext:value-type="float">
            <text:p>0</text:p>
          </table:table-cell>
          <table:table-cell table:formula="of:=IF(ISBLANK([$Ratings.M12]); 0; [$Ratings.M12]-[$Ratings.$V12])" office:value-type="float" office:value="0.181818181818182" calcext:value-type="float">
            <text:p>0.181818181818182</text:p>
          </table:table-cell>
          <table:table-cell table:formula="of:=IF(ISBLANK([$Ratings.N12]); 0; [$Ratings.N12]-[$Ratings.$V12])" office:value-type="float" office:value="-0.818181818181818" calcext:value-type="float">
            <text:p>-0.818181818181818</text:p>
          </table:table-cell>
          <table:table-cell table:formula="of:=IF(ISBLANK([$Ratings.O12]); 0; [$Ratings.O12]-[$Ratings.$V12])" office:value-type="float" office:value="0" calcext:value-type="float">
            <text:p>0</text:p>
          </table:table-cell>
          <table:table-cell table:formula="of:=IF(ISBLANK([$Ratings.P12]); 0; [$Ratings.P12]-[$Ratings.$V12])" office:value-type="float" office:value="0" calcext:value-type="float">
            <text:p>0</text:p>
          </table:table-cell>
          <table:table-cell table:formula="of:=IF(ISBLANK([$Ratings.Q12]); 0; [$Ratings.Q12]-[$Ratings.$V12])" office:value-type="float" office:value="-1.81818181818182" calcext:value-type="float">
            <text:p>-1.81818181818182</text:p>
          </table:table-cell>
          <table:table-cell table:formula="of:=IF(ISBLANK([$Ratings.R12]); 0; [$Ratings.R12]-[$Ratings.$V12])" office:value-type="float" office:value="0" calcext:value-type="float">
            <text:p>0</text:p>
          </table:table-cell>
          <table:table-cell table:formula="of:=IF(ISBLANK([$Ratings.S12]); 0; [$Ratings.S12]-[$Ratings.$V12])" office:value-type="float" office:value="-0.818181818181818" calcext:value-type="float">
            <text:p>-0.818181818181818</text:p>
          </table:table-cell>
          <table:table-cell table:formula="of:=IF(ISBLANK([$Ratings.T12]); 0; [$Ratings.T12]-[$Ratings.$V12])" office:value-type="float" office:value="-1.81818181818182" calcext:value-type="float">
            <text:p>-1.81818181818182</text:p>
          </table:table-cell>
          <table:table-cell table:formula="of:=IF(ISBLANK([$Ratings.U12]); 0; [$Ratings.U12]-[$Ratings.$V12])" office:value-type="float" office:value="1.18181818181818" calcext:value-type="float">
            <text:p>1.18181818181818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ISBLANK([$Ratings.B13]); 0; [$Ratings.B13]-[$Ratings.$V13])" office:value-type="float" office:value="-0.8" calcext:value-type="float">
            <text:p>-0.8</text:p>
          </table:table-cell>
          <table:table-cell table:formula="of:=IF(ISBLANK([$Ratings.C13]); 0; [$Ratings.C13]-[$Ratings.$V13])" office:value-type="float" office:value="2.2" calcext:value-type="float">
            <text:p>2.2</text:p>
          </table:table-cell>
          <table:table-cell table:formula="of:=IF(ISBLANK([$Ratings.D13]); 0; [$Ratings.D13]-[$Ratings.$V13])" office:value-type="float" office:value="-0.8" calcext:value-type="float">
            <text:p>-0.8</text:p>
          </table:table-cell>
          <table:table-cell table:formula="of:=IF(ISBLANK([$Ratings.E13]); 0; [$Ratings.E13]-[$Ratings.$V13])" office:value-type="float" office:value="0" calcext:value-type="float">
            <text:p>0</text:p>
          </table:table-cell>
          <table:table-cell table:formula="of:=IF(ISBLANK([$Ratings.F13]); 0; [$Ratings.F13]-[$Ratings.$V13])" office:value-type="float" office:value="0" calcext:value-type="float">
            <text:p>0</text:p>
          </table:table-cell>
          <table:table-cell table:formula="of:=IF(ISBLANK([$Ratings.G13]); 0; [$Ratings.G13]-[$Ratings.$V13])" office:value-type="float" office:value="0" calcext:value-type="float">
            <text:p>0</text:p>
          </table:table-cell>
          <table:table-cell table:formula="of:=IF(ISBLANK([$Ratings.H13]); 0; [$Ratings.H13]-[$Ratings.$V13])" office:value-type="float" office:value="0.2" calcext:value-type="float">
            <text:p>0.2</text:p>
          </table:table-cell>
          <table:table-cell table:formula="of:=IF(ISBLANK([$Ratings.I13]); 0; [$Ratings.I13]-[$Ratings.$V13])" office:value-type="float" office:value="0" calcext:value-type="float">
            <text:p>0</text:p>
          </table:table-cell>
          <table:table-cell table:formula="of:=IF(ISBLANK([$Ratings.J13]); 0; [$Ratings.J13]-[$Ratings.$V13])" office:value-type="float" office:value="-1.8" calcext:value-type="float">
            <text:p>-1.8</text:p>
          </table:table-cell>
          <table:table-cell table:formula="of:=IF(ISBLANK([$Ratings.K13]); 0; [$Ratings.K13]-[$Ratings.$V13])" office:value-type="float" office:value="0" calcext:value-type="float">
            <text:p>0</text:p>
          </table:table-cell>
          <table:table-cell table:formula="of:=IF(ISBLANK([$Ratings.L13]); 0; [$Ratings.L13]-[$Ratings.$V13])" office:value-type="float" office:value="0.2" calcext:value-type="float">
            <text:p>0.2</text:p>
          </table:table-cell>
          <table:table-cell table:formula="of:=IF(ISBLANK([$Ratings.M13]); 0; [$Ratings.M13]-[$Ratings.$V13])" office:value-type="float" office:value="0" calcext:value-type="float">
            <text:p>0</text:p>
          </table:table-cell>
          <table:table-cell table:formula="of:=IF(ISBLANK([$Ratings.N13]); 0; [$Ratings.N13]-[$Ratings.$V13])" office:value-type="float" office:value="0.2" calcext:value-type="float">
            <text:p>0.2</text:p>
          </table:table-cell>
          <table:table-cell table:formula="of:=IF(ISBLANK([$Ratings.O13]); 0; [$Ratings.O13]-[$Ratings.$V13])" office:value-type="float" office:value="0" calcext:value-type="float">
            <text:p>0</text:p>
          </table:table-cell>
          <table:table-cell table:formula="of:=IF(ISBLANK([$Ratings.P13]); 0; [$Ratings.P13]-[$Ratings.$V13])" office:value-type="float" office:value="-0.8" calcext:value-type="float">
            <text:p>-0.8</text:p>
          </table:table-cell>
          <table:table-cell table:formula="of:=IF(ISBLANK([$Ratings.Q13]); 0; [$Ratings.Q13]-[$Ratings.$V13])" office:value-type="float" office:value="2.2" calcext:value-type="float">
            <text:p>2.2</text:p>
          </table:table-cell>
          <table:table-cell table:formula="of:=IF(ISBLANK([$Ratings.R13]); 0; [$Ratings.R13]-[$Ratings.$V13])" office:value-type="float" office:value="0" calcext:value-type="float">
            <text:p>0</text:p>
          </table:table-cell>
          <table:table-cell table:formula="of:=IF(ISBLANK([$Ratings.S13]); 0; [$Ratings.S13]-[$Ratings.$V13])" office:value-type="float" office:value="0" calcext:value-type="float">
            <text:p>0</text:p>
          </table:table-cell>
          <table:table-cell table:formula="of:=IF(ISBLANK([$Ratings.T13]); 0; [$Ratings.T13]-[$Ratings.$V13])" office:value-type="float" office:value="0" calcext:value-type="float">
            <text:p>0</text:p>
          </table:table-cell>
          <table:table-cell table:formula="of:=IF(ISBLANK([$Ratings.U13]); 0; [$Ratings.U13]-[$Ratings.$V13])" office:value-type="float" office:value="-0.8" calcext:value-type="float">
            <text:p>-0.8</text:p>
          </table:table-cell>
          <table:table-cell table:number-columns-repeated="100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ISBLANK([$Ratings.B14]); 0; [$Ratings.B14]-[$Ratings.$V14])" office:value-type="float" office:value="0.222222222222222" calcext:value-type="float">
            <text:p>0.222222222222222</text:p>
          </table:table-cell>
          <table:table-cell table:formula="of:=IF(ISBLANK([$Ratings.C14]); 0; [$Ratings.C14]-[$Ratings.$V14])" office:value-type="float" office:value="0" calcext:value-type="float">
            <text:p>0</text:p>
          </table:table-cell>
          <table:table-cell table:formula="of:=IF(ISBLANK([$Ratings.D14]); 0; [$Ratings.D14]-[$Ratings.$V14])" office:value-type="float" office:value="0" calcext:value-type="float">
            <text:p>0</text:p>
          </table:table-cell>
          <table:table-cell table:formula="of:=IF(ISBLANK([$Ratings.E14]); 0; [$Ratings.E14]-[$Ratings.$V14])" office:value-type="float" office:value="1.22222222222222" calcext:value-type="float">
            <text:p>1.22222222222222</text:p>
          </table:table-cell>
          <table:table-cell table:formula="of:=IF(ISBLANK([$Ratings.F14]); 0; [$Ratings.F14]-[$Ratings.$V14])" office:value-type="float" office:value="0.222222222222222" calcext:value-type="float">
            <text:p>0.222222222222222</text:p>
          </table:table-cell>
          <table:table-cell table:formula="of:=IF(ISBLANK([$Ratings.G14]); 0; [$Ratings.G14]-[$Ratings.$V14])" office:value-type="float" office:value="0" calcext:value-type="float">
            <text:p>0</text:p>
          </table:table-cell>
          <table:table-cell table:formula="of:=IF(ISBLANK([$Ratings.H14]); 0; [$Ratings.H14]-[$Ratings.$V14])" office:value-type="float" office:value="-1.77777777777778" calcext:value-type="float">
            <text:p>-1.77777777777778</text:p>
          </table:table-cell>
          <table:table-cell table:formula="of:=IF(ISBLANK([$Ratings.I14]); 0; [$Ratings.I14]-[$Ratings.$V14])" office:value-type="float" office:value="1.22222222222222" calcext:value-type="float">
            <text:p>1.22222222222222</text:p>
          </table:table-cell>
          <table:table-cell table:formula="of:=IF(ISBLANK([$Ratings.J14]); 0; [$Ratings.J14]-[$Ratings.$V14])" office:value-type="float" office:value="0" calcext:value-type="float">
            <text:p>0</text:p>
          </table:table-cell>
          <table:table-cell table:formula="of:=IF(ISBLANK([$Ratings.K14]); 0; [$Ratings.K14]-[$Ratings.$V14])" office:value-type="float" office:value="0" calcext:value-type="float">
            <text:p>0</text:p>
          </table:table-cell>
          <table:table-cell table:formula="of:=IF(ISBLANK([$Ratings.L14]); 0; [$Ratings.L14]-[$Ratings.$V14])" office:value-type="float" office:value="0" calcext:value-type="float">
            <text:p>0</text:p>
          </table:table-cell>
          <table:table-cell table:formula="of:=IF(ISBLANK([$Ratings.M14]); 0; [$Ratings.M14]-[$Ratings.$V14])" office:value-type="float" office:value="-1.77777777777778" calcext:value-type="float">
            <text:p>-1.77777777777778</text:p>
          </table:table-cell>
          <table:table-cell table:formula="of:=IF(ISBLANK([$Ratings.N14]); 0; [$Ratings.N14]-[$Ratings.$V14])" office:value-type="float" office:value="0.222222222222222" calcext:value-type="float">
            <text:p>0.222222222222222</text:p>
          </table:table-cell>
          <table:table-cell table:formula="of:=IF(ISBLANK([$Ratings.O14]); 0; [$Ratings.O14]-[$Ratings.$V14])" office:value-type="float" office:value="0" calcext:value-type="float">
            <text:p>0</text:p>
          </table:table-cell>
          <table:table-cell table:formula="of:=IF(ISBLANK([$Ratings.P14]); 0; [$Ratings.P14]-[$Ratings.$V14])" office:value-type="float" office:value="-0.777777777777778" calcext:value-type="float">
            <text:p>-0.777777777777778</text:p>
          </table:table-cell>
          <table:table-cell table:formula="of:=IF(ISBLANK([$Ratings.Q14]); 0; [$Ratings.Q14]-[$Ratings.$V14])" office:value-type="float" office:value="0" calcext:value-type="float">
            <text:p>0</text:p>
          </table:table-cell>
          <table:table-cell table:formula="of:=IF(ISBLANK([$Ratings.R14]); 0; [$Ratings.R14]-[$Ratings.$V14])" office:value-type="float" office:value="0" calcext:value-type="float">
            <text:p>0</text:p>
          </table:table-cell>
          <table:table-cell table:formula="of:=IF(ISBLANK([$Ratings.S14]); 0; [$Ratings.S14]-[$Ratings.$V14])" office:value-type="float" office:value="0" calcext:value-type="float">
            <text:p>0</text:p>
          </table:table-cell>
          <table:table-cell table:formula="of:=IF(ISBLANK([$Ratings.T14]); 0; [$Ratings.T14]-[$Ratings.$V14])" office:value-type="float" office:value="1.22222222222222" calcext:value-type="float">
            <text:p>1.22222222222222</text:p>
          </table:table-cell>
          <table:table-cell table:formula="of:=IF(ISBLANK([$Ratings.U14]); 0; [$Ratings.U14]-[$Ratings.$V1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IF(ISBLANK([$Ratings.B15]); 0; [$Ratings.B15]-[$Ratings.$V15])" office:value-type="float" office:value="0.363636363636364" calcext:value-type="float">
            <text:p>0.363636363636364</text:p>
          </table:table-cell>
          <table:table-cell table:formula="of:=IF(ISBLANK([$Ratings.C15]); 0; [$Ratings.C15]-[$Ratings.$V15])" office:value-type="float" office:value="0" calcext:value-type="float">
            <text:p>0</text:p>
          </table:table-cell>
          <table:table-cell table:formula="of:=IF(ISBLANK([$Ratings.D15]); 0; [$Ratings.D15]-[$Ratings.$V15])" office:value-type="float" office:value="0.363636363636364" calcext:value-type="float">
            <text:p>0.363636363636364</text:p>
          </table:table-cell>
          <table:table-cell table:formula="of:=IF(ISBLANK([$Ratings.E15]); 0; [$Ratings.E15]-[$Ratings.$V15])" office:value-type="float" office:value="0" calcext:value-type="float">
            <text:p>0</text:p>
          </table:table-cell>
          <table:table-cell table:formula="of:=IF(ISBLANK([$Ratings.F15]); 0; [$Ratings.F15]-[$Ratings.$V15])" office:value-type="float" office:value="-0.636363636363636" calcext:value-type="float">
            <text:p>-0.636363636363636</text:p>
          </table:table-cell>
          <table:table-cell table:formula="of:=IF(ISBLANK([$Ratings.G15]); 0; [$Ratings.G15]-[$Ratings.$V15])" office:value-type="float" office:value="0" calcext:value-type="float">
            <text:p>0</text:p>
          </table:table-cell>
          <table:table-cell table:formula="of:=IF(ISBLANK([$Ratings.H15]); 0; [$Ratings.H15]-[$Ratings.$V15])" office:value-type="float" office:value="0.363636363636364" calcext:value-type="float">
            <text:p>0.363636363636364</text:p>
          </table:table-cell>
          <table:table-cell table:formula="of:=IF(ISBLANK([$Ratings.I15]); 0; [$Ratings.I15]-[$Ratings.$V15])" office:value-type="float" office:value="0" calcext:value-type="float">
            <text:p>0</text:p>
          </table:table-cell>
          <table:table-cell table:formula="of:=IF(ISBLANK([$Ratings.J15]); 0; [$Ratings.J15]-[$Ratings.$V15])" office:value-type="float" office:value="0" calcext:value-type="float">
            <text:p>0</text:p>
          </table:table-cell>
          <table:table-cell table:formula="of:=IF(ISBLANK([$Ratings.K15]); 0; [$Ratings.K15]-[$Ratings.$V15])" office:value-type="float" office:value="1.36363636363636" calcext:value-type="float">
            <text:p>1.36363636363636</text:p>
          </table:table-cell>
          <table:table-cell table:formula="of:=IF(ISBLANK([$Ratings.L15]); 0; [$Ratings.L15]-[$Ratings.$V15])" office:value-type="float" office:value="0" calcext:value-type="float">
            <text:p>0</text:p>
          </table:table-cell>
          <table:table-cell table:formula="of:=IF(ISBLANK([$Ratings.M15]); 0; [$Ratings.M15]-[$Ratings.$V15])" office:value-type="float" office:value="-1.63636363636364" calcext:value-type="float">
            <text:p>-1.63636363636364</text:p>
          </table:table-cell>
          <table:table-cell table:formula="of:=IF(ISBLANK([$Ratings.N15]); 0; [$Ratings.N15]-[$Ratings.$V15])" office:value-type="float" office:value="-0.636363636363636" calcext:value-type="float">
            <text:p>-0.636363636363636</text:p>
          </table:table-cell>
          <table:table-cell table:formula="of:=IF(ISBLANK([$Ratings.O15]); 0; [$Ratings.O15]-[$Ratings.$V15])" office:value-type="float" office:value="-0.636363636363636" calcext:value-type="float">
            <text:p>-0.636363636363636</text:p>
          </table:table-cell>
          <table:table-cell table:formula="of:=IF(ISBLANK([$Ratings.P15]); 0; [$Ratings.P15]-[$Ratings.$V15])" office:value-type="float" office:value="0.363636363636364" calcext:value-type="float">
            <text:p>0.363636363636364</text:p>
          </table:table-cell>
          <table:table-cell table:formula="of:=IF(ISBLANK([$Ratings.Q15]); 0; [$Ratings.Q15]-[$Ratings.$V15])" office:value-type="float" office:value="2.36363636363636" calcext:value-type="float">
            <text:p>2.36363636363636</text:p>
          </table:table-cell>
          <table:table-cell table:formula="of:=IF(ISBLANK([$Ratings.R15]); 0; [$Ratings.R15]-[$Ratings.$V15])" office:value-type="float" office:value="-1.63636363636364" calcext:value-type="float">
            <text:p>-1.63636363636364</text:p>
          </table:table-cell>
          <table:table-cell table:formula="of:=IF(ISBLANK([$Ratings.S15]); 0; [$Ratings.S15]-[$Ratings.$V15])" office:value-type="float" office:value="0" calcext:value-type="float">
            <text:p>0</text:p>
          </table:table-cell>
          <table:table-cell table:formula="of:=IF(ISBLANK([$Ratings.T15]); 0; [$Ratings.T15]-[$Ratings.$V15])" office:value-type="float" office:value="0" calcext:value-type="float">
            <text:p>0</text:p>
          </table:table-cell>
          <table:table-cell table:formula="of:=IF(ISBLANK([$Ratings.U15]); 0; [$Ratings.U15]-[$Ratings.$V15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IF(ISBLANK([$Ratings.B16]); 0; [$Ratings.B16]-[$Ratings.$V16])" office:value-type="float" office:value="-1.15384615384615" calcext:value-type="float">
            <text:p>-1.15384615384615</text:p>
          </table:table-cell>
          <table:table-cell table:formula="of:=IF(ISBLANK([$Ratings.C16]); 0; [$Ratings.C16]-[$Ratings.$V16])" office:value-type="float" office:value="0.846153846153846" calcext:value-type="float">
            <text:p>0.846153846153846</text:p>
          </table:table-cell>
          <table:table-cell table:formula="of:=IF(ISBLANK([$Ratings.D16]); 0; [$Ratings.D16]-[$Ratings.$V16])" office:value-type="float" office:value="0" calcext:value-type="float">
            <text:p>0</text:p>
          </table:table-cell>
          <table:table-cell table:formula="of:=IF(ISBLANK([$Ratings.E16]); 0; [$Ratings.E16]-[$Ratings.$V16])" office:value-type="float" office:value="0" calcext:value-type="float">
            <text:p>0</text:p>
          </table:table-cell>
          <table:table-cell table:formula="of:=IF(ISBLANK([$Ratings.F16]); 0; [$Ratings.F16]-[$Ratings.$V16])" office:value-type="float" office:value="1.84615384615385" calcext:value-type="float">
            <text:p>1.84615384615385</text:p>
          </table:table-cell>
          <table:table-cell table:formula="of:=IF(ISBLANK([$Ratings.G16]); 0; [$Ratings.G16]-[$Ratings.$V16])" office:value-type="float" office:value="1.84615384615385" calcext:value-type="float">
            <text:p>1.84615384615385</text:p>
          </table:table-cell>
          <table:table-cell table:formula="of:=IF(ISBLANK([$Ratings.H16]); 0; [$Ratings.H16]-[$Ratings.$V16])" office:value-type="float" office:value="0.846153846153846" calcext:value-type="float">
            <text:p>0.846153846153846</text:p>
          </table:table-cell>
          <table:table-cell table:formula="of:=IF(ISBLANK([$Ratings.I16]); 0; [$Ratings.I16]-[$Ratings.$V16])" office:value-type="float" office:value="0" calcext:value-type="float">
            <text:p>0</text:p>
          </table:table-cell>
          <table:table-cell table:formula="of:=IF(ISBLANK([$Ratings.J16]); 0; [$Ratings.J16]-[$Ratings.$V16])" office:value-type="float" office:value="-0.153846153846154" calcext:value-type="float">
            <text:p>-0.153846153846154</text:p>
          </table:table-cell>
          <table:table-cell table:formula="of:=IF(ISBLANK([$Ratings.K16]); 0; [$Ratings.K16]-[$Ratings.$V16])" office:value-type="float" office:value="1.84615384615385" calcext:value-type="float">
            <text:p>1.84615384615385</text:p>
          </table:table-cell>
          <table:table-cell table:formula="of:=IF(ISBLANK([$Ratings.L16]); 0; [$Ratings.L16]-[$Ratings.$V16])" office:value-type="float" office:value="0" calcext:value-type="float">
            <text:p>0</text:p>
          </table:table-cell>
          <table:table-cell table:formula="of:=IF(ISBLANK([$Ratings.M16]); 0; [$Ratings.M16]-[$Ratings.$V16])" office:value-type="float" office:value="-2.15384615384615" calcext:value-type="float">
            <text:p>-2.15384615384615</text:p>
          </table:table-cell>
          <table:table-cell table:formula="of:=IF(ISBLANK([$Ratings.N16]); 0; [$Ratings.N16]-[$Ratings.$V16])" office:value-type="float" office:value="-0.153846153846154" calcext:value-type="float">
            <text:p>-0.153846153846154</text:p>
          </table:table-cell>
          <table:table-cell table:formula="of:=IF(ISBLANK([$Ratings.O16]); 0; [$Ratings.O16]-[$Ratings.$V16])" office:value-type="float" office:value="0" calcext:value-type="float">
            <text:p>0</text:p>
          </table:table-cell>
          <table:table-cell table:formula="of:=IF(ISBLANK([$Ratings.P16]); 0; [$Ratings.P16]-[$Ratings.$V16])" office:value-type="float" office:value="-1.15384615384615" calcext:value-type="float">
            <text:p>-1.15384615384615</text:p>
          </table:table-cell>
          <table:table-cell table:formula="of:=IF(ISBLANK([$Ratings.Q16]); 0; [$Ratings.Q16]-[$Ratings.$V16])" office:value-type="float" office:value="0" calcext:value-type="float">
            <text:p>0</text:p>
          </table:table-cell>
          <table:table-cell table:formula="of:=IF(ISBLANK([$Ratings.R16]); 0; [$Ratings.R16]-[$Ratings.$V16])" office:value-type="float" office:value="-0.153846153846154" calcext:value-type="float">
            <text:p>-0.153846153846154</text:p>
          </table:table-cell>
          <table:table-cell table:formula="of:=IF(ISBLANK([$Ratings.S16]); 0; [$Ratings.S16]-[$Ratings.$V16])" office:value-type="float" office:value="0" calcext:value-type="float">
            <text:p>0</text:p>
          </table:table-cell>
          <table:table-cell table:formula="of:=IF(ISBLANK([$Ratings.T16]); 0; [$Ratings.T16]-[$Ratings.$V16])" office:value-type="float" office:value="-0.153846153846154" calcext:value-type="float">
            <text:p>-0.153846153846154</text:p>
          </table:table-cell>
          <table:table-cell table:formula="of:=IF(ISBLANK([$Ratings.U16]); 0; [$Ratings.U16]-[$Ratings.$V16])" office:value-type="float" office:value="-2.15384615384615" calcext:value-type="float">
            <text:p>-2.15384615384615</text:p>
          </table:table-cell>
          <table:table-cell table:number-columns-repeated="100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formula="of:=IF(ISBLANK([$Ratings.B17]); 0; [$Ratings.B17]-[$Ratings.$V17])" office:value-type="float" office:value="0" calcext:value-type="float">
            <text:p>0</text:p>
          </table:table-cell>
          <table:table-cell table:formula="of:=IF(ISBLANK([$Ratings.C17]); 0; [$Ratings.C17]-[$Ratings.$V17])" office:value-type="float" office:value="0" calcext:value-type="float">
            <text:p>0</text:p>
          </table:table-cell>
          <table:table-cell table:formula="of:=IF(ISBLANK([$Ratings.D17]); 0; [$Ratings.D17]-[$Ratings.$V17])" office:value-type="float" office:value="-1.58333333333333" calcext:value-type="float">
            <text:p>-1.58333333333333</text:p>
          </table:table-cell>
          <table:table-cell table:formula="of:=IF(ISBLANK([$Ratings.E17]); 0; [$Ratings.E17]-[$Ratings.$V17])" office:value-type="float" office:value="0" calcext:value-type="float">
            <text:p>0</text:p>
          </table:table-cell>
          <table:table-cell table:formula="of:=IF(ISBLANK([$Ratings.F17]); 0; [$Ratings.F17]-[$Ratings.$V17])" office:value-type="float" office:value="0.416666666666667" calcext:value-type="float">
            <text:p>0.416666666666667</text:p>
          </table:table-cell>
          <table:table-cell table:formula="of:=IF(ISBLANK([$Ratings.G17]); 0; [$Ratings.G17]-[$Ratings.$V17])" office:value-type="float" office:value="-0.583333333333334" calcext:value-type="float">
            <text:p>-0.583333333333334</text:p>
          </table:table-cell>
          <table:table-cell table:formula="of:=IF(ISBLANK([$Ratings.H17]); 0; [$Ratings.H17]-[$Ratings.$V17])" office:value-type="float" office:value="0" calcext:value-type="float">
            <text:p>0</text:p>
          </table:table-cell>
          <table:table-cell table:formula="of:=IF(ISBLANK([$Ratings.I17]); 0; [$Ratings.I17]-[$Ratings.$V17])" office:value-type="float" office:value="-0.583333333333334" calcext:value-type="float">
            <text:p>-0.583333333333334</text:p>
          </table:table-cell>
          <table:table-cell table:formula="of:=IF(ISBLANK([$Ratings.J17]); 0; [$Ratings.J17]-[$Ratings.$V17])" office:value-type="float" office:value="0" calcext:value-type="float">
            <text:p>0</text:p>
          </table:table-cell>
          <table:table-cell table:formula="of:=IF(ISBLANK([$Ratings.K17]); 0; [$Ratings.K17]-[$Ratings.$V17])" office:value-type="float" office:value="-1.58333333333333" calcext:value-type="float">
            <text:p>-1.58333333333333</text:p>
          </table:table-cell>
          <table:table-cell table:formula="of:=IF(ISBLANK([$Ratings.L17]); 0; [$Ratings.L17]-[$Ratings.$V17])" office:value-type="float" office:value="2.41666666666667" calcext:value-type="float">
            <text:p>2.41666666666667</text:p>
          </table:table-cell>
          <table:table-cell table:formula="of:=IF(ISBLANK([$Ratings.M17]); 0; [$Ratings.M17]-[$Ratings.$V17])" office:value-type="float" office:value="0" calcext:value-type="float">
            <text:p>0</text:p>
          </table:table-cell>
          <table:table-cell table:formula="of:=IF(ISBLANK([$Ratings.N17]); 0; [$Ratings.N17]-[$Ratings.$V17])" office:value-type="float" office:value="-0.583333333333334" calcext:value-type="float">
            <text:p>-0.583333333333334</text:p>
          </table:table-cell>
          <table:table-cell table:formula="of:=IF(ISBLANK([$Ratings.O17]); 0; [$Ratings.O17]-[$Ratings.$V17])" office:value-type="float" office:value="0" calcext:value-type="float">
            <text:p>0</text:p>
          </table:table-cell>
          <table:table-cell table:formula="of:=IF(ISBLANK([$Ratings.P17]); 0; [$Ratings.P17]-[$Ratings.$V17])" office:value-type="float" office:value="0" calcext:value-type="float">
            <text:p>0</text:p>
          </table:table-cell>
          <table:table-cell table:formula="of:=IF(ISBLANK([$Ratings.Q17]); 0; [$Ratings.Q17]-[$Ratings.$V17])" office:value-type="float" office:value="-0.583333333333334" calcext:value-type="float">
            <text:p>-0.583333333333334</text:p>
          </table:table-cell>
          <table:table-cell table:formula="of:=IF(ISBLANK([$Ratings.R17]); 0; [$Ratings.R17]-[$Ratings.$V17])" office:value-type="float" office:value="-0.583333333333334" calcext:value-type="float">
            <text:p>-0.583333333333334</text:p>
          </table:table-cell>
          <table:table-cell table:formula="of:=IF(ISBLANK([$Ratings.S17]); 0; [$Ratings.S17]-[$Ratings.$V17])" office:value-type="float" office:value="1.41666666666667" calcext:value-type="float">
            <text:p>1.41666666666667</text:p>
          </table:table-cell>
          <table:table-cell table:formula="of:=IF(ISBLANK([$Ratings.T17]); 0; [$Ratings.T17]-[$Ratings.$V17])" office:value-type="float" office:value="0.416666666666667" calcext:value-type="float">
            <text:p>0.416666666666667</text:p>
          </table:table-cell>
          <table:table-cell table:formula="of:=IF(ISBLANK([$Ratings.U17]); 0; [$Ratings.U17]-[$Ratings.$V17])" office:value-type="float" office:value="1.41666666666667" calcext:value-type="float">
            <text:p>1.41666666666667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ISBLANK([$Ratings.B18]); 0; [$Ratings.B18]-[$Ratings.$V18])" office:value-type="float" office:value="-0.666666666666667" calcext:value-type="float">
            <text:p>-0.666666666666667</text:p>
          </table:table-cell>
          <table:table-cell table:formula="of:=IF(ISBLANK([$Ratings.C18]); 0; [$Ratings.C18]-[$Ratings.$V18])" office:value-type="float" office:value="0" calcext:value-type="float">
            <text:p>0</text:p>
          </table:table-cell>
          <table:table-cell table:formula="of:=IF(ISBLANK([$Ratings.D18]); 0; [$Ratings.D18]-[$Ratings.$V18])" office:value-type="float" office:value="0" calcext:value-type="float">
            <text:p>0</text:p>
          </table:table-cell>
          <table:table-cell table:formula="of:=IF(ISBLANK([$Ratings.E18]); 0; [$Ratings.E18]-[$Ratings.$V18])" office:value-type="float" office:value="0" calcext:value-type="float">
            <text:p>0</text:p>
          </table:table-cell>
          <table:table-cell table:formula="of:=IF(ISBLANK([$Ratings.F18]); 0; [$Ratings.F18]-[$Ratings.$V18])" office:value-type="float" office:value="0" calcext:value-type="float">
            <text:p>0</text:p>
          </table:table-cell>
          <table:table-cell table:formula="of:=IF(ISBLANK([$Ratings.G18]); 0; [$Ratings.G18]-[$Ratings.$V18])" office:value-type="float" office:value="0" calcext:value-type="float">
            <text:p>0</text:p>
          </table:table-cell>
          <table:table-cell table:formula="of:=IF(ISBLANK([$Ratings.H18]); 0; [$Ratings.H18]-[$Ratings.$V18])" office:value-type="float" office:value="0" calcext:value-type="float">
            <text:p>0</text:p>
          </table:table-cell>
          <table:table-cell table:formula="of:=IF(ISBLANK([$Ratings.I18]); 0; [$Ratings.I18]-[$Ratings.$V18])" office:value-type="float" office:value="0" calcext:value-type="float">
            <text:p>0</text:p>
          </table:table-cell>
          <table:table-cell table:formula="of:=IF(ISBLANK([$Ratings.J18]); 0; [$Ratings.J18]-[$Ratings.$V18])" office:value-type="float" office:value="-0.666666666666667" calcext:value-type="float">
            <text:p>-0.666666666666667</text:p>
          </table:table-cell>
          <table:table-cell table:formula="of:=IF(ISBLANK([$Ratings.K18]); 0; [$Ratings.K18]-[$Ratings.$V18])" office:value-type="float" office:value="0" calcext:value-type="float">
            <text:p>0</text:p>
          </table:table-cell>
          <table:table-cell table:formula="of:=IF(ISBLANK([$Ratings.L18]); 0; [$Ratings.L18]-[$Ratings.$V18])" office:value-type="float" office:value="-0.666666666666667" calcext:value-type="float">
            <text:p>-0.666666666666667</text:p>
          </table:table-cell>
          <table:table-cell table:formula="of:=IF(ISBLANK([$Ratings.M18]); 0; [$Ratings.M18]-[$Ratings.$V18])" office:value-type="float" office:value="0" calcext:value-type="float">
            <text:p>0</text:p>
          </table:table-cell>
          <table:table-cell table:formula="of:=IF(ISBLANK([$Ratings.N18]); 0; [$Ratings.N18]-[$Ratings.$V18])" office:value-type="float" office:value="0.333333333333333" calcext:value-type="float">
            <text:p>0.333333333333333</text:p>
          </table:table-cell>
          <table:table-cell table:formula="of:=IF(ISBLANK([$Ratings.O18]); 0; [$Ratings.O18]-[$Ratings.$V18])" office:value-type="float" office:value="0" calcext:value-type="float">
            <text:p>0</text:p>
          </table:table-cell>
          <table:table-cell table:formula="of:=IF(ISBLANK([$Ratings.P18]); 0; [$Ratings.P18]-[$Ratings.$V18])" office:value-type="float" office:value="0.333333333333333" calcext:value-type="float">
            <text:p>0.333333333333333</text:p>
          </table:table-cell>
          <table:table-cell table:formula="of:=IF(ISBLANK([$Ratings.Q18]); 0; [$Ratings.Q18]-[$Ratings.$V18])" office:value-type="float" office:value="1.33333333333333" calcext:value-type="float">
            <text:p>1.33333333333333</text:p>
          </table:table-cell>
          <table:table-cell table:formula="of:=IF(ISBLANK([$Ratings.R18]); 0; [$Ratings.R18]-[$Ratings.$V18])" office:value-type="float" office:value="0" calcext:value-type="float">
            <text:p>0</text:p>
          </table:table-cell>
          <table:table-cell table:formula="of:=IF(ISBLANK([$Ratings.S18]); 0; [$Ratings.S18]-[$Ratings.$V18])" office:value-type="float" office:value="0" calcext:value-type="float">
            <text:p>0</text:p>
          </table:table-cell>
          <table:table-cell table:formula="of:=IF(ISBLANK([$Ratings.T18]); 0; [$Ratings.T18]-[$Ratings.$V18])" office:value-type="float" office:value="0" calcext:value-type="float">
            <text:p>0</text:p>
          </table:table-cell>
          <table:table-cell table:formula="of:=IF(ISBLANK([$Ratings.U18]); 0; [$Ratings.U18]-[$Ratings.$V1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IF(ISBLANK([$Ratings.B19]); 0; [$Ratings.B19]-[$Ratings.$V19])" office:value-type="float" office:value="0.923076923076923" calcext:value-type="float">
            <text:p>0.923076923076923</text:p>
          </table:table-cell>
          <table:table-cell table:formula="of:=IF(ISBLANK([$Ratings.C19]); 0; [$Ratings.C19]-[$Ratings.$V19])" office:value-type="float" office:value="1.92307692307692" calcext:value-type="float">
            <text:p>1.92307692307692</text:p>
          </table:table-cell>
          <table:table-cell table:formula="of:=IF(ISBLANK([$Ratings.D19]); 0; [$Ratings.D19]-[$Ratings.$V19])" office:value-type="float" office:value="-2.07692307692308" calcext:value-type="float">
            <text:p>-2.07692307692308</text:p>
          </table:table-cell>
          <table:table-cell table:formula="of:=IF(ISBLANK([$Ratings.E19]); 0; [$Ratings.E19]-[$Ratings.$V19])" office:value-type="float" office:value="1.92307692307692" calcext:value-type="float">
            <text:p>1.92307692307692</text:p>
          </table:table-cell>
          <table:table-cell table:formula="of:=IF(ISBLANK([$Ratings.F19]); 0; [$Ratings.F19]-[$Ratings.$V19])" office:value-type="float" office:value="-2.07692307692308" calcext:value-type="float">
            <text:p>-2.07692307692308</text:p>
          </table:table-cell>
          <table:table-cell table:formula="of:=IF(ISBLANK([$Ratings.G19]); 0; [$Ratings.G19]-[$Ratings.$V19])" office:value-type="float" office:value="-2.07692307692308" calcext:value-type="float">
            <text:p>-2.07692307692308</text:p>
          </table:table-cell>
          <table:table-cell table:formula="of:=IF(ISBLANK([$Ratings.H19]); 0; [$Ratings.H19]-[$Ratings.$V19])" office:value-type="float" office:value="0.923076923076923" calcext:value-type="float">
            <text:p>0.923076923076923</text:p>
          </table:table-cell>
          <table:table-cell table:formula="of:=IF(ISBLANK([$Ratings.I19]); 0; [$Ratings.I19]-[$Ratings.$V19])" office:value-type="float" office:value="0" calcext:value-type="float">
            <text:p>0</text:p>
          </table:table-cell>
          <table:table-cell table:formula="of:=IF(ISBLANK([$Ratings.J19]); 0; [$Ratings.J19]-[$Ratings.$V19])" office:value-type="float" office:value="1.92307692307692" calcext:value-type="float">
            <text:p>1.92307692307692</text:p>
          </table:table-cell>
          <table:table-cell table:formula="of:=IF(ISBLANK([$Ratings.K19]); 0; [$Ratings.K19]-[$Ratings.$V19])" office:value-type="float" office:value="0" calcext:value-type="float">
            <text:p>0</text:p>
          </table:table-cell>
          <table:table-cell table:formula="of:=IF(ISBLANK([$Ratings.L19]); 0; [$Ratings.L19]-[$Ratings.$V19])" office:value-type="float" office:value="0" calcext:value-type="float">
            <text:p>0</text:p>
          </table:table-cell>
          <table:table-cell table:formula="of:=IF(ISBLANK([$Ratings.M19]); 0; [$Ratings.M19]-[$Ratings.$V19])" office:value-type="float" office:value="0" calcext:value-type="float">
            <text:p>0</text:p>
          </table:table-cell>
          <table:table-cell table:formula="of:=IF(ISBLANK([$Ratings.N19]); 0; [$Ratings.N19]-[$Ratings.$V19])" office:value-type="float" office:value="0" calcext:value-type="float">
            <text:p>0</text:p>
          </table:table-cell>
          <table:table-cell table:formula="of:=IF(ISBLANK([$Ratings.O19]); 0; [$Ratings.O19]-[$Ratings.$V19])" office:value-type="float" office:value="0.923076923076923" calcext:value-type="float">
            <text:p>0.923076923076923</text:p>
          </table:table-cell>
          <table:table-cell table:formula="of:=IF(ISBLANK([$Ratings.P19]); 0; [$Ratings.P19]-[$Ratings.$V19])" office:value-type="float" office:value="0" calcext:value-type="float">
            <text:p>0</text:p>
          </table:table-cell>
          <table:table-cell table:formula="of:=IF(ISBLANK([$Ratings.Q19]); 0; [$Ratings.Q19]-[$Ratings.$V19])" office:value-type="float" office:value="0" calcext:value-type="float">
            <text:p>0</text:p>
          </table:table-cell>
          <table:table-cell table:formula="of:=IF(ISBLANK([$Ratings.R19]); 0; [$Ratings.R19]-[$Ratings.$V19])" office:value-type="float" office:value="-1.07692307692308" calcext:value-type="float">
            <text:p>-1.07692307692308</text:p>
          </table:table-cell>
          <table:table-cell table:formula="of:=IF(ISBLANK([$Ratings.S19]); 0; [$Ratings.S19]-[$Ratings.$V19])" office:value-type="float" office:value="-2.07692307692308" calcext:value-type="float">
            <text:p>-2.07692307692308</text:p>
          </table:table-cell>
          <table:table-cell table:formula="of:=IF(ISBLANK([$Ratings.T19]); 0; [$Ratings.T19]-[$Ratings.$V19])" office:value-type="float" office:value="-1.07692307692308" calcext:value-type="float">
            <text:p>-1.07692307692308</text:p>
          </table:table-cell>
          <table:table-cell table:formula="of:=IF(ISBLANK([$Ratings.U19]); 0; [$Ratings.U19]-[$Ratings.$V19])" office:value-type="float" office:value="1.92307692307692" calcext:value-type="float">
            <text:p>1.92307692307692</text:p>
          </table:table-cell>
          <table:table-cell table:number-columns-repeated="100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ISBLANK([$Ratings.B20]); 0; [$Ratings.B20]-[$Ratings.$V20])" office:value-type="float" office:value="-0.545454545454545" calcext:value-type="float">
            <text:p>-0.545454545454545</text:p>
          </table:table-cell>
          <table:table-cell table:formula="of:=IF(ISBLANK([$Ratings.C20]); 0; [$Ratings.C20]-[$Ratings.$V20])" office:value-type="float" office:value="-1.54545454545455" calcext:value-type="float">
            <text:p>-1.54545454545455</text:p>
          </table:table-cell>
          <table:table-cell table:formula="of:=IF(ISBLANK([$Ratings.D20]); 0; [$Ratings.D20]-[$Ratings.$V20])" office:value-type="float" office:value="0.454545454545455" calcext:value-type="float">
            <text:p>0.454545454545455</text:p>
          </table:table-cell>
          <table:table-cell table:formula="of:=IF(ISBLANK([$Ratings.E20]); 0; [$Ratings.E20]-[$Ratings.$V20])" office:value-type="float" office:value="0" calcext:value-type="float">
            <text:p>0</text:p>
          </table:table-cell>
          <table:table-cell table:formula="of:=IF(ISBLANK([$Ratings.F20]); 0; [$Ratings.F20]-[$Ratings.$V20])" office:value-type="float" office:value="0" calcext:value-type="float">
            <text:p>0</text:p>
          </table:table-cell>
          <table:table-cell table:formula="of:=IF(ISBLANK([$Ratings.G20]); 0; [$Ratings.G20]-[$Ratings.$V20])" office:value-type="float" office:value="1.45454545454545" calcext:value-type="float">
            <text:p>1.45454545454545</text:p>
          </table:table-cell>
          <table:table-cell table:formula="of:=IF(ISBLANK([$Ratings.H20]); 0; [$Ratings.H20]-[$Ratings.$V20])" office:value-type="float" office:value="2.45454545454545" calcext:value-type="float">
            <text:p>2.45454545454545</text:p>
          </table:table-cell>
          <table:table-cell table:formula="of:=IF(ISBLANK([$Ratings.I20]); 0; [$Ratings.I20]-[$Ratings.$V20])" office:value-type="float" office:value="-1.54545454545455" calcext:value-type="float">
            <text:p>-1.54545454545455</text:p>
          </table:table-cell>
          <table:table-cell table:formula="of:=IF(ISBLANK([$Ratings.J20]); 0; [$Ratings.J20]-[$Ratings.$V20])" office:value-type="float" office:value="0.454545454545455" calcext:value-type="float">
            <text:p>0.454545454545455</text:p>
          </table:table-cell>
          <table:table-cell table:formula="of:=IF(ISBLANK([$Ratings.K20]); 0; [$Ratings.K20]-[$Ratings.$V20])" office:value-type="float" office:value="0.454545454545455" calcext:value-type="float">
            <text:p>0.454545454545455</text:p>
          </table:table-cell>
          <table:table-cell table:formula="of:=IF(ISBLANK([$Ratings.L20]); 0; [$Ratings.L20]-[$Ratings.$V20])" office:value-type="float" office:value="0.454545454545455" calcext:value-type="float">
            <text:p>0.454545454545455</text:p>
          </table:table-cell>
          <table:table-cell table:formula="of:=IF(ISBLANK([$Ratings.M20]); 0; [$Ratings.M20]-[$Ratings.$V20])" office:value-type="float" office:value="-1.54545454545455" calcext:value-type="float">
            <text:p>-1.54545454545455</text:p>
          </table:table-cell>
          <table:table-cell table:formula="of:=IF(ISBLANK([$Ratings.N20]); 0; [$Ratings.N20]-[$Ratings.$V20])" office:value-type="float" office:value="0" calcext:value-type="float">
            <text:p>0</text:p>
          </table:table-cell>
          <table:table-cell table:formula="of:=IF(ISBLANK([$Ratings.O20]); 0; [$Ratings.O20]-[$Ratings.$V20])" office:value-type="float" office:value="0" calcext:value-type="float">
            <text:p>0</text:p>
          </table:table-cell>
          <table:table-cell table:formula="of:=IF(ISBLANK([$Ratings.P20]); 0; [$Ratings.P20]-[$Ratings.$V20])" office:value-type="float" office:value="0" calcext:value-type="float">
            <text:p>0</text:p>
          </table:table-cell>
          <table:table-cell table:formula="of:=IF(ISBLANK([$Ratings.Q20]); 0; [$Ratings.Q20]-[$Ratings.$V20])" office:value-type="float" office:value="-0.545454545454545" calcext:value-type="float">
            <text:p>-0.545454545454545</text:p>
          </table:table-cell>
          <table:table-cell table:formula="of:=IF(ISBLANK([$Ratings.R20]); 0; [$Ratings.R20]-[$Ratings.$V20])" office:value-type="float" office:value="0" calcext:value-type="float">
            <text:p>0</text:p>
          </table:table-cell>
          <table:table-cell table:formula="of:=IF(ISBLANK([$Ratings.S20]); 0; [$Ratings.S20]-[$Ratings.$V20])" office:value-type="float" office:value="0" calcext:value-type="float">
            <text:p>0</text:p>
          </table:table-cell>
          <table:table-cell table:formula="of:=IF(ISBLANK([$Ratings.T20]); 0; [$Ratings.T20]-[$Ratings.$V20])" office:value-type="float" office:value="0" calcext:value-type="float">
            <text:p>0</text:p>
          </table:table-cell>
          <table:table-cell table:formula="of:=IF(ISBLANK([$Ratings.U20]); 0; [$Ratings.U20]-[$Ratings.$V2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IF(ISBLANK([$Ratings.B21]); 0; [$Ratings.B21]-[$Ratings.$V21])" office:value-type="float" office:value="-1.11764705882353" calcext:value-type="float">
            <text:p>-1.11764705882353</text:p>
          </table:table-cell>
          <table:table-cell table:formula="of:=IF(ISBLANK([$Ratings.C21]); 0; [$Ratings.C21]-[$Ratings.$V21])" office:value-type="float" office:value="-1.11764705882353" calcext:value-type="float">
            <text:p>-1.11764705882353</text:p>
          </table:table-cell>
          <table:table-cell table:formula="of:=IF(ISBLANK([$Ratings.D21]); 0; [$Ratings.D21]-[$Ratings.$V21])" office:value-type="float" office:value="-1.11764705882353" calcext:value-type="float">
            <text:p>-1.11764705882353</text:p>
          </table:table-cell>
          <table:table-cell table:formula="of:=IF(ISBLANK([$Ratings.E21]); 0; [$Ratings.E21]-[$Ratings.$V21])" office:value-type="float" office:value="0.882352941176471" calcext:value-type="float">
            <text:p>0.882352941176471</text:p>
          </table:table-cell>
          <table:table-cell table:formula="of:=IF(ISBLANK([$Ratings.F21]); 0; [$Ratings.F21]-[$Ratings.$V21])" office:value-type="float" office:value="1.88235294117647" calcext:value-type="float">
            <text:p>1.88235294117647</text:p>
          </table:table-cell>
          <table:table-cell table:formula="of:=IF(ISBLANK([$Ratings.G21]); 0; [$Ratings.G21]-[$Ratings.$V21])" office:value-type="float" office:value="0" calcext:value-type="float">
            <text:p>0</text:p>
          </table:table-cell>
          <table:table-cell table:formula="of:=IF(ISBLANK([$Ratings.H21]); 0; [$Ratings.H21]-[$Ratings.$V21])" office:value-type="float" office:value="-2.11764705882353" calcext:value-type="float">
            <text:p>-2.11764705882353</text:p>
          </table:table-cell>
          <table:table-cell table:formula="of:=IF(ISBLANK([$Ratings.I21]); 0; [$Ratings.I21]-[$Ratings.$V21])" office:value-type="float" office:value="-0.117647058823529" calcext:value-type="float">
            <text:p>-0.117647058823529</text:p>
          </table:table-cell>
          <table:table-cell table:formula="of:=IF(ISBLANK([$Ratings.J21]); 0; [$Ratings.J21]-[$Ratings.$V21])" office:value-type="float" office:value="-1.11764705882353" calcext:value-type="float">
            <text:p>-1.11764705882353</text:p>
          </table:table-cell>
          <table:table-cell table:formula="of:=IF(ISBLANK([$Ratings.K21]); 0; [$Ratings.K21]-[$Ratings.$V21])" office:value-type="float" office:value="-1.11764705882353" calcext:value-type="float">
            <text:p>-1.11764705882353</text:p>
          </table:table-cell>
          <table:table-cell table:formula="of:=IF(ISBLANK([$Ratings.L21]); 0; [$Ratings.L21]-[$Ratings.$V21])" office:value-type="float" office:value="-2.11764705882353" calcext:value-type="float">
            <text:p>-2.11764705882353</text:p>
          </table:table-cell>
          <table:table-cell table:formula="of:=IF(ISBLANK([$Ratings.M21]); 0; [$Ratings.M21]-[$Ratings.$V21])" office:value-type="float" office:value="0" calcext:value-type="float">
            <text:p>0</text:p>
          </table:table-cell>
          <table:table-cell table:formula="of:=IF(ISBLANK([$Ratings.N21]); 0; [$Ratings.N21]-[$Ratings.$V21])" office:value-type="float" office:value="0.882352941176471" calcext:value-type="float">
            <text:p>0.882352941176471</text:p>
          </table:table-cell>
          <table:table-cell table:formula="of:=IF(ISBLANK([$Ratings.O21]); 0; [$Ratings.O21]-[$Ratings.$V21])" office:value-type="float" office:value="1.88235294117647" calcext:value-type="float">
            <text:p>1.88235294117647</text:p>
          </table:table-cell>
          <table:table-cell table:formula="of:=IF(ISBLANK([$Ratings.P21]); 0; [$Ratings.P21]-[$Ratings.$V21])" office:value-type="float" office:value="1.88235294117647" calcext:value-type="float">
            <text:p>1.88235294117647</text:p>
          </table:table-cell>
          <table:table-cell table:formula="of:=IF(ISBLANK([$Ratings.Q21]); 0; [$Ratings.Q21]-[$Ratings.$V21])" office:value-type="float" office:value="0.882352941176471" calcext:value-type="float">
            <text:p>0.882352941176471</text:p>
          </table:table-cell>
          <table:table-cell table:formula="of:=IF(ISBLANK([$Ratings.R21]); 0; [$Ratings.R21]-[$Ratings.$V21])" office:value-type="float" office:value="-0.117647058823529" calcext:value-type="float">
            <text:p>-0.117647058823529</text:p>
          </table:table-cell>
          <table:table-cell table:formula="of:=IF(ISBLANK([$Ratings.S21]); 0; [$Ratings.S21]-[$Ratings.$V21])" office:value-type="float" office:value="1.88235294117647" calcext:value-type="float">
            <text:p>1.88235294117647</text:p>
          </table:table-cell>
          <table:table-cell table:formula="of:=IF(ISBLANK([$Ratings.T21]); 0; [$Ratings.T21]-[$Ratings.$V21])" office:value-type="float" office:value="-0.117647058823529" calcext:value-type="float">
            <text:p>-0.117647058823529</text:p>
          </table:table-cell>
          <table:table-cell table:formula="of:=IF(ISBLANK([$Ratings.U21]); 0; [$Ratings.U21]-[$Ratings.$V2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formula="of:=SQRT(SUMSQ([.B2:.B21]))" office:value-type="float" office:value="4.10298806754631" calcext:value-type="float">
            <text:p>4.10298806754631</text:p>
          </table:table-cell>
          <table:table-cell table:formula="of:=SQRT(SUMSQ([.C2:.C21]))" office:value-type="float" office:value="5.14437855430238" calcext:value-type="float">
            <text:p>5.14437855430238</text:p>
          </table:table-cell>
          <table:table-cell table:formula="of:=SQRT(SUMSQ([.D2:.D21]))" office:value-type="float" office:value="4.10360394794159" calcext:value-type="float">
            <text:p>4.10360394794159</text:p>
          </table:table-cell>
          <table:table-cell table:formula="of:=SQRT(SUMSQ([.E2:.E21]))" office:value-type="float" office:value="5.12022844035774" calcext:value-type="float">
            <text:p>5.12022844035774</text:p>
          </table:table-cell>
          <table:table-cell table:formula="of:=SQRT(SUMSQ([.F2:.F21]))" office:value-type="float" office:value="4.36570812030087" calcext:value-type="float">
            <text:p>4.36570812030087</text:p>
          </table:table-cell>
          <table:table-cell table:formula="of:=SQRT(SUMSQ([.G2:.G21]))" office:value-type="float" office:value="5.2297953406756" calcext:value-type="float">
            <text:p>5.2297953406756</text:p>
          </table:table-cell>
          <table:table-cell table:formula="of:=SQRT(SUMSQ([.H2:.H21]))" office:value-type="float" office:value="5.93693036415621" calcext:value-type="float">
            <text:p>5.93693036415621</text:p>
          </table:table-cell>
          <table:table-cell table:formula="of:=SQRT(SUMSQ([.I2:.I21]))" office:value-type="float" office:value="4.09686017628134" calcext:value-type="float">
            <text:p>4.09686017628134</text:p>
          </table:table-cell>
          <table:table-cell table:formula="of:=SQRT(SUMSQ([.J2:.J21]))" office:value-type="float" office:value="3.50862045626806" calcext:value-type="float">
            <text:p>3.50862045626806</text:p>
          </table:table-cell>
          <table:table-cell table:formula="of:=SQRT(SUMSQ([.K2:.K21]))" office:value-type="float" office:value="4.79820803662876" calcext:value-type="float">
            <text:p>4.79820803662876</text:p>
          </table:table-cell>
          <table:table-cell table:formula="of:=SQRT(SUMSQ([.L2:.L21]))" office:value-type="float" office:value="4.85345953421669" calcext:value-type="float">
            <text:p>4.85345953421669</text:p>
          </table:table-cell>
          <table:table-cell table:formula="of:=SQRT(SUMSQ([.M2:.M21]))" office:value-type="float" office:value="4.80882421732645" calcext:value-type="float">
            <text:p>4.80882421732645</text:p>
          </table:table-cell>
          <table:table-cell table:formula="of:=SQRT(SUMSQ([.N2:.N21]))" office:value-type="float" office:value="4.33105324502599" calcext:value-type="float">
            <text:p>4.33105324502599</text:p>
          </table:table-cell>
          <table:table-cell table:formula="of:=SQRT(SUMSQ([.O2:.O21]))" office:value-type="float" office:value="3.19667645041619" calcext:value-type="float">
            <text:p>3.19667645041619</text:p>
          </table:table-cell>
          <table:table-cell table:formula="of:=SQRT(SUMSQ([.P2:.P21]))" office:value-type="float" office:value="5.10847704737421" calcext:value-type="float">
            <text:p>5.10847704737421</text:p>
          </table:table-cell>
          <table:table-cell table:formula="of:=SQRT(SUMSQ([.Q2:.Q21]))" office:value-type="float" office:value="4.85436433024603" calcext:value-type="float">
            <text:p>4.85436433024603</text:p>
          </table:table-cell>
          <table:table-cell table:formula="of:=SQRT(SUMSQ([.R2:.R21]))" office:value-type="float" office:value="4.97086127746034" calcext:value-type="float">
            <text:p>4.97086127746034</text:p>
          </table:table-cell>
          <table:table-cell table:formula="of:=SQRT(SUMSQ([.S2:.S21]))" office:value-type="float" office:value="5.36416631972308" calcext:value-type="float">
            <text:p>5.36416631972308</text:p>
          </table:table-cell>
          <table:table-cell table:formula="of:=SQRT(SUMSQ([.T2:.T21]))" office:value-type="float" office:value="4.71715257272139" calcext:value-type="float">
            <text:p>4.71715257272139</text:p>
          </table:table-cell>
          <table:table-cell table:formula="of:=SQRT(SUMSQ([.U2:.U21]))" office:value-type="float" office:value="4.29806007332928" calcext:value-type="float">
            <text:p>4.29806007332928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4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number-columns-repeated="1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2" office:value-type="string" calcext:value-type="string">
            <text:p>1: Toy Story (1995)</text:p>
          </table:table-cell>
          <table:table-cell table:style-name="ce2" office:value-type="string" calcext:value-type="string">
            <text:p>1210: Star Wars: Episode VI - Return of the Jedi (1983)</text:p>
          </table:table-cell>
          <table:table-cell table:style-name="ce2" office:value-type="string" calcext:value-type="string">
            <text:p>356: Forrest Gump (1994)</text:p>
          </table:table-cell>
          <table:table-cell table:style-name="ce2" office:value-type="string" calcext:value-type="string">
            <text:p>318: Shawshank Redemption, The (1994)</text:p>
          </table:table-cell>
          <table:table-cell table:style-name="ce2" office:value-type="string" calcext:value-type="string">
            <text:p>593: Silence of the Lambs, The (1991)</text:p>
          </table:table-cell>
          <table:table-cell table:style-name="ce2" office:value-type="string" calcext:value-type="string">
            <text:p>3578: Gladiator (2000)</text:p>
          </table:table-cell>
          <table:table-cell table:style-name="ce2" office:value-type="string" calcext:value-type="string">
            <text:p>260: Star Wars: Episode IV - A New Hope (1977)</text:p>
          </table:table-cell>
          <table:table-cell table:style-name="ce2" office:value-type="string" calcext:value-type="string">
            <text:p>2028: Saving Private Ryan (1998)</text:p>
          </table:table-cell>
          <table:table-cell table:style-name="ce2" office:value-type="string" calcext:value-type="string">
            <text:p>296: Pulp Fiction (1994)</text:p>
          </table:table-cell>
          <table:table-cell table:style-name="ce2" office:value-type="string" calcext:value-type="string">
            <text:p>1259: Stand by Me (1986)</text:p>
          </table:table-cell>
          <table:table-cell table:style-name="ce2" office:value-type="string" calcext:value-type="string">
            <text:p>2396: Shakespeare in Love (1998)</text:p>
          </table:table-cell>
          <table:table-cell table:style-name="ce2" office:value-type="string" calcext:value-type="string">
            <text:p>2916: Total Recall (1990)</text:p>
          </table:table-cell>
          <table:table-cell table:style-name="ce2" office:value-type="string" calcext:value-type="string">
            <text:p>780: Independence Day (ID4) (1996)</text:p>
          </table:table-cell>
          <table:table-cell table:style-name="ce2" office:value-type="string" calcext:value-type="string">
            <text:p>541: Blade Runner (1982)</text:p>
          </table:table-cell>
          <table:table-cell table:style-name="ce2" office:value-type="string" calcext:value-type="string">
            <text:p>1265: Groundhog Day (1993)</text:p>
          </table:table-cell>
          <table:table-cell table:style-name="ce2" office:value-type="string" calcext:value-type="string">
            <text:p>2571: Matrix, The (1999)</text:p>
          </table:table-cell>
          <table:table-cell table:style-name="ce2" office:value-type="string" calcext:value-type="string">
            <text:p>527: Schindler's List (1993)</text:p>
          </table:table-cell>
          <table:table-cell table:style-name="ce2" office:value-type="string" calcext:value-type="string">
            <text:p>2762: Sixth Sense, The (1999)</text:p>
          </table:table-cell>
          <table:table-cell table:style-name="ce2" office:value-type="string" calcext:value-type="string">
            <text:p>1198: Raiders of the Lost Ark (1981)</text:p>
          </table:table-cell>
          <table:table-cell table:style-name="ce2"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: Toy Story (1995)</text:p>
          </table:table-cell>
          <table:table-cell table:formula="of:=SUMPRODUCT([Ratings.$B$2:.$B$21];[Ratings2.B2:.B21])/[Ratings2.B22]/[Ratings.$B$22]" office:value-type="float" office:value="1" calcext:value-type="float">
            <text:p>1</text:p>
          </table:table-cell>
          <table:table-cell table:formula="of:=SUMPRODUCT([Ratings.$B$2:.$B$21];[Ratings2.C2:.C21])/[Ratings2.C22]/[Ratings.$B$22]" office:value-type="float" office:value="0.644995277163349" calcext:value-type="float">
            <text:p>0.644995277163349</text:p>
          </table:table-cell>
          <table:table-cell table:formula="of:=SUMPRODUCT([Ratings.$B$2:.$B$21];[Ratings2.D2:.D21])/[Ratings2.D22]/[Ratings.$B$22]" office:value-type="float" office:value="0.580539610248134" calcext:value-type="float">
            <text:p>0.580539610248134</text:p>
          </table:table-cell>
          <table:table-cell table:formula="of:=SUMPRODUCT([Ratings.$B$2:.$B$21];[Ratings2.E2:.E21])/[Ratings2.E22]/[Ratings.$B$22]" office:value-type="float" office:value="0.667423812471915" calcext:value-type="float">
            <text:p>0.667423812471915</text:p>
          </table:table-cell>
          <table:table-cell table:formula="of:=SUMPRODUCT([Ratings.$B$2:.$B$21];[Ratings2.F2:.F21])/[Ratings2.F22]/[Ratings.$B$22]" office:value-type="float" office:value="0.57022915597379" calcext:value-type="float">
            <text:p>0.57022915597379</text:p>
          </table:table-cell>
          <table:table-cell table:formula="of:=SUMPRODUCT([Ratings.$B$2:.$B$21];[Ratings2.G2:.G21])/[Ratings2.G22]/[Ratings.$B$22]" office:value-type="float" office:value="0.587852295352937" calcext:value-type="float">
            <text:p>0.587852295352937</text:p>
          </table:table-cell>
          <table:table-cell table:formula="of:=SUMPRODUCT([Ratings.$B$2:.$B$21];[Ratings2.H2:.H21])/[Ratings2.H22]/[Ratings.$B$22]" office:value-type="float" office:value="0.74740931868366" calcext:value-type="float">
            <text:p>0.74740931868366</text:p>
          </table:table-cell>
          <table:table-cell table:formula="of:=SUMPRODUCT([Ratings.$B$2:.$B$21];[Ratings2.I2:.I21])/[Ratings2.I22]/[Ratings.$B$22]" office:value-type="float" office:value="0.534578628195974" calcext:value-type="float">
            <text:p>0.534578628195974</text:p>
          </table:table-cell>
          <table:table-cell table:formula="of:=SUMPRODUCT([Ratings.$B$2:.$B$21];[Ratings2.J2:.J21])/[Ratings2.J22]/[Ratings.$B$22]" office:value-type="float" office:value="0.667845565318094" calcext:value-type="float">
            <text:p>0.667845565318094</text:p>
          </table:table-cell>
          <table:table-cell table:formula="of:=SUMPRODUCT([Ratings.$B$2:.$B$21];[Ratings2.K2:.K21])/[Ratings2.K22]/[Ratings.$B$22]" office:value-type="float" office:value="0.492658951723038" calcext:value-type="float">
            <text:p>0.492658951723038</text:p>
          </table:table-cell>
          <table:table-cell table:formula="of:=SUMPRODUCT([Ratings.$B$2:.$B$21];[Ratings2.L2:.L21])/[Ratings2.L22]/[Ratings.$B$22]" office:value-type="float" office:value="0.376658892344607" calcext:value-type="float">
            <text:p>0.376658892344607</text:p>
          </table:table-cell>
          <table:table-cell table:formula="of:=SUMPRODUCT([Ratings.$B$2:.$B$21];[Ratings2.M2:.M21])/[Ratings2.M22]/[Ratings.$B$22]" office:value-type="float" office:value="0.623055982849033" calcext:value-type="float">
            <text:p>0.623055982849033</text:p>
          </table:table-cell>
          <table:table-cell table:formula="of:=SUMPRODUCT([Ratings.$B$2:.$B$21];[Ratings2.N2:.N21])/[Ratings2.N22]/[Ratings.$B$22]" office:value-type="float" office:value="0.690665355682745" calcext:value-type="float">
            <text:p>0.690665355682745</text:p>
          </table:table-cell>
          <table:table-cell table:formula="of:=SUMPRODUCT([Ratings.$B$2:.$B$21];[Ratings2.O2:.O21])/[Ratings2.O22]/[Ratings.$B$22]" office:value-type="float" office:value="0.3830674066046" calcext:value-type="float">
            <text:p>0.3830674066046</text:p>
          </table:table-cell>
          <table:table-cell table:formula="of:=SUMPRODUCT([Ratings.$B$2:.$B$21];[Ratings2.P2:.P21])/[Ratings2.P22]/[Ratings.$B$22]" office:value-type="float" office:value="0.66101639552982" calcext:value-type="float">
            <text:p>0.66101639552982</text:p>
          </table:table-cell>
          <table:table-cell table:formula="of:=SUMPRODUCT([Ratings.$B$2:.$B$21];[Ratings2.Q2:.Q21])/[Ratings2.Q22]/[Ratings.$B$22]" office:value-type="float" office:value="0.505010028420843" calcext:value-type="float">
            <text:p>0.505010028420843</text:p>
          </table:table-cell>
          <table:table-cell table:formula="of:=SUMPRODUCT([Ratings.$B$2:.$B$21];[Ratings2.R2:.R21])/[Ratings2.R22]/[Ratings.$B$22]" office:value-type="float" office:value="0.463816828521959" calcext:value-type="float">
            <text:p>0.463816828521959</text:p>
          </table:table-cell>
          <table:table-cell table:formula="of:=SUMPRODUCT([Ratings.$B$2:.$B$21];[Ratings2.S2:.S21])/[Ratings2.S22]/[Ratings.$B$22]" office:value-type="float" office:value="0.421637021355784" calcext:value-type="float">
            <text:p>0.421637021355784</text:p>
          </table:table-cell>
          <table:table-cell table:formula="of:=SUMPRODUCT([Ratings.$B$2:.$B$21];[Ratings2.T2:.T21])/[Ratings2.T22]/[Ratings.$B$22]" office:value-type="float" office:value="0.466816533067108" calcext:value-type="float">
            <text:p>0.466816533067108</text:p>
          </table:table-cell>
          <table:table-cell table:formula="of:=SUMPRODUCT([Ratings.$B$2:.$B$21];[Ratings2.U2:.U21])/[Ratings2.U22]/[Ratings.$B$22]" office:value-type="float" office:value="0.618070046200738" calcext:value-type="float">
            <text:p>0.6180700462007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10: Star Wars: Episode VI - Return of the Jedi (1983)</text:p>
          </table:table-cell>
          <table:table-cell table:formula="of:=SUMPRODUCT([Ratings.$C$2:.$C$21];[Ratings2.B$2:.B$21])/[Ratings2.B$22]/[Ratings.$C$22]" office:value-type="float" office:value="0.644995277163349" calcext:value-type="float">
            <text:p>0.644995277163349</text:p>
          </table:table-cell>
          <table:table-cell table:formula="of:=SUMPRODUCT([Ratings.$C$2:.$C$21];[Ratings2.C$2:.C$21])/[Ratings2.C$22]/[Ratings.$C$22]" office:value-type="float" office:value="1" calcext:value-type="float">
            <text:p>1</text:p>
          </table:table-cell>
          <table:table-cell table:formula="of:=SUMPRODUCT([Ratings.$C$2:.$C$21];[Ratings2.D$2:.D$21])/[Ratings2.D$22]/[Ratings.$C$22]" office:value-type="float" office:value="0.56302912954863" calcext:value-type="float">
            <text:p>0.56302912954863</text:p>
          </table:table-cell>
          <table:table-cell table:formula="of:=SUMPRODUCT([Ratings.$C$2:.$C$21];[Ratings2.E$2:.E$21])/[Ratings2.E$22]/[Ratings.$C$22]" office:value-type="float" office:value="0.456051744078795" calcext:value-type="float">
            <text:p>0.456051744078795</text:p>
          </table:table-cell>
          <table:table-cell table:formula="of:=SUMPRODUCT([Ratings.$C$2:.$C$21];[Ratings2.F$2:.F$21])/[Ratings2.F$22]/[Ratings.$C$22]" office:value-type="float" office:value="0.516566169247102" calcext:value-type="float">
            <text:p>0.516566169247102</text:p>
          </table:table-cell>
          <table:table-cell table:formula="of:=SUMPRODUCT([Ratings.$C$2:.$C$21];[Ratings2.G$2:.G$21])/[Ratings2.G$22]/[Ratings.$C$22]" office:value-type="float" office:value="0.483187471111309" calcext:value-type="float">
            <text:p>0.483187471111309</text:p>
          </table:table-cell>
          <table:table-cell table:formula="of:=SUMPRODUCT([Ratings.$C$2:.$C$21];[Ratings2.H$2:.H$21])/[Ratings2.H$22]/[Ratings.$C$22]" office:value-type="float" office:value="0.589805207297953" calcext:value-type="float">
            <text:p>0.589805207297953</text:p>
          </table:table-cell>
          <table:table-cell table:formula="of:=SUMPRODUCT([Ratings.$C$2:.$C$21];[Ratings2.I$2:.I$21])/[Ratings2.I$22]/[Ratings.$C$22]" office:value-type="float" office:value="0.408752487630767" calcext:value-type="float">
            <text:p>0.408752487630767</text:p>
          </table:table-cell>
          <table:table-cell table:formula="of:=SUMPRODUCT([Ratings.$C$2:.$C$21];[Ratings2.J$2:.J$21])/[Ratings2.J$22]/[Ratings.$C$22]" office:value-type="float" office:value="0.685662266252731" calcext:value-type="float">
            <text:p>0.685662266252731</text:p>
          </table:table-cell>
          <table:table-cell table:formula="of:=SUMPRODUCT([Ratings.$C$2:.$C$21];[Ratings2.K$2:.K$21])/[Ratings2.K$22]/[Ratings.$C$22]" office:value-type="float" office:value="0.534323946328186" calcext:value-type="float">
            <text:p>0.534323946328186</text:p>
          </table:table-cell>
          <table:table-cell table:formula="of:=SUMPRODUCT([Ratings.$C$2:.$C$21];[Ratings2.L$2:.L$21])/[Ratings2.L$22]/[Ratings.$C$22]" office:value-type="float" office:value="0.533428670062479" calcext:value-type="float">
            <text:p>0.533428670062479</text:p>
          </table:table-cell>
          <table:table-cell table:formula="of:=SUMPRODUCT([Ratings.$C$2:.$C$21];[Ratings2.M$2:.M$21])/[Ratings2.M$22]/[Ratings.$C$22]" office:value-type="float" office:value="0.391934346503735" calcext:value-type="float">
            <text:p>0.391934346503735</text:p>
          </table:table-cell>
          <table:table-cell table:formula="of:=SUMPRODUCT([Ratings.$C$2:.$C$21];[Ratings2.N$2:.N$21])/[Ratings2.N$22]/[Ratings.$C$22]" office:value-type="float" office:value="0.605855556066551" calcext:value-type="float">
            <text:p>0.605855556066551</text:p>
          </table:table-cell>
          <table:table-cell table:formula="of:=SUMPRODUCT([Ratings.$C$2:.$C$21];[Ratings2.O$2:.O$21])/[Ratings2.O$22]/[Ratings.$C$22]" office:value-type="float" office:value="0.515396860169231" calcext:value-type="float">
            <text:p>0.515396860169231</text:p>
          </table:table-cell>
          <table:table-cell table:formula="of:=SUMPRODUCT([Ratings.$C$2:.$C$21];[Ratings2.P$2:.P$21])/[Ratings2.P$22]/[Ratings.$C$22]" office:value-type="float" office:value="0.526952470301912" calcext:value-type="float">
            <text:p>0.526952470301912</text:p>
          </table:table-cell>
          <table:table-cell table:formula="of:=SUMPRODUCT([Ratings.$C$2:.$C$21];[Ratings2.Q$2:.Q$21])/[Ratings2.Q$22]/[Ratings.$C$22]" office:value-type="float" office:value="0.535672956113413" calcext:value-type="float">
            <text:p>0.535672956113413</text:p>
          </table:table-cell>
          <table:table-cell table:formula="of:=SUMPRODUCT([Ratings.$C$2:.$C$21];[Ratings2.R$2:.R$21])/[Ratings2.R$22]/[Ratings.$C$22]" office:value-type="float" office:value="0.573529411764706" calcext:value-type="float">
            <text:p>0.573529411764706</text:p>
          </table:table-cell>
          <table:table-cell table:formula="of:=SUMPRODUCT([Ratings.$C$2:.$C$21];[Ratings2.S$2:.S$21])/[Ratings2.S$22]/[Ratings.$C$22]" office:value-type="float" office:value="0.56529740650073" calcext:value-type="float">
            <text:p>0.56529740650073</text:p>
          </table:table-cell>
          <table:table-cell table:formula="of:=SUMPRODUCT([Ratings.$C$2:.$C$21];[Ratings2.T$2:.T$21])/[Ratings2.T$22]/[Ratings.$C$22]" office:value-type="float" office:value="0.252603591180269" calcext:value-type="float">
            <text:p>0.252603591180269</text:p>
          </table:table-cell>
          <table:table-cell table:formula="of:=SUMPRODUCT([Ratings.$C$2:.$C$21];[Ratings2.U$2:.U$21])/[Ratings2.U$22]/[Ratings.$C$22]" office:value-type="float" office:value="0.511576230537948" calcext:value-type="float">
            <text:p>0.51157623053794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56: Forrest Gump (1994)</text:p>
          </table:table-cell>
          <table:table-cell table:formula="of:=SUMPRODUCT([Ratings.$D$2:.$D$21];[Ratings2.B$2:.B$21])/[Ratings2.B$22]/[Ratings.$D$22]" office:value-type="float" office:value="0.580539610248134" calcext:value-type="float">
            <text:p>0.580539610248134</text:p>
          </table:table-cell>
          <table:table-cell table:formula="of:=SUMPRODUCT([Ratings.$D$2:.$D$21];[Ratings2.C$2:.C$21])/[Ratings2.C$22]/[Ratings.$D$22]" office:value-type="float" office:value="0.56302912954863" calcext:value-type="float">
            <text:p>0.56302912954863</text:p>
          </table:table-cell>
          <table:table-cell table:formula="of:=SUMPRODUCT([Ratings.$D$2:.$D$21];[Ratings2.D$2:.D$21])/[Ratings2.D$22]/[Ratings.$D$22]" office:value-type="float" office:value="1" calcext:value-type="float">
            <text:p>1</text:p>
          </table:table-cell>
          <table:table-cell table:formula="of:=SUMPRODUCT([Ratings.$D$2:.$D$21];[Ratings2.E$2:.E$21])/[Ratings2.E$22]/[Ratings.$D$22]" office:value-type="float" office:value="0.293041482324783" calcext:value-type="float">
            <text:p>0.293041482324783</text:p>
          </table:table-cell>
          <table:table-cell table:formula="of:=SUMPRODUCT([Ratings.$D$2:.$D$21];[Ratings2.F$2:.F$21])/[Ratings2.F$22]/[Ratings.$D$22]" office:value-type="float" office:value="0.381345802994458" calcext:value-type="float">
            <text:p>0.381345802994458</text:p>
          </table:table-cell>
          <table:table-cell table:formula="of:=SUMPRODUCT([Ratings.$D$2:.$D$21];[Ratings2.G$2:.G$21])/[Ratings2.G$22]/[Ratings.$D$22]" office:value-type="float" office:value="0.569209422962003" calcext:value-type="float">
            <text:p>0.569209422962003</text:p>
          </table:table-cell>
          <table:table-cell table:formula="of:=SUMPRODUCT([Ratings.$D$2:.$D$21];[Ratings2.H$2:.H$21])/[Ratings2.H$22]/[Ratings.$D$22]" office:value-type="float" office:value="0.595550000382558" calcext:value-type="float">
            <text:p>0.595550000382558</text:p>
          </table:table-cell>
          <table:table-cell table:formula="of:=SUMPRODUCT([Ratings.$D$2:.$D$21];[Ratings2.I$2:.I$21])/[Ratings2.I$22]/[Ratings.$D$22]" office:value-type="float" office:value="0.463002659680117" calcext:value-type="float">
            <text:p>0.463002659680117</text:p>
          </table:table-cell>
          <table:table-cell table:formula="of:=SUMPRODUCT([Ratings.$D$2:.$D$21];[Ratings2.J$2:.J$21])/[Ratings2.J$22]/[Ratings.$D$22]" office:value-type="float" office:value="0.399114063142644" calcext:value-type="float">
            <text:p>0.399114063142644</text:p>
          </table:table-cell>
          <table:table-cell table:formula="of:=SUMPRODUCT([Ratings.$D$2:.$D$21];[Ratings2.K$2:.K$21])/[Ratings2.K$22]/[Ratings.$D$22]" office:value-type="float" office:value="0.52792558335675" calcext:value-type="float">
            <text:p>0.52792558335675</text:p>
          </table:table-cell>
          <table:table-cell table:formula="of:=SUMPRODUCT([Ratings.$D$2:.$D$21];[Ratings2.L$2:.L$21])/[Ratings2.L$22]/[Ratings.$D$22]" office:value-type="float" office:value="0.647153133380061" calcext:value-type="float">
            <text:p>0.647153133380061</text:p>
          </table:table-cell>
          <table:table-cell table:formula="of:=SUMPRODUCT([Ratings.$D$2:.$D$21];[Ratings2.M$2:.M$21])/[Ratings2.M$22]/[Ratings.$D$22]" office:value-type="float" office:value="0.491498261705962" calcext:value-type="float">
            <text:p>0.491498261705962</text:p>
          </table:table-cell>
          <table:table-cell table:formula="of:=SUMPRODUCT([Ratings.$D$2:.$D$21];[Ratings2.N$2:.N$21])/[Ratings2.N$22]/[Ratings.$D$22]" office:value-type="float" office:value="0.49874139135533" calcext:value-type="float">
            <text:p>0.49874139135533</text:p>
          </table:table-cell>
          <table:table-cell table:formula="of:=SUMPRODUCT([Ratings.$D$2:.$D$21];[Ratings2.O$2:.O$21])/[Ratings2.O$22]/[Ratings.$D$22]" office:value-type="float" office:value="0.487713110004132" calcext:value-type="float">
            <text:p>0.487713110004132</text:p>
          </table:table-cell>
          <table:table-cell table:formula="of:=SUMPRODUCT([Ratings.$D$2:.$D$21];[Ratings2.P$2:.P$21])/[Ratings2.P$22]/[Ratings.$D$22]" office:value-type="float" office:value="0.298290113933924" calcext:value-type="float">
            <text:p>0.298290113933924</text:p>
          </table:table-cell>
          <table:table-cell table:formula="of:=SUMPRODUCT([Ratings.$D$2:.$D$21];[Ratings2.Q$2:.Q$21])/[Ratings2.Q$22]/[Ratings.$D$22]" office:value-type="float" office:value="0.631038908240702" calcext:value-type="float">
            <text:p>0.631038908240702</text:p>
          </table:table-cell>
          <table:table-cell table:formula="of:=SUMPRODUCT([Ratings.$D$2:.$D$21];[Ratings2.R$2:.R$21])/[Ratings2.R$22]/[Ratings.$D$22]" office:value-type="float" office:value="0.320493504512297" calcext:value-type="float">
            <text:p>0.320493504512297</text:p>
          </table:table-cell>
          <table:table-cell table:formula="of:=SUMPRODUCT([Ratings.$D$2:.$D$21];[Ratings2.S$2:.S$21])/[Ratings2.S$22]/[Ratings.$D$22]" office:value-type="float" office:value="0.60294332599091" calcext:value-type="float">
            <text:p>0.60294332599091</text:p>
          </table:table-cell>
          <table:table-cell table:formula="of:=SUMPRODUCT([Ratings.$D$2:.$D$21];[Ratings2.T$2:.T$21])/[Ratings2.T$22]/[Ratings.$D$22]" office:value-type="float" office:value="0.288275445743253" calcext:value-type="float">
            <text:p>0.288275445743253</text:p>
          </table:table-cell>
          <table:table-cell table:formula="of:=SUMPRODUCT([Ratings.$D$2:.$D$21];[Ratings2.U$2:.U$21])/[Ratings2.U$22]/[Ratings.$D$22]" office:value-type="float" office:value="0.456849277423847" calcext:value-type="float">
            <text:p>0.45684927742384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18: Shawshank Redemption, The (1994)</text:p>
          </table:table-cell>
          <table:table-cell table:formula="of:=SUMPRODUCT([Ratings.$E$2:.$E$21];[Ratings2.B$2:.B$21])/[Ratings2.B$22]/[Ratings.$E$22]" office:value-type="float" office:value="0.667423812471915" calcext:value-type="float">
            <text:p>0.667423812471915</text:p>
          </table:table-cell>
          <table:table-cell table:formula="of:=SUMPRODUCT([Ratings.$E$2:.$E$21];[Ratings2.C$2:.C$21])/[Ratings2.C$22]/[Ratings.$E$22]" office:value-type="float" office:value="0.456051744078795" calcext:value-type="float">
            <text:p>0.456051744078795</text:p>
          </table:table-cell>
          <table:table-cell table:formula="of:=SUMPRODUCT([Ratings.$E$2:.$E$21];[Ratings2.D$2:.D$21])/[Ratings2.D$22]/[Ratings.$E$22]" office:value-type="float" office:value="0.293041482324783" calcext:value-type="float">
            <text:p>0.293041482324783</text:p>
          </table:table-cell>
          <table:table-cell table:formula="of:=SUMPRODUCT([Ratings.$E$2:.$E$21];[Ratings2.E$2:.E$21])/[Ratings2.E$22]/[Ratings.$E$22]" office:value-type="float" office:value="1" calcext:value-type="float">
            <text:p>1</text:p>
          </table:table-cell>
          <table:table-cell table:formula="of:=SUMPRODUCT([Ratings.$E$2:.$E$21];[Ratings2.F$2:.F$21])/[Ratings2.F$22]/[Ratings.$E$22]" office:value-type="float" office:value="0.588999848144606" calcext:value-type="float">
            <text:p>0.588999848144606</text:p>
          </table:table-cell>
          <table:table-cell table:formula="of:=SUMPRODUCT([Ratings.$E$2:.$E$21];[Ratings2.G$2:.G$21])/[Ratings2.G$22]/[Ratings.$E$22]" office:value-type="float" office:value="0.212846267704244" calcext:value-type="float">
            <text:p>0.212846267704244</text:p>
          </table:table-cell>
          <table:table-cell table:formula="of:=SUMPRODUCT([Ratings.$E$2:.$E$21];[Ratings2.H$2:.H$21])/[Ratings2.H$22]/[Ratings.$E$22]" office:value-type="float" office:value="0.565576844617783" calcext:value-type="float">
            <text:p>0.565576844617783</text:p>
          </table:table-cell>
          <table:table-cell table:formula="of:=SUMPRODUCT([Ratings.$E$2:.$E$21];[Ratings2.I$2:.I$21])/[Ratings2.I$22]/[Ratings.$E$22]" office:value-type="float" office:value="0.598344326994236" calcext:value-type="float">
            <text:p>0.598344326994236</text:p>
          </table:table-cell>
          <table:table-cell table:formula="of:=SUMPRODUCT([Ratings.$E$2:.$E$21];[Ratings2.J$2:.J$21])/[Ratings2.J$22]/[Ratings.$E$22]" office:value-type="float" office:value="0.538218679721794" calcext:value-type="float">
            <text:p>0.538218679721794</text:p>
          </table:table-cell>
          <table:table-cell table:formula="of:=SUMPRODUCT([Ratings.$E$2:.$E$21];[Ratings2.K$2:.K$21])/[Ratings2.K$22]/[Ratings.$E$22]" office:value-type="float" office:value="0.340150671524904" calcext:value-type="float">
            <text:p>0.340150671524904</text:p>
          </table:table-cell>
          <table:table-cell table:formula="of:=SUMPRODUCT([Ratings.$E$2:.$E$21];[Ratings2.L$2:.L$21])/[Ratings2.L$22]/[Ratings.$E$22]" office:value-type="float" office:value="0.32920264919416" calcext:value-type="float">
            <text:p>0.32920264919416</text:p>
          </table:table-cell>
          <table:table-cell table:formula="of:=SUMPRODUCT([Ratings.$E$2:.$E$21];[Ratings2.M$2:.M$21])/[Ratings2.M$22]/[Ratings.$E$22]" office:value-type="float" office:value="0.33267391956523" calcext:value-type="float">
            <text:p>0.33267391956523</text:p>
          </table:table-cell>
          <table:table-cell table:formula="of:=SUMPRODUCT([Ratings.$E$2:.$E$21];[Ratings2.N$2:.N$21])/[Ratings2.N$22]/[Ratings.$E$22]" office:value-type="float" office:value="0.617365854685779" calcext:value-type="float">
            <text:p>0.617365854685779</text:p>
          </table:table-cell>
          <table:table-cell table:formula="of:=SUMPRODUCT([Ratings.$E$2:.$E$21];[Ratings2.O$2:.O$21])/[Ratings2.O$22]/[Ratings.$E$22]" office:value-type="float" office:value="0.531980642845797" calcext:value-type="float">
            <text:p>0.531980642845797</text:p>
          </table:table-cell>
          <table:table-cell table:formula="of:=SUMPRODUCT([Ratings.$E$2:.$E$21];[Ratings2.P$2:.P$21])/[Ratings2.P$22]/[Ratings.$E$22]" office:value-type="float" office:value="0.437319382378207" calcext:value-type="float">
            <text:p>0.437319382378207</text:p>
          </table:table-cell>
          <table:table-cell table:formula="of:=SUMPRODUCT([Ratings.$E$2:.$E$21];[Ratings2.Q$2:.Q$21])/[Ratings2.Q$22]/[Ratings.$E$22]" office:value-type="float" office:value="0.25534524129181" calcext:value-type="float">
            <text:p>0.25534524129181</text:p>
          </table:table-cell>
          <table:table-cell table:formula="of:=SUMPRODUCT([Ratings.$E$2:.$E$21];[Ratings2.R$2:.R$21])/[Ratings2.R$22]/[Ratings.$E$22]" office:value-type="float" office:value="0.497510993540504" calcext:value-type="float">
            <text:p>0.497510993540504</text:p>
          </table:table-cell>
          <table:table-cell table:formula="of:=SUMPRODUCT([Ratings.$E$2:.$E$21];[Ratings2.S$2:.S$21])/[Ratings2.S$22]/[Ratings.$E$22]" office:value-type="float" office:value="0.459445858404211" calcext:value-type="float">
            <text:p>0.459445858404211</text:p>
          </table:table-cell>
          <table:table-cell table:formula="of:=SUMPRODUCT([Ratings.$E$2:.$E$21];[Ratings2.T$2:.T$21])/[Ratings2.T$22]/[Ratings.$E$22]" office:value-type="float" office:value="0.467346705336856" calcext:value-type="float">
            <text:p>0.467346705336856</text:p>
          </table:table-cell>
          <table:table-cell table:formula="of:=SUMPRODUCT([Ratings.$E$2:.$E$21];[Ratings2.U$2:.U$21])/[Ratings2.U$22]/[Ratings.$E$22]" office:value-type="float" office:value="0.542782456065775" calcext:value-type="float">
            <text:p>0.54278245606577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93: Silence of the Lambs, The (1991)</text:p>
          </table:table-cell>
          <table:table-cell table:formula="of:=SUMPRODUCT([Ratings.$F$2:.$F$21];[Ratings2.B$2:.B$21])/[Ratings2.B$22]/[Ratings.$F$22]" office:value-type="float" office:value="0.57022915597379" calcext:value-type="float">
            <text:p>0.57022915597379</text:p>
          </table:table-cell>
          <table:table-cell table:formula="of:=SUMPRODUCT([Ratings.$F$2:.$F$21];[Ratings2.C$2:.C$21])/[Ratings2.C$22]/[Ratings.$F$22]" office:value-type="float" office:value="0.516566169247102" calcext:value-type="float">
            <text:p>0.516566169247102</text:p>
          </table:table-cell>
          <table:table-cell table:formula="of:=SUMPRODUCT([Ratings.$F$2:.$F$21];[Ratings2.D$2:.D$21])/[Ratings2.D$22]/[Ratings.$F$22]" office:value-type="float" office:value="0.381345802994458" calcext:value-type="float">
            <text:p>0.381345802994458</text:p>
          </table:table-cell>
          <table:table-cell table:formula="of:=SUMPRODUCT([Ratings.$F$2:.$F$21];[Ratings2.E$2:.E$21])/[Ratings2.E$22]/[Ratings.$F$22]" office:value-type="float" office:value="0.588999848144606" calcext:value-type="float">
            <text:p>0.588999848144606</text:p>
          </table:table-cell>
          <table:table-cell table:formula="of:=SUMPRODUCT([Ratings.$F$2:.$F$21];[Ratings2.F$2:.F$21])/[Ratings2.F$22]/[Ratings.$F$22]" office:value-type="float" office:value="1" calcext:value-type="float">
            <text:p>1</text:p>
          </table:table-cell>
          <table:table-cell table:formula="of:=SUMPRODUCT([Ratings.$F$2:.$F$21];[Ratings2.G$2:.G$21])/[Ratings2.G$22]/[Ratings.$F$22]" office:value-type="float" office:value="0.551612245166162" calcext:value-type="float">
            <text:p>0.551612245166162</text:p>
          </table:table-cell>
          <table:table-cell table:formula="of:=SUMPRODUCT([Ratings.$F$2:.$F$21];[Ratings2.H$2:.H$21])/[Ratings2.H$22]/[Ratings.$F$22]" office:value-type="float" office:value="0.682136835716288" calcext:value-type="float">
            <text:p>0.682136835716288</text:p>
          </table:table-cell>
          <table:table-cell table:formula="of:=SUMPRODUCT([Ratings.$F$2:.$F$21];[Ratings2.I$2:.I$21])/[Ratings2.I$22]/[Ratings.$F$22]" office:value-type="float" office:value="0.640589657882368" calcext:value-type="float">
            <text:p>0.640589657882368</text:p>
          </table:table-cell>
          <table:table-cell table:formula="of:=SUMPRODUCT([Ratings.$F$2:.$F$21];[Ratings2.J$2:.J$21])/[Ratings2.J$22]/[Ratings.$F$22]" office:value-type="float" office:value="0.400470747831454" calcext:value-type="float">
            <text:p>0.400470747831454</text:p>
          </table:table-cell>
          <table:table-cell table:formula="of:=SUMPRODUCT([Ratings.$F$2:.$F$21];[Ratings2.K$2:.K$21])/[Ratings2.K$22]/[Ratings.$F$22]" office:value-type="float" office:value="0.661957955585193" calcext:value-type="float">
            <text:p>0.661957955585193</text:p>
          </table:table-cell>
          <table:table-cell table:formula="of:=SUMPRODUCT([Ratings.$F$2:.$F$21];[Ratings2.L$2:.L$21])/[Ratings2.L$22]/[Ratings.$F$22]" office:value-type="float" office:value="0.484750775960406" calcext:value-type="float">
            <text:p>0.484750775960406</text:p>
          </table:table-cell>
          <table:table-cell table:formula="of:=SUMPRODUCT([Ratings.$F$2:.$F$21];[Ratings2.M$2:.M$21])/[Ratings2.M$22]/[Ratings.$F$22]" office:value-type="float" office:value="0.414498801761829" calcext:value-type="float">
            <text:p>0.414498801761829</text:p>
          </table:table-cell>
          <table:table-cell table:formula="of:=SUMPRODUCT([Ratings.$F$2:.$F$21];[Ratings2.N$2:.N$21])/[Ratings2.N$22]/[Ratings.$F$22]" office:value-type="float" office:value="0.738445355308704" calcext:value-type="float">
            <text:p>0.738445355308704</text:p>
          </table:table-cell>
          <table:table-cell table:formula="of:=SUMPRODUCT([Ratings.$F$2:.$F$21];[Ratings2.O$2:.O$21])/[Ratings2.O$22]/[Ratings.$F$22]" office:value-type="float" office:value="0.585662285950779" calcext:value-type="float">
            <text:p>0.585662285950779</text:p>
          </table:table-cell>
          <table:table-cell table:formula="of:=SUMPRODUCT([Ratings.$F$2:.$F$21];[Ratings2.P$2:.P$21])/[Ratings2.P$22]/[Ratings.$F$22]" office:value-type="float" office:value="0.673090752335368" calcext:value-type="float">
            <text:p>0.673090752335368</text:p>
          </table:table-cell>
          <table:table-cell table:formula="of:=SUMPRODUCT([Ratings.$F$2:.$F$21];[Ratings2.Q$2:.Q$21])/[Ratings2.Q$22]/[Ratings.$F$22]" office:value-type="float" office:value="0.530856446599099" calcext:value-type="float">
            <text:p>0.530856446599099</text:p>
          </table:table-cell>
          <table:table-cell table:formula="of:=SUMPRODUCT([Ratings.$F$2:.$F$21];[Ratings2.R$2:.R$21])/[Ratings2.R$22]/[Ratings.$F$22]" office:value-type="float" office:value="0.757630381562417" calcext:value-type="float">
            <text:p>0.757630381562417</text:p>
          </table:table-cell>
          <table:table-cell table:formula="of:=SUMPRODUCT([Ratings.$F$2:.$F$21];[Ratings2.S$2:.S$21])/[Ratings2.S$22]/[Ratings.$F$22]" office:value-type="float" office:value="0.715564651235153" calcext:value-type="float">
            <text:p>0.715564651235153</text:p>
          </table:table-cell>
          <table:table-cell table:formula="of:=SUMPRODUCT([Ratings.$F$2:.$F$21];[Ratings2.T$2:.T$21])/[Ratings2.T$22]/[Ratings.$F$22]" office:value-type="float" office:value="0.702452160453317" calcext:value-type="float">
            <text:p>0.702452160453317</text:p>
          </table:table-cell>
          <table:table-cell table:formula="of:=SUMPRODUCT([Ratings.$F$2:.$F$21];[Ratings2.U$2:.U$21])/[Ratings2.U$22]/[Ratings.$F$22]" office:value-type="float" office:value="0.309159263840112" calcext:value-type="float">
            <text:p>0.3091592638401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578: Gladiator (2000)</text:p>
          </table:table-cell>
          <table:table-cell table:formula="of:=SUMPRODUCT([Ratings.$G$2:.$G$21];[Ratings2.B$2:.B$21])/[Ratings2.B$22]/[Ratings.$G$22]" office:value-type="float" office:value="0.587852295352937" calcext:value-type="float">
            <text:p>0.587852295352937</text:p>
          </table:table-cell>
          <table:table-cell table:formula="of:=SUMPRODUCT([Ratings.$G$2:.$G$21];[Ratings2.C$2:.C$21])/[Ratings2.C$22]/[Ratings.$G$22]" office:value-type="float" office:value="0.483187471111309" calcext:value-type="float">
            <text:p>0.483187471111309</text:p>
          </table:table-cell>
          <table:table-cell table:formula="of:=SUMPRODUCT([Ratings.$G$2:.$G$21];[Ratings2.D$2:.D$21])/[Ratings2.D$22]/[Ratings.$G$22]" office:value-type="float" office:value="0.569209422962002" calcext:value-type="float">
            <text:p>0.569209422962002</text:p>
          </table:table-cell>
          <table:table-cell table:formula="of:=SUMPRODUCT([Ratings.$G$2:.$G$21];[Ratings2.E$2:.E$21])/[Ratings2.E$22]/[Ratings.$G$22]" office:value-type="float" office:value="0.212846267704244" calcext:value-type="float">
            <text:p>0.212846267704244</text:p>
          </table:table-cell>
          <table:table-cell table:formula="of:=SUMPRODUCT([Ratings.$G$2:.$G$21];[Ratings2.F$2:.F$21])/[Ratings2.F$22]/[Ratings.$G$22]" office:value-type="float" office:value="0.551612245166162" calcext:value-type="float">
            <text:p>0.551612245166162</text:p>
          </table:table-cell>
          <table:table-cell table:formula="of:=SUMPRODUCT([Ratings.$G$2:.$G$21];[Ratings2.G$2:.G$21])/[Ratings2.G$22]/[Ratings.$G$22]" office:value-type="float" office:value="1" calcext:value-type="float">
            <text:p>1</text:p>
          </table:table-cell>
          <table:table-cell table:formula="of:=SUMPRODUCT([Ratings.$G$2:.$G$21];[Ratings2.H$2:.H$21])/[Ratings2.H$22]/[Ratings.$G$22]" office:value-type="float" office:value="0.716828254466079" calcext:value-type="float">
            <text:p>0.716828254466079</text:p>
          </table:table-cell>
          <table:table-cell table:formula="of:=SUMPRODUCT([Ratings.$G$2:.$G$21];[Ratings2.I$2:.I$21])/[Ratings2.I$22]/[Ratings.$G$22]" office:value-type="float" office:value="0.476193733296137" calcext:value-type="float">
            <text:p>0.476193733296137</text:p>
          </table:table-cell>
          <table:table-cell table:formula="of:=SUMPRODUCT([Ratings.$G$2:.$G$21];[Ratings2.J$2:.J$21])/[Ratings2.J$22]/[Ratings.$G$22]" office:value-type="float" office:value="0.414129270583883" calcext:value-type="float">
            <text:p>0.414129270583883</text:p>
          </table:table-cell>
          <table:table-cell table:formula="of:=SUMPRODUCT([Ratings.$G$2:.$G$21];[Ratings2.K$2:.K$21])/[Ratings2.K$22]/[Ratings.$G$22]" office:value-type="float" office:value="0.566327331415359" calcext:value-type="float">
            <text:p>0.566327331415359</text:p>
          </table:table-cell>
          <table:table-cell table:formula="of:=SUMPRODUCT([Ratings.$G$2:.$G$21];[Ratings2.L$2:.L$21])/[Ratings2.L$22]/[Ratings.$G$22]" office:value-type="float" office:value="0.433263416315836" calcext:value-type="float">
            <text:p>0.433263416315836</text:p>
          </table:table-cell>
          <table:table-cell table:formula="of:=SUMPRODUCT([Ratings.$G$2:.$G$21];[Ratings2.M$2:.M$21])/[Ratings2.M$22]/[Ratings.$G$22]" office:value-type="float" office:value="0.480316994529908" calcext:value-type="float">
            <text:p>0.480316994529908</text:p>
          </table:table-cell>
          <table:table-cell table:formula="of:=SUMPRODUCT([Ratings.$G$2:.$G$21];[Ratings2.N$2:.N$21])/[Ratings2.N$22]/[Ratings.$G$22]" office:value-type="float" office:value="0.442198854573066" calcext:value-type="float">
            <text:p>0.442198854573066</text:p>
          </table:table-cell>
          <table:table-cell table:formula="of:=SUMPRODUCT([Ratings.$G$2:.$G$21];[Ratings2.O$2:.O$21])/[Ratings2.O$22]/[Ratings.$G$22]" office:value-type="float" office:value="0.303636919596124" calcext:value-type="float">
            <text:p>0.303636919596124</text:p>
          </table:table-cell>
          <table:table-cell table:formula="of:=SUMPRODUCT([Ratings.$G$2:.$G$21];[Ratings2.P$2:.P$21])/[Ratings2.P$22]/[Ratings.$G$22]" office:value-type="float" office:value="0.470793134906595" calcext:value-type="float">
            <text:p>0.470793134906595</text:p>
          </table:table-cell>
          <table:table-cell table:formula="of:=SUMPRODUCT([Ratings.$G$2:.$G$21];[Ratings2.Q$2:.Q$21])/[Ratings2.Q$22]/[Ratings.$G$22]" office:value-type="float" office:value="0.318849118632008" calcext:value-type="float">
            <text:p>0.318849118632008</text:p>
          </table:table-cell>
          <table:table-cell table:formula="of:=SUMPRODUCT([Ratings.$G$2:.$G$21];[Ratings2.R$2:.R$21])/[Ratings2.R$22]/[Ratings.$G$22]" office:value-type="float" office:value="0.385040016041824" calcext:value-type="float">
            <text:p>0.385040016041824</text:p>
          </table:table-cell>
          <table:table-cell table:formula="of:=SUMPRODUCT([Ratings.$G$2:.$G$21];[Ratings2.S$2:.S$21])/[Ratings2.S$22]/[Ratings.$G$22]" office:value-type="float" office:value="0.415715044712594" calcext:value-type="float">
            <text:p>0.415715044712594</text:p>
          </table:table-cell>
          <table:table-cell table:formula="of:=SUMPRODUCT([Ratings.$G$2:.$G$21];[Ratings2.T$2:.T$21])/[Ratings2.T$22]/[Ratings.$G$22]" office:value-type="float" office:value="0.526838491834813" calcext:value-type="float">
            <text:p>0.526838491834813</text:p>
          </table:table-cell>
          <table:table-cell table:formula="of:=SUMPRODUCT([Ratings.$G$2:.$G$21];[Ratings2.U$2:.U$21])/[Ratings2.U$22]/[Ratings.$G$22]" office:value-type="float" office:value="0.576105710145395" calcext:value-type="float">
            <text:p>0.57610571014539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60: Star Wars: Episode IV - A New Hope (1977)</text:p>
          </table:table-cell>
          <table:table-cell table:formula="of:=SUMPRODUCT([Ratings.$H$2:.$H$21];[Ratings2.B$2:.B$21])/[Ratings2.B$22]/[Ratings.$H$22]" office:value-type="float" office:value="0.74740931868366" calcext:value-type="float">
            <text:p>0.74740931868366</text:p>
          </table:table-cell>
          <table:table-cell table:formula="of:=SUMPRODUCT([Ratings.$H$2:.$H$21];[Ratings2.C$2:.C$21])/[Ratings2.C$22]/[Ratings.$H$22]" office:value-type="float" office:value="0.589805207297953" calcext:value-type="float">
            <text:p>0.589805207297953</text:p>
          </table:table-cell>
          <table:table-cell table:formula="of:=SUMPRODUCT([Ratings.$H$2:.$H$21];[Ratings2.D$2:.D$21])/[Ratings2.D$22]/[Ratings.$H$22]" office:value-type="float" office:value="0.595550000382558" calcext:value-type="float">
            <text:p>0.595550000382558</text:p>
          </table:table-cell>
          <table:table-cell table:formula="of:=SUMPRODUCT([Ratings.$H$2:.$H$21];[Ratings2.E$2:.E$21])/[Ratings2.E$22]/[Ratings.$H$22]" office:value-type="float" office:value="0.565576844617783" calcext:value-type="float">
            <text:p>0.565576844617783</text:p>
          </table:table-cell>
          <table:table-cell table:formula="of:=SUMPRODUCT([Ratings.$H$2:.$H$21];[Ratings2.F$2:.F$21])/[Ratings2.F$22]/[Ratings.$H$22]" office:value-type="float" office:value="0.682136835716288" calcext:value-type="float">
            <text:p>0.682136835716288</text:p>
          </table:table-cell>
          <table:table-cell table:formula="of:=SUMPRODUCT([Ratings.$H$2:.$H$21];[Ratings2.G$2:.G$21])/[Ratings2.G$22]/[Ratings.$H$22]" office:value-type="float" office:value="0.716828254466079" calcext:value-type="float">
            <text:p>0.716828254466079</text:p>
          </table:table-cell>
          <table:table-cell table:formula="of:=SUMPRODUCT([Ratings.$H$2:.$H$21];[Ratings2.H$2:.H$21])/[Ratings2.H$22]/[Ratings.$H$22]" office:value-type="float" office:value="1" calcext:value-type="float">
            <text:p>1</text:p>
          </table:table-cell>
          <table:table-cell table:formula="of:=SUMPRODUCT([Ratings.$H$2:.$H$21];[Ratings2.I$2:.I$21])/[Ratings2.I$22]/[Ratings.$H$22]" office:value-type="float" office:value="0.579056591714201" calcext:value-type="float">
            <text:p>0.579056591714201</text:p>
          </table:table-cell>
          <table:table-cell table:formula="of:=SUMPRODUCT([Ratings.$H$2:.$H$21];[Ratings2.J$2:.J$21])/[Ratings2.J$22]/[Ratings.$H$22]" office:value-type="float" office:value="0.633846347886095" calcext:value-type="float">
            <text:p>0.633846347886095</text:p>
          </table:table-cell>
          <table:table-cell table:formula="of:=SUMPRODUCT([Ratings.$H$2:.$H$21];[Ratings2.K$2:.K$21])/[Ratings2.K$22]/[Ratings.$H$22]" office:value-type="float" office:value="0.627804450940886" calcext:value-type="float">
            <text:p>0.627804450940886</text:p>
          </table:table-cell>
          <table:table-cell table:formula="of:=SUMPRODUCT([Ratings.$H$2:.$H$21];[Ratings2.L$2:.L$21])/[Ratings2.L$22]/[Ratings.$H$22]" office:value-type="float" office:value="0.560430080668854" calcext:value-type="float">
            <text:p>0.560430080668854</text:p>
          </table:table-cell>
          <table:table-cell table:formula="of:=SUMPRODUCT([Ratings.$H$2:.$H$21];[Ratings2.M$2:.M$21])/[Ratings2.M$22]/[Ratings.$H$22]" office:value-type="float" office:value="0.496723037485839" calcext:value-type="float">
            <text:p>0.496723037485839</text:p>
          </table:table-cell>
          <table:table-cell table:formula="of:=SUMPRODUCT([Ratings.$H$2:.$H$21];[Ratings2.N$2:.N$21])/[Ratings2.N$22]/[Ratings.$H$22]" office:value-type="float" office:value="0.495895914388051" calcext:value-type="float">
            <text:p>0.495895914388051</text:p>
          </table:table-cell>
          <table:table-cell table:formula="of:=SUMPRODUCT([Ratings.$H$2:.$H$21];[Ratings2.O$2:.O$21])/[Ratings2.O$22]/[Ratings.$H$22]" office:value-type="float" office:value="0.449517625838573" calcext:value-type="float">
            <text:p>0.449517625838573</text:p>
          </table:table-cell>
          <table:table-cell table:formula="of:=SUMPRODUCT([Ratings.$H$2:.$H$21];[Ratings2.P$2:.P$21])/[Ratings2.P$22]/[Ratings.$H$22]" office:value-type="float" office:value="0.515335406707412" calcext:value-type="float">
            <text:p>0.515335406707412</text:p>
          </table:table-cell>
          <table:table-cell table:formula="of:=SUMPRODUCT([Ratings.$H$2:.$H$21];[Ratings2.Q$2:.Q$21])/[Ratings2.Q$22]/[Ratings.$H$22]" office:value-type="float" office:value="0.470222910673609" calcext:value-type="float">
            <text:p>0.470222910673609</text:p>
          </table:table-cell>
          <table:table-cell table:formula="of:=SUMPRODUCT([Ratings.$H$2:.$H$21];[Ratings2.R$2:.R$21])/[Ratings2.R$22]/[Ratings.$H$22]" office:value-type="float" office:value="0.58378678681532" calcext:value-type="float">
            <text:p>0.58378678681532</text:p>
          </table:table-cell>
          <table:table-cell table:formula="of:=SUMPRODUCT([Ratings.$H$2:.$H$21];[Ratings2.S$2:.S$21])/[Ratings2.S$22]/[Ratings.$H$22]" office:value-type="float" office:value="0.406424673137237" calcext:value-type="float">
            <text:p>0.406424673137237</text:p>
          </table:table-cell>
          <table:table-cell table:formula="of:=SUMPRODUCT([Ratings.$H$2:.$H$21];[Ratings2.T$2:.T$21])/[Ratings2.T$22]/[Ratings.$H$22]" office:value-type="float" office:value="0.581505044883259" calcext:value-type="float">
            <text:p>0.581505044883259</text:p>
          </table:table-cell>
          <table:table-cell table:formula="of:=SUMPRODUCT([Ratings.$H$2:.$H$21];[Ratings2.U$2:.U$21])/[Ratings2.U$22]/[Ratings.$H$22]" office:value-type="float" office:value="0.506525561545692" calcext:value-type="float">
            <text:p>0.50652556154569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028: Saving Private Ryan (1998)</text:p>
          </table:table-cell>
          <table:table-cell table:formula="of:=SUMPRODUCT([Ratings.$I$2:.$I$21];[Ratings2.B$2:.B$21])/[Ratings2.B$22]/[Ratings.$I$22]" office:value-type="float" office:value="0.534578628195974" calcext:value-type="float">
            <text:p>0.534578628195974</text:p>
          </table:table-cell>
          <table:table-cell table:formula="of:=SUMPRODUCT([Ratings.$I$2:.$I$21];[Ratings2.C$2:.C$21])/[Ratings2.C$22]/[Ratings.$I$22]" office:value-type="float" office:value="0.408752487630767" calcext:value-type="float">
            <text:p>0.408752487630767</text:p>
          </table:table-cell>
          <table:table-cell table:formula="of:=SUMPRODUCT([Ratings.$I$2:.$I$21];[Ratings2.D$2:.D$21])/[Ratings2.D$22]/[Ratings.$I$22]" office:value-type="float" office:value="0.463002659680117" calcext:value-type="float">
            <text:p>0.463002659680117</text:p>
          </table:table-cell>
          <table:table-cell table:formula="of:=SUMPRODUCT([Ratings.$I$2:.$I$21];[Ratings2.E$2:.E$21])/[Ratings2.E$22]/[Ratings.$I$22]" office:value-type="float" office:value="0.598344326994236" calcext:value-type="float">
            <text:p>0.598344326994236</text:p>
          </table:table-cell>
          <table:table-cell table:formula="of:=SUMPRODUCT([Ratings.$I$2:.$I$21];[Ratings2.F$2:.F$21])/[Ratings2.F$22]/[Ratings.$I$22]" office:value-type="float" office:value="0.640589657882368" calcext:value-type="float">
            <text:p>0.640589657882368</text:p>
          </table:table-cell>
          <table:table-cell table:formula="of:=SUMPRODUCT([Ratings.$I$2:.$I$21];[Ratings2.G$2:.G$21])/[Ratings2.G$22]/[Ratings.$I$22]" office:value-type="float" office:value="0.476193733296137" calcext:value-type="float">
            <text:p>0.476193733296137</text:p>
          </table:table-cell>
          <table:table-cell table:formula="of:=SUMPRODUCT([Ratings.$I$2:.$I$21];[Ratings2.H$2:.H$21])/[Ratings2.H$22]/[Ratings.$I$22]" office:value-type="float" office:value="0.579056591714201" calcext:value-type="float">
            <text:p>0.579056591714201</text:p>
          </table:table-cell>
          <table:table-cell table:formula="of:=SUMPRODUCT([Ratings.$I$2:.$I$21];[Ratings2.I$2:.I$21])/[Ratings2.I$22]/[Ratings.$I$22]" office:value-type="float" office:value="1" calcext:value-type="float">
            <text:p>1</text:p>
          </table:table-cell>
          <table:table-cell table:formula="of:=SUMPRODUCT([Ratings.$I$2:.$I$21];[Ratings2.J$2:.J$21])/[Ratings2.J$22]/[Ratings.$I$22]" office:value-type="float" office:value="0.405307980900049" calcext:value-type="float">
            <text:p>0.405307980900049</text:p>
          </table:table-cell>
          <table:table-cell table:formula="of:=SUMPRODUCT([Ratings.$I$2:.$I$21];[Ratings2.K$2:.K$21])/[Ratings2.K$22]/[Ratings.$I$22]" office:value-type="float" office:value="0.267181829864345" calcext:value-type="float">
            <text:p>0.267181829864345</text:p>
          </table:table-cell>
          <table:table-cell table:formula="of:=SUMPRODUCT([Ratings.$I$2:.$I$21];[Ratings2.L$2:.L$21])/[Ratings2.L$22]/[Ratings.$I$22]" office:value-type="float" office:value="0.493657248494942" calcext:value-type="float">
            <text:p>0.493657248494942</text:p>
          </table:table-cell>
          <table:table-cell table:formula="of:=SUMPRODUCT([Ratings.$I$2:.$I$21];[Ratings2.M$2:.M$21])/[Ratings2.M$22]/[Ratings.$I$22]" office:value-type="float" office:value="0.391963476857671" calcext:value-type="float">
            <text:p>0.391963476857671</text:p>
          </table:table-cell>
          <table:table-cell table:formula="of:=SUMPRODUCT([Ratings.$I$2:.$I$21];[Ratings2.N$2:.N$21])/[Ratings2.N$22]/[Ratings.$I$22]" office:value-type="float" office:value="0.468207349399196" calcext:value-type="float">
            <text:p>0.468207349399196</text:p>
          </table:table-cell>
          <table:table-cell table:formula="of:=SUMPRODUCT([Ratings.$I$2:.$I$21];[Ratings2.O$2:.O$21])/[Ratings2.O$22]/[Ratings.$I$22]" office:value-type="float" office:value="0.532917422338949" calcext:value-type="float">
            <text:p>0.532917422338949</text:p>
          </table:table-cell>
          <table:table-cell table:formula="of:=SUMPRODUCT([Ratings.$I$2:.$I$21];[Ratings2.P$2:.P$21])/[Ratings2.P$22]/[Ratings.$I$22]" office:value-type="float" office:value="0.556019836091942" calcext:value-type="float">
            <text:p>0.556019836091942</text:p>
          </table:table-cell>
          <table:table-cell table:formula="of:=SUMPRODUCT([Ratings.$I$2:.$I$21];[Ratings2.Q$2:.Q$21])/[Ratings2.Q$22]/[Ratings.$I$22]" office:value-type="float" office:value="0.406670513390072" calcext:value-type="float">
            <text:p>0.406670513390072</text:p>
          </table:table-cell>
          <table:table-cell table:formula="of:=SUMPRODUCT([Ratings.$I$2:.$I$21];[Ratings2.R$2:.R$21])/[Ratings2.R$22]/[Ratings.$I$22]" office:value-type="float" office:value="0.526661859062719" calcext:value-type="float">
            <text:p>0.526661859062719</text:p>
          </table:table-cell>
          <table:table-cell table:formula="of:=SUMPRODUCT([Ratings.$I$2:.$I$21];[Ratings2.S$2:.S$21])/[Ratings2.S$22]/[Ratings.$I$22]" office:value-type="float" office:value="0.506329156135026" calcext:value-type="float">
            <text:p>0.506329156135026</text:p>
          </table:table-cell>
          <table:table-cell table:formula="of:=SUMPRODUCT([Ratings.$I$2:.$I$21];[Ratings2.T$2:.T$21])/[Ratings2.T$22]/[Ratings.$I$22]" office:value-type="float" office:value="0.573844770668205" calcext:value-type="float">
            <text:p>0.573844770668205</text:p>
          </table:table-cell>
          <table:table-cell table:formula="of:=SUMPRODUCT([Ratings.$I$2:.$I$21];[Ratings2.U$2:.U$21])/[Ratings2.U$22]/[Ratings.$I$22]" office:value-type="float" office:value="0.405763028419138" calcext:value-type="float">
            <text:p>0.4057630284191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96: Pulp Fiction (1994)</text:p>
          </table:table-cell>
          <table:table-cell table:formula="of:=SUMPRODUCT([Ratings.$J$2:.$J$21];[Ratings2.B$2:.B$21])/[Ratings2.B$22]/[Ratings.$J$22]" office:value-type="float" office:value="0.667845565318094" calcext:value-type="float">
            <text:p>0.667845565318094</text:p>
          </table:table-cell>
          <table:table-cell table:formula="of:=SUMPRODUCT([Ratings.$J$2:.$J$21];[Ratings2.C$2:.C$21])/[Ratings2.C$22]/[Ratings.$J$22]" office:value-type="float" office:value="0.685662266252732" calcext:value-type="float">
            <text:p>0.685662266252732</text:p>
          </table:table-cell>
          <table:table-cell table:formula="of:=SUMPRODUCT([Ratings.$J$2:.$J$21];[Ratings2.D$2:.D$21])/[Ratings2.D$22]/[Ratings.$J$22]" office:value-type="float" office:value="0.399114063142644" calcext:value-type="float">
            <text:p>0.399114063142644</text:p>
          </table:table-cell>
          <table:table-cell table:formula="of:=SUMPRODUCT([Ratings.$J$2:.$J$21];[Ratings2.E$2:.E$21])/[Ratings2.E$22]/[Ratings.$J$22]" office:value-type="float" office:value="0.538218679721794" calcext:value-type="float">
            <text:p>0.538218679721794</text:p>
          </table:table-cell>
          <table:table-cell table:formula="of:=SUMPRODUCT([Ratings.$J$2:.$J$21];[Ratings2.F$2:.F$21])/[Ratings2.F$22]/[Ratings.$J$22]" office:value-type="float" office:value="0.400470747831454" calcext:value-type="float">
            <text:p>0.400470747831454</text:p>
          </table:table-cell>
          <table:table-cell table:formula="of:=SUMPRODUCT([Ratings.$J$2:.$J$21];[Ratings2.G$2:.G$21])/[Ratings2.G$22]/[Ratings.$J$22]" office:value-type="float" office:value="0.414129270583883" calcext:value-type="float">
            <text:p>0.414129270583883</text:p>
          </table:table-cell>
          <table:table-cell table:formula="of:=SUMPRODUCT([Ratings.$J$2:.$J$21];[Ratings2.H$2:.H$21])/[Ratings2.H$22]/[Ratings.$J$22]" office:value-type="float" office:value="0.633846347886095" calcext:value-type="float">
            <text:p>0.633846347886095</text:p>
          </table:table-cell>
          <table:table-cell table:formula="of:=SUMPRODUCT([Ratings.$J$2:.$J$21];[Ratings2.I$2:.I$21])/[Ratings2.I$22]/[Ratings.$J$22]" office:value-type="float" office:value="0.405307980900049" calcext:value-type="float">
            <text:p>0.405307980900049</text:p>
          </table:table-cell>
          <table:table-cell table:formula="of:=SUMPRODUCT([Ratings.$J$2:.$J$21];[Ratings2.J$2:.J$21])/[Ratings2.J$22]/[Ratings.$J$22]" office:value-type="float" office:value="1" calcext:value-type="float">
            <text:p>1</text:p>
          </table:table-cell>
          <table:table-cell table:formula="of:=SUMPRODUCT([Ratings.$J$2:.$J$21];[Ratings2.K$2:.K$21])/[Ratings2.K$22]/[Ratings.$J$22]" office:value-type="float" office:value="0.41600242038476" calcext:value-type="float">
            <text:p>0.41600242038476</text:p>
          </table:table-cell>
          <table:table-cell table:formula="of:=SUMPRODUCT([Ratings.$J$2:.$J$21];[Ratings2.L$2:.L$21])/[Ratings2.L$22]/[Ratings.$J$22]" office:value-type="float" office:value="0.349374959569404" calcext:value-type="float">
            <text:p>0.349374959569404</text:p>
          </table:table-cell>
          <table:table-cell table:formula="of:=SUMPRODUCT([Ratings.$J$2:.$J$21];[Ratings2.M$2:.M$21])/[Ratings2.M$22]/[Ratings.$J$22]" office:value-type="float" office:value="0.49932621010876" calcext:value-type="float">
            <text:p>0.49932621010876</text:p>
          </table:table-cell>
          <table:table-cell table:formula="of:=SUMPRODUCT([Ratings.$J$2:.$J$21];[Ratings2.N$2:.N$21])/[Ratings2.N$22]/[Ratings.$J$22]" office:value-type="float" office:value="0.424421234901267" calcext:value-type="float">
            <text:p>0.424421234901267</text:p>
          </table:table-cell>
          <table:table-cell table:formula="of:=SUMPRODUCT([Ratings.$J$2:.$J$21];[Ratings2.O$2:.O$21])/[Ratings2.O$22]/[Ratings.$J$22]" office:value-type="float" office:value="0.500536699667188" calcext:value-type="float">
            <text:p>0.500536699667188</text:p>
          </table:table-cell>
          <table:table-cell table:formula="of:=SUMPRODUCT([Ratings.$J$2:.$J$21];[Ratings2.P$2:.P$21])/[Ratings2.P$22]/[Ratings.$J$22]" office:value-type="float" office:value="0.450466192201165" calcext:value-type="float">
            <text:p>0.450466192201165</text:p>
          </table:table-cell>
          <table:table-cell table:formula="of:=SUMPRODUCT([Ratings.$J$2:.$J$21];[Ratings2.Q$2:.Q$21])/[Ratings2.Q$22]/[Ratings.$J$22]" office:value-type="float" office:value="0.315124802856437" calcext:value-type="float">
            <text:p>0.315124802856437</text:p>
          </table:table-cell>
          <table:table-cell table:formula="of:=SUMPRODUCT([Ratings.$J$2:.$J$21];[Ratings2.R$2:.R$21])/[Ratings2.R$22]/[Ratings.$J$22]" office:value-type="float" office:value="0.548529813002185" calcext:value-type="float">
            <text:p>0.548529813002185</text:p>
          </table:table-cell>
          <table:table-cell table:formula="of:=SUMPRODUCT([Ratings.$J$2:.$J$21];[Ratings2.S$2:.S$21])/[Ratings2.S$22]/[Ratings.$J$22]" office:value-type="float" office:value="0.368746733779797" calcext:value-type="float">
            <text:p>0.368746733779797</text:p>
          </table:table-cell>
          <table:table-cell table:formula="of:=SUMPRODUCT([Ratings.$J$2:.$J$21];[Ratings2.T$2:.T$21])/[Ratings2.T$22]/[Ratings.$J$22]" office:value-type="float" office:value="0.467642027139053" calcext:value-type="float">
            <text:p>0.467642027139053</text:p>
          </table:table-cell>
          <table:table-cell table:formula="of:=SUMPRODUCT([Ratings.$J$2:.$J$21];[Ratings2.U$2:.U$21])/[Ratings2.U$22]/[Ratings.$J$22]" office:value-type="float" office:value="0.452604538827974" calcext:value-type="float">
            <text:p>0.45260453882797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59: Stand by Me (1986)</text:p>
          </table:table-cell>
          <table:table-cell table:formula="of:=SUMPRODUCT([Ratings.$K$2:.$K$21];[Ratings2.B$2:.B$21])/[Ratings2.B$22]/[Ratings.$K$22]" office:value-type="float" office:value="0.492658951723038" calcext:value-type="float">
            <text:p>0.492658951723038</text:p>
          </table:table-cell>
          <table:table-cell table:formula="of:=SUMPRODUCT([Ratings.$K$2:.$K$21];[Ratings2.C$2:.C$21])/[Ratings2.C$22]/[Ratings.$K$22]" office:value-type="float" office:value="0.534323946328186" calcext:value-type="float">
            <text:p>0.534323946328186</text:p>
          </table:table-cell>
          <table:table-cell table:formula="of:=SUMPRODUCT([Ratings.$K$2:.$K$21];[Ratings2.D$2:.D$21])/[Ratings2.D$22]/[Ratings.$K$22]" office:value-type="float" office:value="0.52792558335675" calcext:value-type="float">
            <text:p>0.52792558335675</text:p>
          </table:table-cell>
          <table:table-cell table:formula="of:=SUMPRODUCT([Ratings.$K$2:.$K$21];[Ratings2.E$2:.E$21])/[Ratings2.E$22]/[Ratings.$K$22]" office:value-type="float" office:value="0.340150671524904" calcext:value-type="float">
            <text:p>0.340150671524904</text:p>
          </table:table-cell>
          <table:table-cell table:formula="of:=SUMPRODUCT([Ratings.$K$2:.$K$21];[Ratings2.F$2:.F$21])/[Ratings2.F$22]/[Ratings.$K$22]" office:value-type="float" office:value="0.661957955585193" calcext:value-type="float">
            <text:p>0.661957955585193</text:p>
          </table:table-cell>
          <table:table-cell table:formula="of:=SUMPRODUCT([Ratings.$K$2:.$K$21];[Ratings2.G$2:.G$21])/[Ratings2.G$22]/[Ratings.$K$22]" office:value-type="float" office:value="0.566327331415359" calcext:value-type="float">
            <text:p>0.566327331415359</text:p>
          </table:table-cell>
          <table:table-cell table:formula="of:=SUMPRODUCT([Ratings.$K$2:.$K$21];[Ratings2.H$2:.H$21])/[Ratings2.H$22]/[Ratings.$K$22]" office:value-type="float" office:value="0.627804450940886" calcext:value-type="float">
            <text:p>0.627804450940886</text:p>
          </table:table-cell>
          <table:table-cell table:formula="of:=SUMPRODUCT([Ratings.$K$2:.$K$21];[Ratings2.I$2:.I$21])/[Ratings2.I$22]/[Ratings.$K$22]" office:value-type="float" office:value="0.267181829864345" calcext:value-type="float">
            <text:p>0.267181829864345</text:p>
          </table:table-cell>
          <table:table-cell table:formula="of:=SUMPRODUCT([Ratings.$K$2:.$K$21];[Ratings2.J$2:.J$21])/[Ratings2.J$22]/[Ratings.$K$22]" office:value-type="float" office:value="0.41600242038476" calcext:value-type="float">
            <text:p>0.41600242038476</text:p>
          </table:table-cell>
          <table:table-cell table:formula="of:=SUMPRODUCT([Ratings.$K$2:.$K$21];[Ratings2.K$2:.K$21])/[Ratings2.K$22]/[Ratings.$K$22]" office:value-type="float" office:value="1" calcext:value-type="float">
            <text:p>1</text:p>
          </table:table-cell>
          <table:table-cell table:formula="of:=SUMPRODUCT([Ratings.$K$2:.$K$21];[Ratings2.L$2:.L$21])/[Ratings2.L$22]/[Ratings.$K$22]" office:value-type="float" office:value="0.569224052805119" calcext:value-type="float">
            <text:p>0.569224052805119</text:p>
          </table:table-cell>
          <table:table-cell table:formula="of:=SUMPRODUCT([Ratings.$K$2:.$K$21];[Ratings2.M$2:.M$21])/[Ratings2.M$22]/[Ratings.$K$22]" office:value-type="float" office:value="0.444554224474387" calcext:value-type="float">
            <text:p>0.444554224474387</text:p>
          </table:table-cell>
          <table:table-cell table:formula="of:=SUMPRODUCT([Ratings.$K$2:.$K$21];[Ratings2.N$2:.N$21])/[Ratings2.N$22]/[Ratings.$K$22]" office:value-type="float" office:value="0.65876965300216" calcext:value-type="float">
            <text:p>0.65876965300216</text:p>
          </table:table-cell>
          <table:table-cell table:formula="of:=SUMPRODUCT([Ratings.$K$2:.$K$21];[Ratings2.O$2:.O$21])/[Ratings2.O$22]/[Ratings.$K$22]" office:value-type="float" office:value="0.316893819211897" calcext:value-type="float">
            <text:p>0.316893819211897</text:p>
          </table:table-cell>
          <table:table-cell table:formula="of:=SUMPRODUCT([Ratings.$K$2:.$K$21];[Ratings2.P$2:.P$21])/[Ratings2.P$22]/[Ratings.$K$22]" office:value-type="float" office:value="0.521369874189041" calcext:value-type="float">
            <text:p>0.521369874189041</text:p>
          </table:table-cell>
          <table:table-cell table:formula="of:=SUMPRODUCT([Ratings.$K$2:.$K$21];[Ratings2.Q$2:.Q$21])/[Ratings2.Q$22]/[Ratings.$K$22]" office:value-type="float" office:value="0.473157611708266" calcext:value-type="float">
            <text:p>0.473157611708266</text:p>
          </table:table-cell>
          <table:table-cell table:formula="of:=SUMPRODUCT([Ratings.$K$2:.$K$21];[Ratings2.R$2:.R$21])/[Ratings2.R$22]/[Ratings.$K$22]" office:value-type="float" office:value="0.517087689995019" calcext:value-type="float">
            <text:p>0.517087689995019</text:p>
          </table:table-cell>
          <table:table-cell table:formula="of:=SUMPRODUCT([Ratings.$K$2:.$K$21];[Ratings2.S$2:.S$21])/[Ratings2.S$22]/[Ratings.$K$22]" office:value-type="float" office:value="0.474540189926057" calcext:value-type="float">
            <text:p>0.474540189926057</text:p>
          </table:table-cell>
          <table:table-cell table:formula="of:=SUMPRODUCT([Ratings.$K$2:.$K$21];[Ratings2.T$2:.T$21])/[Ratings2.T$22]/[Ratings.$K$22]" office:value-type="float" office:value="0.342328552019577" calcext:value-type="float">
            <text:p>0.342328552019577</text:p>
          </table:table-cell>
          <table:table-cell table:formula="of:=SUMPRODUCT([Ratings.$K$2:.$K$21];[Ratings2.U$2:.U$21])/[Ratings2.U$22]/[Ratings.$K$22]" office:value-type="float" office:value="0.241774522160691" calcext:value-type="float">
            <text:p>0.24177452216069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396: Shakespeare in Love (1998)</text:p>
          </table:table-cell>
          <table:table-cell table:formula="of:=SUMPRODUCT([Ratings.$L$2:.$L$21];[Ratings2.B$2:.B$21])/[Ratings2.B$22]/[Ratings.$L$22]" office:value-type="float" office:value="0.376658892344607" calcext:value-type="float">
            <text:p>0.376658892344607</text:p>
          </table:table-cell>
          <table:table-cell table:formula="of:=SUMPRODUCT([Ratings.$L$2:.$L$21];[Ratings2.C$2:.C$21])/[Ratings2.C$22]/[Ratings.$L$22]" office:value-type="float" office:value="0.533428670062479" calcext:value-type="float">
            <text:p>0.533428670062479</text:p>
          </table:table-cell>
          <table:table-cell table:formula="of:=SUMPRODUCT([Ratings.$L$2:.$L$21];[Ratings2.D$2:.D$21])/[Ratings2.D$22]/[Ratings.$L$22]" office:value-type="float" office:value="0.647153133380061" calcext:value-type="float">
            <text:p>0.647153133380061</text:p>
          </table:table-cell>
          <table:table-cell table:formula="of:=SUMPRODUCT([Ratings.$L$2:.$L$21];[Ratings2.E$2:.E$21])/[Ratings2.E$22]/[Ratings.$L$22]" office:value-type="float" office:value="0.32920264919416" calcext:value-type="float">
            <text:p>0.32920264919416</text:p>
          </table:table-cell>
          <table:table-cell table:formula="of:=SUMPRODUCT([Ratings.$L$2:.$L$21];[Ratings2.F$2:.F$21])/[Ratings2.F$22]/[Ratings.$L$22]" office:value-type="float" office:value="0.484750775960406" calcext:value-type="float">
            <text:p>0.484750775960406</text:p>
          </table:table-cell>
          <table:table-cell table:formula="of:=SUMPRODUCT([Ratings.$L$2:.$L$21];[Ratings2.G$2:.G$21])/[Ratings2.G$22]/[Ratings.$L$22]" office:value-type="float" office:value="0.433263416315836" calcext:value-type="float">
            <text:p>0.433263416315836</text:p>
          </table:table-cell>
          <table:table-cell table:formula="of:=SUMPRODUCT([Ratings.$L$2:.$L$21];[Ratings2.H$2:.H$21])/[Ratings2.H$22]/[Ratings.$L$22]" office:value-type="float" office:value="0.560430080668854" calcext:value-type="float">
            <text:p>0.560430080668854</text:p>
          </table:table-cell>
          <table:table-cell table:formula="of:=SUMPRODUCT([Ratings.$L$2:.$L$21];[Ratings2.I$2:.I$21])/[Ratings2.I$22]/[Ratings.$L$22]" office:value-type="float" office:value="0.493657248494942" calcext:value-type="float">
            <text:p>0.493657248494942</text:p>
          </table:table-cell>
          <table:table-cell table:formula="of:=SUMPRODUCT([Ratings.$L$2:.$L$21];[Ratings2.J$2:.J$21])/[Ratings2.J$22]/[Ratings.$L$22]" office:value-type="float" office:value="0.349374959569404" calcext:value-type="float">
            <text:p>0.349374959569404</text:p>
          </table:table-cell>
          <table:table-cell table:formula="of:=SUMPRODUCT([Ratings.$L$2:.$L$21];[Ratings2.K$2:.K$21])/[Ratings2.K$22]/[Ratings.$L$22]" office:value-type="float" office:value="0.569224052805119" calcext:value-type="float">
            <text:p>0.569224052805119</text:p>
          </table:table-cell>
          <table:table-cell table:formula="of:=SUMPRODUCT([Ratings.$L$2:.$L$21];[Ratings2.L$2:.L$21])/[Ratings2.L$22]/[Ratings.$L$22]" office:value-type="float" office:value="1" calcext:value-type="float">
            <text:p>1</text:p>
          </table:table-cell>
          <table:table-cell table:formula="of:=SUMPRODUCT([Ratings.$L$2:.$L$21];[Ratings2.M$2:.M$21])/[Ratings2.M$22]/[Ratings.$L$22]" office:value-type="float" office:value="0.328551406916036" calcext:value-type="float">
            <text:p>0.328551406916036</text:p>
          </table:table-cell>
          <table:table-cell table:formula="of:=SUMPRODUCT([Ratings.$L$2:.$L$21];[Ratings2.N$2:.N$21])/[Ratings2.N$22]/[Ratings.$L$22]" office:value-type="float" office:value="0.529549137338144" calcext:value-type="float">
            <text:p>0.529549137338144</text:p>
          </table:table-cell>
          <table:table-cell table:formula="of:=SUMPRODUCT([Ratings.$L$2:.$L$21];[Ratings2.O$2:.O$21])/[Ratings2.O$22]/[Ratings.$L$22]" office:value-type="float" office:value="0.29275368563915" calcext:value-type="float">
            <text:p>0.29275368563915</text:p>
          </table:table-cell>
          <table:table-cell table:formula="of:=SUMPRODUCT([Ratings.$L$2:.$L$21];[Ratings2.P$2:.P$21])/[Ratings2.P$22]/[Ratings.$L$22]" office:value-type="float" office:value="0.355682433374124" calcext:value-type="float">
            <text:p>0.355682433374124</text:p>
          </table:table-cell>
          <table:table-cell table:formula="of:=SUMPRODUCT([Ratings.$L$2:.$L$21];[Ratings2.Q$2:.Q$21])/[Ratings2.Q$22]/[Ratings.$L$22]" office:value-type="float" office:value="0.563204210278985" calcext:value-type="float">
            <text:p>0.563204210278985</text:p>
          </table:table-cell>
          <table:table-cell table:formula="of:=SUMPRODUCT([Ratings.$L$2:.$L$21];[Ratings2.R$2:.R$21])/[Ratings2.R$22]/[Ratings.$L$22]" office:value-type="float" office:value="0.453812450650168" calcext:value-type="float">
            <text:p>0.453812450650168</text:p>
          </table:table-cell>
          <table:table-cell table:formula="of:=SUMPRODUCT([Ratings.$L$2:.$L$21];[Ratings2.S$2:.S$21])/[Ratings2.S$22]/[Ratings.$L$22]" office:value-type="float" office:value="0.645179167081105" calcext:value-type="float">
            <text:p>0.645179167081105</text:p>
          </table:table-cell>
          <table:table-cell table:formula="of:=SUMPRODUCT([Ratings.$L$2:.$L$21];[Ratings2.T$2:.T$21])/[Ratings2.T$22]/[Ratings.$L$22]" office:value-type="float" office:value="0.273514263980543" calcext:value-type="float">
            <text:p>0.273514263980543</text:p>
          </table:table-cell>
          <table:table-cell table:formula="of:=SUMPRODUCT([Ratings.$L$2:.$L$21];[Ratings2.U$2:.U$21])/[Ratings2.U$22]/[Ratings.$L$22]" office:value-type="float" office:value="0.428845013935118" calcext:value-type="float">
            <text:p>0.42884501393511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916: Total Recall (1990)</text:p>
          </table:table-cell>
          <table:table-cell table:formula="of:=SUMPRODUCT([Ratings.$M$2:.$M$21];[Ratings2.B$2:.B$21])/[Ratings2.B$22]/[Ratings.$M$22]" office:value-type="float" office:value="0.623055982849033" calcext:value-type="float">
            <text:p>0.623055982849033</text:p>
          </table:table-cell>
          <table:table-cell table:formula="of:=SUMPRODUCT([Ratings.$M$2:.$M$21];[Ratings2.C$2:.C$21])/[Ratings2.C$22]/[Ratings.$M$22]" office:value-type="float" office:value="0.391934346503735" calcext:value-type="float">
            <text:p>0.391934346503735</text:p>
          </table:table-cell>
          <table:table-cell table:formula="of:=SUMPRODUCT([Ratings.$M$2:.$M$21];[Ratings2.D$2:.D$21])/[Ratings2.D$22]/[Ratings.$M$22]" office:value-type="float" office:value="0.491498261705962" calcext:value-type="float">
            <text:p>0.491498261705962</text:p>
          </table:table-cell>
          <table:table-cell table:formula="of:=SUMPRODUCT([Ratings.$M$2:.$M$21];[Ratings2.E$2:.E$21])/[Ratings2.E$22]/[Ratings.$M$22]" office:value-type="float" office:value="0.33267391956523" calcext:value-type="float">
            <text:p>0.33267391956523</text:p>
          </table:table-cell>
          <table:table-cell table:formula="of:=SUMPRODUCT([Ratings.$M$2:.$M$21];[Ratings2.F$2:.F$21])/[Ratings2.F$22]/[Ratings.$M$22]" office:value-type="float" office:value="0.414498801761828" calcext:value-type="float">
            <text:p>0.414498801761828</text:p>
          </table:table-cell>
          <table:table-cell table:formula="of:=SUMPRODUCT([Ratings.$M$2:.$M$21];[Ratings2.G$2:.G$21])/[Ratings2.G$22]/[Ratings.$M$22]" office:value-type="float" office:value="0.480316994529908" calcext:value-type="float">
            <text:p>0.480316994529908</text:p>
          </table:table-cell>
          <table:table-cell table:formula="of:=SUMPRODUCT([Ratings.$M$2:.$M$21];[Ratings2.H$2:.H$21])/[Ratings2.H$22]/[Ratings.$M$22]" office:value-type="float" office:value="0.496723037485839" calcext:value-type="float">
            <text:p>0.496723037485839</text:p>
          </table:table-cell>
          <table:table-cell table:formula="of:=SUMPRODUCT([Ratings.$M$2:.$M$21];[Ratings2.I$2:.I$21])/[Ratings2.I$22]/[Ratings.$M$22]" office:value-type="float" office:value="0.391963476857671" calcext:value-type="float">
            <text:p>0.391963476857671</text:p>
          </table:table-cell>
          <table:table-cell table:formula="of:=SUMPRODUCT([Ratings.$M$2:.$M$21];[Ratings2.J$2:.J$21])/[Ratings2.J$22]/[Ratings.$M$22]" office:value-type="float" office:value="0.49932621010876" calcext:value-type="float">
            <text:p>0.49932621010876</text:p>
          </table:table-cell>
          <table:table-cell table:formula="of:=SUMPRODUCT([Ratings.$M$2:.$M$21];[Ratings2.K$2:.K$21])/[Ratings2.K$22]/[Ratings.$M$22]" office:value-type="float" office:value="0.444554224474387" calcext:value-type="float">
            <text:p>0.444554224474387</text:p>
          </table:table-cell>
          <table:table-cell table:formula="of:=SUMPRODUCT([Ratings.$M$2:.$M$21];[Ratings2.L$2:.L$21])/[Ratings2.L$22]/[Ratings.$M$22]" office:value-type="float" office:value="0.328551406916036" calcext:value-type="float">
            <text:p>0.328551406916036</text:p>
          </table:table-cell>
          <table:table-cell table:formula="of:=SUMPRODUCT([Ratings.$M$2:.$M$21];[Ratings2.M$2:.M$21])/[Ratings2.M$22]/[Ratings.$M$22]" office:value-type="float" office:value="1" calcext:value-type="float">
            <text:p>1</text:p>
          </table:table-cell>
          <table:table-cell table:formula="of:=SUMPRODUCT([Ratings.$M$2:.$M$21];[Ratings2.N$2:.N$21])/[Ratings2.N$22]/[Ratings.$M$22]" office:value-type="float" office:value="0.464390433913395" calcext:value-type="float">
            <text:p>0.464390433913395</text:p>
          </table:table-cell>
          <table:table-cell table:formula="of:=SUMPRODUCT([Ratings.$M$2:.$M$21];[Ratings2.O$2:.O$21])/[Ratings2.O$22]/[Ratings.$M$22]" office:value-type="float" office:value="0.377725078196014" calcext:value-type="float">
            <text:p>0.377725078196014</text:p>
          </table:table-cell>
          <table:table-cell table:formula="of:=SUMPRODUCT([Ratings.$M$2:.$M$21];[Ratings2.P$2:.P$21])/[Ratings2.P$22]/[Ratings.$M$22]" office:value-type="float" office:value="0.541288860566378" calcext:value-type="float">
            <text:p>0.541288860566378</text:p>
          </table:table-cell>
          <table:table-cell table:formula="of:=SUMPRODUCT([Ratings.$M$2:.$M$21];[Ratings2.Q$2:.Q$21])/[Ratings2.Q$22]/[Ratings.$M$22]" office:value-type="float" office:value="0.186882744978327" calcext:value-type="float">
            <text:p>0.186882744978327</text:p>
          </table:table-cell>
          <table:table-cell table:formula="of:=SUMPRODUCT([Ratings.$M$2:.$M$21];[Ratings2.R$2:.R$21])/[Ratings2.R$22]/[Ratings.$M$22]" office:value-type="float" office:value="0.543650867730987" calcext:value-type="float">
            <text:p>0.543650867730987</text:p>
          </table:table-cell>
          <table:table-cell table:formula="of:=SUMPRODUCT([Ratings.$M$2:.$M$21];[Ratings2.S$2:.S$21])/[Ratings2.S$22]/[Ratings.$M$22]" office:value-type="float" office:value="0.420325549994187" calcext:value-type="float">
            <text:p>0.420325549994187</text:p>
          </table:table-cell>
          <table:table-cell table:formula="of:=SUMPRODUCT([Ratings.$M$2:.$M$21];[Ratings2.T$2:.T$21])/[Ratings2.T$22]/[Ratings.$M$22]" office:value-type="float" office:value="0.50220589306306" calcext:value-type="float">
            <text:p>0.50220589306306</text:p>
          </table:table-cell>
          <table:table-cell table:formula="of:=SUMPRODUCT([Ratings.$M$2:.$M$21];[Ratings2.U$2:.U$21])/[Ratings2.U$22]/[Ratings.$M$22]" office:value-type="float" office:value="0.397253047687416" calcext:value-type="float">
            <text:p>0.3972530476874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780: Independence Day (ID4) (1996)</text:p>
          </table:table-cell>
          <table:table-cell table:formula="of:=SUMPRODUCT([Ratings.$N$2:.$N$21];[Ratings2.B$2:.B$21])/[Ratings2.B$22]/[Ratings.$N$22]" office:value-type="float" office:value="0.690665355682745" calcext:value-type="float">
            <text:p>0.690665355682745</text:p>
          </table:table-cell>
          <table:table-cell table:formula="of:=SUMPRODUCT([Ratings.$N$2:.$N$21];[Ratings2.C$2:.C$21])/[Ratings2.C$22]/[Ratings.$N$22]" office:value-type="float" office:value="0.605855556066551" calcext:value-type="float">
            <text:p>0.605855556066551</text:p>
          </table:table-cell>
          <table:table-cell table:formula="of:=SUMPRODUCT([Ratings.$N$2:.$N$21];[Ratings2.D$2:.D$21])/[Ratings2.D$22]/[Ratings.$N$22]" office:value-type="float" office:value="0.49874139135533" calcext:value-type="float">
            <text:p>0.49874139135533</text:p>
          </table:table-cell>
          <table:table-cell table:formula="of:=SUMPRODUCT([Ratings.$N$2:.$N$21];[Ratings2.E$2:.E$21])/[Ratings2.E$22]/[Ratings.$N$22]" office:value-type="float" office:value="0.617365854685779" calcext:value-type="float">
            <text:p>0.617365854685779</text:p>
          </table:table-cell>
          <table:table-cell table:formula="of:=SUMPRODUCT([Ratings.$N$2:.$N$21];[Ratings2.F$2:.F$21])/[Ratings2.F$22]/[Ratings.$N$22]" office:value-type="float" office:value="0.738445355308704" calcext:value-type="float">
            <text:p>0.738445355308704</text:p>
          </table:table-cell>
          <table:table-cell table:formula="of:=SUMPRODUCT([Ratings.$N$2:.$N$21];[Ratings2.G$2:.G$21])/[Ratings2.G$22]/[Ratings.$N$22]" office:value-type="float" office:value="0.442198854573066" calcext:value-type="float">
            <text:p>0.442198854573066</text:p>
          </table:table-cell>
          <table:table-cell table:formula="of:=SUMPRODUCT([Ratings.$N$2:.$N$21];[Ratings2.H$2:.H$21])/[Ratings2.H$22]/[Ratings.$N$22]" office:value-type="float" office:value="0.495895914388051" calcext:value-type="float">
            <text:p>0.495895914388051</text:p>
          </table:table-cell>
          <table:table-cell table:formula="of:=SUMPRODUCT([Ratings.$N$2:.$N$21];[Ratings2.I$2:.I$21])/[Ratings2.I$22]/[Ratings.$N$22]" office:value-type="float" office:value="0.468207349399197" calcext:value-type="float">
            <text:p>0.468207349399197</text:p>
          </table:table-cell>
          <table:table-cell table:formula="of:=SUMPRODUCT([Ratings.$N$2:.$N$21];[Ratings2.J$2:.J$21])/[Ratings2.J$22]/[Ratings.$N$22]" office:value-type="float" office:value="0.424421234901267" calcext:value-type="float">
            <text:p>0.424421234901267</text:p>
          </table:table-cell>
          <table:table-cell table:formula="of:=SUMPRODUCT([Ratings.$N$2:.$N$21];[Ratings2.K$2:.K$21])/[Ratings2.K$22]/[Ratings.$N$22]" office:value-type="float" office:value="0.65876965300216" calcext:value-type="float">
            <text:p>0.65876965300216</text:p>
          </table:table-cell>
          <table:table-cell table:formula="of:=SUMPRODUCT([Ratings.$N$2:.$N$21];[Ratings2.L$2:.L$21])/[Ratings2.L$22]/[Ratings.$N$22]" office:value-type="float" office:value="0.529549137338144" calcext:value-type="float">
            <text:p>0.529549137338144</text:p>
          </table:table-cell>
          <table:table-cell table:formula="of:=SUMPRODUCT([Ratings.$N$2:.$N$21];[Ratings2.M$2:.M$21])/[Ratings2.M$22]/[Ratings.$N$22]" office:value-type="float" office:value="0.464390433913395" calcext:value-type="float">
            <text:p>0.464390433913395</text:p>
          </table:table-cell>
          <table:table-cell table:formula="of:=SUMPRODUCT([Ratings.$N$2:.$N$21];[Ratings2.N$2:.N$21])/[Ratings2.N$22]/[Ratings.$N$22]" office:value-type="float" office:value="1" calcext:value-type="float">
            <text:p>1</text:p>
          </table:table-cell>
          <table:table-cell table:formula="of:=SUMPRODUCT([Ratings.$N$2:.$N$21];[Ratings2.O$2:.O$21])/[Ratings2.O$22]/[Ratings.$N$22]" office:value-type="float" office:value="0.436159351152282" calcext:value-type="float">
            <text:p>0.436159351152282</text:p>
          </table:table-cell>
          <table:table-cell table:formula="of:=SUMPRODUCT([Ratings.$N$2:.$N$21];[Ratings2.P$2:.P$21])/[Ratings2.P$22]/[Ratings.$N$22]" office:value-type="float" office:value="0.713345506141765" calcext:value-type="float">
            <text:p>0.713345506141765</text:p>
          </table:table-cell>
          <table:table-cell table:formula="of:=SUMPRODUCT([Ratings.$N$2:.$N$21];[Ratings2.Q$2:.Q$21])/[Ratings2.Q$22]/[Ratings.$N$22]" office:value-type="float" office:value="0.670501562246542" calcext:value-type="float">
            <text:p>0.670501562246542</text:p>
          </table:table-cell>
          <table:table-cell table:formula="of:=SUMPRODUCT([Ratings.$N$2:.$N$21];[Ratings2.R$2:.R$21])/[Ratings2.R$22]/[Ratings.$N$22]" office:value-type="float" office:value="0.481764659040872" calcext:value-type="float">
            <text:p>0.481764659040872</text:p>
          </table:table-cell>
          <table:table-cell table:formula="of:=SUMPRODUCT([Ratings.$N$2:.$N$21];[Ratings2.S$2:.S$21])/[Ratings2.S$22]/[Ratings.$N$22]" office:value-type="float" office:value="0.667356440950159" calcext:value-type="float">
            <text:p>0.667356440950159</text:p>
          </table:table-cell>
          <table:table-cell table:formula="of:=SUMPRODUCT([Ratings.$N$2:.$N$21];[Ratings2.T$2:.T$21])/[Ratings2.T$22]/[Ratings.$N$22]" office:value-type="float" office:value="0.50153289954348" calcext:value-type="float">
            <text:p>0.50153289954348</text:p>
          </table:table-cell>
          <table:table-cell table:formula="of:=SUMPRODUCT([Ratings.$N$2:.$N$21];[Ratings2.U$2:.U$21])/[Ratings2.U$22]/[Ratings.$N$22]" office:value-type="float" office:value="0.409560989319159" calcext:value-type="float">
            <text:p>0.40956098931915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41: Blade Runner (1982)</text:p>
          </table:table-cell>
          <table:table-cell table:formula="of:=SUMPRODUCT([Ratings.$O$2:.$O$21];[Ratings2.B$2:.B$21])/[Ratings2.B$22]/[Ratings.$O$22]" office:value-type="float" office:value="0.3830674066046" calcext:value-type="float">
            <text:p>0.3830674066046</text:p>
          </table:table-cell>
          <table:table-cell table:formula="of:=SUMPRODUCT([Ratings.$O$2:.$O$21];[Ratings2.C$2:.C$21])/[Ratings2.C$22]/[Ratings.$O$22]" office:value-type="float" office:value="0.515396860169231" calcext:value-type="float">
            <text:p>0.515396860169231</text:p>
          </table:table-cell>
          <table:table-cell table:formula="of:=SUMPRODUCT([Ratings.$O$2:.$O$21];[Ratings2.D$2:.D$21])/[Ratings2.D$22]/[Ratings.$O$22]" office:value-type="float" office:value="0.487713110004132" calcext:value-type="float">
            <text:p>0.487713110004132</text:p>
          </table:table-cell>
          <table:table-cell table:formula="of:=SUMPRODUCT([Ratings.$O$2:.$O$21];[Ratings2.E$2:.E$21])/[Ratings2.E$22]/[Ratings.$O$22]" office:value-type="float" office:value="0.531980642845797" calcext:value-type="float">
            <text:p>0.531980642845797</text:p>
          </table:table-cell>
          <table:table-cell table:formula="of:=SUMPRODUCT([Ratings.$O$2:.$O$21];[Ratings2.F$2:.F$21])/[Ratings2.F$22]/[Ratings.$O$22]" office:value-type="float" office:value="0.585662285950779" calcext:value-type="float">
            <text:p>0.585662285950779</text:p>
          </table:table-cell>
          <table:table-cell table:formula="of:=SUMPRODUCT([Ratings.$O$2:.$O$21];[Ratings2.G$2:.G$21])/[Ratings2.G$22]/[Ratings.$O$22]" office:value-type="float" office:value="0.303636919596124" calcext:value-type="float">
            <text:p>0.303636919596124</text:p>
          </table:table-cell>
          <table:table-cell table:formula="of:=SUMPRODUCT([Ratings.$O$2:.$O$21];[Ratings2.H$2:.H$21])/[Ratings2.H$22]/[Ratings.$O$22]" office:value-type="float" office:value="0.449517625838573" calcext:value-type="float">
            <text:p>0.449517625838573</text:p>
          </table:table-cell>
          <table:table-cell table:formula="of:=SUMPRODUCT([Ratings.$O$2:.$O$21];[Ratings2.I$2:.I$21])/[Ratings2.I$22]/[Ratings.$O$22]" office:value-type="float" office:value="0.532917422338949" calcext:value-type="float">
            <text:p>0.532917422338949</text:p>
          </table:table-cell>
          <table:table-cell table:formula="of:=SUMPRODUCT([Ratings.$O$2:.$O$21];[Ratings2.J$2:.J$21])/[Ratings2.J$22]/[Ratings.$O$22]" office:value-type="float" office:value="0.500536699667188" calcext:value-type="float">
            <text:p>0.500536699667188</text:p>
          </table:table-cell>
          <table:table-cell table:formula="of:=SUMPRODUCT([Ratings.$O$2:.$O$21];[Ratings2.K$2:.K$21])/[Ratings2.K$22]/[Ratings.$O$22]" office:value-type="float" office:value="0.316893819211897" calcext:value-type="float">
            <text:p>0.316893819211897</text:p>
          </table:table-cell>
          <table:table-cell table:formula="of:=SUMPRODUCT([Ratings.$O$2:.$O$21];[Ratings2.L$2:.L$21])/[Ratings2.L$22]/[Ratings.$O$22]" office:value-type="float" office:value="0.29275368563915" calcext:value-type="float">
            <text:p>0.29275368563915</text:p>
          </table:table-cell>
          <table:table-cell table:formula="of:=SUMPRODUCT([Ratings.$O$2:.$O$21];[Ratings2.M$2:.M$21])/[Ratings2.M$22]/[Ratings.$O$22]" office:value-type="float" office:value="0.377725078196014" calcext:value-type="float">
            <text:p>0.377725078196014</text:p>
          </table:table-cell>
          <table:table-cell table:formula="of:=SUMPRODUCT([Ratings.$O$2:.$O$21];[Ratings2.N$2:.N$21])/[Ratings2.N$22]/[Ratings.$O$22]" office:value-type="float" office:value="0.436159351152282" calcext:value-type="float">
            <text:p>0.436159351152282</text:p>
          </table:table-cell>
          <table:table-cell table:formula="of:=SUMPRODUCT([Ratings.$O$2:.$O$21];[Ratings2.O$2:.O$21])/[Ratings2.O$22]/[Ratings.$O$22]" office:value-type="float" office:value="1" calcext:value-type="float">
            <text:p>1</text:p>
          </table:table-cell>
          <table:table-cell table:formula="of:=SUMPRODUCT([Ratings.$O$2:.$O$21];[Ratings2.P$2:.P$21])/[Ratings2.P$22]/[Ratings.$O$22]" office:value-type="float" office:value="0.534737294173713" calcext:value-type="float">
            <text:p>0.534737294173713</text:p>
          </table:table-cell>
          <table:table-cell table:formula="of:=SUMPRODUCT([Ratings.$O$2:.$O$21];[Ratings2.Q$2:.Q$21])/[Ratings2.Q$22]/[Ratings.$O$22]" office:value-type="float" office:value="0.508482871388001" calcext:value-type="float">
            <text:p>0.508482871388001</text:p>
          </table:table-cell>
          <table:table-cell table:formula="of:=SUMPRODUCT([Ratings.$O$2:.$O$21];[Ratings2.R$2:.R$21])/[Ratings2.R$22]/[Ratings.$O$22]" office:value-type="float" office:value="0.625235535287264" calcext:value-type="float">
            <text:p>0.625235535287264</text:p>
          </table:table-cell>
          <table:table-cell table:formula="of:=SUMPRODUCT([Ratings.$O$2:.$O$21];[Ratings2.S$2:.S$21])/[Ratings2.S$22]/[Ratings.$O$22]" office:value-type="float" office:value="0.702240870866298" calcext:value-type="float">
            <text:p>0.702240870866298</text:p>
          </table:table-cell>
          <table:table-cell table:formula="of:=SUMPRODUCT([Ratings.$O$2:.$O$21];[Ratings2.T$2:.T$21])/[Ratings2.T$22]/[Ratings.$O$22]" office:value-type="float" office:value="0.498888018062569" calcext:value-type="float">
            <text:p>0.498888018062569</text:p>
          </table:table-cell>
          <table:table-cell table:formula="of:=SUMPRODUCT([Ratings.$O$2:.$O$21];[Ratings2.U$2:.U$21])/[Ratings2.U$22]/[Ratings.$O$22]" office:value-type="float" office:value="0.417178757591621" calcext:value-type="float">
            <text:p>0.4171787575916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65: Groundhog Day (1993)</text:p>
          </table:table-cell>
          <table:table-cell table:formula="of:=SUMPRODUCT([Ratings.$P$2:.$P$21];[Ratings2.B$2:.B$21])/[Ratings2.B$22]/[Ratings.$P$22]" office:value-type="float" office:value="0.66101639552982" calcext:value-type="float">
            <text:p>0.66101639552982</text:p>
          </table:table-cell>
          <table:table-cell table:formula="of:=SUMPRODUCT([Ratings.$P$2:.$P$21];[Ratings2.C$2:.C$21])/[Ratings2.C$22]/[Ratings.$P$22]" office:value-type="float" office:value="0.526952470301912" calcext:value-type="float">
            <text:p>0.526952470301912</text:p>
          </table:table-cell>
          <table:table-cell table:formula="of:=SUMPRODUCT([Ratings.$P$2:.$P$21];[Ratings2.D$2:.D$21])/[Ratings2.D$22]/[Ratings.$P$22]" office:value-type="float" office:value="0.298290113933924" calcext:value-type="float">
            <text:p>0.298290113933924</text:p>
          </table:table-cell>
          <table:table-cell table:formula="of:=SUMPRODUCT([Ratings.$P$2:.$P$21];[Ratings2.E$2:.E$21])/[Ratings2.E$22]/[Ratings.$P$22]" office:value-type="float" office:value="0.437319382378207" calcext:value-type="float">
            <text:p>0.437319382378207</text:p>
          </table:table-cell>
          <table:table-cell table:formula="of:=SUMPRODUCT([Ratings.$P$2:.$P$21];[Ratings2.F$2:.F$21])/[Ratings2.F$22]/[Ratings.$P$22]" office:value-type="float" office:value="0.673090752335368" calcext:value-type="float">
            <text:p>0.673090752335368</text:p>
          </table:table-cell>
          <table:table-cell table:formula="of:=SUMPRODUCT([Ratings.$P$2:.$P$21];[Ratings2.G$2:.G$21])/[Ratings2.G$22]/[Ratings.$P$22]" office:value-type="float" office:value="0.470793134906595" calcext:value-type="float">
            <text:p>0.470793134906595</text:p>
          </table:table-cell>
          <table:table-cell table:formula="of:=SUMPRODUCT([Ratings.$P$2:.$P$21];[Ratings2.H$2:.H$21])/[Ratings2.H$22]/[Ratings.$P$22]" office:value-type="float" office:value="0.515335406707412" calcext:value-type="float">
            <text:p>0.515335406707412</text:p>
          </table:table-cell>
          <table:table-cell table:formula="of:=SUMPRODUCT([Ratings.$P$2:.$P$21];[Ratings2.I$2:.I$21])/[Ratings2.I$22]/[Ratings.$P$22]" office:value-type="float" office:value="0.556019836091942" calcext:value-type="float">
            <text:p>0.556019836091942</text:p>
          </table:table-cell>
          <table:table-cell table:formula="of:=SUMPRODUCT([Ratings.$P$2:.$P$21];[Ratings2.J$2:.J$21])/[Ratings2.J$22]/[Ratings.$P$22]" office:value-type="float" office:value="0.450466192201165" calcext:value-type="float">
            <text:p>0.450466192201165</text:p>
          </table:table-cell>
          <table:table-cell table:formula="of:=SUMPRODUCT([Ratings.$P$2:.$P$21];[Ratings2.K$2:.K$21])/[Ratings2.K$22]/[Ratings.$P$22]" office:value-type="float" office:value="0.521369874189041" calcext:value-type="float">
            <text:p>0.521369874189041</text:p>
          </table:table-cell>
          <table:table-cell table:formula="of:=SUMPRODUCT([Ratings.$P$2:.$P$21];[Ratings2.L$2:.L$21])/[Ratings2.L$22]/[Ratings.$P$22]" office:value-type="float" office:value="0.355682433374124" calcext:value-type="float">
            <text:p>0.355682433374124</text:p>
          </table:table-cell>
          <table:table-cell table:formula="of:=SUMPRODUCT([Ratings.$P$2:.$P$21];[Ratings2.M$2:.M$21])/[Ratings2.M$22]/[Ratings.$P$22]" office:value-type="float" office:value="0.541288860566379" calcext:value-type="float">
            <text:p>0.541288860566379</text:p>
          </table:table-cell>
          <table:table-cell table:formula="of:=SUMPRODUCT([Ratings.$P$2:.$P$21];[Ratings2.N$2:.N$21])/[Ratings2.N$22]/[Ratings.$P$22]" office:value-type="float" office:value="0.713345506141765" calcext:value-type="float">
            <text:p>0.713345506141765</text:p>
          </table:table-cell>
          <table:table-cell table:formula="of:=SUMPRODUCT([Ratings.$P$2:.$P$21];[Ratings2.O$2:.O$21])/[Ratings2.O$22]/[Ratings.$P$22]" office:value-type="float" office:value="0.534737294173713" calcext:value-type="float">
            <text:p>0.534737294173713</text:p>
          </table:table-cell>
          <table:table-cell table:formula="of:=SUMPRODUCT([Ratings.$P$2:.$P$21];[Ratings2.P$2:.P$21])/[Ratings2.P$22]/[Ratings.$P$22]" office:value-type="float" office:value="1" calcext:value-type="float">
            <text:p>1</text:p>
          </table:table-cell>
          <table:table-cell table:formula="of:=SUMPRODUCT([Ratings.$P$2:.$P$21];[Ratings2.Q$2:.Q$21])/[Ratings2.Q$22]/[Ratings.$P$22]" office:value-type="float" office:value="0.563592053637799" calcext:value-type="float">
            <text:p>0.563592053637799</text:p>
          </table:table-cell>
          <table:table-cell table:formula="of:=SUMPRODUCT([Ratings.$P$2:.$P$21];[Ratings2.R$2:.R$21])/[Ratings2.R$22]/[Ratings.$P$22]" office:value-type="float" office:value="0.513265393151213" calcext:value-type="float">
            <text:p>0.513265393151213</text:p>
          </table:table-cell>
          <table:table-cell table:formula="of:=SUMPRODUCT([Ratings.$P$2:.$P$21];[Ratings2.S$2:.S$21])/[Ratings2.S$22]/[Ratings.$P$22]" office:value-type="float" office:value="0.533244229742086" calcext:value-type="float">
            <text:p>0.533244229742086</text:p>
          </table:table-cell>
          <table:table-cell table:formula="of:=SUMPRODUCT([Ratings.$P$2:.$P$21];[Ratings2.T$2:.T$21])/[Ratings2.T$22]/[Ratings.$P$22]" office:value-type="float" office:value="0.499594999528542" calcext:value-type="float">
            <text:p>0.499594999528542</text:p>
          </table:table-cell>
          <table:table-cell table:formula="of:=SUMPRODUCT([Ratings.$P$2:.$P$21];[Ratings2.U$2:.U$21])/[Ratings2.U$22]/[Ratings.$P$22]" office:value-type="float" office:value="0.35326135281447" calcext:value-type="float">
            <text:p>0.3532613528144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571: Matrix, The (1999)</text:p>
          </table:table-cell>
          <table:table-cell table:formula="of:=SUMPRODUCT([Ratings.$Q$2:.$Q$21];[Ratings2.B$2:.B$21])/[Ratings2.B$22]/[Ratings.$Q$22]" office:value-type="float" office:value="0.505010028420843" calcext:value-type="float">
            <text:p>0.505010028420843</text:p>
          </table:table-cell>
          <table:table-cell table:formula="of:=SUMPRODUCT([Ratings.$Q$2:.$Q$21];[Ratings2.C$2:.C$21])/[Ratings2.C$22]/[Ratings.$Q$22]" office:value-type="float" office:value="0.535672956113413" calcext:value-type="float">
            <text:p>0.535672956113413</text:p>
          </table:table-cell>
          <table:table-cell table:formula="of:=SUMPRODUCT([Ratings.$Q$2:.$Q$21];[Ratings2.D$2:.D$21])/[Ratings2.D$22]/[Ratings.$Q$22]" office:value-type="float" office:value="0.631038908240702" calcext:value-type="float">
            <text:p>0.631038908240702</text:p>
          </table:table-cell>
          <table:table-cell table:formula="of:=SUMPRODUCT([Ratings.$Q$2:.$Q$21];[Ratings2.E$2:.E$21])/[Ratings2.E$22]/[Ratings.$Q$22]" office:value-type="float" office:value="0.25534524129181" calcext:value-type="float">
            <text:p>0.25534524129181</text:p>
          </table:table-cell>
          <table:table-cell table:formula="of:=SUMPRODUCT([Ratings.$Q$2:.$Q$21];[Ratings2.F$2:.F$21])/[Ratings2.F$22]/[Ratings.$Q$22]" office:value-type="float" office:value="0.530856446599099" calcext:value-type="float">
            <text:p>0.530856446599099</text:p>
          </table:table-cell>
          <table:table-cell table:formula="of:=SUMPRODUCT([Ratings.$Q$2:.$Q$21];[Ratings2.G$2:.G$21])/[Ratings2.G$22]/[Ratings.$Q$22]" office:value-type="float" office:value="0.318849118632008" calcext:value-type="float">
            <text:p>0.318849118632008</text:p>
          </table:table-cell>
          <table:table-cell table:formula="of:=SUMPRODUCT([Ratings.$Q$2:.$Q$21];[Ratings2.H$2:.H$21])/[Ratings2.H$22]/[Ratings.$Q$22]" office:value-type="float" office:value="0.470222910673609" calcext:value-type="float">
            <text:p>0.470222910673609</text:p>
          </table:table-cell>
          <table:table-cell table:formula="of:=SUMPRODUCT([Ratings.$Q$2:.$Q$21];[Ratings2.I$2:.I$21])/[Ratings2.I$22]/[Ratings.$Q$22]" office:value-type="float" office:value="0.406670513390072" calcext:value-type="float">
            <text:p>0.406670513390072</text:p>
          </table:table-cell>
          <table:table-cell table:formula="of:=SUMPRODUCT([Ratings.$Q$2:.$Q$21];[Ratings2.J$2:.J$21])/[Ratings2.J$22]/[Ratings.$Q$22]" office:value-type="float" office:value="0.315124802856437" calcext:value-type="float">
            <text:p>0.315124802856437</text:p>
          </table:table-cell>
          <table:table-cell table:formula="of:=SUMPRODUCT([Ratings.$Q$2:.$Q$21];[Ratings2.K$2:.K$21])/[Ratings2.K$22]/[Ratings.$Q$22]" office:value-type="float" office:value="0.473157611708265" calcext:value-type="float">
            <text:p>0.473157611708265</text:p>
          </table:table-cell>
          <table:table-cell table:formula="of:=SUMPRODUCT([Ratings.$Q$2:.$Q$21];[Ratings2.L$2:.L$21])/[Ratings2.L$22]/[Ratings.$Q$22]" office:value-type="float" office:value="0.563204210278985" calcext:value-type="float">
            <text:p>0.563204210278985</text:p>
          </table:table-cell>
          <table:table-cell table:formula="of:=SUMPRODUCT([Ratings.$Q$2:.$Q$21];[Ratings2.M$2:.M$21])/[Ratings2.M$22]/[Ratings.$Q$22]" office:value-type="float" office:value="0.186882744978327" calcext:value-type="float">
            <text:p>0.186882744978327</text:p>
          </table:table-cell>
          <table:table-cell table:formula="of:=SUMPRODUCT([Ratings.$Q$2:.$Q$21];[Ratings2.N$2:.N$21])/[Ratings2.N$22]/[Ratings.$Q$22]" office:value-type="float" office:value="0.670501562246542" calcext:value-type="float">
            <text:p>0.670501562246542</text:p>
          </table:table-cell>
          <table:table-cell table:formula="of:=SUMPRODUCT([Ratings.$Q$2:.$Q$21];[Ratings2.O$2:.O$21])/[Ratings2.O$22]/[Ratings.$Q$22]" office:value-type="float" office:value="0.508482871388001" calcext:value-type="float">
            <text:p>0.508482871388001</text:p>
          </table:table-cell>
          <table:table-cell table:formula="of:=SUMPRODUCT([Ratings.$Q$2:.$Q$21];[Ratings2.P$2:.P$21])/[Ratings2.P$22]/[Ratings.$Q$22]" office:value-type="float" office:value="0.563592053637799" calcext:value-type="float">
            <text:p>0.563592053637799</text:p>
          </table:table-cell>
          <table:table-cell table:formula="of:=SUMPRODUCT([Ratings.$Q$2:.$Q$21];[Ratings2.Q$2:.Q$21])/[Ratings2.Q$22]/[Ratings.$Q$22]" office:value-type="float" office:value="1" calcext:value-type="float">
            <text:p>1</text:p>
          </table:table-cell>
          <table:table-cell table:formula="of:=SUMPRODUCT([Ratings.$Q$2:.$Q$21];[Ratings2.R$2:.R$21])/[Ratings2.R$22]/[Ratings.$Q$22]" office:value-type="float" office:value="0.434749065831176" calcext:value-type="float">
            <text:p>0.434749065831176</text:p>
          </table:table-cell>
          <table:table-cell table:formula="of:=SUMPRODUCT([Ratings.$Q$2:.$Q$21];[Ratings2.S$2:.S$21])/[Ratings2.S$22]/[Ratings.$Q$22]" office:value-type="float" office:value="0.564589571578465" calcext:value-type="float">
            <text:p>0.564589571578465</text:p>
          </table:table-cell>
          <table:table-cell table:formula="of:=SUMPRODUCT([Ratings.$Q$2:.$Q$21];[Ratings2.T$2:.T$21])/[Ratings2.T$22]/[Ratings.$Q$22]" office:value-type="float" office:value="0.208362274548078" calcext:value-type="float">
            <text:p>0.208362274548078</text:p>
          </table:table-cell>
          <table:table-cell table:formula="of:=SUMPRODUCT([Ratings.$Q$2:.$Q$21];[Ratings2.U$2:.U$21])/[Ratings2.U$22]/[Ratings.$Q$22]" office:value-type="float" office:value="0.235218768070192" calcext:value-type="float">
            <text:p>0.23521876807019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27: Schindler's List (1993)</text:p>
          </table:table-cell>
          <table:table-cell table:formula="of:=SUMPRODUCT([Ratings.$R$2:.$R$21];[Ratings2.B$2:.B$21])/[Ratings2.B$22]/[Ratings.$R$22]" office:value-type="float" office:value="0.463816828521959" calcext:value-type="float">
            <text:p>0.463816828521959</text:p>
          </table:table-cell>
          <table:table-cell table:formula="of:=SUMPRODUCT([Ratings.$R$2:.$R$21];[Ratings2.C$2:.C$21])/[Ratings2.C$22]/[Ratings.$R$22]" office:value-type="float" office:value="0.573529411764706" calcext:value-type="float">
            <text:p>0.573529411764706</text:p>
          </table:table-cell>
          <table:table-cell table:formula="of:=SUMPRODUCT([Ratings.$R$2:.$R$21];[Ratings2.D$2:.D$21])/[Ratings2.D$22]/[Ratings.$R$22]" office:value-type="float" office:value="0.320493504512297" calcext:value-type="float">
            <text:p>0.320493504512297</text:p>
          </table:table-cell>
          <table:table-cell table:formula="of:=SUMPRODUCT([Ratings.$R$2:.$R$21];[Ratings2.E$2:.E$21])/[Ratings2.E$22]/[Ratings.$R$22]" office:value-type="float" office:value="0.497510993540504" calcext:value-type="float">
            <text:p>0.497510993540504</text:p>
          </table:table-cell>
          <table:table-cell table:formula="of:=SUMPRODUCT([Ratings.$R$2:.$R$21];[Ratings2.F$2:.F$21])/[Ratings2.F$22]/[Ratings.$R$22]" office:value-type="float" office:value="0.757630381562417" calcext:value-type="float">
            <text:p>0.757630381562417</text:p>
          </table:table-cell>
          <table:table-cell table:formula="of:=SUMPRODUCT([Ratings.$R$2:.$R$21];[Ratings2.G$2:.G$21])/[Ratings2.G$22]/[Ratings.$R$22]" office:value-type="float" office:value="0.385040016041824" calcext:value-type="float">
            <text:p>0.385040016041824</text:p>
          </table:table-cell>
          <table:table-cell table:formula="of:=SUMPRODUCT([Ratings.$R$2:.$R$21];[Ratings2.H$2:.H$21])/[Ratings2.H$22]/[Ratings.$R$22]" office:value-type="float" office:value="0.58378678681532" calcext:value-type="float">
            <text:p>0.58378678681532</text:p>
          </table:table-cell>
          <table:table-cell table:formula="of:=SUMPRODUCT([Ratings.$R$2:.$R$21];[Ratings2.I$2:.I$21])/[Ratings2.I$22]/[Ratings.$R$22]" office:value-type="float" office:value="0.526661859062719" calcext:value-type="float">
            <text:p>0.526661859062719</text:p>
          </table:table-cell>
          <table:table-cell table:formula="of:=SUMPRODUCT([Ratings.$R$2:.$R$21];[Ratings2.J$2:.J$21])/[Ratings2.J$22]/[Ratings.$R$22]" office:value-type="float" office:value="0.548529813002185" calcext:value-type="float">
            <text:p>0.548529813002185</text:p>
          </table:table-cell>
          <table:table-cell table:formula="of:=SUMPRODUCT([Ratings.$R$2:.$R$21];[Ratings2.K$2:.K$21])/[Ratings2.K$22]/[Ratings.$R$22]" office:value-type="float" office:value="0.517087689995019" calcext:value-type="float">
            <text:p>0.517087689995019</text:p>
          </table:table-cell>
          <table:table-cell table:formula="of:=SUMPRODUCT([Ratings.$R$2:.$R$21];[Ratings2.L$2:.L$21])/[Ratings2.L$22]/[Ratings.$R$22]" office:value-type="float" office:value="0.453812450650168" calcext:value-type="float">
            <text:p>0.453812450650168</text:p>
          </table:table-cell>
          <table:table-cell table:formula="of:=SUMPRODUCT([Ratings.$R$2:.$R$21];[Ratings2.M$2:.M$21])/[Ratings2.M$22]/[Ratings.$R$22]" office:value-type="float" office:value="0.543650867730987" calcext:value-type="float">
            <text:p>0.543650867730987</text:p>
          </table:table-cell>
          <table:table-cell table:formula="of:=SUMPRODUCT([Ratings.$R$2:.$R$21];[Ratings2.N$2:.N$21])/[Ratings2.N$22]/[Ratings.$R$22]" office:value-type="float" office:value="0.481764659040872" calcext:value-type="float">
            <text:p>0.481764659040872</text:p>
          </table:table-cell>
          <table:table-cell table:formula="of:=SUMPRODUCT([Ratings.$R$2:.$R$21];[Ratings2.O$2:.O$21])/[Ratings2.O$22]/[Ratings.$R$22]" office:value-type="float" office:value="0.625235535287264" calcext:value-type="float">
            <text:p>0.625235535287264</text:p>
          </table:table-cell>
          <table:table-cell table:formula="of:=SUMPRODUCT([Ratings.$R$2:.$R$21];[Ratings2.P$2:.P$21])/[Ratings2.P$22]/[Ratings.$R$22]" office:value-type="float" office:value="0.513265393151213" calcext:value-type="float">
            <text:p>0.513265393151213</text:p>
          </table:table-cell>
          <table:table-cell table:formula="of:=SUMPRODUCT([Ratings.$R$2:.$R$21];[Ratings2.Q$2:.Q$21])/[Ratings2.Q$22]/[Ratings.$R$22]" office:value-type="float" office:value="0.434749065831176" calcext:value-type="float">
            <text:p>0.434749065831176</text:p>
          </table:table-cell>
          <table:table-cell table:formula="of:=SUMPRODUCT([Ratings.$R$2:.$R$21];[Ratings2.R$2:.R$21])/[Ratings2.R$22]/[Ratings.$R$22]" office:value-type="float" office:value="1" calcext:value-type="float">
            <text:p>1</text:p>
          </table:table-cell>
          <table:table-cell table:formula="of:=SUMPRODUCT([Ratings.$R$2:.$R$21];[Ratings2.S$2:.S$21])/[Ratings2.S$22]/[Ratings.$R$22]" office:value-type="float" office:value="0.641688947919748" calcext:value-type="float">
            <text:p>0.641688947919748</text:p>
          </table:table-cell>
          <table:table-cell table:formula="of:=SUMPRODUCT([Ratings.$R$2:.$R$21];[Ratings2.T$2:.T$21])/[Ratings2.T$22]/[Ratings.$R$22]" office:value-type="float" office:value="0.434162422341087" calcext:value-type="float">
            <text:p>0.434162422341087</text:p>
          </table:table-cell>
          <table:table-cell table:formula="of:=SUMPRODUCT([Ratings.$R$2:.$R$21];[Ratings2.U$2:.U$21])/[Ratings2.U$22]/[Ratings.$R$22]" office:value-type="float" office:value="0.305295492417808" calcext:value-type="float">
            <text:p>0.30529549241780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762: Sixth Sense, The (1999)</text:p>
          </table:table-cell>
          <table:table-cell table:formula="of:=SUMPRODUCT([Ratings.$S$2:.$S$21];[Ratings2.B$2:.B$21])/[Ratings2.B$22]/[Ratings.$S$22]" office:value-type="float" office:value="0.421637021355784" calcext:value-type="float">
            <text:p>0.421637021355784</text:p>
          </table:table-cell>
          <table:table-cell table:formula="of:=SUMPRODUCT([Ratings.$S$2:.$S$21];[Ratings2.C$2:.C$21])/[Ratings2.C$22]/[Ratings.$S$22]" office:value-type="float" office:value="0.56529740650073" calcext:value-type="float">
            <text:p>0.56529740650073</text:p>
          </table:table-cell>
          <table:table-cell table:formula="of:=SUMPRODUCT([Ratings.$S$2:.$S$21];[Ratings2.D$2:.D$21])/[Ratings2.D$22]/[Ratings.$S$22]" office:value-type="float" office:value="0.60294332599091" calcext:value-type="float">
            <text:p>0.60294332599091</text:p>
          </table:table-cell>
          <table:table-cell table:formula="of:=SUMPRODUCT([Ratings.$S$2:.$S$21];[Ratings2.E$2:.E$21])/[Ratings2.E$22]/[Ratings.$S$22]" office:value-type="float" office:value="0.459445858404211" calcext:value-type="float">
            <text:p>0.459445858404211</text:p>
          </table:table-cell>
          <table:table-cell table:formula="of:=SUMPRODUCT([Ratings.$S$2:.$S$21];[Ratings2.F$2:.F$21])/[Ratings2.F$22]/[Ratings.$S$22]" office:value-type="float" office:value="0.715564651235153" calcext:value-type="float">
            <text:p>0.715564651235153</text:p>
          </table:table-cell>
          <table:table-cell table:formula="of:=SUMPRODUCT([Ratings.$S$2:.$S$21];[Ratings2.G$2:.G$21])/[Ratings2.G$22]/[Ratings.$S$22]" office:value-type="float" office:value="0.415715044712594" calcext:value-type="float">
            <text:p>0.415715044712594</text:p>
          </table:table-cell>
          <table:table-cell table:formula="of:=SUMPRODUCT([Ratings.$S$2:.$S$21];[Ratings2.H$2:.H$21])/[Ratings2.H$22]/[Ratings.$S$22]" office:value-type="float" office:value="0.406424673137236" calcext:value-type="float">
            <text:p>0.406424673137236</text:p>
          </table:table-cell>
          <table:table-cell table:formula="of:=SUMPRODUCT([Ratings.$S$2:.$S$21];[Ratings2.I$2:.I$21])/[Ratings2.I$22]/[Ratings.$S$22]" office:value-type="float" office:value="0.506329156135026" calcext:value-type="float">
            <text:p>0.506329156135026</text:p>
          </table:table-cell>
          <table:table-cell table:formula="of:=SUMPRODUCT([Ratings.$S$2:.$S$21];[Ratings2.J$2:.J$21])/[Ratings2.J$22]/[Ratings.$S$22]" office:value-type="float" office:value="0.368746733779797" calcext:value-type="float">
            <text:p>0.368746733779797</text:p>
          </table:table-cell>
          <table:table-cell table:formula="of:=SUMPRODUCT([Ratings.$S$2:.$S$21];[Ratings2.K$2:.K$21])/[Ratings2.K$22]/[Ratings.$S$22]" office:value-type="float" office:value="0.474540189926057" calcext:value-type="float">
            <text:p>0.474540189926057</text:p>
          </table:table-cell>
          <table:table-cell table:formula="of:=SUMPRODUCT([Ratings.$S$2:.$S$21];[Ratings2.L$2:.L$21])/[Ratings2.L$22]/[Ratings.$S$22]" office:value-type="float" office:value="0.645179167081105" calcext:value-type="float">
            <text:p>0.645179167081105</text:p>
          </table:table-cell>
          <table:table-cell table:formula="of:=SUMPRODUCT([Ratings.$S$2:.$S$21];[Ratings2.M$2:.M$21])/[Ratings2.M$22]/[Ratings.$S$22]" office:value-type="float" office:value="0.420325549994187" calcext:value-type="float">
            <text:p>0.420325549994187</text:p>
          </table:table-cell>
          <table:table-cell table:formula="of:=SUMPRODUCT([Ratings.$S$2:.$S$21];[Ratings2.N$2:.N$21])/[Ratings2.N$22]/[Ratings.$S$22]" office:value-type="float" office:value="0.667356440950159" calcext:value-type="float">
            <text:p>0.667356440950159</text:p>
          </table:table-cell>
          <table:table-cell table:formula="of:=SUMPRODUCT([Ratings.$S$2:.$S$21];[Ratings2.O$2:.O$21])/[Ratings2.O$22]/[Ratings.$S$22]" office:value-type="float" office:value="0.702240870866298" calcext:value-type="float">
            <text:p>0.702240870866298</text:p>
          </table:table-cell>
          <table:table-cell table:formula="of:=SUMPRODUCT([Ratings.$S$2:.$S$21];[Ratings2.P$2:.P$21])/[Ratings2.P$22]/[Ratings.$S$22]" office:value-type="float" office:value="0.533244229742086" calcext:value-type="float">
            <text:p>0.533244229742086</text:p>
          </table:table-cell>
          <table:table-cell table:formula="of:=SUMPRODUCT([Ratings.$S$2:.$S$21];[Ratings2.Q$2:.Q$21])/[Ratings2.Q$22]/[Ratings.$S$22]" office:value-type="float" office:value="0.564589571578465" calcext:value-type="float">
            <text:p>0.564589571578465</text:p>
          </table:table-cell>
          <table:table-cell table:formula="of:=SUMPRODUCT([Ratings.$S$2:.$S$21];[Ratings2.R$2:.R$21])/[Ratings2.R$22]/[Ratings.$S$22]" office:value-type="float" office:value="0.641688947919748" calcext:value-type="float">
            <text:p>0.641688947919748</text:p>
          </table:table-cell>
          <table:table-cell table:formula="of:=SUMPRODUCT([Ratings.$S$2:.$S$21];[Ratings2.S$2:.S$21])/[Ratings2.S$22]/[Ratings.$S$22]" office:value-type="float" office:value="1" calcext:value-type="float">
            <text:p>1</text:p>
          </table:table-cell>
          <table:table-cell table:formula="of:=SUMPRODUCT([Ratings.$S$2:.$S$21];[Ratings2.T$2:.T$21])/[Ratings2.T$22]/[Ratings.$S$22]" office:value-type="float" office:value="0.434659917652859" calcext:value-type="float">
            <text:p>0.434659917652859</text:p>
          </table:table-cell>
          <table:table-cell table:formula="of:=SUMPRODUCT([Ratings.$S$2:.$S$21];[Ratings2.U$2:.U$21])/[Ratings2.U$22]/[Ratings.$S$22]" office:value-type="float" office:value="0.394330783236457" calcext:value-type="float">
            <text:p>0.39433078323645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198: Raiders of the Lost Ark (1981)</text:p>
          </table:table-cell>
          <table:table-cell table:formula="of:=SUMPRODUCT([Ratings.$T$2:.$T$21];[Ratings2.B$2:.B$21])/[Ratings2.B$22]/[Ratings.$T$22]" office:value-type="float" office:value="0.466816533067108" calcext:value-type="float">
            <text:p>0.466816533067108</text:p>
          </table:table-cell>
          <table:table-cell table:formula="of:=SUMPRODUCT([Ratings.$T$2:.$T$21];[Ratings2.C$2:.C$21])/[Ratings2.C$22]/[Ratings.$T$22]" office:value-type="float" office:value="0.252603591180269" calcext:value-type="float">
            <text:p>0.252603591180269</text:p>
          </table:table-cell>
          <table:table-cell table:formula="of:=SUMPRODUCT([Ratings.$T$2:.$T$21];[Ratings2.D$2:.D$21])/[Ratings2.D$22]/[Ratings.$T$22]" office:value-type="float" office:value="0.288275445743253" calcext:value-type="float">
            <text:p>0.288275445743253</text:p>
          </table:table-cell>
          <table:table-cell table:formula="of:=SUMPRODUCT([Ratings.$T$2:.$T$21];[Ratings2.E$2:.E$21])/[Ratings2.E$22]/[Ratings.$T$22]" office:value-type="float" office:value="0.467346705336856" calcext:value-type="float">
            <text:p>0.467346705336856</text:p>
          </table:table-cell>
          <table:table-cell table:formula="of:=SUMPRODUCT([Ratings.$T$2:.$T$21];[Ratings2.F$2:.F$21])/[Ratings2.F$22]/[Ratings.$T$22]" office:value-type="float" office:value="0.702452160453317" calcext:value-type="float">
            <text:p>0.702452160453317</text:p>
          </table:table-cell>
          <table:table-cell table:formula="of:=SUMPRODUCT([Ratings.$T$2:.$T$21];[Ratings2.G$2:.G$21])/[Ratings2.G$22]/[Ratings.$T$22]" office:value-type="float" office:value="0.526838491834813" calcext:value-type="float">
            <text:p>0.526838491834813</text:p>
          </table:table-cell>
          <table:table-cell table:formula="of:=SUMPRODUCT([Ratings.$T$2:.$T$21];[Ratings2.H$2:.H$21])/[Ratings2.H$22]/[Ratings.$T$22]" office:value-type="float" office:value="0.581505044883259" calcext:value-type="float">
            <text:p>0.581505044883259</text:p>
          </table:table-cell>
          <table:table-cell table:formula="of:=SUMPRODUCT([Ratings.$T$2:.$T$21];[Ratings2.I$2:.I$21])/[Ratings2.I$22]/[Ratings.$T$22]" office:value-type="float" office:value="0.573844770668205" calcext:value-type="float">
            <text:p>0.573844770668205</text:p>
          </table:table-cell>
          <table:table-cell table:formula="of:=SUMPRODUCT([Ratings.$T$2:.$T$21];[Ratings2.J$2:.J$21])/[Ratings2.J$22]/[Ratings.$T$22]" office:value-type="float" office:value="0.467642027139053" calcext:value-type="float">
            <text:p>0.467642027139053</text:p>
          </table:table-cell>
          <table:table-cell table:formula="of:=SUMPRODUCT([Ratings.$T$2:.$T$21];[Ratings2.K$2:.K$21])/[Ratings2.K$22]/[Ratings.$T$22]" office:value-type="float" office:value="0.342328552019577" calcext:value-type="float">
            <text:p>0.342328552019577</text:p>
          </table:table-cell>
          <table:table-cell table:formula="of:=SUMPRODUCT([Ratings.$T$2:.$T$21];[Ratings2.L$2:.L$21])/[Ratings2.L$22]/[Ratings.$T$22]" office:value-type="float" office:value="0.273514263980543" calcext:value-type="float">
            <text:p>0.273514263980543</text:p>
          </table:table-cell>
          <table:table-cell table:formula="of:=SUMPRODUCT([Ratings.$T$2:.$T$21];[Ratings2.M$2:.M$21])/[Ratings2.M$22]/[Ratings.$T$22]" office:value-type="float" office:value="0.50220589306306" calcext:value-type="float">
            <text:p>0.50220589306306</text:p>
          </table:table-cell>
          <table:table-cell table:formula="of:=SUMPRODUCT([Ratings.$T$2:.$T$21];[Ratings2.N$2:.N$21])/[Ratings2.N$22]/[Ratings.$T$22]" office:value-type="float" office:value="0.50153289954348" calcext:value-type="float">
            <text:p>0.50153289954348</text:p>
          </table:table-cell>
          <table:table-cell table:formula="of:=SUMPRODUCT([Ratings.$T$2:.$T$21];[Ratings2.O$2:.O$21])/[Ratings2.O$22]/[Ratings.$T$22]" office:value-type="float" office:value="0.498888018062569" calcext:value-type="float">
            <text:p>0.498888018062569</text:p>
          </table:table-cell>
          <table:table-cell table:formula="of:=SUMPRODUCT([Ratings.$T$2:.$T$21];[Ratings2.P$2:.P$21])/[Ratings2.P$22]/[Ratings.$T$22]" office:value-type="float" office:value="0.499594999528542" calcext:value-type="float">
            <text:p>0.499594999528542</text:p>
          </table:table-cell>
          <table:table-cell table:formula="of:=SUMPRODUCT([Ratings.$T$2:.$T$21];[Ratings2.Q$2:.Q$21])/[Ratings2.Q$22]/[Ratings.$T$22]" office:value-type="float" office:value="0.208362274548078" calcext:value-type="float">
            <text:p>0.208362274548078</text:p>
          </table:table-cell>
          <table:table-cell table:formula="of:=SUMPRODUCT([Ratings.$T$2:.$T$21];[Ratings2.R$2:.R$21])/[Ratings2.R$22]/[Ratings.$T$22]" office:value-type="float" office:value="0.434162422341087" calcext:value-type="float">
            <text:p>0.434162422341087</text:p>
          </table:table-cell>
          <table:table-cell table:formula="of:=SUMPRODUCT([Ratings.$T$2:.$T$21];[Ratings2.S$2:.S$21])/[Ratings2.S$22]/[Ratings.$T$22]" office:value-type="float" office:value="0.434659917652859" calcext:value-type="float">
            <text:p>0.434659917652859</text:p>
          </table:table-cell>
          <table:table-cell table:formula="of:=SUMPRODUCT([Ratings.$T$2:.$T$21];[Ratings2.T$2:.T$21])/[Ratings2.T$22]/[Ratings.$T$22]" office:value-type="float" office:value="1" calcext:value-type="float">
            <text:p>1</text:p>
          </table:table-cell>
          <table:table-cell table:formula="of:=SUMPRODUCT([Ratings.$T$2:.$T$21];[Ratings2.U$2:.U$21])/[Ratings2.U$22]/[Ratings.$T$22]" office:value-type="float" office:value="0.389762269198672" calcext:value-type="float">
            <text:p>0.38976226919867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4: Babe (1995)</text:p>
          </table:table-cell>
          <table:table-cell table:formula="of:=SUMPRODUCT([Ratings.$U$2:.$U$21];[Ratings2.B$2:.B$21])/[Ratings2.B$22]/[Ratings.$U$22]" office:value-type="float" office:value="0.618070046200738" calcext:value-type="float">
            <text:p>0.618070046200738</text:p>
          </table:table-cell>
          <table:table-cell table:formula="of:=SUMPRODUCT([Ratings.$U$2:.$U$21];[Ratings2.C$2:.C$21])/[Ratings2.C$22]/[Ratings.$U$22]" office:value-type="float" office:value="0.511576230537948" calcext:value-type="float">
            <text:p>0.511576230537948</text:p>
          </table:table-cell>
          <table:table-cell table:formula="of:=SUMPRODUCT([Ratings.$U$2:.$U$21];[Ratings2.D$2:.D$21])/[Ratings2.D$22]/[Ratings.$U$22]" office:value-type="float" office:value="0.456849277423847" calcext:value-type="float">
            <text:p>0.456849277423847</text:p>
          </table:table-cell>
          <table:table-cell table:formula="of:=SUMPRODUCT([Ratings.$U$2:.$U$21];[Ratings2.E$2:.E$21])/[Ratings2.E$22]/[Ratings.$U$22]" office:value-type="float" office:value="0.542782456065775" calcext:value-type="float">
            <text:p>0.542782456065775</text:p>
          </table:table-cell>
          <table:table-cell table:formula="of:=SUMPRODUCT([Ratings.$U$2:.$U$21];[Ratings2.F$2:.F$21])/[Ratings2.F$22]/[Ratings.$U$22]" office:value-type="float" office:value="0.309159263840112" calcext:value-type="float">
            <text:p>0.309159263840112</text:p>
          </table:table-cell>
          <table:table-cell table:formula="of:=SUMPRODUCT([Ratings.$U$2:.$U$21];[Ratings2.G$2:.G$21])/[Ratings2.G$22]/[Ratings.$U$22]" office:value-type="float" office:value="0.576105710145395" calcext:value-type="float">
            <text:p>0.576105710145395</text:p>
          </table:table-cell>
          <table:table-cell table:formula="of:=SUMPRODUCT([Ratings.$U$2:.$U$21];[Ratings2.H$2:.H$21])/[Ratings2.H$22]/[Ratings.$U$22]" office:value-type="float" office:value="0.506525561545692" calcext:value-type="float">
            <text:p>0.506525561545692</text:p>
          </table:table-cell>
          <table:table-cell table:formula="of:=SUMPRODUCT([Ratings.$U$2:.$U$21];[Ratings2.I$2:.I$21])/[Ratings2.I$22]/[Ratings.$U$22]" office:value-type="float" office:value="0.405763028419138" calcext:value-type="float">
            <text:p>0.405763028419138</text:p>
          </table:table-cell>
          <table:table-cell table:formula="of:=SUMPRODUCT([Ratings.$U$2:.$U$21];[Ratings2.J$2:.J$21])/[Ratings2.J$22]/[Ratings.$U$22]" office:value-type="float" office:value="0.452604538827974" calcext:value-type="float">
            <text:p>0.452604538827974</text:p>
          </table:table-cell>
          <table:table-cell table:formula="of:=SUMPRODUCT([Ratings.$U$2:.$U$21];[Ratings2.K$2:.K$21])/[Ratings2.K$22]/[Ratings.$U$22]" office:value-type="float" office:value="0.241774522160691" calcext:value-type="float">
            <text:p>0.241774522160691</text:p>
          </table:table-cell>
          <table:table-cell table:formula="of:=SUMPRODUCT([Ratings.$U$2:.$U$21];[Ratings2.L$2:.L$21])/[Ratings2.L$22]/[Ratings.$U$22]" office:value-type="float" office:value="0.428845013935118" calcext:value-type="float">
            <text:p>0.428845013935118</text:p>
          </table:table-cell>
          <table:table-cell table:formula="of:=SUMPRODUCT([Ratings.$U$2:.$U$21];[Ratings2.M$2:.M$21])/[Ratings2.M$22]/[Ratings.$U$22]" office:value-type="float" office:value="0.397253047687416" calcext:value-type="float">
            <text:p>0.397253047687416</text:p>
          </table:table-cell>
          <table:table-cell table:formula="of:=SUMPRODUCT([Ratings.$U$2:.$U$21];[Ratings2.N$2:.N$21])/[Ratings2.N$22]/[Ratings.$U$22]" office:value-type="float" office:value="0.409560989319159" calcext:value-type="float">
            <text:p>0.409560989319159</text:p>
          </table:table-cell>
          <table:table-cell table:formula="of:=SUMPRODUCT([Ratings.$U$2:.$U$21];[Ratings2.O$2:.O$21])/[Ratings2.O$22]/[Ratings.$U$22]" office:value-type="float" office:value="0.417178757591621" calcext:value-type="float">
            <text:p>0.417178757591621</text:p>
          </table:table-cell>
          <table:table-cell table:formula="of:=SUMPRODUCT([Ratings.$U$2:.$U$21];[Ratings2.P$2:.P$21])/[Ratings2.P$22]/[Ratings.$U$22]" office:value-type="float" office:value="0.35326135281447" calcext:value-type="float">
            <text:p>0.35326135281447</text:p>
          </table:table-cell>
          <table:table-cell table:formula="of:=SUMPRODUCT([Ratings.$U$2:.$U$21];[Ratings2.Q$2:.Q$21])/[Ratings2.Q$22]/[Ratings.$U$22]" office:value-type="float" office:value="0.235218768070192" calcext:value-type="float">
            <text:p>0.235218768070192</text:p>
          </table:table-cell>
          <table:table-cell table:formula="of:=SUMPRODUCT([Ratings.$U$2:.$U$21];[Ratings2.R$2:.R$21])/[Ratings2.R$22]/[Ratings.$U$22]" office:value-type="float" office:value="0.305295492417808" calcext:value-type="float">
            <text:p>0.305295492417808</text:p>
          </table:table-cell>
          <table:table-cell table:formula="of:=SUMPRODUCT([Ratings.$U$2:.$U$21];[Ratings2.S$2:.S$21])/[Ratings2.S$22]/[Ratings.$U$22]" office:value-type="float" office:value="0.394330783236457" calcext:value-type="float">
            <text:p>0.394330783236457</text:p>
          </table:table-cell>
          <table:table-cell table:formula="of:=SUMPRODUCT([Ratings.$U$2:.$U$21];[Ratings2.T$2:.T$21])/[Ratings2.T$22]/[Ratings.$U$22]" office:value-type="float" office:value="0.389762269198672" calcext:value-type="float">
            <text:p>0.389762269198672</text:p>
          </table:table-cell>
          <table:table-cell table:formula="of:=SUMPRODUCT([Ratings.$U$2:.$U$21];[Ratings2.U$2:.U$21])/[Ratings2.U$22]/[Ratings.$U$22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_norm" table:style-name="ta4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number-columns-repeated="19" table:default-cell-style-name="Default"/>
        <table:table-column table:style-name="co1" table:number-columns-repeated="1003" table:default-cell-style-name="Default"/>
        <table:table-row table:style-name="ro1">
          <table:table-cell/>
          <table:table-cell table:style-name="ce2" office:value-type="string" calcext:value-type="string">
            <text:p>1: Toy Story (1995)</text:p>
          </table:table-cell>
          <table:table-cell table:style-name="ce2" office:value-type="string" calcext:value-type="string">
            <text:p>1210: Star Wars: Episode VI - Return of the Jedi (1983)</text:p>
          </table:table-cell>
          <table:table-cell table:style-name="ce2" office:value-type="string" calcext:value-type="string">
            <text:p>356: Forrest Gump (1994)</text:p>
          </table:table-cell>
          <table:table-cell table:style-name="ce2" office:value-type="string" calcext:value-type="string">
            <text:p>318: Shawshank Redemption, The (1994)</text:p>
          </table:table-cell>
          <table:table-cell table:style-name="ce2" office:value-type="string" calcext:value-type="string">
            <text:p>593: Silence of the Lambs, The (1991)</text:p>
          </table:table-cell>
          <table:table-cell table:style-name="ce2" office:value-type="string" calcext:value-type="string">
            <text:p>3578: Gladiator (2000)</text:p>
          </table:table-cell>
          <table:table-cell table:style-name="ce2" office:value-type="string" calcext:value-type="string">
            <text:p>260: Star Wars: Episode IV - A New Hope (1977)</text:p>
          </table:table-cell>
          <table:table-cell table:style-name="ce2" office:value-type="string" calcext:value-type="string">
            <text:p>2028: Saving Private Ryan (1998)</text:p>
          </table:table-cell>
          <table:table-cell table:style-name="ce2" office:value-type="string" calcext:value-type="string">
            <text:p>296: Pulp Fiction (1994)</text:p>
          </table:table-cell>
          <table:table-cell table:style-name="ce2" office:value-type="string" calcext:value-type="string">
            <text:p>1259: Stand by Me (1986)</text:p>
          </table:table-cell>
          <table:table-cell table:style-name="ce2" office:value-type="string" calcext:value-type="string">
            <text:p>2396: Shakespeare in Love (1998)</text:p>
          </table:table-cell>
          <table:table-cell table:style-name="ce2" office:value-type="string" calcext:value-type="string">
            <text:p>2916: Total Recall (1990)</text:p>
          </table:table-cell>
          <table:table-cell table:style-name="ce2" office:value-type="string" calcext:value-type="string">
            <text:p>780: Independence Day (ID4) (1996)</text:p>
          </table:table-cell>
          <table:table-cell table:style-name="ce2" office:value-type="string" calcext:value-type="string">
            <text:p>541: Blade Runner (1982)</text:p>
          </table:table-cell>
          <table:table-cell table:style-name="ce2" office:value-type="string" calcext:value-type="string">
            <text:p>1265: Groundhog Day (1993)</text:p>
          </table:table-cell>
          <table:table-cell table:style-name="ce2" office:value-type="string" calcext:value-type="string">
            <text:p>2571: Matrix, The (1999)</text:p>
          </table:table-cell>
          <table:table-cell table:style-name="ce2" office:value-type="string" calcext:value-type="string">
            <text:p>527: Schindler's List (1993)</text:p>
          </table:table-cell>
          <table:table-cell table:style-name="ce2" office:value-type="string" calcext:value-type="string">
            <text:p>2762: Sixth Sense, The (1999)</text:p>
          </table:table-cell>
          <table:table-cell table:style-name="ce2" office:value-type="string" calcext:value-type="string">
            <text:p>1198: Raiders of the Lost Ark (1981)</text:p>
          </table:table-cell>
          <table:table-cell table:style-name="ce2"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: Toy Story (1995)</text:p>
          </table:table-cell>
          <table:table-cell table:formula="of:=SUMPRODUCT([NormRatings.$B$2:.$B$21];[NormRatings_2.B2:.B21])/[NormRatings_2.B22]/[NormRatings.$B$22]" office:value-type="float" office:value="1" calcext:value-type="float">
            <text:p>1</text:p>
          </table:table-cell>
          <table:table-cell table:formula="of:=SUMPRODUCT([NormRatings.$B$2:.$B$21];[NormRatings_2.C2:.C21])/[NormRatings_2.C22]/[NormRatings.$B$22]" office:value-type="float" office:value="-0.377770702557788" calcext:value-type="float">
            <text:p>-0.377770702557788</text:p>
          </table:table-cell>
          <table:table-cell table:formula="of:=SUMPRODUCT([NormRatings.$B$2:.$B$21];[NormRatings_2.D2:.D21])/[NormRatings_2.D22]/[NormRatings.$B$22]" office:value-type="float" office:value="0.355779724547666" calcext:value-type="float">
            <text:p>0.355779724547666</text:p>
          </table:table-cell>
          <table:table-cell table:formula="of:=SUMPRODUCT([NormRatings.$B$2:.$B$21];[NormRatings_2.E2:.E21])/[NormRatings_2.E22]/[NormRatings.$B$22]" office:value-type="float" office:value="0.215975373706653" calcext:value-type="float">
            <text:p>0.215975373706653</text:p>
          </table:table-cell>
          <table:table-cell table:formula="of:=SUMPRODUCT([NormRatings.$B$2:.$B$21];[NormRatings_2.F2:.F21])/[NormRatings_2.F22]/[NormRatings.$B$22]" office:value-type="float" office:value="-0.603707830523159" calcext:value-type="float">
            <text:p>-0.603707830523159</text:p>
          </table:table-cell>
          <table:table-cell table:formula="of:=SUMPRODUCT([NormRatings.$B$2:.$B$21];[NormRatings_2.G2:.G21])/[NormRatings_2.G22]/[NormRatings.$B$22]" office:value-type="float" office:value="0.139213711114907" calcext:value-type="float">
            <text:p>0.139213711114907</text:p>
          </table:table-cell>
          <table:table-cell table:formula="of:=SUMPRODUCT([NormRatings.$B$2:.$B$21];[NormRatings_2.H2:.H21])/[NormRatings_2.H22]/[NormRatings.$B$22]" office:value-type="float" office:value="-0.0503375513303496" calcext:value-type="float">
            <text:p>-0.05033755133035</text:p>
          </table:table-cell>
          <table:table-cell table:formula="of:=SUMPRODUCT([NormRatings.$B$2:.$B$21];[NormRatings_2.I2:.I21])/[NormRatings_2.I22]/[NormRatings.$B$22]" office:value-type="float" office:value="0.192798584829447" calcext:value-type="float">
            <text:p>0.192798584829447</text:p>
          </table:table-cell>
          <table:table-cell table:formula="of:=SUMPRODUCT([NormRatings.$B$2:.$B$21];[NormRatings_2.J2:.J21])/[NormRatings_2.J22]/[NormRatings.$B$22]" office:value-type="float" office:value="0.295013165087048" calcext:value-type="float">
            <text:p>0.295013165087048</text:p>
          </table:table-cell>
          <table:table-cell table:formula="of:=SUMPRODUCT([NormRatings.$B$2:.$B$21];[NormRatings_2.K2:.K21])/[NormRatings_2.K22]/[NormRatings.$B$22]" office:value-type="float" office:value="-0.225656918060086" calcext:value-type="float">
            <text:p>-0.225656918060086</text:p>
          </table:table-cell>
          <table:table-cell table:formula="of:=SUMPRODUCT([NormRatings.$B$2:.$B$21];[NormRatings_2.L2:.L21])/[NormRatings_2.L22]/[NormRatings.$B$22]" office:value-type="float" office:value="0.116755439164396" calcext:value-type="float">
            <text:p>0.116755439164396</text:p>
          </table:table-cell>
          <table:table-cell table:formula="of:=SUMPRODUCT([NormRatings.$B$2:.$B$21];[NormRatings_2.M2:.M21])/[NormRatings_2.M22]/[NormRatings.$B$22]" office:value-type="float" office:value="0.184712202657788" calcext:value-type="float">
            <text:p>0.184712202657788</text:p>
          </table:table-cell>
          <table:table-cell table:formula="of:=SUMPRODUCT([NormRatings.$B$2:.$B$21];[NormRatings_2.N2:.N21])/[NormRatings_2.N22]/[NormRatings.$B$22]" office:value-type="float" office:value="-0.319904112585739" calcext:value-type="float">
            <text:p>-0.319904112585739</text:p>
          </table:table-cell>
          <table:table-cell table:formula="of:=SUMPRODUCT([NormRatings.$B$2:.$B$21];[NormRatings_2.O2:.O21])/[NormRatings_2.O22]/[NormRatings.$B$22]" office:value-type="float" office:value="0.0200073855089594" calcext:value-type="float">
            <text:p>0.020007385508959</text:p>
          </table:table-cell>
          <table:table-cell table:formula="of:=SUMPRODUCT([NormRatings.$B$2:.$B$21];[NormRatings_2.P2:.P21])/[NormRatings_2.P22]/[NormRatings.$B$22]" office:value-type="float" office:value="-0.105583692361256" calcext:value-type="float">
            <text:p>-0.105583692361256</text:p>
          </table:table-cell>
          <table:table-cell table:formula="of:=SUMPRODUCT([NormRatings.$B$2:.$B$21];[NormRatings_2.Q2:.Q21])/[NormRatings_2.Q22]/[NormRatings.$B$22]" office:value-type="float" office:value="-0.420331369328785" calcext:value-type="float">
            <text:p>-0.420331369328785</text:p>
          </table:table-cell>
          <table:table-cell table:formula="of:=SUMPRODUCT([NormRatings.$B$2:.$B$21];[NormRatings_2.R2:.R21])/[NormRatings_2.R22]/[NormRatings.$B$22]" office:value-type="float" office:value="-0.146783610780288" calcext:value-type="float">
            <text:p>-0.146783610780288</text:p>
          </table:table-cell>
          <table:table-cell table:formula="of:=SUMPRODUCT([NormRatings.$B$2:.$B$21];[NormRatings_2.S2:.S21])/[NormRatings_2.S22]/[NormRatings.$B$22]" office:value-type="float" office:value="-0.241280938546532" calcext:value-type="float">
            <text:p>-0.241280938546532</text:p>
          </table:table-cell>
          <table:table-cell table:formula="of:=SUMPRODUCT([NormRatings.$B$2:.$B$21];[NormRatings_2.T2:.T21])/[NormRatings_2.T22]/[NormRatings.$B$22]" office:value-type="float" office:value="-0.248856798144963" calcext:value-type="float">
            <text:p>-0.248856798144963</text:p>
          </table:table-cell>
          <table:table-cell table:formula="of:=SUMPRODUCT([NormRatings.$B$2:.$B$21];[NormRatings_2.U2:.U21])/[NormRatings_2.U22]/[NormRatings.$B$22]" office:value-type="float" office:value="0.55444750193354" calcext:value-type="float">
            <text:p>0.5544475019335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10: Star Wars: Episode VI - Return of the Jedi (1983)</text:p>
          </table:table-cell>
          <table:table-cell table:formula="of:=SUMPRODUCT([NormRatings.$C$2:.$C$21];[NormRatings_2.B$2:.B$21])/[NormRatings_2.B$22]/[NormRatings.$C$22]" office:value-type="float" office:value="-0.377770702557788" calcext:value-type="float">
            <text:p>-0.377770702557788</text:p>
          </table:table-cell>
          <table:table-cell table:formula="of:=SUMPRODUCT([NormRatings.$C$2:.$C$21];[NormRatings_2.C$2:.C$21])/[NormRatings_2.C$22]/[NormRatings.$C$22]" office:value-type="float" office:value="1" calcext:value-type="float">
            <text:p>1</text:p>
          </table:table-cell>
          <table:table-cell table:formula="of:=SUMPRODUCT([NormRatings.$C$2:.$C$21];[NormRatings_2.D$2:.D$21])/[NormRatings_2.D$22]/[NormRatings.$C$22]" office:value-type="float" office:value="-0.504038075264469" calcext:value-type="float">
            <text:p>-0.504038075264469</text:p>
          </table:table-cell>
          <table:table-cell table:formula="of:=SUMPRODUCT([NormRatings.$C$2:.$C$21];[NormRatings_2.E$2:.E$21])/[NormRatings_2.E$22]/[NormRatings.$C$22]" office:value-type="float" office:value="0.00358705691654319" calcext:value-type="float">
            <text:p>0.003587056916543</text:p>
          </table:table-cell>
          <table:table-cell table:formula="of:=SUMPRODUCT([NormRatings.$C$2:.$C$21];[NormRatings_2.F$2:.F$21])/[NormRatings_2.F$22]/[NormRatings.$C$22]" office:value-type="float" office:value="-0.0232190119173514" calcext:value-type="float">
            <text:p>-0.023219011917351</text:p>
          </table:table-cell>
          <table:table-cell table:formula="of:=SUMPRODUCT([NormRatings.$C$2:.$C$21];[NormRatings_2.G$2:.G$21])/[NormRatings_2.G$22]/[NormRatings.$C$22]" office:value-type="float" office:value="-0.328703336451842" calcext:value-type="float">
            <text:p>-0.328703336451842</text:p>
          </table:table-cell>
          <table:table-cell table:formula="of:=SUMPRODUCT([NormRatings.$C$2:.$C$21];[NormRatings_2.H$2:.H$21])/[NormRatings_2.H$22]/[NormRatings.$C$22]" office:value-type="float" office:value="-0.231496000299161" calcext:value-type="float">
            <text:p>-0.231496000299161</text:p>
          </table:table-cell>
          <table:table-cell table:formula="of:=SUMPRODUCT([NormRatings.$C$2:.$C$21];[NormRatings_2.I$2:.I$21])/[NormRatings_2.I$22]/[NormRatings.$C$22]" office:value-type="float" office:value="-0.156331949239709" calcext:value-type="float">
            <text:p>-0.156331949239709</text:p>
          </table:table-cell>
          <table:table-cell table:formula="of:=SUMPRODUCT([NormRatings.$C$2:.$C$21];[NormRatings_2.J$2:.J$21])/[NormRatings_2.J$22]/[NormRatings.$C$22]" office:value-type="float" office:value="0.0135431902846808" calcext:value-type="float">
            <text:p>0.013543190284681</text:p>
          </table:table-cell>
          <table:table-cell table:formula="of:=SUMPRODUCT([NormRatings.$C$2:.$C$21];[NormRatings_2.K$2:.K$21])/[NormRatings_2.K$22]/[NormRatings.$C$22]" office:value-type="float" office:value="0.315185076475628" calcext:value-type="float">
            <text:p>0.315185076475628</text:p>
          </table:table-cell>
          <table:table-cell table:formula="of:=SUMPRODUCT([NormRatings.$C$2:.$C$21];[NormRatings_2.L$2:.L$21])/[NormRatings_2.L$22]/[NormRatings.$C$22]" office:value-type="float" office:value="0.1554084652601" calcext:value-type="float">
            <text:p>0.1554084652601</text:p>
          </table:table-cell>
          <table:table-cell table:formula="of:=SUMPRODUCT([NormRatings.$C$2:.$C$21];[NormRatings_2.M$2:.M$21])/[NormRatings_2.M$22]/[NormRatings.$C$22]" office:value-type="float" office:value="-0.00366222721212072" calcext:value-type="float">
            <text:p>-0.003662227212121</text:p>
          </table:table-cell>
          <table:table-cell table:formula="of:=SUMPRODUCT([NormRatings.$C$2:.$C$21];[NormRatings_2.N$2:.N$21])/[NormRatings_2.N$22]/[NormRatings.$C$22]" office:value-type="float" office:value="0.493912252170146" calcext:value-type="float">
            <text:p>0.493912252170146</text:p>
          </table:table-cell>
          <table:table-cell table:formula="of:=SUMPRODUCT([NormRatings.$C$2:.$C$21];[NormRatings_2.O$2:.O$21])/[NormRatings_2.O$22]/[NormRatings.$C$22]" office:value-type="float" office:value="-0.159882131597889" calcext:value-type="float">
            <text:p>-0.159882131597889</text:p>
          </table:table-cell>
          <table:table-cell table:formula="of:=SUMPRODUCT([NormRatings.$C$2:.$C$21];[NormRatings_2.P$2:.P$21])/[NormRatings_2.P$22]/[NormRatings.$C$22]" office:value-type="float" office:value="-0.27148913396549" calcext:value-type="float">
            <text:p>-0.27148913396549</text:p>
          </table:table-cell>
          <table:table-cell table:formula="of:=SUMPRODUCT([NormRatings.$C$2:.$C$21];[NormRatings_2.Q$2:.Q$21])/[NormRatings_2.Q$22]/[NormRatings.$C$22]" office:value-type="float" office:value="0.435884749367689" calcext:value-type="float">
            <text:p>0.435884749367689</text:p>
          </table:table-cell>
          <table:table-cell table:formula="of:=SUMPRODUCT([NormRatings.$C$2:.$C$21];[NormRatings_2.R$2:.R$21])/[NormRatings_2.R$22]/[NormRatings.$C$22]" office:value-type="float" office:value="-0.25027372858887" calcext:value-type="float">
            <text:p>-0.25027372858887</text:p>
          </table:table-cell>
          <table:table-cell table:formula="of:=SUMPRODUCT([NormRatings.$C$2:.$C$21];[NormRatings_2.S$2:.S$21])/[NormRatings_2.S$22]/[NormRatings.$C$22]" office:value-type="float" office:value="0.016440895757124" calcext:value-type="float">
            <text:p>0.016440895757124</text:p>
          </table:table-cell>
          <table:table-cell table:formula="of:=SUMPRODUCT([NormRatings.$C$2:.$C$21];[NormRatings_2.T$2:.T$21])/[NormRatings_2.T$22]/[NormRatings.$C$22]" office:value-type="float" office:value="0.0383459424022393" calcext:value-type="float">
            <text:p>0.038345942402239</text:p>
          </table:table-cell>
          <table:table-cell table:formula="of:=SUMPRODUCT([NormRatings.$C$2:.$C$21];[NormRatings_2.U$2:.U$21])/[NormRatings_2.U$22]/[NormRatings.$C$22]" office:value-type="float" office:value="-0.322874533554022" calcext:value-type="float">
            <text:p>-0.3228745335540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56: Forrest Gump (1994)</text:p>
          </table:table-cell>
          <table:table-cell table:formula="of:=SUMPRODUCT([NormRatings.$D$2:.$D$21];[NormRatings_2.B$2:.B$21])/[NormRatings_2.B$22]/[NormRatings.$D$22]" office:value-type="float" office:value="0.355779724547666" calcext:value-type="float">
            <text:p>0.355779724547666</text:p>
          </table:table-cell>
          <table:table-cell table:formula="of:=SUMPRODUCT([NormRatings.$D$2:.$D$21];[NormRatings_2.C$2:.C$21])/[NormRatings_2.C$22]/[NormRatings.$D$22]" office:value-type="float" office:value="-0.504038075264469" calcext:value-type="float">
            <text:p>-0.504038075264469</text:p>
          </table:table-cell>
          <table:table-cell table:formula="of:=SUMPRODUCT([NormRatings.$D$2:.$D$21];[NormRatings_2.D$2:.D$21])/[NormRatings_2.D$22]/[NormRatings.$D$22]" office:value-type="float" office:value="1" calcext:value-type="float">
            <text:p>1</text:p>
          </table:table-cell>
          <table:table-cell table:formula="of:=SUMPRODUCT([NormRatings.$D$2:.$D$21];[NormRatings_2.E$2:.E$21])/[NormRatings_2.E$22]/[NormRatings.$D$22]" office:value-type="float" office:value="-0.305232004877263" calcext:value-type="float">
            <text:p>-0.305232004877263</text:p>
          </table:table-cell>
          <table:table-cell table:formula="of:=SUMPRODUCT([NormRatings.$D$2:.$D$21];[NormRatings_2.F$2:.F$21])/[NormRatings_2.F$22]/[NormRatings.$D$22]" office:value-type="float" office:value="0.0234699539038227" calcext:value-type="float">
            <text:p>0.023469953903823</text:p>
          </table:table-cell>
          <table:table-cell table:formula="of:=SUMPRODUCT([NormRatings.$D$2:.$D$21];[NormRatings_2.G$2:.G$21])/[NormRatings_2.G$22]/[NormRatings.$D$22]" office:value-type="float" office:value="0.391563918711913" calcext:value-type="float">
            <text:p>0.391563918711913</text:p>
          </table:table-cell>
          <table:table-cell table:formula="of:=SUMPRODUCT([NormRatings.$D$2:.$D$21];[NormRatings_2.H$2:.H$21])/[NormRatings_2.H$22]/[NormRatings.$D$22]" office:value-type="float" office:value="0.100945888264308" calcext:value-type="float">
            <text:p>0.100945888264308</text:p>
          </table:table-cell>
          <table:table-cell table:formula="of:=SUMPRODUCT([NormRatings.$D$2:.$D$21];[NormRatings_2.I$2:.I$21])/[NormRatings_2.I$22]/[NormRatings.$D$22]" office:value-type="float" office:value="0.0752012337995635" calcext:value-type="float">
            <text:p>0.075201233799564</text:p>
          </table:table-cell>
          <table:table-cell table:formula="of:=SUMPRODUCT([NormRatings.$D$2:.$D$21];[NormRatings_2.J$2:.J$21])/[NormRatings_2.J$22]/[NormRatings.$D$22]" office:value-type="float" office:value="-0.0318317824743749" calcext:value-type="float">
            <text:p>-0.031831782474375</text:p>
          </table:table-cell>
          <table:table-cell table:formula="of:=SUMPRODUCT([NormRatings.$D$2:.$D$21];[NormRatings_2.K$2:.K$21])/[NormRatings_2.K$22]/[NormRatings.$D$22]" office:value-type="float" office:value="0.194058826734767" calcext:value-type="float">
            <text:p>0.194058826734767</text:p>
          </table:table-cell>
          <table:table-cell table:formula="of:=SUMPRODUCT([NormRatings.$D$2:.$D$21];[NormRatings_2.L$2:.L$21])/[NormRatings_2.L$22]/[NormRatings.$D$22]" office:value-type="float" office:value="0.133823873176283" calcext:value-type="float">
            <text:p>0.133823873176283</text:p>
          </table:table-cell>
          <table:table-cell table:formula="of:=SUMPRODUCT([NormRatings.$D$2:.$D$21];[NormRatings_2.M$2:.M$21])/[NormRatings_2.M$22]/[NormRatings.$D$22]" office:value-type="float" office:value="-0.184230799076156" calcext:value-type="float">
            <text:p>-0.184230799076156</text:p>
          </table:table-cell>
          <table:table-cell table:formula="of:=SUMPRODUCT([NormRatings.$D$2:.$D$21];[NormRatings_2.N$2:.N$21])/[NormRatings_2.N$22]/[NormRatings.$D$22]" office:value-type="float" office:value="-0.199001101354198" calcext:value-type="float">
            <text:p>-0.199001101354198</text:p>
          </table:table-cell>
          <table:table-cell table:formula="of:=SUMPRODUCT([NormRatings.$D$2:.$D$21];[NormRatings_2.O$2:.O$21])/[NormRatings_2.O$22]/[NormRatings.$D$22]" office:value-type="float" office:value="-0.158860323481781" calcext:value-type="float">
            <text:p>-0.158860323481781</text:p>
          </table:table-cell>
          <table:table-cell table:formula="of:=SUMPRODUCT([NormRatings.$D$2:.$D$21];[NormRatings_2.P$2:.P$21])/[NormRatings_2.P$22]/[NormRatings.$D$22]" office:value-type="float" office:value="-0.258312320832601" calcext:value-type="float">
            <text:p>-0.258312320832601</text:p>
          </table:table-cell>
          <table:table-cell table:formula="of:=SUMPRODUCT([NormRatings.$D$2:.$D$21];[NormRatings_2.Q$2:.Q$21])/[NormRatings_2.Q$22]/[NormRatings.$D$22]" office:value-type="float" office:value="-0.34446330285481" calcext:value-type="float">
            <text:p>-0.34446330285481</text:p>
          </table:table-cell>
          <table:table-cell table:formula="of:=SUMPRODUCT([NormRatings.$D$2:.$D$21];[NormRatings_2.R$2:.R$21])/[NormRatings_2.R$22]/[NormRatings.$D$22]" office:value-type="float" office:value="0.271579771477703" calcext:value-type="float">
            <text:p>0.271579771477703</text:p>
          </table:table-cell>
          <table:table-cell table:formula="of:=SUMPRODUCT([NormRatings.$D$2:.$D$21];[NormRatings_2.S$2:.S$21])/[NormRatings_2.S$22]/[NormRatings.$D$22]" office:value-type="float" office:value="-0.120006900610443" calcext:value-type="float">
            <text:p>-0.120006900610443</text:p>
          </table:table-cell>
          <table:table-cell table:formula="of:=SUMPRODUCT([NormRatings.$D$2:.$D$21];[NormRatings_2.T$2:.T$21])/[NormRatings_2.T$22]/[NormRatings.$D$22]" office:value-type="float" office:value="-0.0764936396423246" calcext:value-type="float">
            <text:p>-0.076493639642325</text:p>
          </table:table-cell>
          <table:table-cell table:formula="of:=SUMPRODUCT([NormRatings.$D$2:.$D$21];[NormRatings_2.U$2:.U$21])/[NormRatings_2.U$22]/[NormRatings.$D$22]" office:value-type="float" office:value="-0.240155207165141" calcext:value-type="float">
            <text:p>-0.24015520716514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18: Shawshank Redemption, The (1994)</text:p>
          </table:table-cell>
          <table:table-cell table:formula="of:=SUMPRODUCT([NormRatings.$E$2:.$E$21];[NormRatings_2.B$2:.B$21])/[NormRatings_2.B$22]/[NormRatings.$E$22]" office:value-type="float" office:value="0.215975373706653" calcext:value-type="float">
            <text:p>0.215975373706653</text:p>
          </table:table-cell>
          <table:table-cell table:formula="of:=SUMPRODUCT([NormRatings.$E$2:.$E$21];[NormRatings_2.C$2:.C$21])/[NormRatings_2.C$22]/[NormRatings.$E$22]" office:value-type="float" office:value="0.00358705691654319" calcext:value-type="float">
            <text:p>0.003587056916543</text:p>
          </table:table-cell>
          <table:table-cell table:formula="of:=SUMPRODUCT([NormRatings.$E$2:.$E$21];[NormRatings_2.D$2:.D$21])/[NormRatings_2.D$22]/[NormRatings.$E$22]" office:value-type="float" office:value="-0.305232004877263" calcext:value-type="float">
            <text:p>-0.305232004877263</text:p>
          </table:table-cell>
          <table:table-cell table:formula="of:=SUMPRODUCT([NormRatings.$E$2:.$E$21];[NormRatings_2.E$2:.E$21])/[NormRatings_2.E$22]/[NormRatings.$E$22]" office:value-type="float" office:value="1" calcext:value-type="float">
            <text:p>1</text:p>
          </table:table-cell>
          <table:table-cell table:formula="of:=SUMPRODUCT([NormRatings.$E$2:.$E$21];[NormRatings_2.F$2:.F$21])/[NormRatings_2.F$22]/[NormRatings.$E$22]" office:value-type="float" office:value="-0.186192136952875" calcext:value-type="float">
            <text:p>-0.186192136952875</text:p>
          </table:table-cell>
          <table:table-cell table:formula="of:=SUMPRODUCT([NormRatings.$E$2:.$E$21];[NormRatings_2.G$2:.G$21])/[NormRatings_2.G$22]/[NormRatings.$E$22]" office:value-type="float" office:value="-0.00101141508860131" calcext:value-type="float">
            <text:p>-0.001011415088601</text:p>
          </table:table-cell>
          <table:table-cell table:formula="of:=SUMPRODUCT([NormRatings.$E$2:.$E$21];[NormRatings_2.H$2:.H$21])/[NormRatings_2.H$22]/[NormRatings.$E$22]" office:value-type="float" office:value="-0.194869049008335" calcext:value-type="float">
            <text:p>-0.194869049008335</text:p>
          </table:table-cell>
          <table:table-cell table:formula="of:=SUMPRODUCT([NormRatings.$E$2:.$E$21];[NormRatings_2.I$2:.I$21])/[NormRatings_2.I$22]/[NormRatings.$E$22]" office:value-type="float" office:value="-0.276412548560471" calcext:value-type="float">
            <text:p>-0.276412548560471</text:p>
          </table:table-cell>
          <table:table-cell table:formula="of:=SUMPRODUCT([NormRatings.$E$2:.$E$21];[NormRatings_2.J$2:.J$21])/[NormRatings_2.J$22]/[NormRatings.$E$22]" office:value-type="float" office:value="0.343615152617791" calcext:value-type="float">
            <text:p>0.343615152617791</text:p>
          </table:table-cell>
          <table:table-cell table:formula="of:=SUMPRODUCT([NormRatings.$E$2:.$E$21];[NormRatings_2.K$2:.K$21])/[NormRatings_2.K$22]/[NormRatings.$E$22]" office:value-type="float" office:value="-0.0622238122903573" calcext:value-type="float">
            <text:p>-0.062223812290357</text:p>
          </table:table-cell>
          <table:table-cell table:formula="of:=SUMPRODUCT([NormRatings.$E$2:.$E$21];[NormRatings_2.L$2:.L$21])/[NormRatings_2.L$22]/[NormRatings.$E$22]" office:value-type="float" office:value="-0.0967266474553249" calcext:value-type="float">
            <text:p>-0.096726647455325</text:p>
          </table:table-cell>
          <table:table-cell table:formula="of:=SUMPRODUCT([NormRatings.$E$2:.$E$21];[NormRatings_2.M$2:.M$21])/[NormRatings_2.M$22]/[NormRatings.$E$22]" office:value-type="float" office:value="-0.0498944814949381" calcext:value-type="float">
            <text:p>-0.049894481494938</text:p>
          </table:table-cell>
          <table:table-cell table:formula="of:=SUMPRODUCT([NormRatings.$E$2:.$E$21];[NormRatings_2.N$2:.N$21])/[NormRatings_2.N$22]/[NormRatings.$E$22]" office:value-type="float" office:value="0.135021803472815" calcext:value-type="float">
            <text:p>0.135021803472815</text:p>
          </table:table-cell>
          <table:table-cell table:formula="of:=SUMPRODUCT([NormRatings.$E$2:.$E$21];[NormRatings_2.O$2:.O$21])/[NormRatings_2.O$22]/[NormRatings.$E$22]" office:value-type="float" office:value="0.341229121185677" calcext:value-type="float">
            <text:p>0.341229121185677</text:p>
          </table:table-cell>
          <table:table-cell table:formula="of:=SUMPRODUCT([NormRatings.$E$2:.$E$21];[NormRatings_2.P$2:.P$21])/[NormRatings_2.P$22]/[NormRatings.$E$22]" office:value-type="float" office:value="-0.101284261406298" calcext:value-type="float">
            <text:p>-0.101284261406298</text:p>
          </table:table-cell>
          <table:table-cell table:formula="of:=SUMPRODUCT([NormRatings.$E$2:.$E$21];[NormRatings_2.Q$2:.Q$21])/[NormRatings_2.Q$22]/[NormRatings.$E$22]" office:value-type="float" office:value="-0.0673293507008583" calcext:value-type="float">
            <text:p>-0.067329350700858</text:p>
          </table:table-cell>
          <table:table-cell table:formula="of:=SUMPRODUCT([NormRatings.$E$2:.$E$21];[NormRatings_2.R$2:.R$21])/[NormRatings_2.R$22]/[NormRatings.$E$22]" office:value-type="float" office:value="-0.213263615550479" calcext:value-type="float">
            <text:p>-0.213263615550479</text:p>
          </table:table-cell>
          <table:table-cell table:formula="of:=SUMPRODUCT([NormRatings.$E$2:.$E$21];[NormRatings_2.S$2:.S$21])/[NormRatings_2.S$22]/[NormRatings.$E$22]" office:value-type="float" office:value="-0.261482288227641" calcext:value-type="float">
            <text:p>-0.261482288227641</text:p>
          </table:table-cell>
          <table:table-cell table:formula="of:=SUMPRODUCT([NormRatings.$E$2:.$E$21];[NormRatings_2.T$2:.T$21])/[NormRatings_2.T$22]/[NormRatings.$E$22]" office:value-type="float" office:value="-0.343765951439841" calcext:value-type="float">
            <text:p>-0.343765951439841</text:p>
          </table:table-cell>
          <table:table-cell table:formula="of:=SUMPRODUCT([NormRatings.$E$2:.$E$21];[NormRatings_2.U$2:.U$21])/[NormRatings_2.U$22]/[NormRatings.$E$22]" office:value-type="float" office:value="0.32353240190383" calcext:value-type="float">
            <text:p>0.3235324019038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93: Silence of the Lambs, The (1991)</text:p>
          </table:table-cell>
          <table:table-cell table:formula="of:=SUMPRODUCT([NormRatings.$F$2:.$F$21];[NormRatings_2.B$2:.B$21])/[NormRatings_2.B$22]/[NormRatings.$F$22]" office:value-type="float" office:value="-0.603707830523159" calcext:value-type="float">
            <text:p>-0.603707830523159</text:p>
          </table:table-cell>
          <table:table-cell table:formula="of:=SUMPRODUCT([NormRatings.$F$2:.$F$21];[NormRatings_2.C$2:.C$21])/[NormRatings_2.C$22]/[NormRatings.$F$22]" office:value-type="float" office:value="-0.0232190119173514" calcext:value-type="float">
            <text:p>-0.023219011917351</text:p>
          </table:table-cell>
          <table:table-cell table:formula="of:=SUMPRODUCT([NormRatings.$F$2:.$F$21];[NormRatings_2.D$2:.D$21])/[NormRatings_2.D$22]/[NormRatings.$F$22]" office:value-type="float" office:value="0.0234699539038227" calcext:value-type="float">
            <text:p>0.023469953903823</text:p>
          </table:table-cell>
          <table:table-cell table:formula="of:=SUMPRODUCT([NormRatings.$F$2:.$F$21];[NormRatings_2.E$2:.E$21])/[NormRatings_2.E$22]/[NormRatings.$F$22]" office:value-type="float" office:value="-0.186192136952875" calcext:value-type="float">
            <text:p>-0.186192136952875</text:p>
          </table:table-cell>
          <table:table-cell table:formula="of:=SUMPRODUCT([NormRatings.$F$2:.$F$21];[NormRatings_2.F$2:.F$21])/[NormRatings_2.F$22]/[NormRatings.$F$22]" office:value-type="float" office:value="1" calcext:value-type="float">
            <text:p>1</text:p>
          </table:table-cell>
          <table:table-cell table:formula="of:=SUMPRODUCT([NormRatings.$F$2:.$F$21];[NormRatings_2.G$2:.G$21])/[NormRatings_2.G$22]/[NormRatings.$F$22]" office:value-type="float" office:value="0.0882818402792449" calcext:value-type="float">
            <text:p>0.088281840279245</text:p>
          </table:table-cell>
          <table:table-cell table:formula="of:=SUMPRODUCT([NormRatings.$F$2:.$F$21];[NormRatings_2.H$2:.H$21])/[NormRatings_2.H$22]/[NormRatings.$F$22]" office:value-type="float" office:value="-0.286670032623512" calcext:value-type="float">
            <text:p>-0.286670032623512</text:p>
          </table:table-cell>
          <table:table-cell table:formula="of:=SUMPRODUCT([NormRatings.$F$2:.$F$21];[NormRatings_2.I$2:.I$21])/[NormRatings_2.I$22]/[NormRatings.$F$22]" office:value-type="float" office:value="-0.299882671814835" calcext:value-type="float">
            <text:p>-0.299882671814835</text:p>
          </table:table-cell>
          <table:table-cell table:formula="of:=SUMPRODUCT([NormRatings.$F$2:.$F$21];[NormRatings_2.J$2:.J$21])/[NormRatings_2.J$22]/[NormRatings.$F$22]" office:value-type="float" office:value="-0.34655862561822" calcext:value-type="float">
            <text:p>-0.34655862561822</text:p>
          </table:table-cell>
          <table:table-cell table:formula="of:=SUMPRODUCT([NormRatings.$F$2:.$F$21];[NormRatings_2.K$2:.K$21])/[NormRatings_2.K$22]/[NormRatings.$F$22]" office:value-type="float" office:value="0.112862996901217" calcext:value-type="float">
            <text:p>0.112862996901217</text:p>
          </table:table-cell>
          <table:table-cell table:formula="of:=SUMPRODUCT([NormRatings.$F$2:.$F$21];[NormRatings_2.L$2:.L$21])/[NormRatings_2.L$22]/[NormRatings.$F$22]" office:value-type="float" office:value="0.0890451631125998" calcext:value-type="float">
            <text:p>0.0890451631126</text:p>
          </table:table-cell>
          <table:table-cell table:formula="of:=SUMPRODUCT([NormRatings.$F$2:.$F$21];[NormRatings_2.M$2:.M$21])/[NormRatings_2.M$22]/[NormRatings.$F$22]" office:value-type="float" office:value="-0.27600320586084" calcext:value-type="float">
            <text:p>-0.27600320586084</text:p>
          </table:table-cell>
          <table:table-cell table:formula="of:=SUMPRODUCT([NormRatings.$F$2:.$F$21];[NormRatings_2.N$2:.N$21])/[NormRatings_2.N$22]/[NormRatings.$F$22]" office:value-type="float" office:value="0.196368548340034" calcext:value-type="float">
            <text:p>0.196368548340034</text:p>
          </table:table-cell>
          <table:table-cell table:formula="of:=SUMPRODUCT([NormRatings.$F$2:.$F$21];[NormRatings_2.O$2:.O$21])/[NormRatings_2.O$22]/[NormRatings.$F$22]" office:value-type="float" office:value="0.0254421979276541" calcext:value-type="float">
            <text:p>0.025442197927654</text:p>
          </table:table-cell>
          <table:table-cell table:formula="of:=SUMPRODUCT([NormRatings.$F$2:.$F$21];[NormRatings_2.P$2:.P$21])/[NormRatings_2.P$22]/[NormRatings.$F$22]" office:value-type="float" office:value="0.0113031880581546" calcext:value-type="float">
            <text:p>0.011303188058155</text:p>
          </table:table-cell>
          <table:table-cell table:formula="of:=SUMPRODUCT([NormRatings.$F$2:.$F$21];[NormRatings_2.Q$2:.Q$21])/[NormRatings_2.Q$22]/[NormRatings.$F$22]" office:value-type="float" office:value="0.180365690165207" calcext:value-type="float">
            <text:p>0.180365690165207</text:p>
          </table:table-cell>
          <table:table-cell table:formula="of:=SUMPRODUCT([NormRatings.$F$2:.$F$21];[NormRatings_2.R$2:.R$21])/[NormRatings_2.R$22]/[NormRatings.$F$22]" office:value-type="float" office:value="0.22777759324816" calcext:value-type="float">
            <text:p>0.22777759324816</text:p>
          </table:table-cell>
          <table:table-cell table:formula="of:=SUMPRODUCT([NormRatings.$F$2:.$F$21];[NormRatings_2.S$2:.S$21])/[NormRatings_2.S$22]/[NormRatings.$F$22]" office:value-type="float" office:value="0.401320141939447" calcext:value-type="float">
            <text:p>0.401320141939447</text:p>
          </table:table-cell>
          <table:table-cell table:formula="of:=SUMPRODUCT([NormRatings.$F$2:.$F$21];[NormRatings_2.T$2:.T$21])/[NormRatings_2.T$22]/[NormRatings.$F$22]" office:value-type="float" office:value="-0.0100136158573066" calcext:value-type="float">
            <text:p>-0.010013615857307</text:p>
          </table:table-cell>
          <table:table-cell table:formula="of:=SUMPRODUCT([NormRatings.$F$2:.$F$21];[NormRatings_2.U$2:.U$21])/[NormRatings_2.U$22]/[NormRatings.$F$22]" office:value-type="float" office:value="-0.459928670726898" calcext:value-type="float">
            <text:p>-0.45992867072689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578: Gladiator (2000)</text:p>
          </table:table-cell>
          <table:table-cell table:formula="of:=SUMPRODUCT([NormRatings.$G$2:.$G$21];[NormRatings_2.B$2:.B$21])/[NormRatings_2.B$22]/[NormRatings.$G$22]" office:value-type="float" office:value="0.139213711114906" calcext:value-type="float">
            <text:p>0.139213711114906</text:p>
          </table:table-cell>
          <table:table-cell table:formula="of:=SUMPRODUCT([NormRatings.$G$2:.$G$21];[NormRatings_2.C$2:.C$21])/[NormRatings_2.C$22]/[NormRatings.$G$22]" office:value-type="float" office:value="-0.328703336451842" calcext:value-type="float">
            <text:p>-0.328703336451842</text:p>
          </table:table-cell>
          <table:table-cell table:formula="of:=SUMPRODUCT([NormRatings.$G$2:.$G$21];[NormRatings_2.D$2:.D$21])/[NormRatings_2.D$22]/[NormRatings.$G$22]" office:value-type="float" office:value="0.391563918711913" calcext:value-type="float">
            <text:p>0.391563918711913</text:p>
          </table:table-cell>
          <table:table-cell table:formula="of:=SUMPRODUCT([NormRatings.$G$2:.$G$21];[NormRatings_2.E$2:.E$21])/[NormRatings_2.E$22]/[NormRatings.$G$22]" office:value-type="float" office:value="-0.00101141508860131" calcext:value-type="float">
            <text:p>-0.001011415088601</text:p>
          </table:table-cell>
          <table:table-cell table:formula="of:=SUMPRODUCT([NormRatings.$G$2:.$G$21];[NormRatings_2.F$2:.F$21])/[NormRatings_2.F$22]/[NormRatings.$G$22]" office:value-type="float" office:value="0.0882818402792449" calcext:value-type="float">
            <text:p>0.088281840279245</text:p>
          </table:table-cell>
          <table:table-cell table:formula="of:=SUMPRODUCT([NormRatings.$G$2:.$G$21];[NormRatings_2.G$2:.G$21])/[NormRatings_2.G$22]/[NormRatings.$G$22]" office:value-type="float" office:value="1" calcext:value-type="float">
            <text:p>1</text:p>
          </table:table-cell>
          <table:table-cell table:formula="of:=SUMPRODUCT([NormRatings.$G$2:.$G$21];[NormRatings_2.H$2:.H$21])/[NormRatings_2.H$22]/[NormRatings.$G$22]" office:value-type="float" office:value="-0.0440920562662855" calcext:value-type="float">
            <text:p>-0.044092056266286</text:p>
          </table:table-cell>
          <table:table-cell table:formula="of:=SUMPRODUCT([NormRatings.$G$2:.$G$21];[NormRatings_2.I$2:.I$21])/[NormRatings_2.I$22]/[NormRatings.$G$22]" office:value-type="float" office:value="-0.051687923562044" calcext:value-type="float">
            <text:p>-0.051687923562044</text:p>
          </table:table-cell>
          <table:table-cell table:formula="of:=SUMPRODUCT([NormRatings.$G$2:.$G$21];[NormRatings_2.J$2:.J$21])/[NormRatings_2.J$22]/[NormRatings.$G$22]" office:value-type="float" office:value="-0.37423359160676" calcext:value-type="float">
            <text:p>-0.37423359160676</text:p>
          </table:table-cell>
          <table:table-cell table:formula="of:=SUMPRODUCT([NormRatings.$G$2:.$G$21];[NormRatings_2.K$2:.K$21])/[NormRatings_2.K$22]/[NormRatings.$G$22]" office:value-type="float" office:value="0.27830998560508" calcext:value-type="float">
            <text:p>0.27830998560508</text:p>
          </table:table-cell>
          <table:table-cell table:formula="of:=SUMPRODUCT([NormRatings.$G$2:.$G$21];[NormRatings_2.L$2:.L$21])/[NormRatings_2.L$22]/[NormRatings.$G$22]" office:value-type="float" office:value="-0.355936982291364" calcext:value-type="float">
            <text:p>-0.355936982291364</text:p>
          </table:table-cell>
          <table:table-cell table:formula="of:=SUMPRODUCT([NormRatings.$G$2:.$G$21];[NormRatings_2.M$2:.M$21])/[NormRatings_2.M$22]/[NormRatings.$G$22]" office:value-type="float" office:value="-0.0806085670921918" calcext:value-type="float">
            <text:p>-0.080608567092192</text:p>
          </table:table-cell>
          <table:table-cell table:formula="of:=SUMPRODUCT([NormRatings.$G$2:.$G$21];[NormRatings_2.N$2:.N$21])/[NormRatings_2.N$22]/[NormRatings.$G$22]" office:value-type="float" office:value="-0.0172887108083061" calcext:value-type="float">
            <text:p>-0.017288710808306</text:p>
          </table:table-cell>
          <table:table-cell table:formula="of:=SUMPRODUCT([NormRatings.$G$2:.$G$21];[NormRatings_2.O$2:.O$21])/[NormRatings_2.O$22]/[NormRatings.$G$22]" office:value-type="float" office:value="-0.241274741553557" calcext:value-type="float">
            <text:p>-0.241274741553557</text:p>
          </table:table-cell>
          <table:table-cell table:formula="of:=SUMPRODUCT([NormRatings.$G$2:.$G$21];[NormRatings_2.P$2:.P$21])/[NormRatings_2.P$22]/[NormRatings.$G$22]" office:value-type="float" office:value="-0.128453274804262" calcext:value-type="float">
            <text:p>-0.128453274804262</text:p>
          </table:table-cell>
          <table:table-cell table:formula="of:=SUMPRODUCT([NormRatings.$G$2:.$G$21];[NormRatings_2.Q$2:.Q$21])/[NormRatings_2.Q$22]/[NormRatings.$G$22]" office:value-type="float" office:value="-0.217737934673946" calcext:value-type="float">
            <text:p>-0.217737934673946</text:p>
          </table:table-cell>
          <table:table-cell table:formula="of:=SUMPRODUCT([NormRatings.$G$2:.$G$21];[NormRatings_2.R$2:.R$21])/[NormRatings_2.R$22]/[NormRatings.$G$22]" office:value-type="float" office:value="-0.276891290940308" calcext:value-type="float">
            <text:p>-0.276891290940308</text:p>
          </table:table-cell>
          <table:table-cell table:formula="of:=SUMPRODUCT([NormRatings.$G$2:.$G$21];[NormRatings_2.S$2:.S$21])/[NormRatings_2.S$22]/[NormRatings.$G$22]" office:value-type="float" office:value="0.131457809604266" calcext:value-type="float">
            <text:p>0.131457809604266</text:p>
          </table:table-cell>
          <table:table-cell table:formula="of:=SUMPRODUCT([NormRatings.$G$2:.$G$21];[NormRatings_2.T$2:.T$21])/[NormRatings_2.T$22]/[NormRatings.$G$22]" office:value-type="float" office:value="0.100601653491508" calcext:value-type="float">
            <text:p>0.100601653491508</text:p>
          </table:table-cell>
          <table:table-cell table:formula="of:=SUMPRODUCT([NormRatings.$G$2:.$G$21];[NormRatings_2.U$2:.U$21])/[NormRatings_2.U$22]/[NormRatings.$G$22]" office:value-type="float" office:value="-0.180248625983658" calcext:value-type="float">
            <text:p>-0.18024862598365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60: Star Wars: Episode IV - A New Hope (1977)</text:p>
          </table:table-cell>
          <table:table-cell table:formula="of:=SUMPRODUCT([NormRatings.$H$2:.$H$21];[NormRatings_2.B$2:.B$21])/[NormRatings_2.B$22]/[NormRatings.$H$22]" office:value-type="float" office:value="-0.0503375513303496" calcext:value-type="float">
            <text:p>-0.05033755133035</text:p>
          </table:table-cell>
          <table:table-cell table:formula="of:=SUMPRODUCT([NormRatings.$H$2:.$H$21];[NormRatings_2.C$2:.C$21])/[NormRatings_2.C$22]/[NormRatings.$H$22]" office:value-type="float" office:value="-0.231496000299161" calcext:value-type="float">
            <text:p>-0.231496000299161</text:p>
          </table:table-cell>
          <table:table-cell table:formula="of:=SUMPRODUCT([NormRatings.$H$2:.$H$21];[NormRatings_2.D$2:.D$21])/[NormRatings_2.D$22]/[NormRatings.$H$22]" office:value-type="float" office:value="0.100945888264308" calcext:value-type="float">
            <text:p>0.100945888264308</text:p>
          </table:table-cell>
          <table:table-cell table:formula="of:=SUMPRODUCT([NormRatings.$H$2:.$H$21];[NormRatings_2.E$2:.E$21])/[NormRatings_2.E$22]/[NormRatings.$H$22]" office:value-type="float" office:value="-0.194869049008335" calcext:value-type="float">
            <text:p>-0.194869049008335</text:p>
          </table:table-cell>
          <table:table-cell table:formula="of:=SUMPRODUCT([NormRatings.$H$2:.$H$21];[NormRatings_2.F$2:.F$21])/[NormRatings_2.F$22]/[NormRatings.$H$22]" office:value-type="float" office:value="-0.286670032623512" calcext:value-type="float">
            <text:p>-0.286670032623512</text:p>
          </table:table-cell>
          <table:table-cell table:formula="of:=SUMPRODUCT([NormRatings.$H$2:.$H$21];[NormRatings_2.G$2:.G$21])/[NormRatings_2.G$22]/[NormRatings.$H$22]" office:value-type="float" office:value="-0.0440920562662855" calcext:value-type="float">
            <text:p>-0.044092056266286</text:p>
          </table:table-cell>
          <table:table-cell table:formula="of:=SUMPRODUCT([NormRatings.$H$2:.$H$21];[NormRatings_2.H$2:.H$21])/[NormRatings_2.H$22]/[NormRatings.$H$22]" office:value-type="float" office:value="1" calcext:value-type="float">
            <text:p>1</text:p>
          </table:table-cell>
          <table:table-cell table:formula="of:=SUMPRODUCT([NormRatings.$H$2:.$H$21];[NormRatings_2.I$2:.I$21])/[NormRatings_2.I$22]/[NormRatings.$H$22]" office:value-type="float" office:value="0.174723916690043" calcext:value-type="float">
            <text:p>0.174723916690043</text:p>
          </table:table-cell>
          <table:table-cell table:formula="of:=SUMPRODUCT([NormRatings.$H$2:.$H$21];[NormRatings_2.J$2:.J$21])/[NormRatings_2.J$22]/[NormRatings.$H$22]" office:value-type="float" office:value="0.191908326562873" calcext:value-type="float">
            <text:p>0.191908326562873</text:p>
          </table:table-cell>
          <table:table-cell table:formula="of:=SUMPRODUCT([NormRatings.$H$2:.$H$21];[NormRatings_2.K$2:.K$21])/[NormRatings_2.K$22]/[NormRatings.$H$22]" office:value-type="float" office:value="0.0708798715885715" calcext:value-type="float">
            <text:p>0.070879871588572</text:p>
          </table:table-cell>
          <table:table-cell table:formula="of:=SUMPRODUCT([NormRatings.$H$2:.$H$21];[NormRatings_2.L$2:.L$21])/[NormRatings_2.L$22]/[NormRatings.$H$22]" office:value-type="float" office:value="0.130855237171946" calcext:value-type="float">
            <text:p>0.130855237171946</text:p>
          </table:table-cell>
          <table:table-cell table:formula="of:=SUMPRODUCT([NormRatings.$H$2:.$H$21];[NormRatings_2.M$2:.M$21])/[NormRatings_2.M$22]/[NormRatings.$H$22]" office:value-type="float" office:value="-0.224026648550141" calcext:value-type="float">
            <text:p>-0.224026648550141</text:p>
          </table:table-cell>
          <table:table-cell table:formula="of:=SUMPRODUCT([NormRatings.$H$2:.$H$21];[NormRatings_2.N$2:.N$21])/[NormRatings_2.N$22]/[NormRatings.$H$22]" office:value-type="float" office:value="-0.61244883080583" calcext:value-type="float">
            <text:p>-0.61244883080583</text:p>
          </table:table-cell>
          <table:table-cell table:formula="of:=SUMPRODUCT([NormRatings.$H$2:.$H$21];[NormRatings_2.O$2:.O$21])/[NormRatings_2.O$22]/[NormRatings.$H$22]" office:value-type="float" office:value="-0.0291167487073019" calcext:value-type="float">
            <text:p>-0.029116748707302</text:p>
          </table:table-cell>
          <table:table-cell table:formula="of:=SUMPRODUCT([NormRatings.$H$2:.$H$21];[NormRatings_2.P$2:.P$21])/[NormRatings_2.P$22]/[NormRatings.$H$22]" office:value-type="float" office:value="-0.0634792954985548" calcext:value-type="float">
            <text:p>-0.063479295498555</text:p>
          </table:table-cell>
          <table:table-cell table:formula="of:=SUMPRODUCT([NormRatings.$H$2:.$H$21];[NormRatings_2.Q$2:.Q$21])/[NormRatings_2.Q$22]/[NormRatings.$H$22]" office:value-type="float" office:value="-0.192150414577526" calcext:value-type="float">
            <text:p>-0.192150414577526</text:p>
          </table:table-cell>
          <table:table-cell table:formula="of:=SUMPRODUCT([NormRatings.$H$2:.$H$21];[NormRatings_2.R$2:.R$21])/[NormRatings_2.R$22]/[NormRatings.$H$22]" office:value-type="float" office:value="0.230912377473871" calcext:value-type="float">
            <text:p>0.230912377473871</text:p>
          </table:table-cell>
          <table:table-cell table:formula="of:=SUMPRODUCT([NormRatings.$H$2:.$H$21];[NormRatings_2.S$2:.S$21])/[NormRatings_2.S$22]/[NormRatings.$H$22]" office:value-type="float" office:value="-0.408260136273675" calcext:value-type="float">
            <text:p>-0.408260136273675</text:p>
          </table:table-cell>
          <table:table-cell table:formula="of:=SUMPRODUCT([NormRatings.$H$2:.$H$21];[NormRatings_2.T$2:.T$21])/[NormRatings_2.T$22]/[NormRatings.$H$22]" office:value-type="float" office:value="0.184844792152409" calcext:value-type="float">
            <text:p>0.184844792152409</text:p>
          </table:table-cell>
          <table:table-cell table:formula="of:=SUMPRODUCT([NormRatings.$H$2:.$H$21];[NormRatings_2.U$2:.U$21])/[NormRatings_2.U$22]/[NormRatings.$H$22]" office:value-type="float" office:value="0.0958527577122916" calcext:value-type="float">
            <text:p>0.09585275771229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028: Saving Private Ryan (1998)</text:p>
          </table:table-cell>
          <table:table-cell table:formula="of:=SUMPRODUCT([NormRatings.$I$2:.$I$21];[NormRatings_2.B$2:.B$21])/[NormRatings_2.B$22]/[NormRatings.$I$22]" office:value-type="float" office:value="0.192798584829447" calcext:value-type="float">
            <text:p>0.192798584829447</text:p>
          </table:table-cell>
          <table:table-cell table:formula="of:=SUMPRODUCT([NormRatings.$I$2:.$I$21];[NormRatings_2.C$2:.C$21])/[NormRatings_2.C$22]/[NormRatings.$I$22]" office:value-type="float" office:value="-0.156331949239709" calcext:value-type="float">
            <text:p>-0.156331949239709</text:p>
          </table:table-cell>
          <table:table-cell table:formula="of:=SUMPRODUCT([NormRatings.$I$2:.$I$21];[NormRatings_2.D$2:.D$21])/[NormRatings_2.D$22]/[NormRatings.$I$22]" office:value-type="float" office:value="0.0752012337995635" calcext:value-type="float">
            <text:p>0.075201233799564</text:p>
          </table:table-cell>
          <table:table-cell table:formula="of:=SUMPRODUCT([NormRatings.$I$2:.$I$21];[NormRatings_2.E$2:.E$21])/[NormRatings_2.E$22]/[NormRatings.$I$22]" office:value-type="float" office:value="-0.276412548560471" calcext:value-type="float">
            <text:p>-0.276412548560471</text:p>
          </table:table-cell>
          <table:table-cell table:formula="of:=SUMPRODUCT([NormRatings.$I$2:.$I$21];[NormRatings_2.F$2:.F$21])/[NormRatings_2.F$22]/[NormRatings.$I$22]" office:value-type="float" office:value="-0.299882671814835" calcext:value-type="float">
            <text:p>-0.299882671814835</text:p>
          </table:table-cell>
          <table:table-cell table:formula="of:=SUMPRODUCT([NormRatings.$I$2:.$I$21];[NormRatings_2.G$2:.G$21])/[NormRatings_2.G$22]/[NormRatings.$I$22]" office:value-type="float" office:value="-0.051687923562044" calcext:value-type="float">
            <text:p>-0.051687923562044</text:p>
          </table:table-cell>
          <table:table-cell table:formula="of:=SUMPRODUCT([NormRatings.$I$2:.$I$21];[NormRatings_2.H$2:.H$21])/[NormRatings_2.H$22]/[NormRatings.$I$22]" office:value-type="float" office:value="0.174723916690043" calcext:value-type="float">
            <text:p>0.174723916690043</text:p>
          </table:table-cell>
          <table:table-cell table:formula="of:=SUMPRODUCT([NormRatings.$I$2:.$I$21];[NormRatings_2.I$2:.I$21])/[NormRatings_2.I$22]/[NormRatings.$I$22]" office:value-type="float" office:value="1" calcext:value-type="float">
            <text:p>1</text:p>
          </table:table-cell>
          <table:table-cell table:formula="of:=SUMPRODUCT([NormRatings.$I$2:.$I$21];[NormRatings_2.J$2:.J$21])/[NormRatings_2.J$22]/[NormRatings.$I$22]" office:value-type="float" office:value="-0.278575279506464" calcext:value-type="float">
            <text:p>-0.278575279506464</text:p>
          </table:table-cell>
          <table:table-cell table:formula="of:=SUMPRODUCT([NormRatings.$I$2:.$I$21];[NormRatings_2.K$2:.K$21])/[NormRatings_2.K$22]/[NormRatings.$I$22]" office:value-type="float" office:value="-0.248056951001342" calcext:value-type="float">
            <text:p>-0.248056951001342</text:p>
          </table:table-cell>
          <table:table-cell table:formula="of:=SUMPRODUCT([NormRatings.$I$2:.$I$21];[NormRatings_2.L$2:.L$21])/[NormRatings_2.L$22]/[NormRatings.$I$22]" office:value-type="float" office:value="-0.396099185847005" calcext:value-type="float">
            <text:p>-0.396099185847005</text:p>
          </table:table-cell>
          <table:table-cell table:formula="of:=SUMPRODUCT([NormRatings.$I$2:.$I$21];[NormRatings_2.M$2:.M$21])/[NormRatings_2.M$22]/[NormRatings.$I$22]" office:value-type="float" office:value="0.0451562304007463" calcext:value-type="float">
            <text:p>0.045156230400746</text:p>
          </table:table-cell>
          <table:table-cell table:formula="of:=SUMPRODUCT([NormRatings.$I$2:.$I$21];[NormRatings_2.N$2:.N$21])/[NormRatings_2.N$22]/[NormRatings.$I$22]" office:value-type="float" office:value="-0.291149350329046" calcext:value-type="float">
            <text:p>-0.291149350329046</text:p>
          </table:table-cell>
          <table:table-cell table:formula="of:=SUMPRODUCT([NormRatings.$I$2:.$I$21];[NormRatings_2.O$2:.O$21])/[NormRatings_2.O$22]/[NormRatings.$I$22]" office:value-type="float" office:value="0.20169374985071" calcext:value-type="float">
            <text:p>0.20169374985071</text:p>
          </table:table-cell>
          <table:table-cell table:formula="of:=SUMPRODUCT([NormRatings.$I$2:.$I$21];[NormRatings_2.P$2:.P$21])/[NormRatings_2.P$22]/[NormRatings.$I$22]" office:value-type="float" office:value="0.136063512936527" calcext:value-type="float">
            <text:p>0.136063512936527</text:p>
          </table:table-cell>
          <table:table-cell table:formula="of:=SUMPRODUCT([NormRatings.$I$2:.$I$21];[NormRatings_2.Q$2:.Q$21])/[NormRatings_2.Q$22]/[NormRatings.$I$22]" office:value-type="float" office:value="-0.187198240616762" calcext:value-type="float">
            <text:p>-0.187198240616762</text:p>
          </table:table-cell>
          <table:table-cell table:formula="of:=SUMPRODUCT([NormRatings.$I$2:.$I$21];[NormRatings_2.R$2:.R$21])/[NormRatings_2.R$22]/[NormRatings.$I$22]" office:value-type="float" office:value="0.158493716614515" calcext:value-type="float">
            <text:p>0.158493716614515</text:p>
          </table:table-cell>
          <table:table-cell table:formula="of:=SUMPRODUCT([NormRatings.$I$2:.$I$21];[NormRatings_2.S$2:.S$21])/[NormRatings_2.S$22]/[NormRatings.$I$22]" office:value-type="float" office:value="-0.0712443599626437" calcext:value-type="float">
            <text:p>-0.071244359962644</text:p>
          </table:table-cell>
          <table:table-cell table:formula="of:=SUMPRODUCT([NormRatings.$I$2:.$I$21];[NormRatings_2.T$2:.T$21])/[NormRatings_2.T$22]/[NormRatings.$I$22]" office:value-type="float" office:value="0.331349590586206" calcext:value-type="float">
            <text:p>0.331349590586206</text:p>
          </table:table-cell>
          <table:table-cell table:formula="of:=SUMPRODUCT([NormRatings.$I$2:.$I$21];[NormRatings_2.U$2:.U$21])/[NormRatings_2.U$22]/[NormRatings.$I$22]" office:value-type="float" office:value="0.0696441285328716" calcext:value-type="float">
            <text:p>0.06964412853287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96: Pulp Fiction (1994)</text:p>
          </table:table-cell>
          <table:table-cell table:formula="of:=SUMPRODUCT([NormRatings.$J$2:.$J$21];[NormRatings_2.B$2:.B$21])/[NormRatings_2.B$22]/[NormRatings.$J$22]" office:value-type="float" office:value="0.295013165087048" calcext:value-type="float">
            <text:p>0.295013165087048</text:p>
          </table:table-cell>
          <table:table-cell table:formula="of:=SUMPRODUCT([NormRatings.$J$2:.$J$21];[NormRatings_2.C$2:.C$21])/[NormRatings_2.C$22]/[NormRatings.$J$22]" office:value-type="float" office:value="0.0135431902846808" calcext:value-type="float">
            <text:p>0.013543190284681</text:p>
          </table:table-cell>
          <table:table-cell table:formula="of:=SUMPRODUCT([NormRatings.$J$2:.$J$21];[NormRatings_2.D$2:.D$21])/[NormRatings_2.D$22]/[NormRatings.$J$22]" office:value-type="float" office:value="-0.0318317824743749" calcext:value-type="float">
            <text:p>-0.031831782474375</text:p>
          </table:table-cell>
          <table:table-cell table:formula="of:=SUMPRODUCT([NormRatings.$J$2:.$J$21];[NormRatings_2.E$2:.E$21])/[NormRatings_2.E$22]/[NormRatings.$J$22]" office:value-type="float" office:value="0.343615152617791" calcext:value-type="float">
            <text:p>0.343615152617791</text:p>
          </table:table-cell>
          <table:table-cell table:formula="of:=SUMPRODUCT([NormRatings.$J$2:.$J$21];[NormRatings_2.F$2:.F$21])/[NormRatings_2.F$22]/[NormRatings.$J$22]" office:value-type="float" office:value="-0.34655862561822" calcext:value-type="float">
            <text:p>-0.34655862561822</text:p>
          </table:table-cell>
          <table:table-cell table:formula="of:=SUMPRODUCT([NormRatings.$J$2:.$J$21];[NormRatings_2.G$2:.G$21])/[NormRatings_2.G$22]/[NormRatings.$J$22]" office:value-type="float" office:value="-0.37423359160676" calcext:value-type="float">
            <text:p>-0.37423359160676</text:p>
          </table:table-cell>
          <table:table-cell table:formula="of:=SUMPRODUCT([NormRatings.$J$2:.$J$21];[NormRatings_2.H$2:.H$21])/[NormRatings_2.H$22]/[NormRatings.$J$22]" office:value-type="float" office:value="0.191908326562873" calcext:value-type="float">
            <text:p>0.191908326562873</text:p>
          </table:table-cell>
          <table:table-cell table:formula="of:=SUMPRODUCT([NormRatings.$J$2:.$J$21];[NormRatings_2.I$2:.I$21])/[NormRatings_2.I$22]/[NormRatings.$J$22]" office:value-type="float" office:value="-0.278575279506464" calcext:value-type="float">
            <text:p>-0.278575279506464</text:p>
          </table:table-cell>
          <table:table-cell table:formula="of:=SUMPRODUCT([NormRatings.$J$2:.$J$21];[NormRatings_2.J$2:.J$21])/[NormRatings_2.J$22]/[NormRatings.$J$22]" office:value-type="float" office:value="1" calcext:value-type="float">
            <text:p>1</text:p>
          </table:table-cell>
          <table:table-cell table:formula="of:=SUMPRODUCT([NormRatings.$J$2:.$J$21];[NormRatings_2.K$2:.K$21])/[NormRatings_2.K$22]/[NormRatings.$J$22]" office:value-type="float" office:value="0.120817152891013" calcext:value-type="float">
            <text:p>0.120817152891013</text:p>
          </table:table-cell>
          <table:table-cell table:formula="of:=SUMPRODUCT([NormRatings.$J$2:.$J$21];[NormRatings_2.L$2:.L$21])/[NormRatings_2.L$22]/[NormRatings.$J$22]" office:value-type="float" office:value="0.326489085137717" calcext:value-type="float">
            <text:p>0.326489085137717</text:p>
          </table:table-cell>
          <table:table-cell table:formula="of:=SUMPRODUCT([NormRatings.$J$2:.$J$21];[NormRatings_2.M$2:.M$21])/[NormRatings_2.M$22]/[NormRatings.$J$22]" office:value-type="float" office:value="-0.0134615278966111" calcext:value-type="float">
            <text:p>-0.013461527896611</text:p>
          </table:table-cell>
          <table:table-cell table:formula="of:=SUMPRODUCT([NormRatings.$J$2:.$J$21];[NormRatings_2.N$2:.N$21])/[NormRatings_2.N$22]/[NormRatings.$J$22]" office:value-type="float" office:value="-0.145101498091759" calcext:value-type="float">
            <text:p>-0.145101498091759</text:p>
          </table:table-cell>
          <table:table-cell table:formula="of:=SUMPRODUCT([NormRatings.$J$2:.$J$21];[NormRatings_2.O$2:.O$21])/[NormRatings_2.O$22]/[NormRatings.$J$22]" office:value-type="float" office:value="-0.0515925642385647" calcext:value-type="float">
            <text:p>-0.051592564238565</text:p>
          </table:table-cell>
          <table:table-cell table:formula="of:=SUMPRODUCT([NormRatings.$J$2:.$J$21];[NormRatings_2.P$2:.P$21])/[NormRatings_2.P$22]/[NormRatings.$J$22]" office:value-type="float" office:value="0.0189826343102312" calcext:value-type="float">
            <text:p>0.018982634310231</text:p>
          </table:table-cell>
          <table:table-cell table:formula="of:=SUMPRODUCT([NormRatings.$J$2:.$J$21];[NormRatings_2.Q$2:.Q$21])/[NormRatings_2.Q$22]/[NormRatings.$J$22]" office:value-type="float" office:value="-0.3486830932415" calcext:value-type="float">
            <text:p>-0.3486830932415</text:p>
          </table:table-cell>
          <table:table-cell table:formula="of:=SUMPRODUCT([NormRatings.$J$2:.$J$21];[NormRatings_2.R$2:.R$21])/[NormRatings_2.R$22]/[NormRatings.$J$22]" office:value-type="float" office:value="0.0885263482803903" calcext:value-type="float">
            <text:p>0.08852634828039</text:p>
          </table:table-cell>
          <table:table-cell table:formula="of:=SUMPRODUCT([NormRatings.$J$2:.$J$21];[NormRatings_2.S$2:.S$21])/[NormRatings_2.S$22]/[NormRatings.$J$22]" office:value-type="float" office:value="-0.530110558043022" calcext:value-type="float">
            <text:p>-0.530110558043022</text:p>
          </table:table-cell>
          <table:table-cell table:formula="of:=SUMPRODUCT([NormRatings.$J$2:.$J$21];[NormRatings_2.T$2:.T$21])/[NormRatings_2.T$22]/[NormRatings.$J$22]" office:value-type="float" office:value="-0.291982613180399" calcext:value-type="float">
            <text:p>-0.291982613180399</text:p>
          </table:table-cell>
          <table:table-cell table:formula="of:=SUMPRODUCT([NormRatings.$J$2:.$J$21];[NormRatings_2.U$2:.U$21])/[NormRatings_2.U$22]/[NormRatings.$J$22]" office:value-type="float" office:value="0.261726897973172" calcext:value-type="float">
            <text:p>0.26172689797317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59: Stand by Me (1986)</text:p>
          </table:table-cell>
          <table:table-cell table:formula="of:=SUMPRODUCT([NormRatings.$K$2:.$K$21];[NormRatings_2.B$2:.B$21])/[NormRatings_2.B$22]/[NormRatings.$K$22]" office:value-type="float" office:value="-0.225656918060086" calcext:value-type="float">
            <text:p>-0.225656918060086</text:p>
          </table:table-cell>
          <table:table-cell table:formula="of:=SUMPRODUCT([NormRatings.$K$2:.$K$21];[NormRatings_2.C$2:.C$21])/[NormRatings_2.C$22]/[NormRatings.$K$22]" office:value-type="float" office:value="0.315185076475628" calcext:value-type="float">
            <text:p>0.315185076475628</text:p>
          </table:table-cell>
          <table:table-cell table:formula="of:=SUMPRODUCT([NormRatings.$K$2:.$K$21];[NormRatings_2.D$2:.D$21])/[NormRatings_2.D$22]/[NormRatings.$K$22]" office:value-type="float" office:value="0.194058826734767" calcext:value-type="float">
            <text:p>0.194058826734767</text:p>
          </table:table-cell>
          <table:table-cell table:formula="of:=SUMPRODUCT([NormRatings.$K$2:.$K$21];[NormRatings_2.E$2:.E$21])/[NormRatings_2.E$22]/[NormRatings.$K$22]" office:value-type="float" office:value="-0.0622238122903573" calcext:value-type="float">
            <text:p>-0.062223812290357</text:p>
          </table:table-cell>
          <table:table-cell table:formula="of:=SUMPRODUCT([NormRatings.$K$2:.$K$21];[NormRatings_2.F$2:.F$21])/[NormRatings_2.F$22]/[NormRatings.$K$22]" office:value-type="float" office:value="0.112862996901217" calcext:value-type="float">
            <text:p>0.112862996901217</text:p>
          </table:table-cell>
          <table:table-cell table:formula="of:=SUMPRODUCT([NormRatings.$K$2:.$K$21];[NormRatings_2.G$2:.G$21])/[NormRatings_2.G$22]/[NormRatings.$K$22]" office:value-type="float" office:value="0.27830998560508" calcext:value-type="float">
            <text:p>0.27830998560508</text:p>
          </table:table-cell>
          <table:table-cell table:formula="of:=SUMPRODUCT([NormRatings.$K$2:.$K$21];[NormRatings_2.H$2:.H$21])/[NormRatings_2.H$22]/[NormRatings.$K$22]" office:value-type="float" office:value="0.0708798715885715" calcext:value-type="float">
            <text:p>0.070879871588572</text:p>
          </table:table-cell>
          <table:table-cell table:formula="of:=SUMPRODUCT([NormRatings.$K$2:.$K$21];[NormRatings_2.I$2:.I$21])/[NormRatings_2.I$22]/[NormRatings.$K$22]" office:value-type="float" office:value="-0.248056951001342" calcext:value-type="float">
            <text:p>-0.248056951001342</text:p>
          </table:table-cell>
          <table:table-cell table:formula="of:=SUMPRODUCT([NormRatings.$K$2:.$K$21];[NormRatings_2.J$2:.J$21])/[NormRatings_2.J$22]/[NormRatings.$K$22]" office:value-type="float" office:value="0.120817152891013" calcext:value-type="float">
            <text:p>0.120817152891013</text:p>
          </table:table-cell>
          <table:table-cell table:formula="of:=SUMPRODUCT([NormRatings.$K$2:.$K$21];[NormRatings_2.K$2:.K$21])/[NormRatings_2.K$22]/[NormRatings.$K$22]" office:value-type="float" office:value="1" calcext:value-type="float">
            <text:p>1</text:p>
          </table:table-cell>
          <table:table-cell table:formula="of:=SUMPRODUCT([NormRatings.$K$2:.$K$21];[NormRatings_2.L$2:.L$21])/[NormRatings_2.L$22]/[NormRatings.$K$22]" office:value-type="float" office:value="-0.0156501461159787" calcext:value-type="float">
            <text:p>-0.015650146115979</text:p>
          </table:table-cell>
          <table:table-cell table:formula="of:=SUMPRODUCT([NormRatings.$K$2:.$K$21];[NormRatings_2.M$2:.M$21])/[NormRatings_2.M$22]/[NormRatings.$K$22]" office:value-type="float" office:value="-0.0940905232966317" calcext:value-type="float">
            <text:p>-0.094090523296632</text:p>
          </table:table-cell>
          <table:table-cell table:formula="of:=SUMPRODUCT([NormRatings.$K$2:.$K$21];[NormRatings_2.N$2:.N$21])/[NormRatings_2.N$22]/[NormRatings.$K$22]" office:value-type="float" office:value="0.0391400659100848" calcext:value-type="float">
            <text:p>0.039140065910085</text:p>
          </table:table-cell>
          <table:table-cell table:formula="of:=SUMPRODUCT([NormRatings.$K$2:.$K$21];[NormRatings_2.O$2:.O$21])/[NormRatings_2.O$22]/[NormRatings.$K$22]" office:value-type="float" office:value="-0.436396786592972" calcext:value-type="float">
            <text:p>-0.436396786592972</text:p>
          </table:table-cell>
          <table:table-cell table:formula="of:=SUMPRODUCT([NormRatings.$K$2:.$K$21];[NormRatings_2.P$2:.P$21])/[NormRatings_2.P$22]/[NormRatings.$K$22]" office:value-type="float" office:value="-0.373814823746197" calcext:value-type="float">
            <text:p>-0.373814823746197</text:p>
          </table:table-cell>
          <table:table-cell table:formula="of:=SUMPRODUCT([NormRatings.$K$2:.$K$21];[NormRatings_2.Q$2:.Q$21])/[NormRatings_2.Q$22]/[NormRatings.$K$22]" office:value-type="float" office:value="0.21487516831849" calcext:value-type="float">
            <text:p>0.21487516831849</text:p>
          </table:table-cell>
          <table:table-cell table:formula="of:=SUMPRODUCT([NormRatings.$K$2:.$K$21];[NormRatings_2.R$2:.R$21])/[NormRatings_2.R$22]/[NormRatings.$K$22]" office:value-type="float" office:value="-0.0831992720553686" calcext:value-type="float">
            <text:p>-0.083199272055369</text:p>
          </table:table-cell>
          <table:table-cell table:formula="of:=SUMPRODUCT([NormRatings.$K$2:.$K$21];[NormRatings_2.S$2:.S$21])/[NormRatings_2.S$22]/[NormRatings.$K$22]" office:value-type="float" office:value="-0.45821341144448" calcext:value-type="float">
            <text:p>-0.45821341144448</text:p>
          </table:table-cell>
          <table:table-cell table:formula="of:=SUMPRODUCT([NormRatings.$K$2:.$K$21];[NormRatings_2.T$2:.T$21])/[NormRatings_2.T$22]/[NormRatings.$K$22]" office:value-type="float" office:value="0.0552067731565346" calcext:value-type="float">
            <text:p>0.055206773156535</text:p>
          </table:table-cell>
          <table:table-cell table:formula="of:=SUMPRODUCT([NormRatings.$K$2:.$K$21];[NormRatings_2.U$2:.U$21])/[NormRatings_2.U$22]/[NormRatings.$K$22]" office:value-type="float" office:value="-0.585530910069069" calcext:value-type="float">
            <text:p>-0.58553091006906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396: Shakespeare in Love (1998)</text:p>
          </table:table-cell>
          <table:table-cell table:formula="of:=SUMPRODUCT([NormRatings.$L$2:.$L$21];[NormRatings_2.B$2:.B$21])/[NormRatings_2.B$22]/[NormRatings.$L$22]" office:value-type="float" office:value="0.116755439164396" calcext:value-type="float">
            <text:p>0.116755439164396</text:p>
          </table:table-cell>
          <table:table-cell table:formula="of:=SUMPRODUCT([NormRatings.$L$2:.$L$21];[NormRatings_2.C$2:.C$21])/[NormRatings_2.C$22]/[NormRatings.$L$22]" office:value-type="float" office:value="0.1554084652601" calcext:value-type="float">
            <text:p>0.1554084652601</text:p>
          </table:table-cell>
          <table:table-cell table:formula="of:=SUMPRODUCT([NormRatings.$L$2:.$L$21];[NormRatings_2.D$2:.D$21])/[NormRatings_2.D$22]/[NormRatings.$L$22]" office:value-type="float" office:value="0.133823873176283" calcext:value-type="float">
            <text:p>0.133823873176283</text:p>
          </table:table-cell>
          <table:table-cell table:formula="of:=SUMPRODUCT([NormRatings.$L$2:.$L$21];[NormRatings_2.E$2:.E$21])/[NormRatings_2.E$22]/[NormRatings.$L$22]" office:value-type="float" office:value="-0.0967266474553249" calcext:value-type="float">
            <text:p>-0.096726647455325</text:p>
          </table:table-cell>
          <table:table-cell table:formula="of:=SUMPRODUCT([NormRatings.$L$2:.$L$21];[NormRatings_2.F$2:.F$21])/[NormRatings_2.F$22]/[NormRatings.$L$22]" office:value-type="float" office:value="0.0890451631125998" calcext:value-type="float">
            <text:p>0.0890451631126</text:p>
          </table:table-cell>
          <table:table-cell table:formula="of:=SUMPRODUCT([NormRatings.$L$2:.$L$21];[NormRatings_2.G$2:.G$21])/[NormRatings_2.G$22]/[NormRatings.$L$22]" office:value-type="float" office:value="-0.355936982291364" calcext:value-type="float">
            <text:p>-0.355936982291364</text:p>
          </table:table-cell>
          <table:table-cell table:formula="of:=SUMPRODUCT([NormRatings.$L$2:.$L$21];[NormRatings_2.H$2:.H$21])/[NormRatings_2.H$22]/[NormRatings.$L$22]" office:value-type="float" office:value="0.130855237171946" calcext:value-type="float">
            <text:p>0.130855237171946</text:p>
          </table:table-cell>
          <table:table-cell table:formula="of:=SUMPRODUCT([NormRatings.$L$2:.$L$21];[NormRatings_2.I$2:.I$21])/[NormRatings_2.I$22]/[NormRatings.$L$22]" office:value-type="float" office:value="-0.396099185847005" calcext:value-type="float">
            <text:p>-0.396099185847005</text:p>
          </table:table-cell>
          <table:table-cell table:formula="of:=SUMPRODUCT([NormRatings.$L$2:.$L$21];[NormRatings_2.J$2:.J$21])/[NormRatings_2.J$22]/[NormRatings.$L$22]" office:value-type="float" office:value="0.326489085137717" calcext:value-type="float">
            <text:p>0.326489085137717</text:p>
          </table:table-cell>
          <table:table-cell table:formula="of:=SUMPRODUCT([NormRatings.$L$2:.$L$21];[NormRatings_2.K$2:.K$21])/[NormRatings_2.K$22]/[NormRatings.$L$22]" office:value-type="float" office:value="-0.0156501461159787" calcext:value-type="float">
            <text:p>-0.015650146115979</text:p>
          </table:table-cell>
          <table:table-cell table:formula="of:=SUMPRODUCT([NormRatings.$L$2:.$L$21];[NormRatings_2.L$2:.L$21])/[NormRatings_2.L$22]/[NormRatings.$L$22]" office:value-type="float" office:value="1" calcext:value-type="float">
            <text:p>1</text:p>
          </table:table-cell>
          <table:table-cell table:formula="of:=SUMPRODUCT([NormRatings.$L$2:.$L$21];[NormRatings_2.M$2:.M$21])/[NormRatings_2.M$22]/[NormRatings.$L$22]" office:value-type="float" office:value="-0.295654229237826" calcext:value-type="float">
            <text:p>-0.295654229237826</text:p>
          </table:table-cell>
          <table:table-cell table:formula="of:=SUMPRODUCT([NormRatings.$L$2:.$L$21];[NormRatings_2.N$2:.N$21])/[NormRatings_2.N$22]/[NormRatings.$L$22]" office:value-type="float" office:value="-0.0703775263474725" calcext:value-type="float">
            <text:p>-0.070377526347473</text:p>
          </table:table-cell>
          <table:table-cell table:formula="of:=SUMPRODUCT([NormRatings.$L$2:.$L$21];[NormRatings_2.O$2:.O$21])/[NormRatings_2.O$22]/[NormRatings.$L$22]" office:value-type="float" office:value="-0.109485020434645" calcext:value-type="float">
            <text:p>-0.109485020434645</text:p>
          </table:table-cell>
          <table:table-cell table:formula="of:=SUMPRODUCT([NormRatings.$L$2:.$L$21];[NormRatings_2.P$2:.P$21])/[NormRatings_2.P$22]/[NormRatings.$L$22]" office:value-type="float" office:value="-0.517858898436259" calcext:value-type="float">
            <text:p>-0.517858898436259</text:p>
          </table:table-cell>
          <table:table-cell table:formula="of:=SUMPRODUCT([NormRatings.$L$2:.$L$21];[NormRatings_2.Q$2:.Q$21])/[NormRatings_2.Q$22]/[NormRatings.$L$22]" office:value-type="float" office:value="-0.10780486878852" calcext:value-type="float">
            <text:p>-0.10780486878852</text:p>
          </table:table-cell>
          <table:table-cell table:formula="of:=SUMPRODUCT([NormRatings.$L$2:.$L$21];[NormRatings_2.R$2:.R$21])/[NormRatings_2.R$22]/[NormRatings.$L$22]" office:value-type="float" office:value="0.165091682296042" calcext:value-type="float">
            <text:p>0.165091682296042</text:p>
          </table:table-cell>
          <table:table-cell table:formula="of:=SUMPRODUCT([NormRatings.$L$2:.$L$21];[NormRatings_2.S$2:.S$21])/[NormRatings_2.S$22]/[NormRatings.$L$22]" office:value-type="float" office:value="-0.00306558082995083" calcext:value-type="float">
            <text:p>-0.003065580829951</text:p>
          </table:table-cell>
          <table:table-cell table:formula="of:=SUMPRODUCT([NormRatings.$L$2:.$L$21];[NormRatings_2.T$2:.T$21])/[NormRatings_2.T$22]/[NormRatings.$L$22]" office:value-type="float" office:value="-0.112671341587077" calcext:value-type="float">
            <text:p>-0.112671341587077</text:p>
          </table:table-cell>
          <table:table-cell table:formula="of:=SUMPRODUCT([NormRatings.$L$2:.$L$21];[NormRatings_2.U$2:.U$21])/[NormRatings_2.U$22]/[NormRatings.$L$22]" office:value-type="float" office:value="0.00812574590915677" calcext:value-type="float">
            <text:p>0.00812574590915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916: Total Recall (1990)</text:p>
          </table:table-cell>
          <table:table-cell table:formula="of:=SUMPRODUCT([NormRatings.$M$2:.$M$21];[NormRatings_2.B$2:.B$21])/[NormRatings_2.B$22]/[NormRatings.$M$22]" office:value-type="float" office:value="0.184712202657788" calcext:value-type="float">
            <text:p>0.184712202657788</text:p>
          </table:table-cell>
          <table:table-cell table:formula="of:=SUMPRODUCT([NormRatings.$M$2:.$M$21];[NormRatings_2.C$2:.C$21])/[NormRatings_2.C$22]/[NormRatings.$M$22]" office:value-type="float" office:value="-0.00366222721212072" calcext:value-type="float">
            <text:p>-0.003662227212121</text:p>
          </table:table-cell>
          <table:table-cell table:formula="of:=SUMPRODUCT([NormRatings.$M$2:.$M$21];[NormRatings_2.D$2:.D$21])/[NormRatings_2.D$22]/[NormRatings.$M$22]" office:value-type="float" office:value="-0.184230799076156" calcext:value-type="float">
            <text:p>-0.184230799076156</text:p>
          </table:table-cell>
          <table:table-cell table:formula="of:=SUMPRODUCT([NormRatings.$M$2:.$M$21];[NormRatings_2.E$2:.E$21])/[NormRatings_2.E$22]/[NormRatings.$M$22]" office:value-type="float" office:value="-0.0498944814949381" calcext:value-type="float">
            <text:p>-0.049894481494938</text:p>
          </table:table-cell>
          <table:table-cell table:formula="of:=SUMPRODUCT([NormRatings.$M$2:.$M$21];[NormRatings_2.F$2:.F$21])/[NormRatings_2.F$22]/[NormRatings.$M$22]" office:value-type="float" office:value="-0.27600320586084" calcext:value-type="float">
            <text:p>-0.27600320586084</text:p>
          </table:table-cell>
          <table:table-cell table:formula="of:=SUMPRODUCT([NormRatings.$M$2:.$M$21];[NormRatings_2.G$2:.G$21])/[NormRatings_2.G$22]/[NormRatings.$M$22]" office:value-type="float" office:value="-0.0806085670921918" calcext:value-type="float">
            <text:p>-0.080608567092192</text:p>
          </table:table-cell>
          <table:table-cell table:formula="of:=SUMPRODUCT([NormRatings.$M$2:.$M$21];[NormRatings_2.H$2:.H$21])/[NormRatings_2.H$22]/[NormRatings.$M$22]" office:value-type="float" office:value="-0.224026648550141" calcext:value-type="float">
            <text:p>-0.224026648550141</text:p>
          </table:table-cell>
          <table:table-cell table:formula="of:=SUMPRODUCT([NormRatings.$M$2:.$M$21];[NormRatings_2.I$2:.I$21])/[NormRatings_2.I$22]/[NormRatings.$M$22]" office:value-type="float" office:value="0.0451562304007463" calcext:value-type="float">
            <text:p>0.045156230400746</text:p>
          </table:table-cell>
          <table:table-cell table:formula="of:=SUMPRODUCT([NormRatings.$M$2:.$M$21];[NormRatings_2.J$2:.J$21])/[NormRatings_2.J$22]/[NormRatings.$M$22]" office:value-type="float" office:value="-0.0134615278966111" calcext:value-type="float">
            <text:p>-0.013461527896611</text:p>
          </table:table-cell>
          <table:table-cell table:formula="of:=SUMPRODUCT([NormRatings.$M$2:.$M$21];[NormRatings_2.K$2:.K$21])/[NormRatings_2.K$22]/[NormRatings.$M$22]" office:value-type="float" office:value="-0.0940905232966317" calcext:value-type="float">
            <text:p>-0.094090523296632</text:p>
          </table:table-cell>
          <table:table-cell table:formula="of:=SUMPRODUCT([NormRatings.$M$2:.$M$21];[NormRatings_2.L$2:.L$21])/[NormRatings_2.L$22]/[NormRatings.$M$22]" office:value-type="float" office:value="-0.295654229237826" calcext:value-type="float">
            <text:p>-0.295654229237826</text:p>
          </table:table-cell>
          <table:table-cell table:formula="of:=SUMPRODUCT([NormRatings.$M$2:.$M$21];[NormRatings_2.M$2:.M$21])/[NormRatings_2.M$22]/[NormRatings.$M$22]" office:value-type="float" office:value="1" calcext:value-type="float">
            <text:p>1</text:p>
          </table:table-cell>
          <table:table-cell table:formula="of:=SUMPRODUCT([NormRatings.$M$2:.$M$21];[NormRatings_2.N$2:.N$21])/[NormRatings_2.N$22]/[NormRatings.$M$22]" office:value-type="float" office:value="-0.0329103031432615" calcext:value-type="float">
            <text:p>-0.032910303143262</text:p>
          </table:table-cell>
          <table:table-cell table:formula="of:=SUMPRODUCT([NormRatings.$M$2:.$M$21];[NormRatings_2.O$2:.O$21])/[NormRatings_2.O$22]/[NormRatings.$M$22]" office:value-type="float" office:value="-0.148436707457436" calcext:value-type="float">
            <text:p>-0.148436707457436</text:p>
          </table:table-cell>
          <table:table-cell table:formula="of:=SUMPRODUCT([NormRatings.$M$2:.$M$21];[NormRatings_2.P$2:.P$21])/[NormRatings_2.P$22]/[NormRatings.$M$22]" office:value-type="float" office:value="0.386743543779143" calcext:value-type="float">
            <text:p>0.386743543779143</text:p>
          </table:table-cell>
          <table:table-cell table:formula="of:=SUMPRODUCT([NormRatings.$M$2:.$M$21];[NormRatings_2.Q$2:.Q$21])/[NormRatings_2.Q$22]/[NormRatings.$M$22]" office:value-type="float" office:value="-0.0472547334931385" calcext:value-type="float">
            <text:p>-0.047254733493139</text:p>
          </table:table-cell>
          <table:table-cell table:formula="of:=SUMPRODUCT([NormRatings.$M$2:.$M$21];[NormRatings_2.R$2:.R$21])/[NormRatings_2.R$22]/[NormRatings.$M$22]" office:value-type="float" office:value="0.0595014382532451" calcext:value-type="float">
            <text:p>0.059501438253245</text:p>
          </table:table-cell>
          <table:table-cell table:formula="of:=SUMPRODUCT([NormRatings.$M$2:.$M$21];[NormRatings_2.S$2:.S$21])/[NormRatings_2.S$22]/[NormRatings.$M$22]" office:value-type="float" office:value="-0.229319180621837" calcext:value-type="float">
            <text:p>-0.229319180621837</text:p>
          </table:table-cell>
          <table:table-cell table:formula="of:=SUMPRODUCT([NormRatings.$M$2:.$M$21];[NormRatings_2.T$2:.T$21])/[NormRatings_2.T$22]/[NormRatings.$M$22]" office:value-type="float" office:value="-0.188072937714903" calcext:value-type="float">
            <text:p>-0.188072937714903</text:p>
          </table:table-cell>
          <table:table-cell table:formula="of:=SUMPRODUCT([NormRatings.$M$2:.$M$21];[NormRatings_2.U$2:.U$21])/[NormRatings_2.U$22]/[NormRatings.$M$22]" office:value-type="float" office:value="0.200341304257808" calcext:value-type="float">
            <text:p>0.20034130425780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780: Independence Day (ID4) (1996)</text:p>
          </table:table-cell>
          <table:table-cell table:formula="of:=SUMPRODUCT([NormRatings.$N$2:.$N$21];[NormRatings_2.B$2:.B$21])/[NormRatings_2.B$22]/[NormRatings.$N$22]" office:value-type="float" office:value="-0.319904112585739" calcext:value-type="float">
            <text:p>-0.319904112585739</text:p>
          </table:table-cell>
          <table:table-cell table:formula="of:=SUMPRODUCT([NormRatings.$N$2:.$N$21];[NormRatings_2.C$2:.C$21])/[NormRatings_2.C$22]/[NormRatings.$N$22]" office:value-type="float" office:value="0.493912252170146" calcext:value-type="float">
            <text:p>0.493912252170146</text:p>
          </table:table-cell>
          <table:table-cell table:formula="of:=SUMPRODUCT([NormRatings.$N$2:.$N$21];[NormRatings_2.D$2:.D$21])/[NormRatings_2.D$22]/[NormRatings.$N$22]" office:value-type="float" office:value="-0.199001101354198" calcext:value-type="float">
            <text:p>-0.199001101354198</text:p>
          </table:table-cell>
          <table:table-cell table:formula="of:=SUMPRODUCT([NormRatings.$N$2:.$N$21];[NormRatings_2.E$2:.E$21])/[NormRatings_2.E$22]/[NormRatings.$N$22]" office:value-type="float" office:value="0.135021803472815" calcext:value-type="float">
            <text:p>0.135021803472815</text:p>
          </table:table-cell>
          <table:table-cell table:formula="of:=SUMPRODUCT([NormRatings.$N$2:.$N$21];[NormRatings_2.F$2:.F$21])/[NormRatings_2.F$22]/[NormRatings.$N$22]" office:value-type="float" office:value="0.196368548340034" calcext:value-type="float">
            <text:p>0.196368548340034</text:p>
          </table:table-cell>
          <table:table-cell table:formula="of:=SUMPRODUCT([NormRatings.$N$2:.$N$21];[NormRatings_2.G$2:.G$21])/[NormRatings_2.G$22]/[NormRatings.$N$22]" office:value-type="float" office:value="-0.0172887108083061" calcext:value-type="float">
            <text:p>-0.017288710808306</text:p>
          </table:table-cell>
          <table:table-cell table:formula="of:=SUMPRODUCT([NormRatings.$N$2:.$N$21];[NormRatings_2.H$2:.H$21])/[NormRatings_2.H$22]/[NormRatings.$N$22]" office:value-type="float" office:value="-0.61244883080583" calcext:value-type="float">
            <text:p>-0.61244883080583</text:p>
          </table:table-cell>
          <table:table-cell table:formula="of:=SUMPRODUCT([NormRatings.$N$2:.$N$21];[NormRatings_2.I$2:.I$21])/[NormRatings_2.I$22]/[NormRatings.$N$22]" office:value-type="float" office:value="-0.291149350329046" calcext:value-type="float">
            <text:p>-0.291149350329046</text:p>
          </table:table-cell>
          <table:table-cell table:formula="of:=SUMPRODUCT([NormRatings.$N$2:.$N$21];[NormRatings_2.J$2:.J$21])/[NormRatings_2.J$22]/[NormRatings.$N$22]" office:value-type="float" office:value="-0.145101498091759" calcext:value-type="float">
            <text:p>-0.145101498091759</text:p>
          </table:table-cell>
          <table:table-cell table:formula="of:=SUMPRODUCT([NormRatings.$N$2:.$N$21];[NormRatings_2.K$2:.K$21])/[NormRatings_2.K$22]/[NormRatings.$N$22]" office:value-type="float" office:value="0.0391400659100848" calcext:value-type="float">
            <text:p>0.039140065910085</text:p>
          </table:table-cell>
          <table:table-cell table:formula="of:=SUMPRODUCT([NormRatings.$N$2:.$N$21];[NormRatings_2.L$2:.L$21])/[NormRatings_2.L$22]/[NormRatings.$N$22]" office:value-type="float" office:value="-0.0703775263474725" calcext:value-type="float">
            <text:p>-0.070377526347473</text:p>
          </table:table-cell>
          <table:table-cell table:formula="of:=SUMPRODUCT([NormRatings.$N$2:.$N$21];[NormRatings_2.M$2:.M$21])/[NormRatings_2.M$22]/[NormRatings.$N$22]" office:value-type="float" office:value="-0.0329103031432615" calcext:value-type="float">
            <text:p>-0.032910303143262</text:p>
          </table:table-cell>
          <table:table-cell table:formula="of:=SUMPRODUCT([NormRatings.$N$2:.$N$21];[NormRatings_2.N$2:.N$21])/[NormRatings_2.N$22]/[NormRatings.$N$22]" office:value-type="float" office:value="1" calcext:value-type="float">
            <text:p>1</text:p>
          </table:table-cell>
          <table:table-cell table:formula="of:=SUMPRODUCT([NormRatings.$N$2:.$N$21];[NormRatings_2.O$2:.O$21])/[NormRatings_2.O$22]/[NormRatings.$N$22]" office:value-type="float" office:value="0.274088394531015" calcext:value-type="float">
            <text:p>0.274088394531015</text:p>
          </table:table-cell>
          <table:table-cell table:formula="of:=SUMPRODUCT([NormRatings.$N$2:.$N$21];[NormRatings_2.P$2:.P$21])/[NormRatings_2.P$22]/[NormRatings.$N$22]" office:value-type="float" office:value="-0.231553403380089" calcext:value-type="float">
            <text:p>-0.231553403380089</text:p>
          </table:table-cell>
          <table:table-cell table:formula="of:=SUMPRODUCT([NormRatings.$N$2:.$N$21];[NormRatings_2.Q$2:.Q$21])/[NormRatings_2.Q$22]/[NormRatings.$N$22]" office:value-type="float" office:value="0.123722833703113" calcext:value-type="float">
            <text:p>0.123722833703113</text:p>
          </table:table-cell>
          <table:table-cell table:formula="of:=SUMPRODUCT([NormRatings.$N$2:.$N$21];[NormRatings_2.R$2:.R$21])/[NormRatings_2.R$22]/[NormRatings.$N$22]" office:value-type="float" office:value="-0.116170950886172" calcext:value-type="float">
            <text:p>-0.116170950886172</text:p>
          </table:table-cell>
          <table:table-cell table:formula="of:=SUMPRODUCT([NormRatings.$N$2:.$N$21];[NormRatings_2.S$2:.S$21])/[NormRatings_2.S$22]/[NormRatings.$N$22]" office:value-type="float" office:value="0.394818654447056" calcext:value-type="float">
            <text:p>0.394818654447056</text:p>
          </table:table-cell>
          <table:table-cell table:formula="of:=SUMPRODUCT([NormRatings.$N$2:.$N$21];[NormRatings_2.T$2:.T$21])/[NormRatings_2.T$22]/[NormRatings.$N$22]" office:value-type="float" office:value="-0.237521000853483" calcext:value-type="float">
            <text:p>-0.237521000853483</text:p>
          </table:table-cell>
          <table:table-cell table:formula="of:=SUMPRODUCT([NormRatings.$N$2:.$N$21];[NormRatings_2.U$2:.U$21])/[NormRatings_2.U$22]/[NormRatings.$N$22]" office:value-type="float" office:value="-0.294275679826702" calcext:value-type="float">
            <text:p>-0.29427567982670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41: Blade Runner (1982)</text:p>
          </table:table-cell>
          <table:table-cell table:formula="of:=SUMPRODUCT([NormRatings.$O$2:.$O$21];[NormRatings_2.B$2:.B$21])/[NormRatings_2.B$22]/[NormRatings.$O$22]" office:value-type="float" office:value="0.0200073855089594" calcext:value-type="float">
            <text:p>0.020007385508959</text:p>
          </table:table-cell>
          <table:table-cell table:formula="of:=SUMPRODUCT([NormRatings.$O$2:.$O$21];[NormRatings_2.C$2:.C$21])/[NormRatings_2.C$22]/[NormRatings.$O$22]" office:value-type="float" office:value="-0.159882131597889" calcext:value-type="float">
            <text:p>-0.159882131597889</text:p>
          </table:table-cell>
          <table:table-cell table:formula="of:=SUMPRODUCT([NormRatings.$O$2:.$O$21];[NormRatings_2.D$2:.D$21])/[NormRatings_2.D$22]/[NormRatings.$O$22]" office:value-type="float" office:value="-0.158860323481781" calcext:value-type="float">
            <text:p>-0.158860323481781</text:p>
          </table:table-cell>
          <table:table-cell table:formula="of:=SUMPRODUCT([NormRatings.$O$2:.$O$21];[NormRatings_2.E$2:.E$21])/[NormRatings_2.E$22]/[NormRatings.$O$22]" office:value-type="float" office:value="0.341229121185677" calcext:value-type="float">
            <text:p>0.341229121185677</text:p>
          </table:table-cell>
          <table:table-cell table:formula="of:=SUMPRODUCT([NormRatings.$O$2:.$O$21];[NormRatings_2.F$2:.F$21])/[NormRatings_2.F$22]/[NormRatings.$O$22]" office:value-type="float" office:value="0.0254421979276541" calcext:value-type="float">
            <text:p>0.025442197927654</text:p>
          </table:table-cell>
          <table:table-cell table:formula="of:=SUMPRODUCT([NormRatings.$O$2:.$O$21];[NormRatings_2.G$2:.G$21])/[NormRatings_2.G$22]/[NormRatings.$O$22]" office:value-type="float" office:value="-0.241274741553557" calcext:value-type="float">
            <text:p>-0.241274741553557</text:p>
          </table:table-cell>
          <table:table-cell table:formula="of:=SUMPRODUCT([NormRatings.$O$2:.$O$21];[NormRatings_2.H$2:.H$21])/[NormRatings_2.H$22]/[NormRatings.$O$22]" office:value-type="float" office:value="-0.0291167487073019" calcext:value-type="float">
            <text:p>-0.029116748707302</text:p>
          </table:table-cell>
          <table:table-cell table:formula="of:=SUMPRODUCT([NormRatings.$O$2:.$O$21];[NormRatings_2.I$2:.I$21])/[NormRatings_2.I$22]/[NormRatings.$O$22]" office:value-type="float" office:value="0.20169374985071" calcext:value-type="float">
            <text:p>0.20169374985071</text:p>
          </table:table-cell>
          <table:table-cell table:formula="of:=SUMPRODUCT([NormRatings.$O$2:.$O$21];[NormRatings_2.J$2:.J$21])/[NormRatings_2.J$22]/[NormRatings.$O$22]" office:value-type="float" office:value="-0.0515925642385647" calcext:value-type="float">
            <text:p>-0.051592564238565</text:p>
          </table:table-cell>
          <table:table-cell table:formula="of:=SUMPRODUCT([NormRatings.$O$2:.$O$21];[NormRatings_2.K$2:.K$21])/[NormRatings_2.K$22]/[NormRatings.$O$22]" office:value-type="float" office:value="-0.436396786592972" calcext:value-type="float">
            <text:p>-0.436396786592972</text:p>
          </table:table-cell>
          <table:table-cell table:formula="of:=SUMPRODUCT([NormRatings.$O$2:.$O$21];[NormRatings_2.L$2:.L$21])/[NormRatings_2.L$22]/[NormRatings.$O$22]" office:value-type="float" office:value="-0.109485020434645" calcext:value-type="float">
            <text:p>-0.109485020434645</text:p>
          </table:table-cell>
          <table:table-cell table:formula="of:=SUMPRODUCT([NormRatings.$O$2:.$O$21];[NormRatings_2.M$2:.M$21])/[NormRatings_2.M$22]/[NormRatings.$O$22]" office:value-type="float" office:value="-0.148436707457436" calcext:value-type="float">
            <text:p>-0.148436707457436</text:p>
          </table:table-cell>
          <table:table-cell table:formula="of:=SUMPRODUCT([NormRatings.$O$2:.$O$21];[NormRatings_2.N$2:.N$21])/[NormRatings_2.N$22]/[NormRatings.$O$22]" office:value-type="float" office:value="0.274088394531015" calcext:value-type="float">
            <text:p>0.274088394531015</text:p>
          </table:table-cell>
          <table:table-cell table:formula="of:=SUMPRODUCT([NormRatings.$O$2:.$O$21];[NormRatings_2.O$2:.O$21])/[NormRatings_2.O$22]/[NormRatings.$O$22]" office:value-type="float" office:value="1" calcext:value-type="float">
            <text:p>1</text:p>
          </table:table-cell>
          <table:table-cell table:formula="of:=SUMPRODUCT([NormRatings.$O$2:.$O$21];[NormRatings_2.P$2:.P$21])/[NormRatings_2.P$22]/[NormRatings.$O$22]" office:value-type="float" office:value="-0.0978651471269844" calcext:value-type="float">
            <text:p>-0.097865147126984</text:p>
          </table:table-cell>
          <table:table-cell table:formula="of:=SUMPRODUCT([NormRatings.$O$2:.$O$21];[NormRatings_2.Q$2:.Q$21])/[NormRatings_2.Q$22]/[NormRatings.$O$22]" office:value-type="float" office:value="-0.241617364411784" calcext:value-type="float">
            <text:p>-0.241617364411784</text:p>
          </table:table-cell>
          <table:table-cell table:formula="of:=SUMPRODUCT([NormRatings.$O$2:.$O$21];[NormRatings_2.R$2:.R$21])/[NormRatings_2.R$22]/[NormRatings.$O$22]" office:value-type="float" office:value="0.225642606057538" calcext:value-type="float">
            <text:p>0.225642606057538</text:p>
          </table:table-cell>
          <table:table-cell table:formula="of:=SUMPRODUCT([NormRatings.$O$2:.$O$21];[NormRatings_2.S$2:.S$21])/[NormRatings_2.S$22]/[NormRatings.$O$22]" office:value-type="float" office:value="0.0847054694915185" calcext:value-type="float">
            <text:p>0.084705469491519</text:p>
          </table:table-cell>
          <table:table-cell table:formula="of:=SUMPRODUCT([NormRatings.$O$2:.$O$21];[NormRatings_2.T$2:.T$21])/[NormRatings_2.T$22]/[NormRatings.$O$22]" office:value-type="float" office:value="-0.299822836900206" calcext:value-type="float">
            <text:p>-0.299822836900206</text:p>
          </table:table-cell>
          <table:table-cell table:formula="of:=SUMPRODUCT([NormRatings.$O$2:.$O$21];[NormRatings_2.U$2:.U$21])/[NormRatings_2.U$22]/[NormRatings.$O$22]" office:value-type="float" office:value="0.183787369663858" calcext:value-type="float">
            <text:p>0.18378736966385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265: Groundhog Day (1993)</text:p>
          </table:table-cell>
          <table:table-cell table:formula="of:=SUMPRODUCT([NormRatings.$P$2:.$P$21];[NormRatings_2.B$2:.B$21])/[NormRatings_2.B$22]/[NormRatings.$P$22]" office:value-type="float" office:value="-0.105583692361256" calcext:value-type="float">
            <text:p>-0.105583692361256</text:p>
          </table:table-cell>
          <table:table-cell table:formula="of:=SUMPRODUCT([NormRatings.$P$2:.$P$21];[NormRatings_2.C$2:.C$21])/[NormRatings_2.C$22]/[NormRatings.$P$22]" office:value-type="float" office:value="-0.27148913396549" calcext:value-type="float">
            <text:p>-0.27148913396549</text:p>
          </table:table-cell>
          <table:table-cell table:formula="of:=SUMPRODUCT([NormRatings.$P$2:.$P$21];[NormRatings_2.D$2:.D$21])/[NormRatings_2.D$22]/[NormRatings.$P$22]" office:value-type="float" office:value="-0.258312320832601" calcext:value-type="float">
            <text:p>-0.258312320832601</text:p>
          </table:table-cell>
          <table:table-cell table:formula="of:=SUMPRODUCT([NormRatings.$P$2:.$P$21];[NormRatings_2.E$2:.E$21])/[NormRatings_2.E$22]/[NormRatings.$P$22]" office:value-type="float" office:value="-0.101284261406298" calcext:value-type="float">
            <text:p>-0.101284261406298</text:p>
          </table:table-cell>
          <table:table-cell table:formula="of:=SUMPRODUCT([NormRatings.$P$2:.$P$21];[NormRatings_2.F$2:.F$21])/[NormRatings_2.F$22]/[NormRatings.$P$22]" office:value-type="float" office:value="0.0113031880581546" calcext:value-type="float">
            <text:p>0.011303188058155</text:p>
          </table:table-cell>
          <table:table-cell table:formula="of:=SUMPRODUCT([NormRatings.$P$2:.$P$21];[NormRatings_2.G$2:.G$21])/[NormRatings_2.G$22]/[NormRatings.$P$22]" office:value-type="float" office:value="-0.128453274804262" calcext:value-type="float">
            <text:p>-0.128453274804262</text:p>
          </table:table-cell>
          <table:table-cell table:formula="of:=SUMPRODUCT([NormRatings.$P$2:.$P$21];[NormRatings_2.H$2:.H$21])/[NormRatings_2.H$22]/[NormRatings.$P$22]" office:value-type="float" office:value="-0.0634792954985548" calcext:value-type="float">
            <text:p>-0.063479295498555</text:p>
          </table:table-cell>
          <table:table-cell table:formula="of:=SUMPRODUCT([NormRatings.$P$2:.$P$21];[NormRatings_2.I$2:.I$21])/[NormRatings_2.I$22]/[NormRatings.$P$22]" office:value-type="float" office:value="0.136063512936527" calcext:value-type="float">
            <text:p>0.136063512936527</text:p>
          </table:table-cell>
          <table:table-cell table:formula="of:=SUMPRODUCT([NormRatings.$P$2:.$P$21];[NormRatings_2.J$2:.J$21])/[NormRatings_2.J$22]/[NormRatings.$P$22]" office:value-type="float" office:value="0.0189826343102312" calcext:value-type="float">
            <text:p>0.018982634310231</text:p>
          </table:table-cell>
          <table:table-cell table:formula="of:=SUMPRODUCT([NormRatings.$P$2:.$P$21];[NormRatings_2.K$2:.K$21])/[NormRatings_2.K$22]/[NormRatings.$P$22]" office:value-type="float" office:value="-0.373814823746197" calcext:value-type="float">
            <text:p>-0.373814823746197</text:p>
          </table:table-cell>
          <table:table-cell table:formula="of:=SUMPRODUCT([NormRatings.$P$2:.$P$21];[NormRatings_2.L$2:.L$21])/[NormRatings_2.L$22]/[NormRatings.$P$22]" office:value-type="float" office:value="-0.517858898436259" calcext:value-type="float">
            <text:p>-0.517858898436259</text:p>
          </table:table-cell>
          <table:table-cell table:formula="of:=SUMPRODUCT([NormRatings.$P$2:.$P$21];[NormRatings_2.M$2:.M$21])/[NormRatings_2.M$22]/[NormRatings.$P$22]" office:value-type="float" office:value="0.386743543779143" calcext:value-type="float">
            <text:p>0.386743543779143</text:p>
          </table:table-cell>
          <table:table-cell table:formula="of:=SUMPRODUCT([NormRatings.$P$2:.$P$21];[NormRatings_2.N$2:.N$21])/[NormRatings_2.N$22]/[NormRatings.$P$22]" office:value-type="float" office:value="-0.231553403380089" calcext:value-type="float">
            <text:p>-0.231553403380089</text:p>
          </table:table-cell>
          <table:table-cell table:formula="of:=SUMPRODUCT([NormRatings.$P$2:.$P$21];[NormRatings_2.O$2:.O$21])/[NormRatings_2.O$22]/[NormRatings.$P$22]" office:value-type="float" office:value="-0.0978651471269844" calcext:value-type="float">
            <text:p>-0.097865147126984</text:p>
          </table:table-cell>
          <table:table-cell table:formula="of:=SUMPRODUCT([NormRatings.$P$2:.$P$21];[NormRatings_2.P$2:.P$21])/[NormRatings_2.P$22]/[NormRatings.$P$22]" office:value-type="float" office:value="1" calcext:value-type="float">
            <text:p>1</text:p>
          </table:table-cell>
          <table:table-cell table:formula="of:=SUMPRODUCT([NormRatings.$P$2:.$P$21];[NormRatings_2.Q$2:.Q$21])/[NormRatings_2.Q$22]/[NormRatings.$P$22]" office:value-type="float" office:value="0.178343136897153" calcext:value-type="float">
            <text:p>0.178343136897153</text:p>
          </table:table-cell>
          <table:table-cell table:formula="of:=SUMPRODUCT([NormRatings.$P$2:.$P$21];[NormRatings_2.R$2:.R$21])/[NormRatings_2.R$22]/[NormRatings.$P$22]" office:value-type="float" office:value="-0.0629408134524834" calcext:value-type="float">
            <text:p>-0.062940813452484</text:p>
          </table:table-cell>
          <table:table-cell table:formula="of:=SUMPRODUCT([NormRatings.$P$2:.$P$21];[NormRatings_2.S$2:.S$21])/[NormRatings_2.S$22]/[NormRatings.$P$22]" office:value-type="float" office:value="0.141427266483558" calcext:value-type="float">
            <text:p>0.141427266483558</text:p>
          </table:table-cell>
          <table:table-cell table:formula="of:=SUMPRODUCT([NormRatings.$P$2:.$P$21];[NormRatings_2.T$2:.T$21])/[NormRatings_2.T$22]/[NormRatings.$P$22]" office:value-type="float" office:value="-0.0105987869523556" calcext:value-type="float">
            <text:p>-0.010598786952356</text:p>
          </table:table-cell>
          <table:table-cell table:formula="of:=SUMPRODUCT([NormRatings.$P$2:.$P$21];[NormRatings_2.U$2:.U$21])/[NormRatings_2.U$22]/[NormRatings.$P$22]" office:value-type="float" office:value="0.273779984680374" calcext:value-type="float">
            <text:p>0.27377998468037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571: Matrix, The (1999)</text:p>
          </table:table-cell>
          <table:table-cell table:formula="of:=SUMPRODUCT([NormRatings.$Q$2:.$Q$21];[NormRatings_2.B$2:.B$21])/[NormRatings_2.B$22]/[NormRatings.$Q$22]" office:value-type="float" office:value="-0.420331369328785" calcext:value-type="float">
            <text:p>-0.420331369328785</text:p>
          </table:table-cell>
          <table:table-cell table:formula="of:=SUMPRODUCT([NormRatings.$Q$2:.$Q$21];[NormRatings_2.C$2:.C$21])/[NormRatings_2.C$22]/[NormRatings.$Q$22]" office:value-type="float" office:value="0.435884749367689" calcext:value-type="float">
            <text:p>0.435884749367689</text:p>
          </table:table-cell>
          <table:table-cell table:formula="of:=SUMPRODUCT([NormRatings.$Q$2:.$Q$21];[NormRatings_2.D$2:.D$21])/[NormRatings_2.D$22]/[NormRatings.$Q$22]" office:value-type="float" office:value="-0.34446330285481" calcext:value-type="float">
            <text:p>-0.34446330285481</text:p>
          </table:table-cell>
          <table:table-cell table:formula="of:=SUMPRODUCT([NormRatings.$Q$2:.$Q$21];[NormRatings_2.E$2:.E$21])/[NormRatings_2.E$22]/[NormRatings.$Q$22]" office:value-type="float" office:value="-0.0673293507008584" calcext:value-type="float">
            <text:p>-0.067329350700858</text:p>
          </table:table-cell>
          <table:table-cell table:formula="of:=SUMPRODUCT([NormRatings.$Q$2:.$Q$21];[NormRatings_2.F$2:.F$21])/[NormRatings_2.F$22]/[NormRatings.$Q$22]" office:value-type="float" office:value="0.180365690165207" calcext:value-type="float">
            <text:p>0.180365690165207</text:p>
          </table:table-cell>
          <table:table-cell table:formula="of:=SUMPRODUCT([NormRatings.$Q$2:.$Q$21];[NormRatings_2.G$2:.G$21])/[NormRatings_2.G$22]/[NormRatings.$Q$22]" office:value-type="float" office:value="-0.217737934673946" calcext:value-type="float">
            <text:p>-0.217737934673946</text:p>
          </table:table-cell>
          <table:table-cell table:formula="of:=SUMPRODUCT([NormRatings.$Q$2:.$Q$21];[NormRatings_2.H$2:.H$21])/[NormRatings_2.H$22]/[NormRatings.$Q$22]" office:value-type="float" office:value="-0.192150414577526" calcext:value-type="float">
            <text:p>-0.192150414577526</text:p>
          </table:table-cell>
          <table:table-cell table:formula="of:=SUMPRODUCT([NormRatings.$Q$2:.$Q$21];[NormRatings_2.I$2:.I$21])/[NormRatings_2.I$22]/[NormRatings.$Q$22]" office:value-type="float" office:value="-0.187198240616762" calcext:value-type="float">
            <text:p>-0.187198240616762</text:p>
          </table:table-cell>
          <table:table-cell table:formula="of:=SUMPRODUCT([NormRatings.$Q$2:.$Q$21];[NormRatings_2.J$2:.J$21])/[NormRatings_2.J$22]/[NormRatings.$Q$22]" office:value-type="float" office:value="-0.3486830932415" calcext:value-type="float">
            <text:p>-0.3486830932415</text:p>
          </table:table-cell>
          <table:table-cell table:formula="of:=SUMPRODUCT([NormRatings.$Q$2:.$Q$21];[NormRatings_2.K$2:.K$21])/[NormRatings_2.K$22]/[NormRatings.$Q$22]" office:value-type="float" office:value="0.21487516831849" calcext:value-type="float">
            <text:p>0.21487516831849</text:p>
          </table:table-cell>
          <table:table-cell table:formula="of:=SUMPRODUCT([NormRatings.$Q$2:.$Q$21];[NormRatings_2.L$2:.L$21])/[NormRatings_2.L$22]/[NormRatings.$Q$22]" office:value-type="float" office:value="-0.10780486878852" calcext:value-type="float">
            <text:p>-0.10780486878852</text:p>
          </table:table-cell>
          <table:table-cell table:formula="of:=SUMPRODUCT([NormRatings.$Q$2:.$Q$21];[NormRatings_2.M$2:.M$21])/[NormRatings_2.M$22]/[NormRatings.$Q$22]" office:value-type="float" office:value="-0.0472547334931385" calcext:value-type="float">
            <text:p>-0.047254733493139</text:p>
          </table:table-cell>
          <table:table-cell table:formula="of:=SUMPRODUCT([NormRatings.$Q$2:.$Q$21];[NormRatings_2.N$2:.N$21])/[NormRatings_2.N$22]/[NormRatings.$Q$22]" office:value-type="float" office:value="0.123722833703113" calcext:value-type="float">
            <text:p>0.123722833703113</text:p>
          </table:table-cell>
          <table:table-cell table:formula="of:=SUMPRODUCT([NormRatings.$Q$2:.$Q$21];[NormRatings_2.O$2:.O$21])/[NormRatings_2.O$22]/[NormRatings.$Q$22]" office:value-type="float" office:value="-0.241617364411784" calcext:value-type="float">
            <text:p>-0.241617364411784</text:p>
          </table:table-cell>
          <table:table-cell table:formula="of:=SUMPRODUCT([NormRatings.$Q$2:.$Q$21];[NormRatings_2.P$2:.P$21])/[NormRatings_2.P$22]/[NormRatings.$Q$22]" office:value-type="float" office:value="0.178343136897153" calcext:value-type="float">
            <text:p>0.178343136897153</text:p>
          </table:table-cell>
          <table:table-cell table:formula="of:=SUMPRODUCT([NormRatings.$Q$2:.$Q$21];[NormRatings_2.Q$2:.Q$21])/[NormRatings_2.Q$22]/[NormRatings.$Q$22]" office:value-type="float" office:value="1" calcext:value-type="float">
            <text:p>1</text:p>
          </table:table-cell>
          <table:table-cell table:formula="of:=SUMPRODUCT([NormRatings.$Q$2:.$Q$21];[NormRatings_2.R$2:.R$21])/[NormRatings_2.R$22]/[NormRatings.$Q$22]" office:value-type="float" office:value="-0.276757692864896" calcext:value-type="float">
            <text:p>-0.276757692864896</text:p>
          </table:table-cell>
          <table:table-cell table:formula="of:=SUMPRODUCT([NormRatings.$Q$2:.$Q$21];[NormRatings_2.S$2:.S$21])/[NormRatings_2.S$22]/[NormRatings.$Q$22]" office:value-type="float" office:value="0.19466816244247" calcext:value-type="float">
            <text:p>0.19466816244247</text:p>
          </table:table-cell>
          <table:table-cell table:formula="of:=SUMPRODUCT([NormRatings.$Q$2:.$Q$21];[NormRatings_2.T$2:.T$21])/[NormRatings_2.T$22]/[NormRatings.$Q$22]" office:value-type="float" office:value="0.0370243450956409" calcext:value-type="float">
            <text:p>0.037024345095641</text:p>
          </table:table-cell>
          <table:table-cell table:formula="of:=SUMPRODUCT([NormRatings.$Q$2:.$Q$21];[NormRatings_2.U$2:.U$21])/[NormRatings_2.U$22]/[NormRatings.$Q$22]" office:value-type="float" office:value="-0.216298475792403" calcext:value-type="float">
            <text:p>-0.21629847579240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27: Schindler's List (1993)</text:p>
          </table:table-cell>
          <table:table-cell table:formula="of:=SUMPRODUCT([NormRatings.$R$2:.$R$21];[NormRatings_2.B$2:.B$21])/[NormRatings_2.B$22]/[NormRatings.$R$22]" office:value-type="float" office:value="-0.146783610780288" calcext:value-type="float">
            <text:p>-0.146783610780288</text:p>
          </table:table-cell>
          <table:table-cell table:formula="of:=SUMPRODUCT([NormRatings.$R$2:.$R$21];[NormRatings_2.C$2:.C$21])/[NormRatings_2.C$22]/[NormRatings.$R$22]" office:value-type="float" office:value="-0.25027372858887" calcext:value-type="float">
            <text:p>-0.25027372858887</text:p>
          </table:table-cell>
          <table:table-cell table:formula="of:=SUMPRODUCT([NormRatings.$R$2:.$R$21];[NormRatings_2.D$2:.D$21])/[NormRatings_2.D$22]/[NormRatings.$R$22]" office:value-type="float" office:value="0.271579771477703" calcext:value-type="float">
            <text:p>0.271579771477703</text:p>
          </table:table-cell>
          <table:table-cell table:formula="of:=SUMPRODUCT([NormRatings.$R$2:.$R$21];[NormRatings_2.E$2:.E$21])/[NormRatings_2.E$22]/[NormRatings.$R$22]" office:value-type="float" office:value="-0.213263615550479" calcext:value-type="float">
            <text:p>-0.213263615550479</text:p>
          </table:table-cell>
          <table:table-cell table:formula="of:=SUMPRODUCT([NormRatings.$R$2:.$R$21];[NormRatings_2.F$2:.F$21])/[NormRatings_2.F$22]/[NormRatings.$R$22]" office:value-type="float" office:value="0.22777759324816" calcext:value-type="float">
            <text:p>0.22777759324816</text:p>
          </table:table-cell>
          <table:table-cell table:formula="of:=SUMPRODUCT([NormRatings.$R$2:.$R$21];[NormRatings_2.G$2:.G$21])/[NormRatings_2.G$22]/[NormRatings.$R$22]" office:value-type="float" office:value="-0.276891290940308" calcext:value-type="float">
            <text:p>-0.276891290940308</text:p>
          </table:table-cell>
          <table:table-cell table:formula="of:=SUMPRODUCT([NormRatings.$R$2:.$R$21];[NormRatings_2.H$2:.H$21])/[NormRatings_2.H$22]/[NormRatings.$R$22]" office:value-type="float" office:value="0.230912377473871" calcext:value-type="float">
            <text:p>0.230912377473871</text:p>
          </table:table-cell>
          <table:table-cell table:formula="of:=SUMPRODUCT([NormRatings.$R$2:.$R$21];[NormRatings_2.I$2:.I$21])/[NormRatings_2.I$22]/[NormRatings.$R$22]" office:value-type="float" office:value="0.158493716614515" calcext:value-type="float">
            <text:p>0.158493716614515</text:p>
          </table:table-cell>
          <table:table-cell table:formula="of:=SUMPRODUCT([NormRatings.$R$2:.$R$21];[NormRatings_2.J$2:.J$21])/[NormRatings_2.J$22]/[NormRatings.$R$22]" office:value-type="float" office:value="0.0885263482803903" calcext:value-type="float">
            <text:p>0.08852634828039</text:p>
          </table:table-cell>
          <table:table-cell table:formula="of:=SUMPRODUCT([NormRatings.$R$2:.$R$21];[NormRatings_2.K$2:.K$21])/[NormRatings_2.K$22]/[NormRatings.$R$22]" office:value-type="float" office:value="-0.0831992720553686" calcext:value-type="float">
            <text:p>-0.083199272055369</text:p>
          </table:table-cell>
          <table:table-cell table:formula="of:=SUMPRODUCT([NormRatings.$R$2:.$R$21];[NormRatings_2.L$2:.L$21])/[NormRatings_2.L$22]/[NormRatings.$R$22]" office:value-type="float" office:value="0.165091682296042" calcext:value-type="float">
            <text:p>0.165091682296042</text:p>
          </table:table-cell>
          <table:table-cell table:formula="of:=SUMPRODUCT([NormRatings.$R$2:.$R$21];[NormRatings_2.M$2:.M$21])/[NormRatings_2.M$22]/[NormRatings.$R$22]" office:value-type="float" office:value="0.0595014382532451" calcext:value-type="float">
            <text:p>0.059501438253245</text:p>
          </table:table-cell>
          <table:table-cell table:formula="of:=SUMPRODUCT([NormRatings.$R$2:.$R$21];[NormRatings_2.N$2:.N$21])/[NormRatings_2.N$22]/[NormRatings.$R$22]" office:value-type="float" office:value="-0.116170950886172" calcext:value-type="float">
            <text:p>-0.116170950886172</text:p>
          </table:table-cell>
          <table:table-cell table:formula="of:=SUMPRODUCT([NormRatings.$R$2:.$R$21];[NormRatings_2.O$2:.O$21])/[NormRatings_2.O$22]/[NormRatings.$R$22]" office:value-type="float" office:value="0.225642606057538" calcext:value-type="float">
            <text:p>0.225642606057538</text:p>
          </table:table-cell>
          <table:table-cell table:formula="of:=SUMPRODUCT([NormRatings.$R$2:.$R$21];[NormRatings_2.P$2:.P$21])/[NormRatings_2.P$22]/[NormRatings.$R$22]" office:value-type="float" office:value="-0.0629408134524834" calcext:value-type="float">
            <text:p>-0.062940813452484</text:p>
          </table:table-cell>
          <table:table-cell table:formula="of:=SUMPRODUCT([NormRatings.$R$2:.$R$21];[NormRatings_2.Q$2:.Q$21])/[NormRatings_2.Q$22]/[NormRatings.$R$22]" office:value-type="float" office:value="-0.276757692864896" calcext:value-type="float">
            <text:p>-0.276757692864896</text:p>
          </table:table-cell>
          <table:table-cell table:formula="of:=SUMPRODUCT([NormRatings.$R$2:.$R$21];[NormRatings_2.R$2:.R$21])/[NormRatings_2.R$22]/[NormRatings.$R$22]" office:value-type="float" office:value="1" calcext:value-type="float">
            <text:p>1</text:p>
          </table:table-cell>
          <table:table-cell table:formula="of:=SUMPRODUCT([NormRatings.$R$2:.$R$21];[NormRatings_2.S$2:.S$21])/[NormRatings_2.S$22]/[NormRatings.$R$22]" office:value-type="float" office:value="-0.391758988467469" calcext:value-type="float">
            <text:p>-0.391758988467469</text:p>
          </table:table-cell>
          <table:table-cell table:formula="of:=SUMPRODUCT([NormRatings.$R$2:.$R$21];[NormRatings_2.T$2:.T$21])/[NormRatings_2.T$22]/[NormRatings.$R$22]" office:value-type="float" office:value="-0.253649677521162" calcext:value-type="float">
            <text:p>-0.253649677521162</text:p>
          </table:table-cell>
          <table:table-cell table:formula="of:=SUMPRODUCT([NormRatings.$R$2:.$R$21];[NormRatings_2.U$2:.U$21])/[NormRatings_2.U$22]/[NormRatings.$R$22]" office:value-type="float" office:value="-0.215015148749041" calcext:value-type="float">
            <text:p>-0.21501514874904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762: Sixth Sense, The (1999)</text:p>
          </table:table-cell>
          <table:table-cell table:formula="of:=SUMPRODUCT([NormRatings.$S$2:.$S$21];[NormRatings_2.B$2:.B$21])/[NormRatings_2.B$22]/[NormRatings.$S$22]" office:value-type="float" office:value="-0.241280938546532" calcext:value-type="float">
            <text:p>-0.241280938546532</text:p>
          </table:table-cell>
          <table:table-cell table:formula="of:=SUMPRODUCT([NormRatings.$S$2:.$S$21];[NormRatings_2.C$2:.C$21])/[NormRatings_2.C$22]/[NormRatings.$S$22]" office:value-type="float" office:value="0.016440895757124" calcext:value-type="float">
            <text:p>0.016440895757124</text:p>
          </table:table-cell>
          <table:table-cell table:formula="of:=SUMPRODUCT([NormRatings.$S$2:.$S$21];[NormRatings_2.D$2:.D$21])/[NormRatings_2.D$22]/[NormRatings.$S$22]" office:value-type="float" office:value="-0.120006900610443" calcext:value-type="float">
            <text:p>-0.120006900610443</text:p>
          </table:table-cell>
          <table:table-cell table:formula="of:=SUMPRODUCT([NormRatings.$S$2:.$S$21];[NormRatings_2.E$2:.E$21])/[NormRatings_2.E$22]/[NormRatings.$S$22]" office:value-type="float" office:value="-0.261482288227641" calcext:value-type="float">
            <text:p>-0.261482288227641</text:p>
          </table:table-cell>
          <table:table-cell table:formula="of:=SUMPRODUCT([NormRatings.$S$2:.$S$21];[NormRatings_2.F$2:.F$21])/[NormRatings_2.F$22]/[NormRatings.$S$22]" office:value-type="float" office:value="0.401320141939447" calcext:value-type="float">
            <text:p>0.401320141939447</text:p>
          </table:table-cell>
          <table:table-cell table:formula="of:=SUMPRODUCT([NormRatings.$S$2:.$S$21];[NormRatings_2.G$2:.G$21])/[NormRatings_2.G$22]/[NormRatings.$S$22]" office:value-type="float" office:value="0.131457809604266" calcext:value-type="float">
            <text:p>0.131457809604266</text:p>
          </table:table-cell>
          <table:table-cell table:formula="of:=SUMPRODUCT([NormRatings.$S$2:.$S$21];[NormRatings_2.H$2:.H$21])/[NormRatings_2.H$22]/[NormRatings.$S$22]" office:value-type="float" office:value="-0.408260136273675" calcext:value-type="float">
            <text:p>-0.408260136273675</text:p>
          </table:table-cell>
          <table:table-cell table:formula="of:=SUMPRODUCT([NormRatings.$S$2:.$S$21];[NormRatings_2.I$2:.I$21])/[NormRatings_2.I$22]/[NormRatings.$S$22]" office:value-type="float" office:value="-0.0712443599626437" calcext:value-type="float">
            <text:p>-0.071244359962644</text:p>
          </table:table-cell>
          <table:table-cell table:formula="of:=SUMPRODUCT([NormRatings.$S$2:.$S$21];[NormRatings_2.J$2:.J$21])/[NormRatings_2.J$22]/[NormRatings.$S$22]" office:value-type="float" office:value="-0.530110558043022" calcext:value-type="float">
            <text:p>-0.530110558043022</text:p>
          </table:table-cell>
          <table:table-cell table:formula="of:=SUMPRODUCT([NormRatings.$S$2:.$S$21];[NormRatings_2.K$2:.K$21])/[NormRatings_2.K$22]/[NormRatings.$S$22]" office:value-type="float" office:value="-0.45821341144448" calcext:value-type="float">
            <text:p>-0.45821341144448</text:p>
          </table:table-cell>
          <table:table-cell table:formula="of:=SUMPRODUCT([NormRatings.$S$2:.$S$21];[NormRatings_2.L$2:.L$21])/[NormRatings_2.L$22]/[NormRatings.$S$22]" office:value-type="float" office:value="-0.00306558082995083" calcext:value-type="float">
            <text:p>-0.003065580829951</text:p>
          </table:table-cell>
          <table:table-cell table:formula="of:=SUMPRODUCT([NormRatings.$S$2:.$S$21];[NormRatings_2.M$2:.M$21])/[NormRatings_2.M$22]/[NormRatings.$S$22]" office:value-type="float" office:value="-0.229319180621837" calcext:value-type="float">
            <text:p>-0.229319180621837</text:p>
          </table:table-cell>
          <table:table-cell table:formula="of:=SUMPRODUCT([NormRatings.$S$2:.$S$21];[NormRatings_2.N$2:.N$21])/[NormRatings_2.N$22]/[NormRatings.$S$22]" office:value-type="float" office:value="0.394818654447056" calcext:value-type="float">
            <text:p>0.394818654447056</text:p>
          </table:table-cell>
          <table:table-cell table:formula="of:=SUMPRODUCT([NormRatings.$S$2:.$S$21];[NormRatings_2.O$2:.O$21])/[NormRatings_2.O$22]/[NormRatings.$S$22]" office:value-type="float" office:value="0.0847054694915185" calcext:value-type="float">
            <text:p>0.084705469491519</text:p>
          </table:table-cell>
          <table:table-cell table:formula="of:=SUMPRODUCT([NormRatings.$S$2:.$S$21];[NormRatings_2.P$2:.P$21])/[NormRatings_2.P$22]/[NormRatings.$S$22]" office:value-type="float" office:value="0.141427266483558" calcext:value-type="float">
            <text:p>0.141427266483558</text:p>
          </table:table-cell>
          <table:table-cell table:formula="of:=SUMPRODUCT([NormRatings.$S$2:.$S$21];[NormRatings_2.Q$2:.Q$21])/[NormRatings_2.Q$22]/[NormRatings.$S$22]" office:value-type="float" office:value="0.19466816244247" calcext:value-type="float">
            <text:p>0.19466816244247</text:p>
          </table:table-cell>
          <table:table-cell table:formula="of:=SUMPRODUCT([NormRatings.$S$2:.$S$21];[NormRatings_2.R$2:.R$21])/[NormRatings_2.R$22]/[NormRatings.$S$22]" office:value-type="float" office:value="-0.391758988467469" calcext:value-type="float">
            <text:p>-0.391758988467469</text:p>
          </table:table-cell>
          <table:table-cell table:formula="of:=SUMPRODUCT([NormRatings.$S$2:.$S$21];[NormRatings_2.S$2:.S$21])/[NormRatings_2.S$22]/[NormRatings.$S$22]" office:value-type="float" office:value="1" calcext:value-type="float">
            <text:p>1</text:p>
          </table:table-cell>
          <table:table-cell table:formula="of:=SUMPRODUCT([NormRatings.$S$2:.$S$21];[NormRatings_2.T$2:.T$21])/[NormRatings_2.T$22]/[NormRatings.$S$22]" office:value-type="float" office:value="0.274065059595754" calcext:value-type="float">
            <text:p>0.274065059595754</text:p>
          </table:table-cell>
          <table:table-cell table:formula="of:=SUMPRODUCT([NormRatings.$S$2:.$S$21];[NormRatings_2.U$2:.U$21])/[NormRatings_2.U$22]/[NormRatings.$S$22]" office:value-type="float" office:value="-0.0392673051255611" calcext:value-type="float">
            <text:p>-0.03926730512556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198: Raiders of the Lost Ark (1981)</text:p>
          </table:table-cell>
          <table:table-cell table:formula="of:=SUMPRODUCT([NormRatings.$T$2:.$T$21];[NormRatings_2.B$2:.B$21])/[NormRatings_2.B$22]/[NormRatings.$T$22]" office:value-type="float" office:value="-0.248856798144963" calcext:value-type="float">
            <text:p>-0.248856798144963</text:p>
          </table:table-cell>
          <table:table-cell table:formula="of:=SUMPRODUCT([NormRatings.$T$2:.$T$21];[NormRatings_2.C$2:.C$21])/[NormRatings_2.C$22]/[NormRatings.$T$22]" office:value-type="float" office:value="0.0383459424022393" calcext:value-type="float">
            <text:p>0.038345942402239</text:p>
          </table:table-cell>
          <table:table-cell table:formula="of:=SUMPRODUCT([NormRatings.$T$2:.$T$21];[NormRatings_2.D$2:.D$21])/[NormRatings_2.D$22]/[NormRatings.$T$22]" office:value-type="float" office:value="-0.0764936396423246" calcext:value-type="float">
            <text:p>-0.076493639642325</text:p>
          </table:table-cell>
          <table:table-cell table:formula="of:=SUMPRODUCT([NormRatings.$T$2:.$T$21];[NormRatings_2.E$2:.E$21])/[NormRatings_2.E$22]/[NormRatings.$T$22]" office:value-type="float" office:value="-0.343765951439841" calcext:value-type="float">
            <text:p>-0.343765951439841</text:p>
          </table:table-cell>
          <table:table-cell table:formula="of:=SUMPRODUCT([NormRatings.$T$2:.$T$21];[NormRatings_2.F$2:.F$21])/[NormRatings_2.F$22]/[NormRatings.$T$22]" office:value-type="float" office:value="-0.0100136158573066" calcext:value-type="float">
            <text:p>-0.010013615857307</text:p>
          </table:table-cell>
          <table:table-cell table:formula="of:=SUMPRODUCT([NormRatings.$T$2:.$T$21];[NormRatings_2.G$2:.G$21])/[NormRatings_2.G$22]/[NormRatings.$T$22]" office:value-type="float" office:value="0.100601653491508" calcext:value-type="float">
            <text:p>0.100601653491508</text:p>
          </table:table-cell>
          <table:table-cell table:formula="of:=SUMPRODUCT([NormRatings.$T$2:.$T$21];[NormRatings_2.H$2:.H$21])/[NormRatings_2.H$22]/[NormRatings.$T$22]" office:value-type="float" office:value="0.184844792152409" calcext:value-type="float">
            <text:p>0.184844792152409</text:p>
          </table:table-cell>
          <table:table-cell table:formula="of:=SUMPRODUCT([NormRatings.$T$2:.$T$21];[NormRatings_2.I$2:.I$21])/[NormRatings_2.I$22]/[NormRatings.$T$22]" office:value-type="float" office:value="0.331349590586206" calcext:value-type="float">
            <text:p>0.331349590586206</text:p>
          </table:table-cell>
          <table:table-cell table:formula="of:=SUMPRODUCT([NormRatings.$T$2:.$T$21];[NormRatings_2.J$2:.J$21])/[NormRatings_2.J$22]/[NormRatings.$T$22]" office:value-type="float" office:value="-0.291982613180399" calcext:value-type="float">
            <text:p>-0.291982613180399</text:p>
          </table:table-cell>
          <table:table-cell table:formula="of:=SUMPRODUCT([NormRatings.$T$2:.$T$21];[NormRatings_2.K$2:.K$21])/[NormRatings_2.K$22]/[NormRatings.$T$22]" office:value-type="float" office:value="0.0552067731565346" calcext:value-type="float">
            <text:p>0.055206773156535</text:p>
          </table:table-cell>
          <table:table-cell table:formula="of:=SUMPRODUCT([NormRatings.$T$2:.$T$21];[NormRatings_2.L$2:.L$21])/[NormRatings_2.L$22]/[NormRatings.$T$22]" office:value-type="float" office:value="-0.112671341587077" calcext:value-type="float">
            <text:p>-0.112671341587077</text:p>
          </table:table-cell>
          <table:table-cell table:formula="of:=SUMPRODUCT([NormRatings.$T$2:.$T$21];[NormRatings_2.M$2:.M$21])/[NormRatings_2.M$22]/[NormRatings.$T$22]" office:value-type="float" office:value="-0.188072937714903" calcext:value-type="float">
            <text:p>-0.188072937714903</text:p>
          </table:table-cell>
          <table:table-cell table:formula="of:=SUMPRODUCT([NormRatings.$T$2:.$T$21];[NormRatings_2.N$2:.N$21])/[NormRatings_2.N$22]/[NormRatings.$T$22]" office:value-type="float" office:value="-0.237521000853483" calcext:value-type="float">
            <text:p>-0.237521000853483</text:p>
          </table:table-cell>
          <table:table-cell table:formula="of:=SUMPRODUCT([NormRatings.$T$2:.$T$21];[NormRatings_2.O$2:.O$21])/[NormRatings_2.O$22]/[NormRatings.$T$22]" office:value-type="float" office:value="-0.299822836900206" calcext:value-type="float">
            <text:p>-0.299822836900206</text:p>
          </table:table-cell>
          <table:table-cell table:formula="of:=SUMPRODUCT([NormRatings.$T$2:.$T$21];[NormRatings_2.P$2:.P$21])/[NormRatings_2.P$22]/[NormRatings.$T$22]" office:value-type="float" office:value="-0.0105987869523556" calcext:value-type="float">
            <text:p>-0.010598786952356</text:p>
          </table:table-cell>
          <table:table-cell table:formula="of:=SUMPRODUCT([NormRatings.$T$2:.$T$21];[NormRatings_2.Q$2:.Q$21])/[NormRatings_2.Q$22]/[NormRatings.$T$22]" office:value-type="float" office:value="0.0370243450956409" calcext:value-type="float">
            <text:p>0.037024345095641</text:p>
          </table:table-cell>
          <table:table-cell table:formula="of:=SUMPRODUCT([NormRatings.$T$2:.$T$21];[NormRatings_2.R$2:.R$21])/[NormRatings_2.R$22]/[NormRatings.$T$22]" office:value-type="float" office:value="-0.253649677521162" calcext:value-type="float">
            <text:p>-0.253649677521162</text:p>
          </table:table-cell>
          <table:table-cell table:formula="of:=SUMPRODUCT([NormRatings.$T$2:.$T$21];[NormRatings_2.S$2:.S$21])/[NormRatings_2.S$22]/[NormRatings.$T$22]" office:value-type="float" office:value="0.274065059595754" calcext:value-type="float">
            <text:p>0.274065059595754</text:p>
          </table:table-cell>
          <table:table-cell table:formula="of:=SUMPRODUCT([NormRatings.$T$2:.$T$21];[NormRatings_2.T$2:.T$21])/[NormRatings_2.T$22]/[NormRatings.$T$22]" office:value-type="float" office:value="1" calcext:value-type="float">
            <text:p>1</text:p>
          </table:table-cell>
          <table:table-cell table:formula="of:=SUMPRODUCT([NormRatings.$T$2:.$T$21];[NormRatings_2.U$2:.U$21])/[NormRatings_2.U$22]/[NormRatings.$T$22]" office:value-type="float" office:value="-0.20788538974311" calcext:value-type="float">
            <text:p>-0.207885389743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4: Babe (1995)</text:p>
          </table:table-cell>
          <table:table-cell table:formula="of:=SUMPRODUCT([NormRatings.$U$2:.$U$21];[NormRatings_2.B$2:.B$21])/[NormRatings_2.B$22]/[NormRatings.$U$22]" office:value-type="float" office:value="0.55444750193354" calcext:value-type="float">
            <text:p>0.55444750193354</text:p>
          </table:table-cell>
          <table:table-cell table:formula="of:=SUMPRODUCT([NormRatings.$U$2:.$U$21];[NormRatings_2.C$2:.C$21])/[NormRatings_2.C$22]/[NormRatings.$U$22]" office:value-type="float" office:value="-0.322874533554022" calcext:value-type="float">
            <text:p>-0.322874533554022</text:p>
          </table:table-cell>
          <table:table-cell table:formula="of:=SUMPRODUCT([NormRatings.$U$2:.$U$21];[NormRatings_2.D$2:.D$21])/[NormRatings_2.D$22]/[NormRatings.$U$22]" office:value-type="float" office:value="-0.240155207165141" calcext:value-type="float">
            <text:p>-0.240155207165141</text:p>
          </table:table-cell>
          <table:table-cell table:formula="of:=SUMPRODUCT([NormRatings.$U$2:.$U$21];[NormRatings_2.E$2:.E$21])/[NormRatings_2.E$22]/[NormRatings.$U$22]" office:value-type="float" office:value="0.32353240190383" calcext:value-type="float">
            <text:p>0.32353240190383</text:p>
          </table:table-cell>
          <table:table-cell table:formula="of:=SUMPRODUCT([NormRatings.$U$2:.$U$21];[NormRatings_2.F$2:.F$21])/[NormRatings_2.F$22]/[NormRatings.$U$22]" office:value-type="float" office:value="-0.459928670726898" calcext:value-type="float">
            <text:p>-0.459928670726898</text:p>
          </table:table-cell>
          <table:table-cell table:formula="of:=SUMPRODUCT([NormRatings.$U$2:.$U$21];[NormRatings_2.G$2:.G$21])/[NormRatings_2.G$22]/[NormRatings.$U$22]" office:value-type="float" office:value="-0.180248625983658" calcext:value-type="float">
            <text:p>-0.180248625983658</text:p>
          </table:table-cell>
          <table:table-cell table:formula="of:=SUMPRODUCT([NormRatings.$U$2:.$U$21];[NormRatings_2.H$2:.H$21])/[NormRatings_2.H$22]/[NormRatings.$U$22]" office:value-type="float" office:value="0.0958527577122916" calcext:value-type="float">
            <text:p>0.095852757712292</text:p>
          </table:table-cell>
          <table:table-cell table:formula="of:=SUMPRODUCT([NormRatings.$U$2:.$U$21];[NormRatings_2.I$2:.I$21])/[NormRatings_2.I$22]/[NormRatings.$U$22]" office:value-type="float" office:value="0.0696441285328716" calcext:value-type="float">
            <text:p>0.069644128532872</text:p>
          </table:table-cell>
          <table:table-cell table:formula="of:=SUMPRODUCT([NormRatings.$U$2:.$U$21];[NormRatings_2.J$2:.J$21])/[NormRatings_2.J$22]/[NormRatings.$U$22]" office:value-type="float" office:value="0.261726897973172" calcext:value-type="float">
            <text:p>0.261726897973172</text:p>
          </table:table-cell>
          <table:table-cell table:formula="of:=SUMPRODUCT([NormRatings.$U$2:.$U$21];[NormRatings_2.K$2:.K$21])/[NormRatings_2.K$22]/[NormRatings.$U$22]" office:value-type="float" office:value="-0.585530910069069" calcext:value-type="float">
            <text:p>-0.585530910069069</text:p>
          </table:table-cell>
          <table:table-cell table:formula="of:=SUMPRODUCT([NormRatings.$U$2:.$U$21];[NormRatings_2.L$2:.L$21])/[NormRatings_2.L$22]/[NormRatings.$U$22]" office:value-type="float" office:value="0.00812574590915677" calcext:value-type="float">
            <text:p>0.008125745909157</text:p>
          </table:table-cell>
          <table:table-cell table:formula="of:=SUMPRODUCT([NormRatings.$U$2:.$U$21];[NormRatings_2.M$2:.M$21])/[NormRatings_2.M$22]/[NormRatings.$U$22]" office:value-type="float" office:value="0.200341304257807" calcext:value-type="float">
            <text:p>0.200341304257807</text:p>
          </table:table-cell>
          <table:table-cell table:formula="of:=SUMPRODUCT([NormRatings.$U$2:.$U$21];[NormRatings_2.N$2:.N$21])/[NormRatings_2.N$22]/[NormRatings.$U$22]" office:value-type="float" office:value="-0.294275679826702" calcext:value-type="float">
            <text:p>-0.294275679826702</text:p>
          </table:table-cell>
          <table:table-cell table:formula="of:=SUMPRODUCT([NormRatings.$U$2:.$U$21];[NormRatings_2.O$2:.O$21])/[NormRatings_2.O$22]/[NormRatings.$U$22]" office:value-type="float" office:value="0.183787369663858" calcext:value-type="float">
            <text:p>0.183787369663858</text:p>
          </table:table-cell>
          <table:table-cell table:formula="of:=SUMPRODUCT([NormRatings.$U$2:.$U$21];[NormRatings_2.P$2:.P$21])/[NormRatings_2.P$22]/[NormRatings.$U$22]" office:value-type="float" office:value="0.273779984680374" calcext:value-type="float">
            <text:p>0.273779984680374</text:p>
          </table:table-cell>
          <table:table-cell table:formula="of:=SUMPRODUCT([NormRatings.$U$2:.$U$21];[NormRatings_2.Q$2:.Q$21])/[NormRatings_2.Q$22]/[NormRatings.$U$22]" office:value-type="float" office:value="-0.216298475792403" calcext:value-type="float">
            <text:p>-0.216298475792403</text:p>
          </table:table-cell>
          <table:table-cell table:formula="of:=SUMPRODUCT([NormRatings.$U$2:.$U$21];[NormRatings_2.R$2:.R$21])/[NormRatings_2.R$22]/[NormRatings.$U$22]" office:value-type="float" office:value="-0.215015148749041" calcext:value-type="float">
            <text:p>-0.215015148749041</text:p>
          </table:table-cell>
          <table:table-cell table:formula="of:=SUMPRODUCT([NormRatings.$U$2:.$U$21];[NormRatings_2.S$2:.S$21])/[NormRatings_2.S$22]/[NormRatings.$U$22]" office:value-type="float" office:value="-0.0392673051255611" calcext:value-type="float">
            <text:p>-0.039267305125561</text:p>
          </table:table-cell>
          <table:table-cell table:formula="of:=SUMPRODUCT([NormRatings.$U$2:.$U$21];[NormRatings_2.T$2:.T$21])/[NormRatings_2.T$22]/[NormRatings.$U$22]" office:value-type="float" office:value="-0.20788538974311" calcext:value-type="float">
            <text:p>-0.20788538974311</text:p>
          </table:table-cell>
          <table:table-cell table:formula="of:=SUMPRODUCT([NormRatings.$U$2:.$U$21];[NormRatings_2.U$2:.U$21])/[NormRatings_2.U$22]/[NormRatings.$U$22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Matrix" table:style-name="ta5">
        <office:forms form:automatic-focus="false" form:apply-design-mode="false"/>
        <table:table-column table:style-name="co5" table:default-cell-style-name="ce3"/>
        <table:table-column table:style-name="co1" table:number-columns-repeated="1023" table:default-cell-style-name="ce3"/>
        <table:table-row table:style-name="ro2">
          <table:table-cell/>
          <table:table-cell table:style-name="ce4" office:value-type="string" calcext:value-type="string">
            <text:p>1: Toy Story (1995)</text:p>
          </table:table-cell>
          <table:table-cell table:style-name="ce4" office:value-type="string" calcext:value-type="string">
            <text:p>1210: Star Wars: Episode VI - Return of the Jedi (1983)</text:p>
          </table:table-cell>
          <table:table-cell table:style-name="ce4" office:value-type="string" calcext:value-type="string">
            <text:p>356: Forrest Gump (1994)</text:p>
          </table:table-cell>
          <table:table-cell table:style-name="ce4" office:value-type="string" calcext:value-type="string">
            <text:p>318: Shawshank Redemption, The (1994)</text:p>
          </table:table-cell>
          <table:table-cell table:style-name="ce4" office:value-type="string" calcext:value-type="string">
            <text:p>593: Silence of the Lambs, The (1991)</text:p>
          </table:table-cell>
          <table:table-cell table:style-name="ce4" office:value-type="string" calcext:value-type="string">
            <text:p>3578: Gladiator (2000)</text:p>
          </table:table-cell>
          <table:table-cell table:style-name="ce4" office:value-type="string" calcext:value-type="string">
            <text:p>260: Star Wars: Episode IV - A New Hope (1977)</text:p>
          </table:table-cell>
          <table:table-cell table:style-name="ce4" office:value-type="string" calcext:value-type="string">
            <text:p>2028: Saving Private Ryan (1998)</text:p>
          </table:table-cell>
          <table:table-cell table:style-name="ce4" office:value-type="string" calcext:value-type="string">
            <text:p>296: Pulp Fiction (1994)</text:p>
          </table:table-cell>
          <table:table-cell table:style-name="ce4" office:value-type="string" calcext:value-type="string">
            <text:p>1259: Stand by Me (1986)</text:p>
          </table:table-cell>
          <table:table-cell table:style-name="ce4" office:value-type="string" calcext:value-type="string">
            <text:p>2396: Shakespeare in Love (1998)</text:p>
          </table:table-cell>
          <table:table-cell table:style-name="ce4" office:value-type="string" calcext:value-type="string">
            <text:p>2916: Total Recall (1990)</text:p>
          </table:table-cell>
          <table:table-cell table:style-name="ce4" office:value-type="string" calcext:value-type="string">
            <text:p>780: Independence Day (ID4) (1996)</text:p>
          </table:table-cell>
          <table:table-cell table:style-name="ce4" office:value-type="string" calcext:value-type="string">
            <text:p>541: Blade Runner (1982)</text:p>
          </table:table-cell>
          <table:table-cell table:style-name="ce4" office:value-type="string" calcext:value-type="string">
            <text:p>1265: Groundhog Day (1993)</text:p>
          </table:table-cell>
          <table:table-cell table:style-name="ce4" office:value-type="string" calcext:value-type="string">
            <text:p>2571: Matrix, The (1999)</text:p>
          </table:table-cell>
          <table:table-cell table:style-name="ce4" office:value-type="string" calcext:value-type="string">
            <text:p>527: Schindler's List (1993)</text:p>
          </table:table-cell>
          <table:table-cell table:style-name="ce4" office:value-type="string" calcext:value-type="string">
            <text:p>2762: Sixth Sense, The (1999)</text:p>
          </table:table-cell>
          <table:table-cell table:style-name="ce4" office:value-type="string" calcext:value-type="string">
            <text:p>1198: Raiders of the Lost Ark (1981)</text:p>
          </table:table-cell>
          <table:table-cell table:style-name="ce4" office:value-type="string" calcext:value-type="string">
            <text:p>34: Babe (1995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: Toy Story (1995)</text:p>
          </table:table-cell>
          <table:table-cell table:formula="of:=MAX([$Matrix_norm.B2];0)" office:value-type="float" office:value="1" calcext:value-type="float">
            <text:p>1</text:p>
          </table:table-cell>
          <table:table-cell table:formula="of:=MAX([$Matrix_norm.C2];0)" office:value-type="float" office:value="0" calcext:value-type="float">
            <text:p>0</text:p>
          </table:table-cell>
          <table:table-cell table:formula="of:=MAX([$Matrix_norm.D2];0)" office:value-type="float" office:value="0.355779724547666" calcext:value-type="float">
            <text:p>0.355779724547666</text:p>
          </table:table-cell>
          <table:table-cell table:formula="of:=MAX([$Matrix_norm.E2];0)" office:value-type="float" office:value="0.215975373706653" calcext:value-type="float">
            <text:p>0.215975373706653</text:p>
          </table:table-cell>
          <table:table-cell table:formula="of:=MAX([$Matrix_norm.F2];0)" office:value-type="float" office:value="0" calcext:value-type="float">
            <text:p>0</text:p>
          </table:table-cell>
          <table:table-cell table:formula="of:=MAX([$Matrix_norm.G2];0)" office:value-type="float" office:value="0.139213711114907" calcext:value-type="float">
            <text:p>0.139213711114907</text:p>
          </table:table-cell>
          <table:table-cell table:formula="of:=MAX([$Matrix_norm.H2];0)" office:value-type="float" office:value="0" calcext:value-type="float">
            <text:p>0</text:p>
          </table:table-cell>
          <table:table-cell table:formula="of:=MAX([$Matrix_norm.I2];0)" office:value-type="float" office:value="0.192798584829447" calcext:value-type="float">
            <text:p>0.192798584829447</text:p>
          </table:table-cell>
          <table:table-cell table:formula="of:=MAX([$Matrix_norm.J2];0)" office:value-type="float" office:value="0.295013165087048" calcext:value-type="float">
            <text:p>0.295013165087048</text:p>
          </table:table-cell>
          <table:table-cell table:formula="of:=MAX([$Matrix_norm.K2];0)" office:value-type="float" office:value="0" calcext:value-type="float">
            <text:p>0</text:p>
          </table:table-cell>
          <table:table-cell table:formula="of:=MAX([$Matrix_norm.L2];0)" office:value-type="float" office:value="0.116755439164396" calcext:value-type="float">
            <text:p>0.116755439164396</text:p>
          </table:table-cell>
          <table:table-cell table:formula="of:=MAX([$Matrix_norm.M2];0)" office:value-type="float" office:value="0.184712202657788" calcext:value-type="float">
            <text:p>0.184712202657788</text:p>
          </table:table-cell>
          <table:table-cell table:formula="of:=MAX([$Matrix_norm.N2];0)" office:value-type="float" office:value="0" calcext:value-type="float">
            <text:p>0</text:p>
          </table:table-cell>
          <table:table-cell table:formula="of:=MAX([$Matrix_norm.O2];0)" office:value-type="float" office:value="0.0200073855089594" calcext:value-type="float">
            <text:p>0.020007385508959</text:p>
          </table:table-cell>
          <table:table-cell table:formula="of:=MAX([$Matrix_norm.P2];0)" office:value-type="float" office:value="0" calcext:value-type="float">
            <text:p>0</text:p>
          </table:table-cell>
          <table:table-cell table:formula="of:=MAX([$Matrix_norm.Q2];0)" office:value-type="float" office:value="0" calcext:value-type="float">
            <text:p>0</text:p>
          </table:table-cell>
          <table:table-cell table:formula="of:=MAX([$Matrix_norm.R2];0)" office:value-type="float" office:value="0" calcext:value-type="float">
            <text:p>0</text:p>
          </table:table-cell>
          <table:table-cell table:formula="of:=MAX([$Matrix_norm.S2];0)" office:value-type="float" office:value="0" calcext:value-type="float">
            <text:p>0</text:p>
          </table:table-cell>
          <table:table-cell table:formula="of:=MAX([$Matrix_norm.T2];0)" office:value-type="float" office:value="0" calcext:value-type="float">
            <text:p>0</text:p>
          </table:table-cell>
          <table:table-cell table:formula="of:=MAX([$Matrix_norm.U2];0)" office:value-type="float" office:value="0.55444750193354" calcext:value-type="float">
            <text:p>0.55444750193354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10: Star Wars: Episode VI - Return of the Jedi (1983)</text:p>
          </table:table-cell>
          <table:table-cell table:formula="of:=MAX([$Matrix_norm.B3];0)" office:value-type="float" office:value="0" calcext:value-type="float">
            <text:p>0</text:p>
          </table:table-cell>
          <table:table-cell table:formula="of:=MAX([$Matrix_norm.C3];0)" office:value-type="float" office:value="1" calcext:value-type="float">
            <text:p>1</text:p>
          </table:table-cell>
          <table:table-cell table:formula="of:=MAX([$Matrix_norm.D3];0)" office:value-type="float" office:value="0" calcext:value-type="float">
            <text:p>0</text:p>
          </table:table-cell>
          <table:table-cell table:formula="of:=MAX([$Matrix_norm.E3];0)" office:value-type="float" office:value="0.00358705691654319" calcext:value-type="float">
            <text:p>0.003587056916543</text:p>
          </table:table-cell>
          <table:table-cell table:formula="of:=MAX([$Matrix_norm.F3];0)" office:value-type="float" office:value="0" calcext:value-type="float">
            <text:p>0</text:p>
          </table:table-cell>
          <table:table-cell table:formula="of:=MAX([$Matrix_norm.G3];0)" office:value-type="float" office:value="0" calcext:value-type="float">
            <text:p>0</text:p>
          </table:table-cell>
          <table:table-cell table:formula="of:=MAX([$Matrix_norm.H3];0)" office:value-type="float" office:value="0" calcext:value-type="float">
            <text:p>0</text:p>
          </table:table-cell>
          <table:table-cell table:formula="of:=MAX([$Matrix_norm.I3];0)" office:value-type="float" office:value="0" calcext:value-type="float">
            <text:p>0</text:p>
          </table:table-cell>
          <table:table-cell table:formula="of:=MAX([$Matrix_norm.J3];0)" office:value-type="float" office:value="0.0135431902846808" calcext:value-type="float">
            <text:p>0.013543190284681</text:p>
          </table:table-cell>
          <table:table-cell table:formula="of:=MAX([$Matrix_norm.K3];0)" office:value-type="float" office:value="0.315185076475628" calcext:value-type="float">
            <text:p>0.315185076475628</text:p>
          </table:table-cell>
          <table:table-cell table:formula="of:=MAX([$Matrix_norm.L3];0)" office:value-type="float" office:value="0.1554084652601" calcext:value-type="float">
            <text:p>0.1554084652601</text:p>
          </table:table-cell>
          <table:table-cell table:formula="of:=MAX([$Matrix_norm.M3];0)" office:value-type="float" office:value="0" calcext:value-type="float">
            <text:p>0</text:p>
          </table:table-cell>
          <table:table-cell table:formula="of:=MAX([$Matrix_norm.N3];0)" office:value-type="float" office:value="0.493912252170146" calcext:value-type="float">
            <text:p>0.493912252170146</text:p>
          </table:table-cell>
          <table:table-cell table:formula="of:=MAX([$Matrix_norm.O3];0)" office:value-type="float" office:value="0" calcext:value-type="float">
            <text:p>0</text:p>
          </table:table-cell>
          <table:table-cell table:formula="of:=MAX([$Matrix_norm.P3];0)" office:value-type="float" office:value="0" calcext:value-type="float">
            <text:p>0</text:p>
          </table:table-cell>
          <table:table-cell table:formula="of:=MAX([$Matrix_norm.Q3];0)" office:value-type="float" office:value="0.435884749367689" calcext:value-type="float">
            <text:p>0.435884749367689</text:p>
          </table:table-cell>
          <table:table-cell table:formula="of:=MAX([$Matrix_norm.R3];0)" office:value-type="float" office:value="0" calcext:value-type="float">
            <text:p>0</text:p>
          </table:table-cell>
          <table:table-cell table:formula="of:=MAX([$Matrix_norm.S3];0)" office:value-type="float" office:value="0.016440895757124" calcext:value-type="float">
            <text:p>0.016440895757124</text:p>
          </table:table-cell>
          <table:table-cell table:formula="of:=MAX([$Matrix_norm.T3];0)" office:value-type="float" office:value="0.0383459424022393" calcext:value-type="float">
            <text:p>0.038345942402239</text:p>
          </table:table-cell>
          <table:table-cell table:formula="of:=MAX([$Matrix_norm.U3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56: Forrest Gump (1994)</text:p>
          </table:table-cell>
          <table:table-cell table:formula="of:=MAX([$Matrix_norm.B4];0)" office:value-type="float" office:value="0.355779724547666" calcext:value-type="float">
            <text:p>0.355779724547666</text:p>
          </table:table-cell>
          <table:table-cell table:formula="of:=MAX([$Matrix_norm.C4];0)" office:value-type="float" office:value="0" calcext:value-type="float">
            <text:p>0</text:p>
          </table:table-cell>
          <table:table-cell table:formula="of:=MAX([$Matrix_norm.D4];0)" office:value-type="float" office:value="1" calcext:value-type="float">
            <text:p>1</text:p>
          </table:table-cell>
          <table:table-cell table:formula="of:=MAX([$Matrix_norm.E4];0)" office:value-type="float" office:value="0" calcext:value-type="float">
            <text:p>0</text:p>
          </table:table-cell>
          <table:table-cell table:formula="of:=MAX([$Matrix_norm.F4];0)" office:value-type="float" office:value="0.0234699539038227" calcext:value-type="float">
            <text:p>0.023469953903823</text:p>
          </table:table-cell>
          <table:table-cell table:formula="of:=MAX([$Matrix_norm.G4];0)" office:value-type="float" office:value="0.391563918711913" calcext:value-type="float">
            <text:p>0.391563918711913</text:p>
          </table:table-cell>
          <table:table-cell table:formula="of:=MAX([$Matrix_norm.H4];0)" office:value-type="float" office:value="0.100945888264308" calcext:value-type="float">
            <text:p>0.100945888264308</text:p>
          </table:table-cell>
          <table:table-cell table:formula="of:=MAX([$Matrix_norm.I4];0)" office:value-type="float" office:value="0.0752012337995635" calcext:value-type="float">
            <text:p>0.075201233799564</text:p>
          </table:table-cell>
          <table:table-cell table:formula="of:=MAX([$Matrix_norm.J4];0)" office:value-type="float" office:value="0" calcext:value-type="float">
            <text:p>0</text:p>
          </table:table-cell>
          <table:table-cell table:formula="of:=MAX([$Matrix_norm.K4];0)" office:value-type="float" office:value="0.194058826734767" calcext:value-type="float">
            <text:p>0.194058826734767</text:p>
          </table:table-cell>
          <table:table-cell table:formula="of:=MAX([$Matrix_norm.L4];0)" office:value-type="float" office:value="0.133823873176283" calcext:value-type="float">
            <text:p>0.133823873176283</text:p>
          </table:table-cell>
          <table:table-cell table:formula="of:=MAX([$Matrix_norm.M4];0)" office:value-type="float" office:value="0" calcext:value-type="float">
            <text:p>0</text:p>
          </table:table-cell>
          <table:table-cell table:formula="of:=MAX([$Matrix_norm.N4];0)" office:value-type="float" office:value="0" calcext:value-type="float">
            <text:p>0</text:p>
          </table:table-cell>
          <table:table-cell table:formula="of:=MAX([$Matrix_norm.O4];0)" office:value-type="float" office:value="0" calcext:value-type="float">
            <text:p>0</text:p>
          </table:table-cell>
          <table:table-cell table:formula="of:=MAX([$Matrix_norm.P4];0)" office:value-type="float" office:value="0" calcext:value-type="float">
            <text:p>0</text:p>
          </table:table-cell>
          <table:table-cell table:formula="of:=MAX([$Matrix_norm.Q4];0)" office:value-type="float" office:value="0" calcext:value-type="float">
            <text:p>0</text:p>
          </table:table-cell>
          <table:table-cell table:formula="of:=MAX([$Matrix_norm.R4];0)" office:value-type="float" office:value="0.271579771477703" calcext:value-type="float">
            <text:p>0.271579771477703</text:p>
          </table:table-cell>
          <table:table-cell table:formula="of:=MAX([$Matrix_norm.S4];0)" office:value-type="float" office:value="0" calcext:value-type="float">
            <text:p>0</text:p>
          </table:table-cell>
          <table:table-cell table:formula="of:=MAX([$Matrix_norm.T4];0)" office:value-type="float" office:value="0" calcext:value-type="float">
            <text:p>0</text:p>
          </table:table-cell>
          <table:table-cell table:formula="of:=MAX([$Matrix_norm.U4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18: Shawshank Redemption, The (1994)</text:p>
          </table:table-cell>
          <table:table-cell table:formula="of:=MAX([$Matrix_norm.B5];0)" office:value-type="float" office:value="0.215975373706653" calcext:value-type="float">
            <text:p>0.215975373706653</text:p>
          </table:table-cell>
          <table:table-cell table:formula="of:=MAX([$Matrix_norm.C5];0)" office:value-type="float" office:value="0.00358705691654319" calcext:value-type="float">
            <text:p>0.003587056916543</text:p>
          </table:table-cell>
          <table:table-cell table:formula="of:=MAX([$Matrix_norm.D5];0)" office:value-type="float" office:value="0" calcext:value-type="float">
            <text:p>0</text:p>
          </table:table-cell>
          <table:table-cell table:formula="of:=MAX([$Matrix_norm.E5];0)" office:value-type="float" office:value="1" calcext:value-type="float">
            <text:p>1</text:p>
          </table:table-cell>
          <table:table-cell table:formula="of:=MAX([$Matrix_norm.F5];0)" office:value-type="float" office:value="0" calcext:value-type="float">
            <text:p>0</text:p>
          </table:table-cell>
          <table:table-cell table:formula="of:=MAX([$Matrix_norm.G5];0)" office:value-type="float" office:value="0" calcext:value-type="float">
            <text:p>0</text:p>
          </table:table-cell>
          <table:table-cell table:formula="of:=MAX([$Matrix_norm.H5];0)" office:value-type="float" office:value="0" calcext:value-type="float">
            <text:p>0</text:p>
          </table:table-cell>
          <table:table-cell table:formula="of:=MAX([$Matrix_norm.I5];0)" office:value-type="float" office:value="0" calcext:value-type="float">
            <text:p>0</text:p>
          </table:table-cell>
          <table:table-cell table:formula="of:=MAX([$Matrix_norm.J5];0)" office:value-type="float" office:value="0.343615152617791" calcext:value-type="float">
            <text:p>0.343615152617791</text:p>
          </table:table-cell>
          <table:table-cell table:formula="of:=MAX([$Matrix_norm.K5];0)" office:value-type="float" office:value="0" calcext:value-type="float">
            <text:p>0</text:p>
          </table:table-cell>
          <table:table-cell table:formula="of:=MAX([$Matrix_norm.L5];0)" office:value-type="float" office:value="0" calcext:value-type="float">
            <text:p>0</text:p>
          </table:table-cell>
          <table:table-cell table:formula="of:=MAX([$Matrix_norm.M5];0)" office:value-type="float" office:value="0" calcext:value-type="float">
            <text:p>0</text:p>
          </table:table-cell>
          <table:table-cell table:formula="of:=MAX([$Matrix_norm.N5];0)" office:value-type="float" office:value="0.135021803472815" calcext:value-type="float">
            <text:p>0.135021803472815</text:p>
          </table:table-cell>
          <table:table-cell table:formula="of:=MAX([$Matrix_norm.O5];0)" office:value-type="float" office:value="0.341229121185677" calcext:value-type="float">
            <text:p>0.341229121185677</text:p>
          </table:table-cell>
          <table:table-cell table:formula="of:=MAX([$Matrix_norm.P5];0)" office:value-type="float" office:value="0" calcext:value-type="float">
            <text:p>0</text:p>
          </table:table-cell>
          <table:table-cell table:formula="of:=MAX([$Matrix_norm.Q5];0)" office:value-type="float" office:value="0" calcext:value-type="float">
            <text:p>0</text:p>
          </table:table-cell>
          <table:table-cell table:formula="of:=MAX([$Matrix_norm.R5];0)" office:value-type="float" office:value="0" calcext:value-type="float">
            <text:p>0</text:p>
          </table:table-cell>
          <table:table-cell table:formula="of:=MAX([$Matrix_norm.S5];0)" office:value-type="float" office:value="0" calcext:value-type="float">
            <text:p>0</text:p>
          </table:table-cell>
          <table:table-cell table:formula="of:=MAX([$Matrix_norm.T5];0)" office:value-type="float" office:value="0" calcext:value-type="float">
            <text:p>0</text:p>
          </table:table-cell>
          <table:table-cell table:formula="of:=MAX([$Matrix_norm.U5];0)" office:value-type="float" office:value="0.32353240190383" calcext:value-type="float">
            <text:p>0.32353240190383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93: Silence of the Lambs, The (1991)</text:p>
          </table:table-cell>
          <table:table-cell table:formula="of:=MAX([$Matrix_norm.B6];0)" office:value-type="float" office:value="0" calcext:value-type="float">
            <text:p>0</text:p>
          </table:table-cell>
          <table:table-cell table:formula="of:=MAX([$Matrix_norm.C6];0)" office:value-type="float" office:value="0" calcext:value-type="float">
            <text:p>0</text:p>
          </table:table-cell>
          <table:table-cell table:formula="of:=MAX([$Matrix_norm.D6];0)" office:value-type="float" office:value="0.0234699539038227" calcext:value-type="float">
            <text:p>0.023469953903823</text:p>
          </table:table-cell>
          <table:table-cell table:formula="of:=MAX([$Matrix_norm.E6];0)" office:value-type="float" office:value="0" calcext:value-type="float">
            <text:p>0</text:p>
          </table:table-cell>
          <table:table-cell table:formula="of:=MAX([$Matrix_norm.F6];0)" office:value-type="float" office:value="1" calcext:value-type="float">
            <text:p>1</text:p>
          </table:table-cell>
          <table:table-cell table:formula="of:=MAX([$Matrix_norm.G6];0)" office:value-type="float" office:value="0.0882818402792449" calcext:value-type="float">
            <text:p>0.088281840279245</text:p>
          </table:table-cell>
          <table:table-cell table:formula="of:=MAX([$Matrix_norm.H6];0)" office:value-type="float" office:value="0" calcext:value-type="float">
            <text:p>0</text:p>
          </table:table-cell>
          <table:table-cell table:formula="of:=MAX([$Matrix_norm.I6];0)" office:value-type="float" office:value="0" calcext:value-type="float">
            <text:p>0</text:p>
          </table:table-cell>
          <table:table-cell table:formula="of:=MAX([$Matrix_norm.J6];0)" office:value-type="float" office:value="0" calcext:value-type="float">
            <text:p>0</text:p>
          </table:table-cell>
          <table:table-cell table:formula="of:=MAX([$Matrix_norm.K6];0)" office:value-type="float" office:value="0.112862996901217" calcext:value-type="float">
            <text:p>0.112862996901217</text:p>
          </table:table-cell>
          <table:table-cell table:formula="of:=MAX([$Matrix_norm.L6];0)" office:value-type="float" office:value="0.0890451631125998" calcext:value-type="float">
            <text:p>0.0890451631126</text:p>
          </table:table-cell>
          <table:table-cell table:formula="of:=MAX([$Matrix_norm.M6];0)" office:value-type="float" office:value="0" calcext:value-type="float">
            <text:p>0</text:p>
          </table:table-cell>
          <table:table-cell table:formula="of:=MAX([$Matrix_norm.N6];0)" office:value-type="float" office:value="0.196368548340034" calcext:value-type="float">
            <text:p>0.196368548340034</text:p>
          </table:table-cell>
          <table:table-cell table:formula="of:=MAX([$Matrix_norm.O6];0)" office:value-type="float" office:value="0.0254421979276541" calcext:value-type="float">
            <text:p>0.025442197927654</text:p>
          </table:table-cell>
          <table:table-cell table:formula="of:=MAX([$Matrix_norm.P6];0)" office:value-type="float" office:value="0.0113031880581546" calcext:value-type="float">
            <text:p>0.011303188058155</text:p>
          </table:table-cell>
          <table:table-cell table:formula="of:=MAX([$Matrix_norm.Q6];0)" office:value-type="float" office:value="0.180365690165207" calcext:value-type="float">
            <text:p>0.180365690165207</text:p>
          </table:table-cell>
          <table:table-cell table:formula="of:=MAX([$Matrix_norm.R6];0)" office:value-type="float" office:value="0.22777759324816" calcext:value-type="float">
            <text:p>0.22777759324816</text:p>
          </table:table-cell>
          <table:table-cell table:formula="of:=MAX([$Matrix_norm.S6];0)" office:value-type="float" office:value="0.401320141939447" calcext:value-type="float">
            <text:p>0.401320141939447</text:p>
          </table:table-cell>
          <table:table-cell table:formula="of:=MAX([$Matrix_norm.T6];0)" office:value-type="float" office:value="0" calcext:value-type="float">
            <text:p>0</text:p>
          </table:table-cell>
          <table:table-cell table:formula="of:=MAX([$Matrix_norm.U6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578: Gladiator (2000)</text:p>
          </table:table-cell>
          <table:table-cell table:formula="of:=MAX([$Matrix_norm.B7];0)" office:value-type="float" office:value="0.139213711114906" calcext:value-type="float">
            <text:p>0.139213711114906</text:p>
          </table:table-cell>
          <table:table-cell table:formula="of:=MAX([$Matrix_norm.C7];0)" office:value-type="float" office:value="0" calcext:value-type="float">
            <text:p>0</text:p>
          </table:table-cell>
          <table:table-cell table:formula="of:=MAX([$Matrix_norm.D7];0)" office:value-type="float" office:value="0.391563918711913" calcext:value-type="float">
            <text:p>0.391563918711913</text:p>
          </table:table-cell>
          <table:table-cell table:formula="of:=MAX([$Matrix_norm.E7];0)" office:value-type="float" office:value="0" calcext:value-type="float">
            <text:p>0</text:p>
          </table:table-cell>
          <table:table-cell table:formula="of:=MAX([$Matrix_norm.F7];0)" office:value-type="float" office:value="0.0882818402792449" calcext:value-type="float">
            <text:p>0.088281840279245</text:p>
          </table:table-cell>
          <table:table-cell table:formula="of:=MAX([$Matrix_norm.G7];0)" office:value-type="float" office:value="1" calcext:value-type="float">
            <text:p>1</text:p>
          </table:table-cell>
          <table:table-cell table:formula="of:=MAX([$Matrix_norm.H7];0)" office:value-type="float" office:value="0" calcext:value-type="float">
            <text:p>0</text:p>
          </table:table-cell>
          <table:table-cell table:formula="of:=MAX([$Matrix_norm.I7];0)" office:value-type="float" office:value="0" calcext:value-type="float">
            <text:p>0</text:p>
          </table:table-cell>
          <table:table-cell table:formula="of:=MAX([$Matrix_norm.J7];0)" office:value-type="float" office:value="0" calcext:value-type="float">
            <text:p>0</text:p>
          </table:table-cell>
          <table:table-cell table:formula="of:=MAX([$Matrix_norm.K7];0)" office:value-type="float" office:value="0.27830998560508" calcext:value-type="float">
            <text:p>0.27830998560508</text:p>
          </table:table-cell>
          <table:table-cell table:formula="of:=MAX([$Matrix_norm.L7];0)" office:value-type="float" office:value="0" calcext:value-type="float">
            <text:p>0</text:p>
          </table:table-cell>
          <table:table-cell table:formula="of:=MAX([$Matrix_norm.M7];0)" office:value-type="float" office:value="0" calcext:value-type="float">
            <text:p>0</text:p>
          </table:table-cell>
          <table:table-cell table:formula="of:=MAX([$Matrix_norm.N7];0)" office:value-type="float" office:value="0" calcext:value-type="float">
            <text:p>0</text:p>
          </table:table-cell>
          <table:table-cell table:formula="of:=MAX([$Matrix_norm.O7];0)" office:value-type="float" office:value="0" calcext:value-type="float">
            <text:p>0</text:p>
          </table:table-cell>
          <table:table-cell table:formula="of:=MAX([$Matrix_norm.P7];0)" office:value-type="float" office:value="0" calcext:value-type="float">
            <text:p>0</text:p>
          </table:table-cell>
          <table:table-cell table:formula="of:=MAX([$Matrix_norm.Q7];0)" office:value-type="float" office:value="0" calcext:value-type="float">
            <text:p>0</text:p>
          </table:table-cell>
          <table:table-cell table:formula="of:=MAX([$Matrix_norm.R7];0)" office:value-type="float" office:value="0" calcext:value-type="float">
            <text:p>0</text:p>
          </table:table-cell>
          <table:table-cell table:formula="of:=MAX([$Matrix_norm.S7];0)" office:value-type="float" office:value="0.131457809604266" calcext:value-type="float">
            <text:p>0.131457809604266</text:p>
          </table:table-cell>
          <table:table-cell table:formula="of:=MAX([$Matrix_norm.T7];0)" office:value-type="float" office:value="0.100601653491508" calcext:value-type="float">
            <text:p>0.100601653491508</text:p>
          </table:table-cell>
          <table:table-cell table:formula="of:=MAX([$Matrix_norm.U7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60: Star Wars: Episode IV - A New Hope (1977)</text:p>
          </table:table-cell>
          <table:table-cell table:formula="of:=MAX([$Matrix_norm.B8];0)" office:value-type="float" office:value="0" calcext:value-type="float">
            <text:p>0</text:p>
          </table:table-cell>
          <table:table-cell table:formula="of:=MAX([$Matrix_norm.C8];0)" office:value-type="float" office:value="0" calcext:value-type="float">
            <text:p>0</text:p>
          </table:table-cell>
          <table:table-cell table:formula="of:=MAX([$Matrix_norm.D8];0)" office:value-type="float" office:value="0.100945888264308" calcext:value-type="float">
            <text:p>0.100945888264308</text:p>
          </table:table-cell>
          <table:table-cell table:formula="of:=MAX([$Matrix_norm.E8];0)" office:value-type="float" office:value="0" calcext:value-type="float">
            <text:p>0</text:p>
          </table:table-cell>
          <table:table-cell table:formula="of:=MAX([$Matrix_norm.F8];0)" office:value-type="float" office:value="0" calcext:value-type="float">
            <text:p>0</text:p>
          </table:table-cell>
          <table:table-cell table:formula="of:=MAX([$Matrix_norm.G8];0)" office:value-type="float" office:value="0" calcext:value-type="float">
            <text:p>0</text:p>
          </table:table-cell>
          <table:table-cell table:formula="of:=MAX([$Matrix_norm.H8];0)" office:value-type="float" office:value="1" calcext:value-type="float">
            <text:p>1</text:p>
          </table:table-cell>
          <table:table-cell table:formula="of:=MAX([$Matrix_norm.I8];0)" office:value-type="float" office:value="0.174723916690043" calcext:value-type="float">
            <text:p>0.174723916690043</text:p>
          </table:table-cell>
          <table:table-cell table:formula="of:=MAX([$Matrix_norm.J8];0)" office:value-type="float" office:value="0.191908326562873" calcext:value-type="float">
            <text:p>0.191908326562873</text:p>
          </table:table-cell>
          <table:table-cell table:formula="of:=MAX([$Matrix_norm.K8];0)" office:value-type="float" office:value="0.0708798715885715" calcext:value-type="float">
            <text:p>0.070879871588572</text:p>
          </table:table-cell>
          <table:table-cell table:formula="of:=MAX([$Matrix_norm.L8];0)" office:value-type="float" office:value="0.130855237171946" calcext:value-type="float">
            <text:p>0.130855237171946</text:p>
          </table:table-cell>
          <table:table-cell table:formula="of:=MAX([$Matrix_norm.M8];0)" office:value-type="float" office:value="0" calcext:value-type="float">
            <text:p>0</text:p>
          </table:table-cell>
          <table:table-cell table:formula="of:=MAX([$Matrix_norm.N8];0)" office:value-type="float" office:value="0" calcext:value-type="float">
            <text:p>0</text:p>
          </table:table-cell>
          <table:table-cell table:formula="of:=MAX([$Matrix_norm.O8];0)" office:value-type="float" office:value="0" calcext:value-type="float">
            <text:p>0</text:p>
          </table:table-cell>
          <table:table-cell table:formula="of:=MAX([$Matrix_norm.P8];0)" office:value-type="float" office:value="0" calcext:value-type="float">
            <text:p>0</text:p>
          </table:table-cell>
          <table:table-cell table:formula="of:=MAX([$Matrix_norm.Q8];0)" office:value-type="float" office:value="0" calcext:value-type="float">
            <text:p>0</text:p>
          </table:table-cell>
          <table:table-cell table:formula="of:=MAX([$Matrix_norm.R8];0)" office:value-type="float" office:value="0.230912377473871" calcext:value-type="float">
            <text:p>0.230912377473871</text:p>
          </table:table-cell>
          <table:table-cell table:formula="of:=MAX([$Matrix_norm.S8];0)" office:value-type="float" office:value="0" calcext:value-type="float">
            <text:p>0</text:p>
          </table:table-cell>
          <table:table-cell table:formula="of:=MAX([$Matrix_norm.T8];0)" office:value-type="float" office:value="0.184844792152409" calcext:value-type="float">
            <text:p>0.184844792152409</text:p>
          </table:table-cell>
          <table:table-cell table:formula="of:=MAX([$Matrix_norm.U8];0)" office:value-type="float" office:value="0.0958527577122916" calcext:value-type="float">
            <text:p>0.095852757712292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028: Saving Private Ryan (1998)</text:p>
          </table:table-cell>
          <table:table-cell table:formula="of:=MAX([$Matrix_norm.B9];0)" office:value-type="float" office:value="0.192798584829447" calcext:value-type="float">
            <text:p>0.192798584829447</text:p>
          </table:table-cell>
          <table:table-cell table:formula="of:=MAX([$Matrix_norm.C9];0)" office:value-type="float" office:value="0" calcext:value-type="float">
            <text:p>0</text:p>
          </table:table-cell>
          <table:table-cell table:formula="of:=MAX([$Matrix_norm.D9];0)" office:value-type="float" office:value="0.0752012337995635" calcext:value-type="float">
            <text:p>0.075201233799564</text:p>
          </table:table-cell>
          <table:table-cell table:formula="of:=MAX([$Matrix_norm.E9];0)" office:value-type="float" office:value="0" calcext:value-type="float">
            <text:p>0</text:p>
          </table:table-cell>
          <table:table-cell table:formula="of:=MAX([$Matrix_norm.F9];0)" office:value-type="float" office:value="0" calcext:value-type="float">
            <text:p>0</text:p>
          </table:table-cell>
          <table:table-cell table:formula="of:=MAX([$Matrix_norm.G9];0)" office:value-type="float" office:value="0" calcext:value-type="float">
            <text:p>0</text:p>
          </table:table-cell>
          <table:table-cell table:formula="of:=MAX([$Matrix_norm.H9];0)" office:value-type="float" office:value="0.174723916690043" calcext:value-type="float">
            <text:p>0.174723916690043</text:p>
          </table:table-cell>
          <table:table-cell table:formula="of:=MAX([$Matrix_norm.I9];0)" office:value-type="float" office:value="1" calcext:value-type="float">
            <text:p>1</text:p>
          </table:table-cell>
          <table:table-cell table:formula="of:=MAX([$Matrix_norm.J9];0)" office:value-type="float" office:value="0" calcext:value-type="float">
            <text:p>0</text:p>
          </table:table-cell>
          <table:table-cell table:formula="of:=MAX([$Matrix_norm.K9];0)" office:value-type="float" office:value="0" calcext:value-type="float">
            <text:p>0</text:p>
          </table:table-cell>
          <table:table-cell table:formula="of:=MAX([$Matrix_norm.L9];0)" office:value-type="float" office:value="0" calcext:value-type="float">
            <text:p>0</text:p>
          </table:table-cell>
          <table:table-cell table:formula="of:=MAX([$Matrix_norm.M9];0)" office:value-type="float" office:value="0.0451562304007463" calcext:value-type="float">
            <text:p>0.045156230400746</text:p>
          </table:table-cell>
          <table:table-cell table:formula="of:=MAX([$Matrix_norm.N9];0)" office:value-type="float" office:value="0" calcext:value-type="float">
            <text:p>0</text:p>
          </table:table-cell>
          <table:table-cell table:formula="of:=MAX([$Matrix_norm.O9];0)" office:value-type="float" office:value="0.20169374985071" calcext:value-type="float">
            <text:p>0.20169374985071</text:p>
          </table:table-cell>
          <table:table-cell table:formula="of:=MAX([$Matrix_norm.P9];0)" office:value-type="float" office:value="0.136063512936527" calcext:value-type="float">
            <text:p>0.136063512936527</text:p>
          </table:table-cell>
          <table:table-cell table:formula="of:=MAX([$Matrix_norm.Q9];0)" office:value-type="float" office:value="0" calcext:value-type="float">
            <text:p>0</text:p>
          </table:table-cell>
          <table:table-cell table:formula="of:=MAX([$Matrix_norm.R9];0)" office:value-type="float" office:value="0.158493716614515" calcext:value-type="float">
            <text:p>0.158493716614515</text:p>
          </table:table-cell>
          <table:table-cell table:formula="of:=MAX([$Matrix_norm.S9];0)" office:value-type="float" office:value="0" calcext:value-type="float">
            <text:p>0</text:p>
          </table:table-cell>
          <table:table-cell table:formula="of:=MAX([$Matrix_norm.T9];0)" office:value-type="float" office:value="0.331349590586206" calcext:value-type="float">
            <text:p>0.331349590586206</text:p>
          </table:table-cell>
          <table:table-cell table:formula="of:=MAX([$Matrix_norm.U9];0)" office:value-type="float" office:value="0.0696441285328716" calcext:value-type="float">
            <text:p>0.069644128532872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96: Pulp Fiction (1994)</text:p>
          </table:table-cell>
          <table:table-cell table:formula="of:=MAX([$Matrix_norm.B10];0)" office:value-type="float" office:value="0.295013165087048" calcext:value-type="float">
            <text:p>0.295013165087048</text:p>
          </table:table-cell>
          <table:table-cell table:formula="of:=MAX([$Matrix_norm.C10];0)" office:value-type="float" office:value="0.0135431902846808" calcext:value-type="float">
            <text:p>0.013543190284681</text:p>
          </table:table-cell>
          <table:table-cell table:formula="of:=MAX([$Matrix_norm.D10];0)" office:value-type="float" office:value="0" calcext:value-type="float">
            <text:p>0</text:p>
          </table:table-cell>
          <table:table-cell table:formula="of:=MAX([$Matrix_norm.E10];0)" office:value-type="float" office:value="0.343615152617791" calcext:value-type="float">
            <text:p>0.343615152617791</text:p>
          </table:table-cell>
          <table:table-cell table:formula="of:=MAX([$Matrix_norm.F10];0)" office:value-type="float" office:value="0" calcext:value-type="float">
            <text:p>0</text:p>
          </table:table-cell>
          <table:table-cell table:formula="of:=MAX([$Matrix_norm.G10];0)" office:value-type="float" office:value="0" calcext:value-type="float">
            <text:p>0</text:p>
          </table:table-cell>
          <table:table-cell table:formula="of:=MAX([$Matrix_norm.H10];0)" office:value-type="float" office:value="0.191908326562873" calcext:value-type="float">
            <text:p>0.191908326562873</text:p>
          </table:table-cell>
          <table:table-cell table:formula="of:=MAX([$Matrix_norm.I10];0)" office:value-type="float" office:value="0" calcext:value-type="float">
            <text:p>0</text:p>
          </table:table-cell>
          <table:table-cell table:formula="of:=MAX([$Matrix_norm.J10];0)" office:value-type="float" office:value="1" calcext:value-type="float">
            <text:p>1</text:p>
          </table:table-cell>
          <table:table-cell table:formula="of:=MAX([$Matrix_norm.K10];0)" office:value-type="float" office:value="0.120817152891013" calcext:value-type="float">
            <text:p>0.120817152891013</text:p>
          </table:table-cell>
          <table:table-cell table:formula="of:=MAX([$Matrix_norm.L10];0)" office:value-type="float" office:value="0.326489085137717" calcext:value-type="float">
            <text:p>0.326489085137717</text:p>
          </table:table-cell>
          <table:table-cell table:formula="of:=MAX([$Matrix_norm.M10];0)" office:value-type="float" office:value="0" calcext:value-type="float">
            <text:p>0</text:p>
          </table:table-cell>
          <table:table-cell table:formula="of:=MAX([$Matrix_norm.N10];0)" office:value-type="float" office:value="0" calcext:value-type="float">
            <text:p>0</text:p>
          </table:table-cell>
          <table:table-cell table:formula="of:=MAX([$Matrix_norm.O10];0)" office:value-type="float" office:value="0" calcext:value-type="float">
            <text:p>0</text:p>
          </table:table-cell>
          <table:table-cell table:formula="of:=MAX([$Matrix_norm.P10];0)" office:value-type="float" office:value="0.0189826343102312" calcext:value-type="float">
            <text:p>0.018982634310231</text:p>
          </table:table-cell>
          <table:table-cell table:formula="of:=MAX([$Matrix_norm.Q10];0)" office:value-type="float" office:value="0" calcext:value-type="float">
            <text:p>0</text:p>
          </table:table-cell>
          <table:table-cell table:formula="of:=MAX([$Matrix_norm.R10];0)" office:value-type="float" office:value="0.0885263482803903" calcext:value-type="float">
            <text:p>0.08852634828039</text:p>
          </table:table-cell>
          <table:table-cell table:formula="of:=MAX([$Matrix_norm.S10];0)" office:value-type="float" office:value="0" calcext:value-type="float">
            <text:p>0</text:p>
          </table:table-cell>
          <table:table-cell table:formula="of:=MAX([$Matrix_norm.T10];0)" office:value-type="float" office:value="0" calcext:value-type="float">
            <text:p>0</text:p>
          </table:table-cell>
          <table:table-cell table:formula="of:=MAX([$Matrix_norm.U10];0)" office:value-type="float" office:value="0.261726897973172" calcext:value-type="float">
            <text:p>0.261726897973172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59: Stand by Me (1986)</text:p>
          </table:table-cell>
          <table:table-cell table:formula="of:=MAX([$Matrix_norm.B11];0)" office:value-type="float" office:value="0" calcext:value-type="float">
            <text:p>0</text:p>
          </table:table-cell>
          <table:table-cell table:formula="of:=MAX([$Matrix_norm.C11];0)" office:value-type="float" office:value="0.315185076475628" calcext:value-type="float">
            <text:p>0.315185076475628</text:p>
          </table:table-cell>
          <table:table-cell table:formula="of:=MAX([$Matrix_norm.D11];0)" office:value-type="float" office:value="0.194058826734767" calcext:value-type="float">
            <text:p>0.194058826734767</text:p>
          </table:table-cell>
          <table:table-cell table:formula="of:=MAX([$Matrix_norm.E11];0)" office:value-type="float" office:value="0" calcext:value-type="float">
            <text:p>0</text:p>
          </table:table-cell>
          <table:table-cell table:formula="of:=MAX([$Matrix_norm.F11];0)" office:value-type="float" office:value="0.112862996901217" calcext:value-type="float">
            <text:p>0.112862996901217</text:p>
          </table:table-cell>
          <table:table-cell table:formula="of:=MAX([$Matrix_norm.G11];0)" office:value-type="float" office:value="0.27830998560508" calcext:value-type="float">
            <text:p>0.27830998560508</text:p>
          </table:table-cell>
          <table:table-cell table:formula="of:=MAX([$Matrix_norm.H11];0)" office:value-type="float" office:value="0.0708798715885715" calcext:value-type="float">
            <text:p>0.070879871588572</text:p>
          </table:table-cell>
          <table:table-cell table:formula="of:=MAX([$Matrix_norm.I11];0)" office:value-type="float" office:value="0" calcext:value-type="float">
            <text:p>0</text:p>
          </table:table-cell>
          <table:table-cell table:formula="of:=MAX([$Matrix_norm.J11];0)" office:value-type="float" office:value="0.120817152891013" calcext:value-type="float">
            <text:p>0.120817152891013</text:p>
          </table:table-cell>
          <table:table-cell table:formula="of:=MAX([$Matrix_norm.K11];0)" office:value-type="float" office:value="1" calcext:value-type="float">
            <text:p>1</text:p>
          </table:table-cell>
          <table:table-cell table:formula="of:=MAX([$Matrix_norm.L11];0)" office:value-type="float" office:value="0" calcext:value-type="float">
            <text:p>0</text:p>
          </table:table-cell>
          <table:table-cell table:formula="of:=MAX([$Matrix_norm.M11];0)" office:value-type="float" office:value="0" calcext:value-type="float">
            <text:p>0</text:p>
          </table:table-cell>
          <table:table-cell table:formula="of:=MAX([$Matrix_norm.N11];0)" office:value-type="float" office:value="0.0391400659100848" calcext:value-type="float">
            <text:p>0.039140065910085</text:p>
          </table:table-cell>
          <table:table-cell table:formula="of:=MAX([$Matrix_norm.O11];0)" office:value-type="float" office:value="0" calcext:value-type="float">
            <text:p>0</text:p>
          </table:table-cell>
          <table:table-cell table:formula="of:=MAX([$Matrix_norm.P11];0)" office:value-type="float" office:value="0" calcext:value-type="float">
            <text:p>0</text:p>
          </table:table-cell>
          <table:table-cell table:formula="of:=MAX([$Matrix_norm.Q11];0)" office:value-type="float" office:value="0.21487516831849" calcext:value-type="float">
            <text:p>0.21487516831849</text:p>
          </table:table-cell>
          <table:table-cell table:formula="of:=MAX([$Matrix_norm.R11];0)" office:value-type="float" office:value="0" calcext:value-type="float">
            <text:p>0</text:p>
          </table:table-cell>
          <table:table-cell table:formula="of:=MAX([$Matrix_norm.S11];0)" office:value-type="float" office:value="0" calcext:value-type="float">
            <text:p>0</text:p>
          </table:table-cell>
          <table:table-cell table:formula="of:=MAX([$Matrix_norm.T11];0)" office:value-type="float" office:value="0.0552067731565346" calcext:value-type="float">
            <text:p>0.055206773156535</text:p>
          </table:table-cell>
          <table:table-cell table:formula="of:=MAX([$Matrix_norm.U11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396: Shakespeare in Love (1998)</text:p>
          </table:table-cell>
          <table:table-cell table:formula="of:=MAX([$Matrix_norm.B12];0)" office:value-type="float" office:value="0.116755439164396" calcext:value-type="float">
            <text:p>0.116755439164396</text:p>
          </table:table-cell>
          <table:table-cell table:formula="of:=MAX([$Matrix_norm.C12];0)" office:value-type="float" office:value="0.1554084652601" calcext:value-type="float">
            <text:p>0.1554084652601</text:p>
          </table:table-cell>
          <table:table-cell table:formula="of:=MAX([$Matrix_norm.D12];0)" office:value-type="float" office:value="0.133823873176283" calcext:value-type="float">
            <text:p>0.133823873176283</text:p>
          </table:table-cell>
          <table:table-cell table:formula="of:=MAX([$Matrix_norm.E12];0)" office:value-type="float" office:value="0" calcext:value-type="float">
            <text:p>0</text:p>
          </table:table-cell>
          <table:table-cell table:formula="of:=MAX([$Matrix_norm.F12];0)" office:value-type="float" office:value="0.0890451631125998" calcext:value-type="float">
            <text:p>0.0890451631126</text:p>
          </table:table-cell>
          <table:table-cell table:formula="of:=MAX([$Matrix_norm.G12];0)" office:value-type="float" office:value="0" calcext:value-type="float">
            <text:p>0</text:p>
          </table:table-cell>
          <table:table-cell table:formula="of:=MAX([$Matrix_norm.H12];0)" office:value-type="float" office:value="0.130855237171946" calcext:value-type="float">
            <text:p>0.130855237171946</text:p>
          </table:table-cell>
          <table:table-cell table:formula="of:=MAX([$Matrix_norm.I12];0)" office:value-type="float" office:value="0" calcext:value-type="float">
            <text:p>0</text:p>
          </table:table-cell>
          <table:table-cell table:formula="of:=MAX([$Matrix_norm.J12];0)" office:value-type="float" office:value="0.326489085137717" calcext:value-type="float">
            <text:p>0.326489085137717</text:p>
          </table:table-cell>
          <table:table-cell table:formula="of:=MAX([$Matrix_norm.K12];0)" office:value-type="float" office:value="0" calcext:value-type="float">
            <text:p>0</text:p>
          </table:table-cell>
          <table:table-cell table:formula="of:=MAX([$Matrix_norm.L12];0)" office:value-type="float" office:value="1" calcext:value-type="float">
            <text:p>1</text:p>
          </table:table-cell>
          <table:table-cell table:formula="of:=MAX([$Matrix_norm.M12];0)" office:value-type="float" office:value="0" calcext:value-type="float">
            <text:p>0</text:p>
          </table:table-cell>
          <table:table-cell table:formula="of:=MAX([$Matrix_norm.N12];0)" office:value-type="float" office:value="0" calcext:value-type="float">
            <text:p>0</text:p>
          </table:table-cell>
          <table:table-cell table:formula="of:=MAX([$Matrix_norm.O12];0)" office:value-type="float" office:value="0" calcext:value-type="float">
            <text:p>0</text:p>
          </table:table-cell>
          <table:table-cell table:formula="of:=MAX([$Matrix_norm.P12];0)" office:value-type="float" office:value="0" calcext:value-type="float">
            <text:p>0</text:p>
          </table:table-cell>
          <table:table-cell table:formula="of:=MAX([$Matrix_norm.Q12];0)" office:value-type="float" office:value="0" calcext:value-type="float">
            <text:p>0</text:p>
          </table:table-cell>
          <table:table-cell table:formula="of:=MAX([$Matrix_norm.R12];0)" office:value-type="float" office:value="0.165091682296042" calcext:value-type="float">
            <text:p>0.165091682296042</text:p>
          </table:table-cell>
          <table:table-cell table:formula="of:=MAX([$Matrix_norm.S12];0)" office:value-type="float" office:value="0" calcext:value-type="float">
            <text:p>0</text:p>
          </table:table-cell>
          <table:table-cell table:formula="of:=MAX([$Matrix_norm.T12];0)" office:value-type="float" office:value="0" calcext:value-type="float">
            <text:p>0</text:p>
          </table:table-cell>
          <table:table-cell table:formula="of:=MAX([$Matrix_norm.U12];0)" office:value-type="float" office:value="0.00812574590915677" calcext:value-type="float">
            <text:p>0.008125745909157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916: Total Recall (1990)</text:p>
          </table:table-cell>
          <table:table-cell table:formula="of:=MAX([$Matrix_norm.B13];0)" office:value-type="float" office:value="0.184712202657788" calcext:value-type="float">
            <text:p>0.184712202657788</text:p>
          </table:table-cell>
          <table:table-cell table:formula="of:=MAX([$Matrix_norm.C13];0)" office:value-type="float" office:value="0" calcext:value-type="float">
            <text:p>0</text:p>
          </table:table-cell>
          <table:table-cell table:formula="of:=MAX([$Matrix_norm.D13];0)" office:value-type="float" office:value="0" calcext:value-type="float">
            <text:p>0</text:p>
          </table:table-cell>
          <table:table-cell table:formula="of:=MAX([$Matrix_norm.E13];0)" office:value-type="float" office:value="0" calcext:value-type="float">
            <text:p>0</text:p>
          </table:table-cell>
          <table:table-cell table:formula="of:=MAX([$Matrix_norm.F13];0)" office:value-type="float" office:value="0" calcext:value-type="float">
            <text:p>0</text:p>
          </table:table-cell>
          <table:table-cell table:formula="of:=MAX([$Matrix_norm.G13];0)" office:value-type="float" office:value="0" calcext:value-type="float">
            <text:p>0</text:p>
          </table:table-cell>
          <table:table-cell table:formula="of:=MAX([$Matrix_norm.H13];0)" office:value-type="float" office:value="0" calcext:value-type="float">
            <text:p>0</text:p>
          </table:table-cell>
          <table:table-cell table:formula="of:=MAX([$Matrix_norm.I13];0)" office:value-type="float" office:value="0.0451562304007463" calcext:value-type="float">
            <text:p>0.045156230400746</text:p>
          </table:table-cell>
          <table:table-cell table:formula="of:=MAX([$Matrix_norm.J13];0)" office:value-type="float" office:value="0" calcext:value-type="float">
            <text:p>0</text:p>
          </table:table-cell>
          <table:table-cell table:formula="of:=MAX([$Matrix_norm.K13];0)" office:value-type="float" office:value="0" calcext:value-type="float">
            <text:p>0</text:p>
          </table:table-cell>
          <table:table-cell table:formula="of:=MAX([$Matrix_norm.L13];0)" office:value-type="float" office:value="0" calcext:value-type="float">
            <text:p>0</text:p>
          </table:table-cell>
          <table:table-cell table:formula="of:=MAX([$Matrix_norm.M13];0)" office:value-type="float" office:value="1" calcext:value-type="float">
            <text:p>1</text:p>
          </table:table-cell>
          <table:table-cell table:formula="of:=MAX([$Matrix_norm.N13];0)" office:value-type="float" office:value="0" calcext:value-type="float">
            <text:p>0</text:p>
          </table:table-cell>
          <table:table-cell table:formula="of:=MAX([$Matrix_norm.O13];0)" office:value-type="float" office:value="0" calcext:value-type="float">
            <text:p>0</text:p>
          </table:table-cell>
          <table:table-cell table:formula="of:=MAX([$Matrix_norm.P13];0)" office:value-type="float" office:value="0.386743543779143" calcext:value-type="float">
            <text:p>0.386743543779143</text:p>
          </table:table-cell>
          <table:table-cell table:formula="of:=MAX([$Matrix_norm.Q13];0)" office:value-type="float" office:value="0" calcext:value-type="float">
            <text:p>0</text:p>
          </table:table-cell>
          <table:table-cell table:formula="of:=MAX([$Matrix_norm.R13];0)" office:value-type="float" office:value="0.0595014382532451" calcext:value-type="float">
            <text:p>0.059501438253245</text:p>
          </table:table-cell>
          <table:table-cell table:formula="of:=MAX([$Matrix_norm.S13];0)" office:value-type="float" office:value="0" calcext:value-type="float">
            <text:p>0</text:p>
          </table:table-cell>
          <table:table-cell table:formula="of:=MAX([$Matrix_norm.T13];0)" office:value-type="float" office:value="0" calcext:value-type="float">
            <text:p>0</text:p>
          </table:table-cell>
          <table:table-cell table:formula="of:=MAX([$Matrix_norm.U13];0)" office:value-type="float" office:value="0.200341304257808" calcext:value-type="float">
            <text:p>0.200341304257808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780: Independence Day (ID4) (1996)</text:p>
          </table:table-cell>
          <table:table-cell table:formula="of:=MAX([$Matrix_norm.B14];0)" office:value-type="float" office:value="0" calcext:value-type="float">
            <text:p>0</text:p>
          </table:table-cell>
          <table:table-cell table:formula="of:=MAX([$Matrix_norm.C14];0)" office:value-type="float" office:value="0.493912252170146" calcext:value-type="float">
            <text:p>0.493912252170146</text:p>
          </table:table-cell>
          <table:table-cell table:formula="of:=MAX([$Matrix_norm.D14];0)" office:value-type="float" office:value="0" calcext:value-type="float">
            <text:p>0</text:p>
          </table:table-cell>
          <table:table-cell table:formula="of:=MAX([$Matrix_norm.E14];0)" office:value-type="float" office:value="0.135021803472815" calcext:value-type="float">
            <text:p>0.135021803472815</text:p>
          </table:table-cell>
          <table:table-cell table:formula="of:=MAX([$Matrix_norm.F14];0)" office:value-type="float" office:value="0.196368548340034" calcext:value-type="float">
            <text:p>0.196368548340034</text:p>
          </table:table-cell>
          <table:table-cell table:formula="of:=MAX([$Matrix_norm.G14];0)" office:value-type="float" office:value="0" calcext:value-type="float">
            <text:p>0</text:p>
          </table:table-cell>
          <table:table-cell table:formula="of:=MAX([$Matrix_norm.H14];0)" office:value-type="float" office:value="0" calcext:value-type="float">
            <text:p>0</text:p>
          </table:table-cell>
          <table:table-cell table:formula="of:=MAX([$Matrix_norm.I14];0)" office:value-type="float" office:value="0" calcext:value-type="float">
            <text:p>0</text:p>
          </table:table-cell>
          <table:table-cell table:formula="of:=MAX([$Matrix_norm.J14];0)" office:value-type="float" office:value="0" calcext:value-type="float">
            <text:p>0</text:p>
          </table:table-cell>
          <table:table-cell table:formula="of:=MAX([$Matrix_norm.K14];0)" office:value-type="float" office:value="0.0391400659100848" calcext:value-type="float">
            <text:p>0.039140065910085</text:p>
          </table:table-cell>
          <table:table-cell table:formula="of:=MAX([$Matrix_norm.L14];0)" office:value-type="float" office:value="0" calcext:value-type="float">
            <text:p>0</text:p>
          </table:table-cell>
          <table:table-cell table:formula="of:=MAX([$Matrix_norm.M14];0)" office:value-type="float" office:value="0" calcext:value-type="float">
            <text:p>0</text:p>
          </table:table-cell>
          <table:table-cell table:formula="of:=MAX([$Matrix_norm.N14];0)" office:value-type="float" office:value="1" calcext:value-type="float">
            <text:p>1</text:p>
          </table:table-cell>
          <table:table-cell table:formula="of:=MAX([$Matrix_norm.O14];0)" office:value-type="float" office:value="0.274088394531015" calcext:value-type="float">
            <text:p>0.274088394531015</text:p>
          </table:table-cell>
          <table:table-cell table:formula="of:=MAX([$Matrix_norm.P14];0)" office:value-type="float" office:value="0" calcext:value-type="float">
            <text:p>0</text:p>
          </table:table-cell>
          <table:table-cell table:formula="of:=MAX([$Matrix_norm.Q14];0)" office:value-type="float" office:value="0.123722833703113" calcext:value-type="float">
            <text:p>0.123722833703113</text:p>
          </table:table-cell>
          <table:table-cell table:formula="of:=MAX([$Matrix_norm.R14];0)" office:value-type="float" office:value="0" calcext:value-type="float">
            <text:p>0</text:p>
          </table:table-cell>
          <table:table-cell table:formula="of:=MAX([$Matrix_norm.S14];0)" office:value-type="float" office:value="0.394818654447056" calcext:value-type="float">
            <text:p>0.394818654447056</text:p>
          </table:table-cell>
          <table:table-cell table:formula="of:=MAX([$Matrix_norm.T14];0)" office:value-type="float" office:value="0" calcext:value-type="float">
            <text:p>0</text:p>
          </table:table-cell>
          <table:table-cell table:formula="of:=MAX([$Matrix_norm.U14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41: Blade Runner (1982)</text:p>
          </table:table-cell>
          <table:table-cell table:formula="of:=MAX([$Matrix_norm.B15];0)" office:value-type="float" office:value="0.0200073855089594" calcext:value-type="float">
            <text:p>0.020007385508959</text:p>
          </table:table-cell>
          <table:table-cell table:formula="of:=MAX([$Matrix_norm.C15];0)" office:value-type="float" office:value="0" calcext:value-type="float">
            <text:p>0</text:p>
          </table:table-cell>
          <table:table-cell table:formula="of:=MAX([$Matrix_norm.D15];0)" office:value-type="float" office:value="0" calcext:value-type="float">
            <text:p>0</text:p>
          </table:table-cell>
          <table:table-cell table:formula="of:=MAX([$Matrix_norm.E15];0)" office:value-type="float" office:value="0.341229121185677" calcext:value-type="float">
            <text:p>0.341229121185677</text:p>
          </table:table-cell>
          <table:table-cell table:formula="of:=MAX([$Matrix_norm.F15];0)" office:value-type="float" office:value="0.0254421979276541" calcext:value-type="float">
            <text:p>0.025442197927654</text:p>
          </table:table-cell>
          <table:table-cell table:formula="of:=MAX([$Matrix_norm.G15];0)" office:value-type="float" office:value="0" calcext:value-type="float">
            <text:p>0</text:p>
          </table:table-cell>
          <table:table-cell table:formula="of:=MAX([$Matrix_norm.H15];0)" office:value-type="float" office:value="0" calcext:value-type="float">
            <text:p>0</text:p>
          </table:table-cell>
          <table:table-cell table:formula="of:=MAX([$Matrix_norm.I15];0)" office:value-type="float" office:value="0.20169374985071" calcext:value-type="float">
            <text:p>0.20169374985071</text:p>
          </table:table-cell>
          <table:table-cell table:formula="of:=MAX([$Matrix_norm.J15];0)" office:value-type="float" office:value="0" calcext:value-type="float">
            <text:p>0</text:p>
          </table:table-cell>
          <table:table-cell table:formula="of:=MAX([$Matrix_norm.K15];0)" office:value-type="float" office:value="0" calcext:value-type="float">
            <text:p>0</text:p>
          </table:table-cell>
          <table:table-cell table:formula="of:=MAX([$Matrix_norm.L15];0)" office:value-type="float" office:value="0" calcext:value-type="float">
            <text:p>0</text:p>
          </table:table-cell>
          <table:table-cell table:formula="of:=MAX([$Matrix_norm.M15];0)" office:value-type="float" office:value="0" calcext:value-type="float">
            <text:p>0</text:p>
          </table:table-cell>
          <table:table-cell table:formula="of:=MAX([$Matrix_norm.N15];0)" office:value-type="float" office:value="0.274088394531015" calcext:value-type="float">
            <text:p>0.274088394531015</text:p>
          </table:table-cell>
          <table:table-cell table:formula="of:=MAX([$Matrix_norm.O15];0)" office:value-type="float" office:value="1" calcext:value-type="float">
            <text:p>1</text:p>
          </table:table-cell>
          <table:table-cell table:formula="of:=MAX([$Matrix_norm.P15];0)" office:value-type="float" office:value="0" calcext:value-type="float">
            <text:p>0</text:p>
          </table:table-cell>
          <table:table-cell table:formula="of:=MAX([$Matrix_norm.Q15];0)" office:value-type="float" office:value="0" calcext:value-type="float">
            <text:p>0</text:p>
          </table:table-cell>
          <table:table-cell table:formula="of:=MAX([$Matrix_norm.R15];0)" office:value-type="float" office:value="0.225642606057538" calcext:value-type="float">
            <text:p>0.225642606057538</text:p>
          </table:table-cell>
          <table:table-cell table:formula="of:=MAX([$Matrix_norm.S15];0)" office:value-type="float" office:value="0.0847054694915185" calcext:value-type="float">
            <text:p>0.084705469491519</text:p>
          </table:table-cell>
          <table:table-cell table:formula="of:=MAX([$Matrix_norm.T15];0)" office:value-type="float" office:value="0" calcext:value-type="float">
            <text:p>0</text:p>
          </table:table-cell>
          <table:table-cell table:formula="of:=MAX([$Matrix_norm.U15];0)" office:value-type="float" office:value="0.183787369663858" calcext:value-type="float">
            <text:p>0.183787369663858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65: Groundhog Day (1993)</text:p>
          </table:table-cell>
          <table:table-cell table:formula="of:=MAX([$Matrix_norm.B16];0)" office:value-type="float" office:value="0" calcext:value-type="float">
            <text:p>0</text:p>
          </table:table-cell>
          <table:table-cell table:formula="of:=MAX([$Matrix_norm.C16];0)" office:value-type="float" office:value="0" calcext:value-type="float">
            <text:p>0</text:p>
          </table:table-cell>
          <table:table-cell table:formula="of:=MAX([$Matrix_norm.D16];0)" office:value-type="float" office:value="0" calcext:value-type="float">
            <text:p>0</text:p>
          </table:table-cell>
          <table:table-cell table:formula="of:=MAX([$Matrix_norm.E16];0)" office:value-type="float" office:value="0" calcext:value-type="float">
            <text:p>0</text:p>
          </table:table-cell>
          <table:table-cell table:formula="of:=MAX([$Matrix_norm.F16];0)" office:value-type="float" office:value="0.0113031880581546" calcext:value-type="float">
            <text:p>0.011303188058155</text:p>
          </table:table-cell>
          <table:table-cell table:formula="of:=MAX([$Matrix_norm.G16];0)" office:value-type="float" office:value="0" calcext:value-type="float">
            <text:p>0</text:p>
          </table:table-cell>
          <table:table-cell table:formula="of:=MAX([$Matrix_norm.H16];0)" office:value-type="float" office:value="0" calcext:value-type="float">
            <text:p>0</text:p>
          </table:table-cell>
          <table:table-cell table:formula="of:=MAX([$Matrix_norm.I16];0)" office:value-type="float" office:value="0.136063512936527" calcext:value-type="float">
            <text:p>0.136063512936527</text:p>
          </table:table-cell>
          <table:table-cell table:formula="of:=MAX([$Matrix_norm.J16];0)" office:value-type="float" office:value="0.0189826343102312" calcext:value-type="float">
            <text:p>0.018982634310231</text:p>
          </table:table-cell>
          <table:table-cell table:formula="of:=MAX([$Matrix_norm.K16];0)" office:value-type="float" office:value="0" calcext:value-type="float">
            <text:p>0</text:p>
          </table:table-cell>
          <table:table-cell table:formula="of:=MAX([$Matrix_norm.L16];0)" office:value-type="float" office:value="0" calcext:value-type="float">
            <text:p>0</text:p>
          </table:table-cell>
          <table:table-cell table:formula="of:=MAX([$Matrix_norm.M16];0)" office:value-type="float" office:value="0.386743543779143" calcext:value-type="float">
            <text:p>0.386743543779143</text:p>
          </table:table-cell>
          <table:table-cell table:formula="of:=MAX([$Matrix_norm.N16];0)" office:value-type="float" office:value="0" calcext:value-type="float">
            <text:p>0</text:p>
          </table:table-cell>
          <table:table-cell table:formula="of:=MAX([$Matrix_norm.O16];0)" office:value-type="float" office:value="0" calcext:value-type="float">
            <text:p>0</text:p>
          </table:table-cell>
          <table:table-cell table:formula="of:=MAX([$Matrix_norm.P16];0)" office:value-type="float" office:value="1" calcext:value-type="float">
            <text:p>1</text:p>
          </table:table-cell>
          <table:table-cell table:formula="of:=MAX([$Matrix_norm.Q16];0)" office:value-type="float" office:value="0.178343136897153" calcext:value-type="float">
            <text:p>0.178343136897153</text:p>
          </table:table-cell>
          <table:table-cell table:formula="of:=MAX([$Matrix_norm.R16];0)" office:value-type="float" office:value="0" calcext:value-type="float">
            <text:p>0</text:p>
          </table:table-cell>
          <table:table-cell table:formula="of:=MAX([$Matrix_norm.S16];0)" office:value-type="float" office:value="0.141427266483558" calcext:value-type="float">
            <text:p>0.141427266483558</text:p>
          </table:table-cell>
          <table:table-cell table:formula="of:=MAX([$Matrix_norm.T16];0)" office:value-type="float" office:value="0" calcext:value-type="float">
            <text:p>0</text:p>
          </table:table-cell>
          <table:table-cell table:formula="of:=MAX([$Matrix_norm.U16];0)" office:value-type="float" office:value="0.273779984680374" calcext:value-type="float">
            <text:p>0.273779984680374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571: Matrix, The (1999)</text:p>
          </table:table-cell>
          <table:table-cell table:formula="of:=MAX([$Matrix_norm.B17];0)" office:value-type="float" office:value="0" calcext:value-type="float">
            <text:p>0</text:p>
          </table:table-cell>
          <table:table-cell table:formula="of:=MAX([$Matrix_norm.C17];0)" office:value-type="float" office:value="0.435884749367689" calcext:value-type="float">
            <text:p>0.435884749367689</text:p>
          </table:table-cell>
          <table:table-cell table:formula="of:=MAX([$Matrix_norm.D17];0)" office:value-type="float" office:value="0" calcext:value-type="float">
            <text:p>0</text:p>
          </table:table-cell>
          <table:table-cell table:formula="of:=MAX([$Matrix_norm.E17];0)" office:value-type="float" office:value="0" calcext:value-type="float">
            <text:p>0</text:p>
          </table:table-cell>
          <table:table-cell table:formula="of:=MAX([$Matrix_norm.F17];0)" office:value-type="float" office:value="0.180365690165207" calcext:value-type="float">
            <text:p>0.180365690165207</text:p>
          </table:table-cell>
          <table:table-cell table:formula="of:=MAX([$Matrix_norm.G17];0)" office:value-type="float" office:value="0" calcext:value-type="float">
            <text:p>0</text:p>
          </table:table-cell>
          <table:table-cell table:formula="of:=MAX([$Matrix_norm.H17];0)" office:value-type="float" office:value="0" calcext:value-type="float">
            <text:p>0</text:p>
          </table:table-cell>
          <table:table-cell table:formula="of:=MAX([$Matrix_norm.I17];0)" office:value-type="float" office:value="0" calcext:value-type="float">
            <text:p>0</text:p>
          </table:table-cell>
          <table:table-cell table:formula="of:=MAX([$Matrix_norm.J17];0)" office:value-type="float" office:value="0" calcext:value-type="float">
            <text:p>0</text:p>
          </table:table-cell>
          <table:table-cell table:formula="of:=MAX([$Matrix_norm.K17];0)" office:value-type="float" office:value="0.21487516831849" calcext:value-type="float">
            <text:p>0.21487516831849</text:p>
          </table:table-cell>
          <table:table-cell table:formula="of:=MAX([$Matrix_norm.L17];0)" office:value-type="float" office:value="0" calcext:value-type="float">
            <text:p>0</text:p>
          </table:table-cell>
          <table:table-cell table:formula="of:=MAX([$Matrix_norm.M17];0)" office:value-type="float" office:value="0" calcext:value-type="float">
            <text:p>0</text:p>
          </table:table-cell>
          <table:table-cell table:formula="of:=MAX([$Matrix_norm.N17];0)" office:value-type="float" office:value="0.123722833703113" calcext:value-type="float">
            <text:p>0.123722833703113</text:p>
          </table:table-cell>
          <table:table-cell table:formula="of:=MAX([$Matrix_norm.O17];0)" office:value-type="float" office:value="0" calcext:value-type="float">
            <text:p>0</text:p>
          </table:table-cell>
          <table:table-cell table:formula="of:=MAX([$Matrix_norm.P17];0)" office:value-type="float" office:value="0.178343136897153" calcext:value-type="float">
            <text:p>0.178343136897153</text:p>
          </table:table-cell>
          <table:table-cell table:formula="of:=MAX([$Matrix_norm.Q17];0)" office:value-type="float" office:value="1" calcext:value-type="float">
            <text:p>1</text:p>
          </table:table-cell>
          <table:table-cell table:formula="of:=MAX([$Matrix_norm.R17];0)" office:value-type="float" office:value="0" calcext:value-type="float">
            <text:p>0</text:p>
          </table:table-cell>
          <table:table-cell table:formula="of:=MAX([$Matrix_norm.S17];0)" office:value-type="float" office:value="0.19466816244247" calcext:value-type="float">
            <text:p>0.19466816244247</text:p>
          </table:table-cell>
          <table:table-cell table:formula="of:=MAX([$Matrix_norm.T17];0)" office:value-type="float" office:value="0.0370243450956409" calcext:value-type="float">
            <text:p>0.037024345095641</text:p>
          </table:table-cell>
          <table:table-cell table:formula="of:=MAX([$Matrix_norm.U17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27: Schindler's List (1993)</text:p>
          </table:table-cell>
          <table:table-cell table:formula="of:=MAX([$Matrix_norm.B18];0)" office:value-type="float" office:value="0" calcext:value-type="float">
            <text:p>0</text:p>
          </table:table-cell>
          <table:table-cell table:formula="of:=MAX([$Matrix_norm.C18];0)" office:value-type="float" office:value="0" calcext:value-type="float">
            <text:p>0</text:p>
          </table:table-cell>
          <table:table-cell table:formula="of:=MAX([$Matrix_norm.D18];0)" office:value-type="float" office:value="0.271579771477703" calcext:value-type="float">
            <text:p>0.271579771477703</text:p>
          </table:table-cell>
          <table:table-cell table:formula="of:=MAX([$Matrix_norm.E18];0)" office:value-type="float" office:value="0" calcext:value-type="float">
            <text:p>0</text:p>
          </table:table-cell>
          <table:table-cell table:formula="of:=MAX([$Matrix_norm.F18];0)" office:value-type="float" office:value="0.22777759324816" calcext:value-type="float">
            <text:p>0.22777759324816</text:p>
          </table:table-cell>
          <table:table-cell table:formula="of:=MAX([$Matrix_norm.G18];0)" office:value-type="float" office:value="0" calcext:value-type="float">
            <text:p>0</text:p>
          </table:table-cell>
          <table:table-cell table:formula="of:=MAX([$Matrix_norm.H18];0)" office:value-type="float" office:value="0.230912377473871" calcext:value-type="float">
            <text:p>0.230912377473871</text:p>
          </table:table-cell>
          <table:table-cell table:formula="of:=MAX([$Matrix_norm.I18];0)" office:value-type="float" office:value="0.158493716614515" calcext:value-type="float">
            <text:p>0.158493716614515</text:p>
          </table:table-cell>
          <table:table-cell table:formula="of:=MAX([$Matrix_norm.J18];0)" office:value-type="float" office:value="0.0885263482803903" calcext:value-type="float">
            <text:p>0.08852634828039</text:p>
          </table:table-cell>
          <table:table-cell table:formula="of:=MAX([$Matrix_norm.K18];0)" office:value-type="float" office:value="0" calcext:value-type="float">
            <text:p>0</text:p>
          </table:table-cell>
          <table:table-cell table:formula="of:=MAX([$Matrix_norm.L18];0)" office:value-type="float" office:value="0.165091682296042" calcext:value-type="float">
            <text:p>0.165091682296042</text:p>
          </table:table-cell>
          <table:table-cell table:formula="of:=MAX([$Matrix_norm.M18];0)" office:value-type="float" office:value="0.0595014382532451" calcext:value-type="float">
            <text:p>0.059501438253245</text:p>
          </table:table-cell>
          <table:table-cell table:formula="of:=MAX([$Matrix_norm.N18];0)" office:value-type="float" office:value="0" calcext:value-type="float">
            <text:p>0</text:p>
          </table:table-cell>
          <table:table-cell table:formula="of:=MAX([$Matrix_norm.O18];0)" office:value-type="float" office:value="0.225642606057538" calcext:value-type="float">
            <text:p>0.225642606057538</text:p>
          </table:table-cell>
          <table:table-cell table:formula="of:=MAX([$Matrix_norm.P18];0)" office:value-type="float" office:value="0" calcext:value-type="float">
            <text:p>0</text:p>
          </table:table-cell>
          <table:table-cell table:formula="of:=MAX([$Matrix_norm.Q18];0)" office:value-type="float" office:value="0" calcext:value-type="float">
            <text:p>0</text:p>
          </table:table-cell>
          <table:table-cell table:formula="of:=MAX([$Matrix_norm.R18];0)" office:value-type="float" office:value="1" calcext:value-type="float">
            <text:p>1</text:p>
          </table:table-cell>
          <table:table-cell table:formula="of:=MAX([$Matrix_norm.S18];0)" office:value-type="float" office:value="0" calcext:value-type="float">
            <text:p>0</text:p>
          </table:table-cell>
          <table:table-cell table:formula="of:=MAX([$Matrix_norm.T18];0)" office:value-type="float" office:value="0" calcext:value-type="float">
            <text:p>0</text:p>
          </table:table-cell>
          <table:table-cell table:formula="of:=MAX([$Matrix_norm.U18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762: Sixth Sense, The (1999)</text:p>
          </table:table-cell>
          <table:table-cell table:formula="of:=MAX([$Matrix_norm.B19];0)" office:value-type="float" office:value="0" calcext:value-type="float">
            <text:p>0</text:p>
          </table:table-cell>
          <table:table-cell table:formula="of:=MAX([$Matrix_norm.C19];0)" office:value-type="float" office:value="0.016440895757124" calcext:value-type="float">
            <text:p>0.016440895757124</text:p>
          </table:table-cell>
          <table:table-cell table:formula="of:=MAX([$Matrix_norm.D19];0)" office:value-type="float" office:value="0" calcext:value-type="float">
            <text:p>0</text:p>
          </table:table-cell>
          <table:table-cell table:formula="of:=MAX([$Matrix_norm.E19];0)" office:value-type="float" office:value="0" calcext:value-type="float">
            <text:p>0</text:p>
          </table:table-cell>
          <table:table-cell table:formula="of:=MAX([$Matrix_norm.F19];0)" office:value-type="float" office:value="0.401320141939447" calcext:value-type="float">
            <text:p>0.401320141939447</text:p>
          </table:table-cell>
          <table:table-cell table:formula="of:=MAX([$Matrix_norm.G19];0)" office:value-type="float" office:value="0.131457809604266" calcext:value-type="float">
            <text:p>0.131457809604266</text:p>
          </table:table-cell>
          <table:table-cell table:formula="of:=MAX([$Matrix_norm.H19];0)" office:value-type="float" office:value="0" calcext:value-type="float">
            <text:p>0</text:p>
          </table:table-cell>
          <table:table-cell table:formula="of:=MAX([$Matrix_norm.I19];0)" office:value-type="float" office:value="0" calcext:value-type="float">
            <text:p>0</text:p>
          </table:table-cell>
          <table:table-cell table:formula="of:=MAX([$Matrix_norm.J19];0)" office:value-type="float" office:value="0" calcext:value-type="float">
            <text:p>0</text:p>
          </table:table-cell>
          <table:table-cell table:formula="of:=MAX([$Matrix_norm.K19];0)" office:value-type="float" office:value="0" calcext:value-type="float">
            <text:p>0</text:p>
          </table:table-cell>
          <table:table-cell table:formula="of:=MAX([$Matrix_norm.L19];0)" office:value-type="float" office:value="0" calcext:value-type="float">
            <text:p>0</text:p>
          </table:table-cell>
          <table:table-cell table:formula="of:=MAX([$Matrix_norm.M19];0)" office:value-type="float" office:value="0" calcext:value-type="float">
            <text:p>0</text:p>
          </table:table-cell>
          <table:table-cell table:formula="of:=MAX([$Matrix_norm.N19];0)" office:value-type="float" office:value="0.394818654447056" calcext:value-type="float">
            <text:p>0.394818654447056</text:p>
          </table:table-cell>
          <table:table-cell table:formula="of:=MAX([$Matrix_norm.O19];0)" office:value-type="float" office:value="0.0847054694915185" calcext:value-type="float">
            <text:p>0.084705469491519</text:p>
          </table:table-cell>
          <table:table-cell table:formula="of:=MAX([$Matrix_norm.P19];0)" office:value-type="float" office:value="0.141427266483558" calcext:value-type="float">
            <text:p>0.141427266483558</text:p>
          </table:table-cell>
          <table:table-cell table:formula="of:=MAX([$Matrix_norm.Q19];0)" office:value-type="float" office:value="0.19466816244247" calcext:value-type="float">
            <text:p>0.19466816244247</text:p>
          </table:table-cell>
          <table:table-cell table:formula="of:=MAX([$Matrix_norm.R19];0)" office:value-type="float" office:value="0" calcext:value-type="float">
            <text:p>0</text:p>
          </table:table-cell>
          <table:table-cell table:formula="of:=MAX([$Matrix_norm.S19];0)" office:value-type="float" office:value="1" calcext:value-type="float">
            <text:p>1</text:p>
          </table:table-cell>
          <table:table-cell table:formula="of:=MAX([$Matrix_norm.T19];0)" office:value-type="float" office:value="0.274065059595754" calcext:value-type="float">
            <text:p>0.274065059595754</text:p>
          </table:table-cell>
          <table:table-cell table:formula="of:=MAX([$Matrix_norm.U19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198: Raiders of the Lost Ark (1981)</text:p>
          </table:table-cell>
          <table:table-cell table:formula="of:=MAX([$Matrix_norm.B20];0)" office:value-type="float" office:value="0" calcext:value-type="float">
            <text:p>0</text:p>
          </table:table-cell>
          <table:table-cell table:formula="of:=MAX([$Matrix_norm.C20];0)" office:value-type="float" office:value="0.0383459424022393" calcext:value-type="float">
            <text:p>0.038345942402239</text:p>
          </table:table-cell>
          <table:table-cell table:formula="of:=MAX([$Matrix_norm.D20];0)" office:value-type="float" office:value="0" calcext:value-type="float">
            <text:p>0</text:p>
          </table:table-cell>
          <table:table-cell table:formula="of:=MAX([$Matrix_norm.E20];0)" office:value-type="float" office:value="0" calcext:value-type="float">
            <text:p>0</text:p>
          </table:table-cell>
          <table:table-cell table:formula="of:=MAX([$Matrix_norm.F20];0)" office:value-type="float" office:value="0" calcext:value-type="float">
            <text:p>0</text:p>
          </table:table-cell>
          <table:table-cell table:formula="of:=MAX([$Matrix_norm.G20];0)" office:value-type="float" office:value="0.100601653491508" calcext:value-type="float">
            <text:p>0.100601653491508</text:p>
          </table:table-cell>
          <table:table-cell table:formula="of:=MAX([$Matrix_norm.H20];0)" office:value-type="float" office:value="0.184844792152409" calcext:value-type="float">
            <text:p>0.184844792152409</text:p>
          </table:table-cell>
          <table:table-cell table:formula="of:=MAX([$Matrix_norm.I20];0)" office:value-type="float" office:value="0.331349590586206" calcext:value-type="float">
            <text:p>0.331349590586206</text:p>
          </table:table-cell>
          <table:table-cell table:formula="of:=MAX([$Matrix_norm.J20];0)" office:value-type="float" office:value="0" calcext:value-type="float">
            <text:p>0</text:p>
          </table:table-cell>
          <table:table-cell table:formula="of:=MAX([$Matrix_norm.K20];0)" office:value-type="float" office:value="0.0552067731565346" calcext:value-type="float">
            <text:p>0.055206773156535</text:p>
          </table:table-cell>
          <table:table-cell table:formula="of:=MAX([$Matrix_norm.L20];0)" office:value-type="float" office:value="0" calcext:value-type="float">
            <text:p>0</text:p>
          </table:table-cell>
          <table:table-cell table:formula="of:=MAX([$Matrix_norm.M20];0)" office:value-type="float" office:value="0" calcext:value-type="float">
            <text:p>0</text:p>
          </table:table-cell>
          <table:table-cell table:formula="of:=MAX([$Matrix_norm.N20];0)" office:value-type="float" office:value="0" calcext:value-type="float">
            <text:p>0</text:p>
          </table:table-cell>
          <table:table-cell table:formula="of:=MAX([$Matrix_norm.O20];0)" office:value-type="float" office:value="0" calcext:value-type="float">
            <text:p>0</text:p>
          </table:table-cell>
          <table:table-cell table:formula="of:=MAX([$Matrix_norm.P20];0)" office:value-type="float" office:value="0" calcext:value-type="float">
            <text:p>0</text:p>
          </table:table-cell>
          <table:table-cell table:formula="of:=MAX([$Matrix_norm.Q20];0)" office:value-type="float" office:value="0.0370243450956409" calcext:value-type="float">
            <text:p>0.037024345095641</text:p>
          </table:table-cell>
          <table:table-cell table:formula="of:=MAX([$Matrix_norm.R20];0)" office:value-type="float" office:value="0" calcext:value-type="float">
            <text:p>0</text:p>
          </table:table-cell>
          <table:table-cell table:formula="of:=MAX([$Matrix_norm.S20];0)" office:value-type="float" office:value="0.274065059595754" calcext:value-type="float">
            <text:p>0.274065059595754</text:p>
          </table:table-cell>
          <table:table-cell table:formula="of:=MAX([$Matrix_norm.T20];0)" office:value-type="float" office:value="1" calcext:value-type="float">
            <text:p>1</text:p>
          </table:table-cell>
          <table:table-cell table:formula="of:=MAX([$Matrix_norm.U20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4: Babe (1995)</text:p>
          </table:table-cell>
          <table:table-cell table:formula="of:=MAX([$Matrix_norm.B21];0)" office:value-type="float" office:value="0.55444750193354" calcext:value-type="float">
            <text:p>0.55444750193354</text:p>
          </table:table-cell>
          <table:table-cell table:formula="of:=MAX([$Matrix_norm.C21];0)" office:value-type="float" office:value="0" calcext:value-type="float">
            <text:p>0</text:p>
          </table:table-cell>
          <table:table-cell table:formula="of:=MAX([$Matrix_norm.D21];0)" office:value-type="float" office:value="0" calcext:value-type="float">
            <text:p>0</text:p>
          </table:table-cell>
          <table:table-cell table:formula="of:=MAX([$Matrix_norm.E21];0)" office:value-type="float" office:value="0.32353240190383" calcext:value-type="float">
            <text:p>0.32353240190383</text:p>
          </table:table-cell>
          <table:table-cell table:formula="of:=MAX([$Matrix_norm.F21];0)" office:value-type="float" office:value="0" calcext:value-type="float">
            <text:p>0</text:p>
          </table:table-cell>
          <table:table-cell table:formula="of:=MAX([$Matrix_norm.G21];0)" office:value-type="float" office:value="0" calcext:value-type="float">
            <text:p>0</text:p>
          </table:table-cell>
          <table:table-cell table:formula="of:=MAX([$Matrix_norm.H21];0)" office:value-type="float" office:value="0.0958527577122916" calcext:value-type="float">
            <text:p>0.095852757712292</text:p>
          </table:table-cell>
          <table:table-cell table:formula="of:=MAX([$Matrix_norm.I21];0)" office:value-type="float" office:value="0.0696441285328716" calcext:value-type="float">
            <text:p>0.069644128532872</text:p>
          </table:table-cell>
          <table:table-cell table:formula="of:=MAX([$Matrix_norm.J21];0)" office:value-type="float" office:value="0.261726897973172" calcext:value-type="float">
            <text:p>0.261726897973172</text:p>
          </table:table-cell>
          <table:table-cell table:formula="of:=MAX([$Matrix_norm.K21];0)" office:value-type="float" office:value="0" calcext:value-type="float">
            <text:p>0</text:p>
          </table:table-cell>
          <table:table-cell table:formula="of:=MAX([$Matrix_norm.L21];0)" office:value-type="float" office:value="0.00812574590915677" calcext:value-type="float">
            <text:p>0.008125745909157</text:p>
          </table:table-cell>
          <table:table-cell table:formula="of:=MAX([$Matrix_norm.M21];0)" office:value-type="float" office:value="0.200341304257807" calcext:value-type="float">
            <text:p>0.200341304257807</text:p>
          </table:table-cell>
          <table:table-cell table:formula="of:=MAX([$Matrix_norm.N21];0)" office:value-type="float" office:value="0" calcext:value-type="float">
            <text:p>0</text:p>
          </table:table-cell>
          <table:table-cell table:formula="of:=MAX([$Matrix_norm.O21];0)" office:value-type="float" office:value="0.183787369663858" calcext:value-type="float">
            <text:p>0.183787369663858</text:p>
          </table:table-cell>
          <table:table-cell table:formula="of:=MAX([$Matrix_norm.P21];0)" office:value-type="float" office:value="0.273779984680374" calcext:value-type="float">
            <text:p>0.273779984680374</text:p>
          </table:table-cell>
          <table:table-cell table:formula="of:=MAX([$Matrix_norm.Q21];0)" office:value-type="float" office:value="0" calcext:value-type="float">
            <text:p>0</text:p>
          </table:table-cell>
          <table:table-cell table:formula="of:=MAX([$Matrix_norm.R21];0)" office:value-type="float" office:value="0" calcext:value-type="float">
            <text:p>0</text:p>
          </table:table-cell>
          <table:table-cell table:formula="of:=MAX([$Matrix_norm.S21];0)" office:value-type="float" office:value="0" calcext:value-type="float">
            <text:p>0</text:p>
          </table:table-cell>
          <table:table-cell table:formula="of:=MAX([$Matrix_norm.T21];0)" office:value-type="float" office:value="0" calcext:value-type="float">
            <text:p>0</text:p>
          </table:table-cell>
          <table:table-cell table:formula="of:=MAX([$Matrix_norm.U21];0)" office:value-type="float" office:value="1" calcext:value-type="float">
            <text:p>1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1">
          <table:table-cell table:style-name="ce4"/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y story top 5" table:style-name="ta2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: Toy Story (1995)</text:p>
          </table:table-cell>
        </table:table-row>
        <table:table-row table:style-name="ro1">
          <table:table-cell office:value-type="string" calcext:value-type="string">
            <text:p>1: Toy Story (199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260: Star Wars: Episode IV - A New Hope (1977)</text:p>
          </table:table-cell>
          <table:table-cell table:style-name="ce9" office:value-type="float" office:value="0.74740931868366" calcext:value-type="float">
            <text:p>0.74740931868366</text:p>
          </table:table-cell>
        </table:table-row>
        <table:table-row table:style-name="ro1">
          <table:table-cell table:style-name="ce9" office:value-type="string" calcext:value-type="string">
            <text:p>780: Independence Day (ID4) (1996)</text:p>
          </table:table-cell>
          <table:table-cell table:style-name="ce9" office:value-type="float" office:value="0.690665355682745" calcext:value-type="float">
            <text:p>0.690665355682745</text:p>
          </table:table-cell>
        </table:table-row>
        <table:table-row table:style-name="ro1">
          <table:table-cell table:style-name="ce9" office:value-type="string" calcext:value-type="string">
            <text:p>296: Pulp Fiction (1994)</text:p>
          </table:table-cell>
          <table:table-cell table:style-name="ce9" office:value-type="float" office:value="0.667845565318094" calcext:value-type="float">
            <text:p>0.667845565318094</text:p>
          </table:table-cell>
        </table:table-row>
        <table:table-row table:style-name="ro1">
          <table:table-cell table:style-name="ce9" office:value-type="string" calcext:value-type="string">
            <text:p>318: Shawshank Redemption, The (1994)</text:p>
          </table:table-cell>
          <table:table-cell table:style-name="ce9" office:value-type="float" office:value="0.667423812471915" calcext:value-type="float">
            <text:p>0.667423812471915</text:p>
          </table:table-cell>
        </table:table-row>
        <table:table-row table:style-name="ro1">
          <table:table-cell table:style-name="ce9" office:value-type="string" calcext:value-type="string">
            <text:p>1265: Groundhog Day (1993)</text:p>
          </table:table-cell>
          <table:table-cell table:style-name="ce9" office:value-type="float" office:value="0.66101639552982" calcext:value-type="float">
            <text:p>0.66101639552982</text:p>
          </table:table-cell>
        </table:table-row>
        <table:table-row table:style-name="ro1">
          <table:table-cell office:value-type="string" calcext:value-type="string">
            <text:p>1210: Star Wars: Episode VI - Return of the Jedi (1983)</text:p>
          </table:table-cell>
          <table:table-cell office:value-type="float" office:value="0.644995277163349" calcext:value-type="float">
            <text:p>0.644995277163349</text:p>
          </table:table-cell>
        </table:table-row>
        <table:table-row table:style-name="ro1">
          <table:table-cell office:value-type="string" calcext:value-type="string">
            <text:p>2916: Total Recall (1990)</text:p>
          </table:table-cell>
          <table:table-cell office:value-type="float" office:value="0.623055982849033" calcext:value-type="float">
            <text:p>0.623055982849033</text:p>
          </table:table-cell>
        </table:table-row>
        <table:table-row table:style-name="ro1">
          <table:table-cell office:value-type="string" calcext:value-type="string">
            <text:p>34: Babe (1995)</text:p>
          </table:table-cell>
          <table:table-cell office:value-type="float" office:value="0.618070046200738" calcext:value-type="float">
            <text:p>0.618070046200738</text:p>
          </table:table-cell>
        </table:table-row>
        <table:table-row table:style-name="ro1">
          <table:table-cell office:value-type="string" calcext:value-type="string">
            <text:p>3578: Gladiator (2000)</text:p>
          </table:table-cell>
          <table:table-cell office:value-type="float" office:value="0.587852295352937" calcext:value-type="float">
            <text:p>0.587852295352937</text:p>
          </table:table-cell>
        </table:table-row>
        <table:table-row table:style-name="ro1">
          <table:table-cell office:value-type="string" calcext:value-type="string">
            <text:p>356: Forrest Gump (1994)</text:p>
          </table:table-cell>
          <table:table-cell office:value-type="float" office:value="0.580539610248134" calcext:value-type="float">
            <text:p>0.580539610248134</text:p>
          </table:table-cell>
        </table:table-row>
        <table:table-row table:style-name="ro1">
          <table:table-cell office:value-type="string" calcext:value-type="string">
            <text:p>593: Silence of the Lambs, The (1991)</text:p>
          </table:table-cell>
          <table:table-cell office:value-type="float" office:value="0.57022915597379" calcext:value-type="float">
            <text:p>0.57022915597379</text:p>
          </table:table-cell>
        </table:table-row>
        <table:table-row table:style-name="ro1">
          <table:table-cell office:value-type="string" calcext:value-type="string">
            <text:p>2028: Saving Private Ryan (1998)</text:p>
          </table:table-cell>
          <table:table-cell office:value-type="float" office:value="0.534578628195974" calcext:value-type="float">
            <text:p>0.534578628195974</text:p>
          </table:table-cell>
        </table:table-row>
        <table:table-row table:style-name="ro1">
          <table:table-cell office:value-type="string" calcext:value-type="string">
            <text:p>2571: Matrix, The (1999)</text:p>
          </table:table-cell>
          <table:table-cell office:value-type="float" office:value="0.505010028420843" calcext:value-type="float">
            <text:p>0.505010028420843</text:p>
          </table:table-cell>
        </table:table-row>
        <table:table-row table:style-name="ro1">
          <table:table-cell office:value-type="string" calcext:value-type="string">
            <text:p>1259: Stand by Me (1986)</text:p>
          </table:table-cell>
          <table:table-cell office:value-type="float" office:value="0.492658951723038" calcext:value-type="float">
            <text:p>0.492658951723038</text:p>
          </table:table-cell>
        </table:table-row>
        <table:table-row table:style-name="ro1">
          <table:table-cell office:value-type="string" calcext:value-type="string">
            <text:p>1198: Raiders of the Lost Ark (1981)</text:p>
          </table:table-cell>
          <table:table-cell office:value-type="float" office:value="0.466816533067108" calcext:value-type="float">
            <text:p>0.466816533067108</text:p>
          </table:table-cell>
        </table:table-row>
        <table:table-row table:style-name="ro1">
          <table:table-cell office:value-type="string" calcext:value-type="string">
            <text:p>527: Schindler's List (1993)</text:p>
          </table:table-cell>
          <table:table-cell office:value-type="float" office:value="0.463816828521959" calcext:value-type="float">
            <text:p>0.463816828521959</text:p>
          </table:table-cell>
        </table:table-row>
        <table:table-row table:style-name="ro1">
          <table:table-cell office:value-type="string" calcext:value-type="string">
            <text:p>2762: Sixth Sense, The (1999)</text:p>
          </table:table-cell>
          <table:table-cell office:value-type="float" office:value="0.421637021355784" calcext:value-type="float">
            <text:p>0.421637021355784</text:p>
          </table:table-cell>
        </table:table-row>
        <table:table-row table:style-name="ro1">
          <table:table-cell office:value-type="string" calcext:value-type="string">
            <text:p>541: Blade Runner (1982)</text:p>
          </table:table-cell>
          <table:table-cell office:value-type="float" office:value="0.3830674066046" calcext:value-type="float">
            <text:p>0.3830674066046</text:p>
          </table:table-cell>
        </table:table-row>
        <table:table-row table:style-name="ro1">
          <table:table-cell office:value-type="string" calcext:value-type="string">
            <text:p>2396: Shakespeare in Love (1998)</text:p>
          </table:table-cell>
          <table:table-cell office:value-type="float" office:value="0.376658892344607" calcext:value-type="float">
            <text:p>0.376658892344607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oy story top 5 norm" table:style-name="ta2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: Toy Story (1995)</text:p>
          </table:table-cell>
        </table:table-row>
        <table:table-row table:style-name="ro1">
          <table:table-cell office:value-type="string" calcext:value-type="string">
            <text:p>1: Toy Story (199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34: Babe (1995)</text:p>
          </table:table-cell>
          <table:table-cell table:style-name="ce9" office:value-type="float" office:value="0.55444750193354" calcext:value-type="float">
            <text:p>0.55444750193354</text:p>
          </table:table-cell>
        </table:table-row>
        <table:table-row table:style-name="ro1">
          <table:table-cell table:style-name="ce9" office:value-type="string" calcext:value-type="string">
            <text:p>356: Forrest Gump (1994)</text:p>
          </table:table-cell>
          <table:table-cell table:style-name="ce9" office:value-type="float" office:value="0.355779724547666" calcext:value-type="float">
            <text:p>0.355779724547666</text:p>
          </table:table-cell>
        </table:table-row>
        <table:table-row table:style-name="ro1">
          <table:table-cell table:style-name="ce9" office:value-type="string" calcext:value-type="string">
            <text:p>296: Pulp Fiction (1994)</text:p>
          </table:table-cell>
          <table:table-cell table:style-name="ce9" office:value-type="float" office:value="0.295013165087048" calcext:value-type="float">
            <text:p>0.295013165087048</text:p>
          </table:table-cell>
        </table:table-row>
        <table:table-row table:style-name="ro1">
          <table:table-cell table:style-name="ce9" office:value-type="string" calcext:value-type="string">
            <text:p>318: Shawshank Redemption, The (1994)</text:p>
          </table:table-cell>
          <table:table-cell table:style-name="ce9" office:value-type="float" office:value="0.215975373706653" calcext:value-type="float">
            <text:p>0.215975373706653</text:p>
          </table:table-cell>
        </table:table-row>
        <table:table-row table:style-name="ro1">
          <table:table-cell table:style-name="ce9" office:value-type="string" calcext:value-type="string">
            <text:p>2028: Saving Private Ryan (1998)</text:p>
          </table:table-cell>
          <table:table-cell table:style-name="ce9" office:value-type="float" office:value="0.192798584829447" calcext:value-type="float">
            <text:p>0.192798584829447</text:p>
          </table:table-cell>
        </table:table-row>
        <table:table-row table:style-name="ro1">
          <table:table-cell office:value-type="string" calcext:value-type="string">
            <text:p>2916: Total Recall (1990)</text:p>
          </table:table-cell>
          <table:table-cell office:value-type="float" office:value="0.184712202657788" calcext:value-type="float">
            <text:p>0.184712202657788</text:p>
          </table:table-cell>
        </table:table-row>
        <table:table-row table:style-name="ro1">
          <table:table-cell office:value-type="string" calcext:value-type="string">
            <text:p>3578: Gladiator (2000)</text:p>
          </table:table-cell>
          <table:table-cell office:value-type="float" office:value="0.139213711114906" calcext:value-type="float">
            <text:p>0.139213711114906</text:p>
          </table:table-cell>
        </table:table-row>
        <table:table-row table:style-name="ro1">
          <table:table-cell office:value-type="string" calcext:value-type="string">
            <text:p>2396: Shakespeare in Love (1998)</text:p>
          </table:table-cell>
          <table:table-cell office:value-type="float" office:value="0.116755439164396" calcext:value-type="float">
            <text:p>0.116755439164396</text:p>
          </table:table-cell>
        </table:table-row>
        <table:table-row table:style-name="ro1">
          <table:table-cell office:value-type="string" calcext:value-type="string">
            <text:p>541: Blade Runner (1982)</text:p>
          </table:table-cell>
          <table:table-cell office:value-type="float" office:value="0.0200073855089594" calcext:value-type="float">
            <text:p>0.020007385508959</text:p>
          </table:table-cell>
        </table:table-row>
        <table:table-row table:style-name="ro1">
          <table:table-cell office:value-type="string" calcext:value-type="string">
            <text:p>260: Star Wars: Episode IV - A New Hope (1977)</text:p>
          </table:table-cell>
          <table:table-cell office:value-type="float" office:value="-0.0503375513303496" calcext:value-type="float">
            <text:p>-0.05033755133035</text:p>
          </table:table-cell>
        </table:table-row>
        <table:table-row table:style-name="ro1">
          <table:table-cell office:value-type="string" calcext:value-type="string">
            <text:p>1265: Groundhog Day (1993)</text:p>
          </table:table-cell>
          <table:table-cell office:value-type="float" office:value="-0.105583692361256" calcext:value-type="float">
            <text:p>-0.105583692361256</text:p>
          </table:table-cell>
        </table:table-row>
        <table:table-row table:style-name="ro1">
          <table:table-cell office:value-type="string" calcext:value-type="string">
            <text:p>527: Schindler's List (1993)</text:p>
          </table:table-cell>
          <table:table-cell office:value-type="float" office:value="-0.146783610780288" calcext:value-type="float">
            <text:p>-0.146783610780288</text:p>
          </table:table-cell>
        </table:table-row>
        <table:table-row table:style-name="ro1">
          <table:table-cell office:value-type="string" calcext:value-type="string">
            <text:p>1259: Stand by Me (1986)</text:p>
          </table:table-cell>
          <table:table-cell office:value-type="float" office:value="-0.225656918060086" calcext:value-type="float">
            <text:p>-0.225656918060086</text:p>
          </table:table-cell>
        </table:table-row>
        <table:table-row table:style-name="ro1">
          <table:table-cell office:value-type="string" calcext:value-type="string">
            <text:p>2762: Sixth Sense, The (1999)</text:p>
          </table:table-cell>
          <table:table-cell office:value-type="float" office:value="-0.241280938546532" calcext:value-type="float">
            <text:p>-0.241280938546532</text:p>
          </table:table-cell>
        </table:table-row>
        <table:table-row table:style-name="ro1">
          <table:table-cell office:value-type="string" calcext:value-type="string">
            <text:p>1198: Raiders of the Lost Ark (1981)</text:p>
          </table:table-cell>
          <table:table-cell office:value-type="float" office:value="-0.248856798144963" calcext:value-type="float">
            <text:p>-0.248856798144963</text:p>
          </table:table-cell>
        </table:table-row>
        <table:table-row table:style-name="ro1">
          <table:table-cell office:value-type="string" calcext:value-type="string">
            <text:p>780: Independence Day (ID4) (1996)</text:p>
          </table:table-cell>
          <table:table-cell office:value-type="float" office:value="-0.319904112585739" calcext:value-type="float">
            <text:p>-0.319904112585739</text:p>
          </table:table-cell>
        </table:table-row>
        <table:table-row table:style-name="ro1">
          <table:table-cell office:value-type="string" calcext:value-type="string">
            <text:p>1210: Star Wars: Episode VI - Return of the Jedi (1983)</text:p>
          </table:table-cell>
          <table:table-cell office:value-type="float" office:value="-0.377770702557788" calcext:value-type="float">
            <text:p>-0.377770702557788</text:p>
          </table:table-cell>
        </table:table-row>
        <table:table-row table:style-name="ro1">
          <table:table-cell office:value-type="string" calcext:value-type="string">
            <text:p>2571: Matrix, The (1999)</text:p>
          </table:table-cell>
          <table:table-cell office:value-type="float" office:value="-0.420331369328785" calcext:value-type="float">
            <text:p>-0.420331369328785</text:p>
          </table:table-cell>
        </table:table-row>
        <table:table-row table:style-name="ro1">
          <table:table-cell office:value-type="string" calcext:value-type="string">
            <text:p>593: Silence of the Lambs, The (1991)</text:p>
          </table:table-cell>
          <table:table-cell office:value-type="float" office:value="-0.603707830523159" calcext:value-type="float">
            <text:p>-0.603707830523159</text:p>
          </table:table-cell>
        </table:table-row>
      </table:table>
      <table:table table:name="Prediction" table:style-name="ta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number-columns-repeated="2" table:default-cell-style-name="Default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float" office:value="5277" calcext:value-type="float">
            <text:p>5277</text:p>
          </table:table-cell>
          <table:table-cell table:number-columns-repeated="21"/>
          <table:table-cell table:style-name="ce1" table:number-columns-repeated="2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style-name="ce2" office:value-type="string" calcext:value-type="string">
            <text:p>Mea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ing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:.U4])" office:value-type="float" office:value="2.76923076923077" calcext:value-type="float">
            <text:p>2.769230769230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ediction</text:p>
          </table:table-cell>
          <table:table-cell office:value-type="float" office:value="1.77041439180023" calcext:value-type="float">
            <text:p>1.77041439180023</text:p>
          </table:table-cell>
          <table:table-cell office:value-type="float" office:value="1.69960807859652" calcext:value-type="float">
            <text:p>1.69960807859652</text:p>
          </table:table-cell>
          <table:table-cell office:value-type="float" office:value="1.63520552471604" calcext:value-type="float">
            <text:p>1.63520552471604</text:p>
          </table:table-cell>
          <table:table-cell office:value-type="float" office:value="1.82384396339061" calcext:value-type="float">
            <text:p>1.82384396339061</text:p>
          </table:table-cell>
          <table:table-cell office:value-type="float" office:value="2.0684801463376" calcext:value-type="float">
            <text:p>2.0684801463376</text:p>
          </table:table-cell>
          <table:table-cell office:value-type="float" office:value="1.9209939397093" calcext:value-type="float">
            <text:p>1.9209939397093</text:p>
          </table:table-cell>
          <table:table-cell office:value-type="float" office:value="1.97545788925391" calcext:value-type="float">
            <text:p>1.97545788925391</text:p>
          </table:table-cell>
          <table:table-cell office:value-type="float" office:value="1.79623576448813" calcext:value-type="float">
            <text:p>1.79623576448813</text:p>
          </table:table-cell>
          <table:table-cell office:value-type="float" office:value="1.74276885593865" calcext:value-type="float">
            <text:p>1.74276885593865</text:p>
          </table:table-cell>
          <table:table-cell office:value-type="float" office:value="2.11491119682439" calcext:value-type="float">
            <text:p>2.11491119682439</text:p>
          </table:table-cell>
          <table:table-cell office:value-type="float" office:value="1.87412409574279" calcext:value-type="float">
            <text:p>1.87412409574279</text:p>
          </table:table-cell>
          <table:table-cell office:value-type="float" office:value="1.90925295214611" calcext:value-type="float">
            <text:p>1.90925295214611</text:p>
          </table:table-cell>
          <table:table-cell office:value-type="float" office:value="1.85875281096635" calcext:value-type="float">
            <text:p>1.85875281096635</text:p>
          </table:table-cell>
          <table:table-cell office:value-type="float" office:value="1.68114846073044" calcext:value-type="float">
            <text:p>1.68114846073044</text:p>
          </table:table-cell>
          <table:table-cell office:value-type="float" office:value="1.86650407722888" calcext:value-type="float">
            <text:p>1.86650407722888</text:p>
          </table:table-cell>
          <table:table-cell office:value-type="float" office:value="1.69720105332982" calcext:value-type="float">
            <text:p>1.69720105332982</text:p>
          </table:table-cell>
          <table:table-cell office:value-type="float" office:value="2.03905424955912" calcext:value-type="float">
            <text:p>2.03905424955912</text:p>
          </table:table-cell>
          <table:table-cell office:value-type="float" office:value="1.79651277201205" calcext:value-type="float">
            <text:p>1.79651277201205</text:p>
          </table:table-cell>
          <table:table-cell office:value-type="float" office:value="2.01592004815146" calcext:value-type="float">
            <text:p>2.01592004815146</text:p>
          </table:table-cell>
          <table:table-cell office:value-type="float" office:value="1.59619331033109" calcext:value-type="float">
            <text:p>1.596193310331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rmPrediction</text:p>
          </table:table-cell>
          <table:table-cell office:value-type="float" office:value="2.06750581339436" calcext:value-type="float">
            <text:p>2.06750581339436</text:p>
          </table:table-cell>
          <table:table-cell office:value-type="float" office:value="2.77766545374534" calcext:value-type="float">
            <text:p>2.77766545374534</text:p>
          </table:table-cell>
          <table:table-cell office:value-type="float" office:value="2.84736762107611" calcext:value-type="float">
            <text:p>2.84736762107611</text:p>
          </table:table-cell>
          <table:table-cell office:value-type="float" office:value="2.23803113476813" calcext:value-type="float">
            <text:p>2.23803113476813</text:p>
          </table:table-cell>
          <table:table-cell office:value-type="float" office:value="3.17694060320497" calcext:value-type="float">
            <text:p>3.17694060320497</text:p>
          </table:table-cell>
          <table:table-cell office:value-type="float" office:value="2.40589135955711" calcext:value-type="float">
            <text:p>2.40589135955711</text:p>
          </table:table-cell>
          <table:table-cell office:value-type="float" office:value="4.1016812280752" calcext:value-type="float">
            <text:p>4.1016812280752</text:p>
          </table:table-cell>
          <table:table-cell office:value-type="float" office:value="2.91148410618887" calcext:value-type="float">
            <text:p>2.91148410618887</text:p>
          </table:table-cell>
          <table:table-cell office:value-type="float" office:value="2.78755692399413" calcext:value-type="float">
            <text:p>2.78755692399413</text:p>
          </table:table-cell>
          <table:table-cell office:value-type="float" office:value="3.30907271263917" calcext:value-type="float">
            <text:p>3.30907271263917</text:p>
          </table:table-cell>
          <table:table-cell office:value-type="float" office:value="3.14276634842611" calcext:value-type="float">
            <text:p>3.14276634842611</text:p>
          </table:table-cell>
          <table:table-cell office:value-type="float" office:value="2.09733054981204" calcext:value-type="float">
            <text:p>2.09733054981204</text:p>
          </table:table-cell>
          <table:table-cell office:value-type="float" office:value="2.28683436291091" calcext:value-type="float">
            <text:p>2.28683436291091</text:p>
          </table:table-cell>
          <table:table-cell office:value-type="float" office:value="2.71664971658098" calcext:value-type="float">
            <text:p>2.71664971658098</text:p>
          </table:table-cell>
          <table:table-cell office:value-type="float" office:value="2.16222182729358" calcext:value-type="float">
            <text:p>2.16222182729358</text:p>
          </table:table-cell>
          <table:table-cell office:value-type="float" office:value="2.7346510724124" calcext:value-type="float">
            <text:p>2.7346510724124</text:p>
          </table:table-cell>
          <table:table-cell office:value-type="float" office:value="4.01269898910137" calcext:value-type="float">
            <text:p>4.01269898910137</text:p>
          </table:table-cell>
          <table:table-cell office:value-type="float" office:value="2.11529598744308" calcext:value-type="float">
            <text:p>2.11529598744308</text:p>
          </table:table-cell>
          <table:table-cell office:value-type="float" office:value="2.84283771056402" calcext:value-type="float">
            <text:p>2.84283771056402</text:p>
          </table:table-cell>
          <table:table-cell office:value-type="float" office:value="2.30517344872937" calcext:value-type="float">
            <text:p>2.30517344872937</text:p>
          </table:table-cell>
          <table:table-cell table:number-columns-repeated="1003"/>
        </table:table-row>
        <table:table-row table:style-name="ro1" table:number-rows-repeated="3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Movies</text:p>
          </table:table-cell>
          <table:table-cell table:style-name="ce10" office:value-type="string" calcext:value-type="string">
            <text:p>Prediction</text:p>
          </table:table-cell>
          <table:table-cell table:style-name="ce10"/>
          <table:table-cell table:style-name="ce10" office:value-type="string" calcext:value-type="string">
            <text:p>Movies</text:p>
          </table:table-cell>
          <table:table-cell table:style-name="ce10" office:value-type="string" calcext:value-type="string">
            <text:p>NormPrediction</text:p>
          </table:table-cell>
          <table:table-cell table:style-name="ce10" table:number-columns-repeated="1019"/>
        </table:table-row>
        <table:table-row table:style-name="ro1">
          <table:table-cell table:style-name="ce9" office:value-type="string" calcext:value-type="string">
            <text:p>1259: Stand by Me (1986)</text:p>
          </table:table-cell>
          <table:table-cell table:style-name="ce9" office:value-type="float" office:value="2.11491119682439" calcext:value-type="float">
            <text:p>2.11491119682439</text:p>
          </table:table-cell>
          <table:table-cell table:style-name="ce10"/>
          <table:table-cell table:style-name="ce9" office:value-type="string" calcext:value-type="string">
            <text:p>260: Star Wars: Episode IV - A New Hope (1977)</text:p>
          </table:table-cell>
          <table:table-cell table:style-name="ce9" office:value-type="float" office:value="4.1016812280752" calcext:value-type="float">
            <text:p>4.1016812280752</text:p>
          </table:table-cell>
          <table:table-cell table:style-name="ce10" table:number-columns-repeated="1019"/>
        </table:table-row>
        <table:table-row table:style-name="ro1">
          <table:table-cell table:style-name="ce9" office:value-type="string" calcext:value-type="string">
            <text:p>593: Silence of the Lambs, The (1991)</text:p>
          </table:table-cell>
          <table:table-cell table:style-name="ce9" office:value-type="float" office:value="2.0684801463376" calcext:value-type="float">
            <text:p>2.0684801463376</text:p>
          </table:table-cell>
          <table:table-cell table:style-name="ce10"/>
          <table:table-cell table:style-name="ce9" office:value-type="string" calcext:value-type="string">
            <text:p>527: Schindler's List (1993)</text:p>
          </table:table-cell>
          <table:table-cell table:style-name="ce9" office:value-type="float" office:value="4.01269898910137" calcext:value-type="float">
            <text:p>4.01269898910137</text:p>
          </table:table-cell>
          <table:table-cell table:style-name="ce10" table:number-columns-repeated="1019"/>
        </table:table-row>
        <table:table-row table:style-name="ro1">
          <table:table-cell table:style-name="ce9" office:value-type="string" calcext:value-type="string">
            <text:p>527: Schindler's List (1993)</text:p>
          </table:table-cell>
          <table:table-cell table:style-name="ce9" office:value-type="float" office:value="2.03905424955912" calcext:value-type="float">
            <text:p>2.03905424955912</text:p>
          </table:table-cell>
          <table:table-cell table:style-name="ce10"/>
          <table:table-cell table:style-name="ce9" office:value-type="string" calcext:value-type="string">
            <text:p>1259: Stand by Me (1986)</text:p>
          </table:table-cell>
          <table:table-cell table:style-name="ce9" office:value-type="float" office:value="3.30907271263917" calcext:value-type="float">
            <text:p>3.30907271263917</text:p>
          </table:table-cell>
          <table:table-cell table:style-name="ce10" table:number-columns-repeated="1019"/>
        </table:table-row>
        <table:table-row table:style-name="ro1">
          <table:table-cell table:style-name="ce9" office:value-type="string" calcext:value-type="string">
            <text:p>1198: Raiders of the Lost Ark (1981)</text:p>
          </table:table-cell>
          <table:table-cell table:style-name="ce9" office:value-type="float" office:value="2.01592004815146" calcext:value-type="float">
            <text:p>2.01592004815146</text:p>
          </table:table-cell>
          <table:table-cell table:style-name="ce10"/>
          <table:table-cell table:style-name="ce9" office:value-type="string" calcext:value-type="string">
            <text:p>593: Silence of the Lambs, The (1991)</text:p>
          </table:table-cell>
          <table:table-cell table:style-name="ce9" office:value-type="float" office:value="3.17694060320497" calcext:value-type="float">
            <text:p>3.17694060320497</text:p>
          </table:table-cell>
          <table:table-cell table:style-name="ce10" table:number-columns-repeated="1019"/>
        </table:table-row>
        <table:table-row table:style-name="ro1">
          <table:table-cell table:style-name="ce9" office:value-type="string" calcext:value-type="string">
            <text:p>260: Star Wars: Episode IV - A New Hope (1977)</text:p>
          </table:table-cell>
          <table:table-cell table:style-name="ce9" office:value-type="float" office:value="1.97545788925391" calcext:value-type="float">
            <text:p>1.97545788925391</text:p>
          </table:table-cell>
          <table:table-cell table:style-name="ce10"/>
          <table:table-cell table:style-name="ce9" office:value-type="string" calcext:value-type="string">
            <text:p>2396: Shakespeare in Love (1998)</text:p>
          </table:table-cell>
          <table:table-cell table:style-name="ce9" office:value-type="float" office:value="3.14276634842611" calcext:value-type="float">
            <text:p>3.14276634842611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3578: Gladiator (2000)</text:p>
          </table:table-cell>
          <table:table-cell table:style-name="ce10" office:value-type="float" office:value="1.9209939397093" calcext:value-type="float">
            <text:p>1.9209939397093</text:p>
          </table:table-cell>
          <table:table-cell table:style-name="ce10"/>
          <table:table-cell table:style-name="ce10" office:value-type="string" calcext:value-type="string">
            <text:p>2028: Saving Private Ryan (1998)</text:p>
          </table:table-cell>
          <table:table-cell table:style-name="ce10" office:value-type="float" office:value="2.91148410618887" calcext:value-type="float">
            <text:p>2.91148410618887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916: Total Recall (1990)</text:p>
          </table:table-cell>
          <table:table-cell table:style-name="ce10" office:value-type="float" office:value="1.90925295214611" calcext:value-type="float">
            <text:p>1.90925295214611</text:p>
          </table:table-cell>
          <table:table-cell table:style-name="ce10"/>
          <table:table-cell table:style-name="ce10" office:value-type="string" calcext:value-type="string">
            <text:p>356: Forrest Gump (1994)</text:p>
          </table:table-cell>
          <table:table-cell table:style-name="ce10" office:value-type="float" office:value="2.84736762107611" calcext:value-type="float">
            <text:p>2.84736762107611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396: Shakespeare in Love (1998)</text:p>
          </table:table-cell>
          <table:table-cell table:style-name="ce10" office:value-type="float" office:value="1.87412409574279" calcext:value-type="float">
            <text:p>1.87412409574279</text:p>
          </table:table-cell>
          <table:table-cell table:style-name="ce10"/>
          <table:table-cell table:style-name="ce10" office:value-type="string" calcext:value-type="string">
            <text:p>1198: Raiders of the Lost Ark (1981)</text:p>
          </table:table-cell>
          <table:table-cell table:style-name="ce10" office:value-type="float" office:value="2.84283771056402" calcext:value-type="float">
            <text:p>2.84283771056402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1265: Groundhog Day (1993)</text:p>
          </table:table-cell>
          <table:table-cell table:style-name="ce10" office:value-type="float" office:value="1.86650407722888" calcext:value-type="float">
            <text:p>1.86650407722888</text:p>
          </table:table-cell>
          <table:table-cell table:style-name="ce10"/>
          <table:table-cell table:style-name="ce10" office:value-type="string" calcext:value-type="string">
            <text:p>296: Pulp Fiction (1994)</text:p>
          </table:table-cell>
          <table:table-cell table:style-name="ce10" office:value-type="float" office:value="2.78755692399413" calcext:value-type="float">
            <text:p>2.78755692399413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780: Independence Day (ID4) (1996)</text:p>
          </table:table-cell>
          <table:table-cell table:style-name="ce10" office:value-type="float" office:value="1.85875281096635" calcext:value-type="float">
            <text:p>1.85875281096635</text:p>
          </table:table-cell>
          <table:table-cell table:style-name="ce10"/>
          <table:table-cell table:style-name="ce10" office:value-type="string" calcext:value-type="string">
            <text:p>1210: Star Wars: Episode VI - Return of the Jedi (1983)</text:p>
          </table:table-cell>
          <table:table-cell table:style-name="ce10" office:value-type="float" office:value="2.77766545374534" calcext:value-type="float">
            <text:p>2.7776654537453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318: Shawshank Redemption, The (1994)</text:p>
          </table:table-cell>
          <table:table-cell table:style-name="ce10" office:value-type="float" office:value="1.82384396339061" calcext:value-type="float">
            <text:p>1.82384396339061</text:p>
          </table:table-cell>
          <table:table-cell table:style-name="ce10"/>
          <table:table-cell table:style-name="ce10" office:value-type="string" calcext:value-type="string">
            <text:p>2571: Matrix, The (1999)</text:p>
          </table:table-cell>
          <table:table-cell table:style-name="ce10" office:value-type="float" office:value="2.7346510724124" calcext:value-type="float">
            <text:p>2.734651072412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762: Sixth Sense, The (1999)</text:p>
          </table:table-cell>
          <table:table-cell table:style-name="ce10" office:value-type="float" office:value="1.79651277201205" calcext:value-type="float">
            <text:p>1.79651277201205</text:p>
          </table:table-cell>
          <table:table-cell table:style-name="ce10"/>
          <table:table-cell table:style-name="ce10" office:value-type="string" calcext:value-type="string">
            <text:p>541: Blade Runner (1982)</text:p>
          </table:table-cell>
          <table:table-cell table:style-name="ce10" office:value-type="float" office:value="2.71664971658098" calcext:value-type="float">
            <text:p>2.71664971658098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028: Saving Private Ryan (1998)</text:p>
          </table:table-cell>
          <table:table-cell table:style-name="ce10" office:value-type="float" office:value="1.79623576448813" calcext:value-type="float">
            <text:p>1.79623576448813</text:p>
          </table:table-cell>
          <table:table-cell table:style-name="ce10"/>
          <table:table-cell table:style-name="ce10" office:value-type="string" calcext:value-type="string">
            <text:p>3578: Gladiator (2000)</text:p>
          </table:table-cell>
          <table:table-cell table:style-name="ce10" office:value-type="float" office:value="2.40589135955711" calcext:value-type="float">
            <text:p>2.40589135955711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1: Toy Story (1995)</text:p>
          </table:table-cell>
          <table:table-cell table:style-name="ce10" office:value-type="float" office:value="1.77041439180023" calcext:value-type="float">
            <text:p>1.77041439180023</text:p>
          </table:table-cell>
          <table:table-cell table:style-name="ce10"/>
          <table:table-cell table:style-name="ce10" office:value-type="string" calcext:value-type="string">
            <text:p>34: Babe (1995)</text:p>
          </table:table-cell>
          <table:table-cell table:style-name="ce10" office:value-type="float" office:value="2.30517344872937" calcext:value-type="float">
            <text:p>2.30517344872937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96: Pulp Fiction (1994)</text:p>
          </table:table-cell>
          <table:table-cell table:style-name="ce10" office:value-type="float" office:value="1.74276885593865" calcext:value-type="float">
            <text:p>1.74276885593865</text:p>
          </table:table-cell>
          <table:table-cell table:style-name="ce10"/>
          <table:table-cell table:style-name="ce10" office:value-type="string" calcext:value-type="string">
            <text:p>780: Independence Day (ID4) (1996)</text:p>
          </table:table-cell>
          <table:table-cell table:style-name="ce10" office:value-type="float" office:value="2.28683436291091" calcext:value-type="float">
            <text:p>2.28683436291091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1210: Star Wars: Episode VI - Return of the Jedi (1983)</text:p>
          </table:table-cell>
          <table:table-cell table:style-name="ce10" office:value-type="float" office:value="1.69960807859652" calcext:value-type="float">
            <text:p>1.69960807859652</text:p>
          </table:table-cell>
          <table:table-cell table:style-name="ce10"/>
          <table:table-cell table:style-name="ce10" office:value-type="string" calcext:value-type="string">
            <text:p>318: Shawshank Redemption, The (1994)</text:p>
          </table:table-cell>
          <table:table-cell table:style-name="ce10" office:value-type="float" office:value="2.23803113476813" calcext:value-type="float">
            <text:p>2.23803113476813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2571: Matrix, The (1999)</text:p>
          </table:table-cell>
          <table:table-cell table:style-name="ce10" office:value-type="float" office:value="1.69720105332982" calcext:value-type="float">
            <text:p>1.69720105332982</text:p>
          </table:table-cell>
          <table:table-cell table:style-name="ce10"/>
          <table:table-cell table:style-name="ce10" office:value-type="string" calcext:value-type="string">
            <text:p>1265: Groundhog Day (1993)</text:p>
          </table:table-cell>
          <table:table-cell table:style-name="ce10" office:value-type="float" office:value="2.16222182729358" calcext:value-type="float">
            <text:p>2.16222182729358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541: Blade Runner (1982)</text:p>
          </table:table-cell>
          <table:table-cell table:style-name="ce10" office:value-type="float" office:value="1.68114846073044" calcext:value-type="float">
            <text:p>1.68114846073044</text:p>
          </table:table-cell>
          <table:table-cell table:style-name="ce10"/>
          <table:table-cell table:style-name="ce10" office:value-type="string" calcext:value-type="string">
            <text:p>2762: Sixth Sense, The (1999)</text:p>
          </table:table-cell>
          <table:table-cell table:style-name="ce10" office:value-type="float" office:value="2.11529598744308" calcext:value-type="float">
            <text:p>2.11529598744308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356: Forrest Gump (1994)</text:p>
          </table:table-cell>
          <table:table-cell table:style-name="ce10" office:value-type="float" office:value="1.63520552471604" calcext:value-type="float">
            <text:p>1.63520552471604</text:p>
          </table:table-cell>
          <table:table-cell table:style-name="ce10"/>
          <table:table-cell table:style-name="ce10" office:value-type="string" calcext:value-type="string">
            <text:p>2916: Total Recall (1990)</text:p>
          </table:table-cell>
          <table:table-cell table:style-name="ce10" office:value-type="float" office:value="2.09733054981204" calcext:value-type="float">
            <text:p>2.09733054981204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34: Babe (1995)</text:p>
          </table:table-cell>
          <table:table-cell office:value-type="float" office:value="1.59619331033109" calcext:value-type="float">
            <text:p>1.59619331033109</text:p>
          </table:table-cell>
          <table:table-cell/>
          <table:table-cell table:style-name="ce10" office:value-type="string" calcext:value-type="string">
            <text:p>1: Toy Story (1995)</text:p>
          </table:table-cell>
          <table:table-cell table:style-name="ce10" office:value-type="float" office:value="2.06750581339436" calcext:value-type="float">
            <text:p>2.06750581339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2" table:style-name="ta2">
        <office:forms form:automatic-focus="false" form:apply-design-mode="false"/>
        <table:table-column table:style-name="co2" table:default-cell-style-name="Default"/>
        <table:table-column table:style-name="co13" table:number-columns-repeated="20" table:default-cell-style-name="Default"/>
        <table:table-row table:style-name="ro2">
          <table:table-cell table:number-columns-repeated="21"/>
        </table:table-row>
        <table:table-row table:style-name="ro1">
          <table:table-cell table:formula="of:=[$Ratings.A2]" office:value-type="float" office:value="755" calcext:value-type="float">
            <text:p>755</text:p>
          </table:table-cell>
          <table:table-cell table:formula="of:=SUMPRODUCT([$NormRatings.$B2:$NormRatings.$U2];TRANSPOSE([$FilterMatrix.B2:$FilterMatrix.B21]))/SUM(TRANSPOSE([$FilterMatrix.B2:$FilterMatrix.B21]))+[$Ratings.$V2]" office:value-type="float" office:value="2.57846408679753" calcext:value-type="float">
            <text:p>2.57846408679753</text:p>
          </table:table-cell>
          <table:table-cell table:formula="of:=SUMPRODUCT([$NormRatings.$B2:$NormRatings.$U2];TRANSPOSE([$FilterMatrix.C2:$FilterMatrix.C21]))/SUM(TRANSPOSE([$FilterMatrix.C2:$FilterMatrix.C21]))+[$Ratings.$V2]" office:value-type="float" office:value="4.33975148542203" calcext:value-type="float">
            <text:p>4.33975148542203</text:p>
          </table:table-cell>
          <table:table-cell table:formula="of:=SUMPRODUCT([$NormRatings.$B2:$NormRatings.$U2];TRANSPOSE([$FilterMatrix.D2:$FilterMatrix.D21]))/SUM(TRANSPOSE([$FilterMatrix.D2:$FilterMatrix.D21]))+[$Ratings.$V2]" office:value-type="float" office:value="2.36254016500635" calcext:value-type="float">
            <text:p>2.36254016500635</text:p>
          </table:table-cell>
          <table:table-cell table:formula="of:=SUMPRODUCT([$NormRatings.$B2:$NormRatings.$U2];TRANSPOSE([$FilterMatrix.E2:$FilterMatrix.E21]))/SUM(TRANSPOSE([$FilterMatrix.E2:$FilterMatrix.E21]))+[$Ratings.$V2]" office:value-type="float" office:value="3.02261685183576" calcext:value-type="float">
            <text:p>3.02261685183576</text:p>
          </table:table-cell>
          <table:table-cell table:formula="of:=SUMPRODUCT([$NormRatings.$B2:$NormRatings.$U2];TRANSPOSE([$FilterMatrix.F2:$FilterMatrix.F21]))/SUM(TRANSPOSE([$FilterMatrix.F2:$FilterMatrix.F21]))+[$Ratings.$V2]" office:value-type="float" office:value="3.90012002035527" calcext:value-type="float">
            <text:p>3.90012002035527</text:p>
          </table:table-cell>
          <table:table-cell table:formula="of:=SUMPRODUCT([$NormRatings.$B2:$NormRatings.$U2];TRANSPOSE([$FilterMatrix.G2:$FilterMatrix.G21]))/SUM(TRANSPOSE([$FilterMatrix.G2:$FilterMatrix.G21]))+[$Ratings.$V2]" office:value-type="float" office:value="3.39472562476056" calcext:value-type="float">
            <text:p>3.39472562476056</text:p>
          </table:table-cell>
          <table:table-cell table:formula="of:=SUMPRODUCT([$NormRatings.$B2:$NormRatings.$U2];TRANSPOSE([$FilterMatrix.H2:$FilterMatrix.H21]))/SUM(TRANSPOSE([$FilterMatrix.H2:$FilterMatrix.H21]))+[$Ratings.$V2]" office:value-type="float" office:value="1.83401841840491" calcext:value-type="float">
            <text:p>1.83401841840491</text:p>
          </table:table-cell>
          <table:table-cell table:formula="of:=SUMPRODUCT([$NormRatings.$B2:$NormRatings.$U2];TRANSPOSE([$FilterMatrix.I2:$FilterMatrix.I21]))/SUM(TRANSPOSE([$FilterMatrix.I2:$FilterMatrix.I21]))+[$Ratings.$V2]" office:value-type="float" office:value="2.32235068173601" calcext:value-type="float">
            <text:p>2.32235068173601</text:p>
          </table:table-cell>
          <table:table-cell table:formula="of:=SUMPRODUCT([$NormRatings.$B2:$NormRatings.$U2];TRANSPOSE([$FilterMatrix.J2:$FilterMatrix.J21]))/SUM(TRANSPOSE([$FilterMatrix.J2:$FilterMatrix.J21]))+[$Ratings.$V2]" office:value-type="float" office:value="2.73400009291574" calcext:value-type="float">
            <text:p>2.73400009291574</text:p>
          </table:table-cell>
          <table:table-cell table:formula="of:=SUMPRODUCT([$NormRatings.$B2:$NormRatings.$U2];TRANSPOSE([$FilterMatrix.K2:$FilterMatrix.K21]))/SUM(TRANSPOSE([$FilterMatrix.K2:$FilterMatrix.K21]))+[$Ratings.$V2]" office:value-type="float" office:value="3.42230020526041" calcext:value-type="float">
            <text:p>3.42230020526041</text:p>
          </table:table-cell>
          <table:table-cell table:formula="of:=SUMPRODUCT([$NormRatings.$B2:$NormRatings.$U2];TRANSPOSE([$FilterMatrix.L2:$FilterMatrix.L21]))/SUM(TRANSPOSE([$FilterMatrix.L2:$FilterMatrix.L21]))+[$Ratings.$V2]" office:value-type="float" office:value="2.43046695866609" calcext:value-type="float">
            <text:p>2.43046695866609</text:p>
          </table:table-cell>
          <table:table-cell table:formula="of:=SUMPRODUCT([$NormRatings.$B2:$NormRatings.$U2];TRANSPOSE([$FilterMatrix.M2:$FilterMatrix.M21]))/SUM(TRANSPOSE([$FilterMatrix.M2:$FilterMatrix.M21]))+[$Ratings.$V2]" office:value-type="float" office:value="3.38593282834419" calcext:value-type="float">
            <text:p>3.38593282834419</text:p>
          </table:table-cell>
          <table:table-cell table:formula="of:=SUMPRODUCT([$NormRatings.$B2:$NormRatings.$U2];TRANSPOSE([$FilterMatrix.N2:$FilterMatrix.N21]))/SUM(TRANSPOSE([$FilterMatrix.N2:$FilterMatrix.N21]))+[$Ratings.$V2]" office:value-type="float" office:value="4.44913963968001" calcext:value-type="float">
            <text:p>4.44913963968001</text:p>
          </table:table-cell>
          <table:table-cell table:formula="of:=SUMPRODUCT([$NormRatings.$B2:$NormRatings.$U2];TRANSPOSE([$FilterMatrix.O2:$FilterMatrix.O21]))/SUM(TRANSPOSE([$FilterMatrix.O2:$FilterMatrix.O21]))+[$Ratings.$V2]" office:value-type="float" office:value="2.74568808465613" calcext:value-type="float">
            <text:p>2.74568808465613</text:p>
          </table:table-cell>
          <table:table-cell table:formula="of:=SUMPRODUCT([$NormRatings.$B2:$NormRatings.$U2];TRANSPOSE([$FilterMatrix.P2:$FilterMatrix.P21]))/SUM(TRANSPOSE([$FilterMatrix.P2:$FilterMatrix.P21]))+[$Ratings.$V2]" office:value-type="float" office:value="4.15172307172763" calcext:value-type="float">
            <text:p>4.15172307172763</text:p>
          </table:table-cell>
          <table:table-cell table:formula="of:=SUMPRODUCT([$NormRatings.$B2:$NormRatings.$U2];TRANSPOSE([$FilterMatrix.Q2:$FilterMatrix.Q21]))/SUM(TRANSPOSE([$FilterMatrix.Q2:$FilterMatrix.Q21]))+[$Ratings.$V2]" office:value-type="float" office:value="4.29097588422708" calcext:value-type="float">
            <text:p>4.29097588422708</text:p>
          </table:table-cell>
          <table:table-cell table:formula="of:=SUMPRODUCT([$NormRatings.$B2:$NormRatings.$U2];TRANSPOSE([$FilterMatrix.R2:$FilterMatrix.R21]))/SUM(TRANSPOSE([$FilterMatrix.R2:$FilterMatrix.R21]))+[$Ratings.$V2]" office:value-type="float" office:value="2.16571448879857" calcext:value-type="float">
            <text:p>2.16571448879857</text:p>
          </table:table-cell>
          <table:table-cell table:formula="of:=SUMPRODUCT([$NormRatings.$B2:$NormRatings.$U2];TRANSPOSE([$FilterMatrix.S2:$FilterMatrix.S21]))/SUM(TRANSPOSE([$FilterMatrix.S2:$FilterMatrix.S21]))+[$Ratings.$V2]" office:value-type="float" office:value="4.4411013315862" calcext:value-type="float">
            <text:p>4.4411013315862</text:p>
          </table:table-cell>
          <table:table-cell table:formula="of:=SUMPRODUCT([$NormRatings.$B2:$NormRatings.$U2];TRANSPOSE([$FilterMatrix.T2:$FilterMatrix.T21]))/SUM(TRANSPOSE([$FilterMatrix.T2:$FilterMatrix.T21]))+[$Ratings.$V2]" office:value-type="float" office:value="3.12931824149756" calcext:value-type="float">
            <text:p>3.12931824149756</text:p>
          </table:table-cell>
          <table:table-cell table:formula="of:=SUMPRODUCT([$NormRatings.$B2:$NormRatings.$U2];TRANSPOSE([$FilterMatrix.U2:$FilterMatrix.U21]))/SUM(TRANSPOSE([$FilterMatrix.U2:$FilterMatrix.U21]))+[$Ratings.$V2]" office:value-type="float" office:value="2.96532416182532" calcext:value-type="float">
            <text:p>2.96532416182532</text:p>
          </table:table-cell>
        </table:table-row>
        <table:table-row table:style-name="ro1">
          <table:table-cell table:formula="of:=[$Ratings.A3]" office:value-type="float" office:value="5277" calcext:value-type="float">
            <text:p>5277</text:p>
          </table:table-cell>
          <table:table-cell table:formula="of:=SUMPRODUCT([$NormRatings.$B3:$NormRatings.$U3];TRANSPOSE([$FilterMatrix.B2:$FilterMatrix.B21]))/SUM(TRANSPOSE([$FilterMatrix.B2:$FilterMatrix.B21]))+[$Ratings.$V3]" office:value-type="float" office:value="2.06750581339436" calcext:value-type="float">
            <text:p>2.06750581339436</text:p>
          </table:table-cell>
          <table:table-cell table:formula="of:=SUMPRODUCT([$NormRatings.$B3:$NormRatings.$U3];TRANSPOSE([$FilterMatrix.C2:$FilterMatrix.C21]))/SUM(TRANSPOSE([$FilterMatrix.C2:$FilterMatrix.C21]))+[$Ratings.$V3]" office:value-type="float" office:value="2.77766545374534" calcext:value-type="float">
            <text:p>2.77766545374534</text:p>
          </table:table-cell>
          <table:table-cell table:formula="of:=SUMPRODUCT([$NormRatings.$B3:$NormRatings.$U3];TRANSPOSE([$FilterMatrix.D2:$FilterMatrix.D21]))/SUM(TRANSPOSE([$FilterMatrix.D2:$FilterMatrix.D21]))+[$Ratings.$V3]" office:value-type="float" office:value="2.84736762107611" calcext:value-type="float">
            <text:p>2.84736762107611</text:p>
          </table:table-cell>
          <table:table-cell table:formula="of:=SUMPRODUCT([$NormRatings.$B3:$NormRatings.$U3];TRANSPOSE([$FilterMatrix.E2:$FilterMatrix.E21]))/SUM(TRANSPOSE([$FilterMatrix.E2:$FilterMatrix.E21]))+[$Ratings.$V3]" office:value-type="float" office:value="2.23803113476813" calcext:value-type="float">
            <text:p>2.23803113476813</text:p>
          </table:table-cell>
          <table:table-cell table:formula="of:=SUMPRODUCT([$NormRatings.$B3:$NormRatings.$U3];TRANSPOSE([$FilterMatrix.F2:$FilterMatrix.F21]))/SUM(TRANSPOSE([$FilterMatrix.F2:$FilterMatrix.F21]))+[$Ratings.$V3]" office:value-type="float" office:value="3.17694060320497" calcext:value-type="float">
            <text:p>3.17694060320497</text:p>
          </table:table-cell>
          <table:table-cell table:formula="of:=SUMPRODUCT([$NormRatings.$B3:$NormRatings.$U3];TRANSPOSE([$FilterMatrix.G2:$FilterMatrix.G21]))/SUM(TRANSPOSE([$FilterMatrix.G2:$FilterMatrix.G21]))+[$Ratings.$V3]" office:value-type="float" office:value="2.40589135955711" calcext:value-type="float">
            <text:p>2.40589135955711</text:p>
          </table:table-cell>
          <table:table-cell table:formula="of:=SUMPRODUCT([$NormRatings.$B3:$NormRatings.$U3];TRANSPOSE([$FilterMatrix.H2:$FilterMatrix.H21]))/SUM(TRANSPOSE([$FilterMatrix.H2:$FilterMatrix.H21]))+[$Ratings.$V3]" office:value-type="float" office:value="4.1016812280752" calcext:value-type="float">
            <text:p>4.1016812280752</text:p>
          </table:table-cell>
          <table:table-cell table:formula="of:=SUMPRODUCT([$NormRatings.$B3:$NormRatings.$U3];TRANSPOSE([$FilterMatrix.I2:$FilterMatrix.I21]))/SUM(TRANSPOSE([$FilterMatrix.I2:$FilterMatrix.I21]))+[$Ratings.$V3]" office:value-type="float" office:value="2.91148410618887" calcext:value-type="float">
            <text:p>2.91148410618887</text:p>
          </table:table-cell>
          <table:table-cell table:formula="of:=SUMPRODUCT([$NormRatings.$B3:$NormRatings.$U3];TRANSPOSE([$FilterMatrix.J2:$FilterMatrix.J21]))/SUM(TRANSPOSE([$FilterMatrix.J2:$FilterMatrix.J21]))+[$Ratings.$V3]" office:value-type="float" office:value="2.78755692399413" calcext:value-type="float">
            <text:p>2.78755692399413</text:p>
          </table:table-cell>
          <table:table-cell table:formula="of:=SUMPRODUCT([$NormRatings.$B3:$NormRatings.$U3];TRANSPOSE([$FilterMatrix.K2:$FilterMatrix.K21]))/SUM(TRANSPOSE([$FilterMatrix.K2:$FilterMatrix.K21]))+[$Ratings.$V3]" office:value-type="float" office:value="3.30907271263917" calcext:value-type="float">
            <text:p>3.30907271263917</text:p>
          </table:table-cell>
          <table:table-cell table:formula="of:=SUMPRODUCT([$NormRatings.$B3:$NormRatings.$U3];TRANSPOSE([$FilterMatrix.L2:$FilterMatrix.L21]))/SUM(TRANSPOSE([$FilterMatrix.L2:$FilterMatrix.L21]))+[$Ratings.$V3]" office:value-type="float" office:value="3.14276634842611" calcext:value-type="float">
            <text:p>3.14276634842611</text:p>
          </table:table-cell>
          <table:table-cell table:formula="of:=SUMPRODUCT([$NormRatings.$B3:$NormRatings.$U3];TRANSPOSE([$FilterMatrix.M2:$FilterMatrix.M21]))/SUM(TRANSPOSE([$FilterMatrix.M2:$FilterMatrix.M21]))+[$Ratings.$V3]" office:value-type="float" office:value="2.09733054981204" calcext:value-type="float">
            <text:p>2.09733054981204</text:p>
          </table:table-cell>
          <table:table-cell table:formula="of:=SUMPRODUCT([$NormRatings.$B3:$NormRatings.$U3];TRANSPOSE([$FilterMatrix.N2:$FilterMatrix.N21]))/SUM(TRANSPOSE([$FilterMatrix.N2:$FilterMatrix.N21]))+[$Ratings.$V3]" office:value-type="float" office:value="2.28683436291091" calcext:value-type="float">
            <text:p>2.28683436291091</text:p>
          </table:table-cell>
          <table:table-cell table:formula="of:=SUMPRODUCT([$NormRatings.$B3:$NormRatings.$U3];TRANSPOSE([$FilterMatrix.O2:$FilterMatrix.O21]))/SUM(TRANSPOSE([$FilterMatrix.O2:$FilterMatrix.O21]))+[$Ratings.$V3]" office:value-type="float" office:value="2.71664971658098" calcext:value-type="float">
            <text:p>2.71664971658098</text:p>
          </table:table-cell>
          <table:table-cell table:formula="of:=SUMPRODUCT([$NormRatings.$B3:$NormRatings.$U3];TRANSPOSE([$FilterMatrix.P2:$FilterMatrix.P21]))/SUM(TRANSPOSE([$FilterMatrix.P2:$FilterMatrix.P21]))+[$Ratings.$V3]" office:value-type="float" office:value="2.16222182729358" calcext:value-type="float">
            <text:p>2.16222182729358</text:p>
          </table:table-cell>
          <table:table-cell table:formula="of:=SUMPRODUCT([$NormRatings.$B3:$NormRatings.$U3];TRANSPOSE([$FilterMatrix.Q2:$FilterMatrix.Q21]))/SUM(TRANSPOSE([$FilterMatrix.Q2:$FilterMatrix.Q21]))+[$Ratings.$V3]" office:value-type="float" office:value="2.7346510724124" calcext:value-type="float">
            <text:p>2.7346510724124</text:p>
          </table:table-cell>
          <table:table-cell table:formula="of:=SUMPRODUCT([$NormRatings.$B3:$NormRatings.$U3];TRANSPOSE([$FilterMatrix.R2:$FilterMatrix.R21]))/SUM(TRANSPOSE([$FilterMatrix.R2:$FilterMatrix.R21]))+[$Ratings.$V3]" office:value-type="float" office:value="4.01269898910137" calcext:value-type="float">
            <text:p>4.01269898910137</text:p>
          </table:table-cell>
          <table:table-cell table:formula="of:=SUMPRODUCT([$NormRatings.$B3:$NormRatings.$U3];TRANSPOSE([$FilterMatrix.S2:$FilterMatrix.S21]))/SUM(TRANSPOSE([$FilterMatrix.S2:$FilterMatrix.S21]))+[$Ratings.$V3]" office:value-type="float" office:value="2.11529598744308" calcext:value-type="float">
            <text:p>2.11529598744308</text:p>
          </table:table-cell>
          <table:table-cell table:formula="of:=SUMPRODUCT([$NormRatings.$B3:$NormRatings.$U3];TRANSPOSE([$FilterMatrix.T2:$FilterMatrix.T21]))/SUM(TRANSPOSE([$FilterMatrix.T2:$FilterMatrix.T21]))+[$Ratings.$V3]" office:value-type="float" office:value="2.84283771056402" calcext:value-type="float">
            <text:p>2.84283771056402</text:p>
          </table:table-cell>
          <table:table-cell table:formula="of:=SUMPRODUCT([$NormRatings.$B3:$NormRatings.$U3];TRANSPOSE([$FilterMatrix.U2:$FilterMatrix.U21]))/SUM(TRANSPOSE([$FilterMatrix.U2:$FilterMatrix.U21]))+[$Ratings.$V3]" office:value-type="float" office:value="2.30517344872937" calcext:value-type="float">
            <text:p>2.30517344872937</text:p>
          </table:table-cell>
        </table:table-row>
        <table:table-row table:style-name="ro1">
          <table:table-cell table:formula="of:=[$Ratings.A4]" office:value-type="float" office:value="1577" calcext:value-type="float">
            <text:p>1577</text:p>
          </table:table-cell>
          <table:table-cell table:formula="of:=SUMPRODUCT([$Ratings.$B4:$Ratings.$U4];TRANSPOSE([$Matrix.B4:$Matrix.B23]))/SUM(TRANSPOSE([$Matrix.B4:$Matrix.B23]))" office:value-type="float" office:value="1.36976777993615" calcext:value-type="float">
            <text:p>1.36976777993615</text:p>
          </table:table-cell>
          <table:table-cell table:number-columns-repeated="19"/>
        </table:table-row>
        <table:table-row table:style-name="ro1">
          <table:table-cell table:formula="of:=[$Ratings.A5]" office:value-type="float" office:value="4388" calcext:value-type="float">
            <text:p>4388</text:p>
          </table:table-cell>
          <table:table-cell table:formula="of:=SUMPRODUCT([$Ratings.$B5:$Ratings.$U5];TRANSPOSE([$Matrix.B5:$Matrix.B24]))/SUM(TRANSPOSE([$Matrix.B5:$Matrix.B24]))" office:value-type="float" office:value="1.74825500763708" calcext:value-type="float">
            <text:p>1.74825500763708</text:p>
          </table:table-cell>
          <table:table-cell table:number-columns-repeated="19"/>
        </table:table-row>
        <table:table-row table:style-name="ro1">
          <table:table-cell table:formula="of:=[$Ratings.A6]" office:value-type="float" office:value="1202" calcext:value-type="float">
            <text:p>1202</text:p>
          </table:table-cell>
          <table:table-cell table:formula="of:=SUMPRODUCT([$Ratings.$B6:$Ratings.$U6];TRANSPOSE([$Matrix.B6:$Matrix.B25]))/SUM(TRANSPOSE([$Matrix.B6:$Matrix.B25]))" office:value-type="float" office:value="2.29099901272398" calcext:value-type="float">
            <text:p>2.29099901272398</text:p>
          </table:table-cell>
          <table:table-cell table:number-columns-repeated="19"/>
        </table:table-row>
        <table:table-row table:style-name="ro1">
          <table:table-cell table:formula="of:=[$Ratings.A7]" office:value-type="float" office:value="3823" calcext:value-type="float">
            <text:p>3823</text:p>
          </table:table-cell>
          <table:table-cell table:formula="of:=SUMPRODUCT([$Ratings.$B7:$Ratings.$U7];TRANSPOSE([$Matrix.B7:$Matrix.B26]))/SUM(TRANSPOSE([$Matrix.B7:$Matrix.B26]))" office:value-type="float" office:value="2.60107902598217" calcext:value-type="float">
            <text:p>2.60107902598217</text:p>
          </table:table-cell>
          <table:table-cell table:number-columns-repeated="19"/>
        </table:table-row>
        <table:table-row table:style-name="ro1">
          <table:table-cell table:formula="of:=[$Ratings.A8]" office:value-type="float" office:value="5448" calcext:value-type="float">
            <text:p>5448</text:p>
          </table:table-cell>
          <table:table-cell table:formula="of:=SUMPRODUCT([$Ratings.$B8:$Ratings.$U8];TRANSPOSE([$Matrix.B8:$Matrix.B27]))/SUM(TRANSPOSE([$Matrix.B8:$Matrix.B27]))" office:value-type="float" office:value="1.78810609228279" calcext:value-type="float">
            <text:p>1.78810609228279</text:p>
          </table:table-cell>
          <table:table-cell table:number-columns-repeated="19"/>
        </table:table-row>
        <table:table-row table:style-name="ro1">
          <table:table-cell table:formula="of:=[$Ratings.A9]" office:value-type="float" office:value="5347" calcext:value-type="float">
            <text:p>5347</text:p>
          </table:table-cell>
          <table:table-cell table:formula="of:=SUMPRODUCT([$Ratings.$B9:$Ratings.$U9];TRANSPOSE([$Matrix.B9:$Matrix.B28]))/SUM(TRANSPOSE([$Matrix.B9:$Matrix.B28]))" office:value-type="float" office:value="1.29164242697257" calcext:value-type="float">
            <text:p>1.29164242697257</text:p>
          </table:table-cell>
          <table:table-cell table:number-columns-repeated="19"/>
        </table:table-row>
        <table:table-row table:style-name="ro1">
          <table:table-cell table:formula="of:=[$Ratings.A10]" office:value-type="float" office:value="4117" calcext:value-type="float">
            <text:p>4117</text:p>
          </table:table-cell>
          <table:table-cell table:formula="of:=SUMPRODUCT([$Ratings.$B10:$Ratings.$U10];TRANSPOSE([$Matrix.B10:$Matrix.B29]))/SUM(TRANSPOSE([$Matrix.B10:$Matrix.B29]))" office:value-type="float" office:value="2.39395509750138" calcext:value-type="float">
            <text:p>2.39395509750138</text:p>
          </table:table-cell>
          <table:table-cell table:number-columns-repeated="19"/>
        </table:table-row>
        <table:table-row table:style-name="ro1">
          <table:table-cell table:formula="of:=[$Ratings.A11]" office:value-type="float" office:value="2765" calcext:value-type="float">
            <text:p>2765</text:p>
          </table:table-cell>
          <table:table-cell table:formula="of:=SUMPRODUCT([$Ratings.$B11:$Ratings.$U11];TRANSPOSE([$Matrix.B11:$Matrix.B30]))/SUM(TRANSPOSE([$Matrix.B11:$Matrix.B30]))" office:value-type="float" office:value="2.17879511411972" calcext:value-type="float">
            <text:p>2.17879511411972</text:p>
          </table:table-cell>
          <table:table-cell table:number-columns-repeated="19"/>
        </table:table-row>
        <table:table-row table:style-name="ro1">
          <table:table-cell table:formula="of:=[$Ratings.A12]" office:value-type="float" office:value="5450" calcext:value-type="float">
            <text:p>5450</text:p>
          </table:table-cell>
          <table:table-cell table:formula="of:=SUMPRODUCT([$Ratings.$B12:$Ratings.$U12];TRANSPOSE([$Matrix.B12:$Matrix.B31]))/SUM(TRANSPOSE([$Matrix.B12:$Matrix.B31]))" office:value-type="float" office:value="1.80665953445322" calcext:value-type="float">
            <text:p>1.80665953445322</text:p>
          </table:table-cell>
          <table:table-cell table:number-columns-repeated="19"/>
        </table:table-row>
        <table:table-row table:style-name="ro1">
          <table:table-cell table:formula="of:=[$Ratings.A13]" office:value-type="float" office:value="139" calcext:value-type="float">
            <text:p>139</text:p>
          </table:table-cell>
          <table:table-cell table:formula="of:=SUMPRODUCT([$Ratings.$B13:$Ratings.$U13];TRANSPOSE([$Matrix.B13:$Matrix.B32]))/SUM(TRANSPOSE([$Matrix.B13:$Matrix.B32]))" office:value-type="float" office:value="1.52044653192549" calcext:value-type="float">
            <text:p>1.52044653192549</text:p>
          </table:table-cell>
          <table:table-cell table:number-columns-repeated="19"/>
        </table:table-row>
        <table:table-row table:style-name="ro1">
          <table:table-cell table:formula="of:=[$Ratings.A14]" office:value-type="float" office:value="1940" calcext:value-type="float">
            <text:p>1940</text:p>
          </table:table-cell>
          <table:table-cell table:formula="of:=SUMPRODUCT([$Ratings.$B14:$Ratings.$U14];TRANSPOSE([$Matrix.B14:$Matrix.B33]))/SUM(TRANSPOSE([$Matrix.B14:$Matrix.B33]))" office:value-type="float" office:value="2.65242231686327" calcext:value-type="float">
            <text:p>2.65242231686327</text:p>
          </table:table-cell>
          <table:table-cell table:number-columns-repeated="19"/>
        </table:table-row>
        <table:table-row table:style-name="ro1">
          <table:table-cell table:formula="of:=[$Ratings.A15]" office:value-type="float" office:value="3118" calcext:value-type="float">
            <text:p>3118</text:p>
          </table:table-cell>
          <table:table-cell table:formula="of:=SUMPRODUCT([$Ratings.$B15:$Ratings.$U15];TRANSPOSE([$Matrix.B15:$Matrix.B34]))/SUM(TRANSPOSE([$Matrix.B15:$Matrix.B34]))" office:value-type="float" office:value="1.5234597639127" calcext:value-type="float">
            <text:p>1.5234597639127</text:p>
          </table:table-cell>
          <table:table-cell table:number-columns-repeated="19"/>
        </table:table-row>
        <table:table-row table:style-name="ro1">
          <table:table-cell table:formula="of:=[$Ratings.A16]" office:value-type="float" office:value="4656" calcext:value-type="float">
            <text:p>4656</text:p>
          </table:table-cell>
          <table:table-cell table:formula="of:=SUMPRODUCT([$Ratings.$B16:$Ratings.$U16];TRANSPOSE([$Matrix.B16:$Matrix.B35]))/SUM(TRANSPOSE([$Matrix.B16:$Matrix.B35]))" office:value-type="float" office:value="2.79511492490997" calcext:value-type="float">
            <text:p>2.79511492490997</text:p>
          </table:table-cell>
          <table:table-cell table:number-columns-repeated="19"/>
        </table:table-row>
        <table:table-row table:style-name="ro1">
          <table:table-cell table:formula="of:=[$Ratings.A17]" office:value-type="float" office:value="4796" calcext:value-type="float">
            <text:p>4796</text:p>
          </table:table-cell>
          <table:table-cell table:formula="of:=SUMPRODUCT([$Ratings.$B17:$Ratings.$U17];TRANSPOSE([$Matrix.B17:$Matrix.B36]))/SUM(TRANSPOSE([$Matrix.B17:$Matrix.B36]))" office:value-type="float" office:value="0.91940401933851" calcext:value-type="float">
            <text:p>0.91940401933851</text:p>
          </table:table-cell>
          <table:table-cell table:number-columns-repeated="19"/>
        </table:table-row>
        <table:table-row table:style-name="ro1">
          <table:table-cell table:formula="of:=[$Ratings.A18]" office:value-type="float" office:value="6037" calcext:value-type="float">
            <text:p>6037</text:p>
          </table:table-cell>
          <table:table-cell table:formula="of:=SUMPRODUCT([$Ratings.$B18:$Ratings.$U18];TRANSPOSE([$Matrix.B18:$Matrix.B37]))/SUM(TRANSPOSE([$Matrix.B18:$Matrix.B37]))" office:value-type="float" office:value="0.470798671804229" calcext:value-type="float">
            <text:p>0.470798671804229</text:p>
          </table:table-cell>
          <table:table-cell table:number-columns-repeated="19"/>
        </table:table-row>
        <table:table-row table:style-name="ro1">
          <table:table-cell table:formula="of:=[$Ratings.A19]" office:value-type="float" office:value="3048" calcext:value-type="float">
            <text:p>3048</text:p>
          </table:table-cell>
          <table:table-cell table:formula="of:=SUMPRODUCT([$Ratings.$B19:$Ratings.$U19];TRANSPOSE([$Matrix.B19:$Matrix.B38]))/SUM(TRANSPOSE([$Matrix.B19:$Matrix.B38]))" office:value-type="float" office:value="3.0790760895078" calcext:value-type="float">
            <text:p>3.0790760895078</text:p>
          </table:table-cell>
          <table:table-cell table:number-columns-repeated="19"/>
        </table:table-row>
        <table:table-row table:style-name="ro1">
          <table:table-cell table:formula="of:=[$Ratings.A20]" office:value-type="float" office:value="4790" calcext:value-type="float">
            <text:p>4790</text:p>
          </table:table-cell>
          <table:table-cell table:formula="of:=SUMPRODUCT([$Ratings.$B20:$Ratings.$U20];TRANSPOSE([$Matrix.B20:$Matrix.B39]))/SUM(TRANSPOSE([$Matrix.B20:$Matrix.B39]))" office:value-type="float" office:value="1.43029063312973" calcext:value-type="float">
            <text:p>1.43029063312973</text:p>
          </table:table-cell>
          <table:table-cell table:number-columns-repeated="19"/>
        </table:table-row>
        <table:table-row table:style-name="ro1">
          <table:table-cell table:formula="of:=[$Ratings.A21]" office:value-type="float" office:value="4489" calcext:value-type="float">
            <text:p>4489</text:p>
          </table:table-cell>
          <table:table-cell table:formula="of:=SUMPRODUCT([$Ratings.$B21:$Ratings.$U21];TRANSPOSE([$Matrix.B21:$Matrix.B40]))/SUM(TRANSPOSE([$Matrix.B21:$Matrix.B40]))" office:value-type="float" office:value="2" calcext:value-type="float">
            <text:p>2</text:p>
          </table:table-cell>
          <table:table-cell table:number-columns-repeated="1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7" table:target-range-address="'Toy story top 5'.A2:'Toy story top 5'.B2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Toy story top 5 norm'.A2:'Toy story top 5 norm'.B2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Prediction.D10:Prediction.E3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5:10:15.37456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tings" style:display-name="PageStyle_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Ratings" style:display-name="PageStyle_Norm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terMatrix" style:display-name="PageStyle_Filter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Ekstrand</meta:initial-creator>
    <meta:creation-date>2014-12-16T21:49:19</meta:creation-date>
    <dc:date>2022-08-14T17:13:47.467818013</dc:date>
    <meta:generator>LibreOffice/6.4.7.2$Linux_X86_64 LibreOffice_project/40$Build-2</meta:generator>
    <meta:editing-duration>PT6M38S</meta:editing-duration>
    <meta:editing-cycles>2</meta:editing-cycles>
    <meta:document-statistic meta:table-count="11" meta:cell-count="3217" meta:object-count="0"/>
    <meta:user-defined meta:name="AppVersion">14.0300</meta:user-defined>
    <meta:user-defined meta:name="Company">Texas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